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" table:print="false">
        <table:table-row>
          <table:table-cell office:value-type="string" office:value="id">
            <text:p>id</text:p>
          </table:table-cell>
          <table:table-cell office:value-type="string" office:value="interuption">
            <text:p>interuption</text:p>
          </table:table-cell>
          <table:table-cell office:value-type="string" office:value="dat interuption">
            <text:p>dat interuption</text:p>
          </table:table-cell>
          <table:table-cell office:value-type="string" office:value="Civilite">
            <text:p>Civilite</text:p>
          </table:table-cell>
          <table:table-cell office:value-type="string" office:value="nom">
            <text:p>nom</text:p>
          </table:table-cell>
          <table:table-cell office:value-type="string" office:value="prenom">
            <text:p>prenom</text:p>
          </table:table-cell>
          <table:table-cell office:value-type="string" office:value="Adresse">
            <text:p>Adresse</text:p>
          </table:table-cell>
          <table:table-cell office:value-type="string" office:value="Code Postal">
            <text:p>Code Postal</text:p>
          </table:table-cell>
          <table:table-cell office:value-type="string" office:value="Ville">
            <text:p>Ville</text:p>
          </table:table-cell>
          <table:table-cell office:value-type="string" office:value="Tel Eleve">
            <text:p>Tel Eleve</text:p>
          </table:table-cell>
          <table:table-cell office:value-type="string" office:value="Tel Mere">
            <text:p>Tel Mere</text:p>
          </table:table-cell>
          <table:table-cell office:value-type="string" office:value="Tel Pere">
            <text:p>Tel Pere</text:p>
          </table:table-cell>
          <table:table-cell office:value-type="string" office:value="Date de Naissance">
            <text:p>Date de Naissance</text:p>
          </table:table-cell>
          <table:table-cell office:value-type="string" office:value="Mail">
            <text:p>Mail</text:p>
          </table:table-cell>
          <table:table-cell office:value-type="string" office:value="Id Famille">
            <text:p>Id Famille</text:p>
          </table:table-cell>
          <table:table-cell office:value-type="string" office:value="Qf">
            <text:p>Qf</text:p>
          </table:table-cell>
          <table:table-cell office:value-type="string" office:value="Nom Responsable">
            <text:p>Nom Responsable</text:p>
          </table:table-cell>
          <table:table-cell office:value-type="string" office:value="Prénom Responsable">
            <text:p>Prénom Responsable</text:p>
          </table:table-cell>
          <table:table-cell office:value-type="string" office:value="Capv">
            <text:p>Capv</text:p>
          </table:table-cell>
          <table:table-cell office:value-type="string" office:value="Enfant/Adulte">
            <text:p>Enfant/Adulte</text:p>
          </table:table-cell>
          <table:table-cell office:value-type="string" office:value="Cycle Parcours">
            <text:p>Cycle Parcours</text:p>
          </table:table-cell>
          <table:table-cell office:value-type="string" office:value="Instrument 2">
            <text:p>Instrument 2</text:p>
          </table:table-cell>
          <table:table-cell office:value-type="string" office:value="Instrument 3">
            <text:p>Instrument 3</text:p>
          </table:table-cell>
          <table:table-cell office:value-type="string" office:value="Somme Sans Remise">
            <text:p>Somme Sans Remise</text:p>
          </table:table-cell>
          <table:table-cell office:value-type="string" office:value="Remise">
            <text:p>Remise</text:p>
          </table:table-cell>
          <table:table-cell office:value-type="string" office:value="Somme Avec Remise">
            <text:p>Somme Avec Remise</text:p>
          </table:table-cell>
          <table:table-cell office:value-type="string" office:value="Annee en cours">
            <text:p>Annee en cours</text:p>
          </table:table-cell>
          <table:table-cell office:value-type="string" office:value="Par 4">
            <text:p>Par 4</text:p>
          </table:table-cell>
          <table:table-cell office:value-type="string" office:value="Num Per1">
            <text:p>Num Per1</text:p>
          </table:table-cell>
          <table:table-cell office:value-type="string" office:value="ChequeJ Per1">
            <text:p>ChequeJ Per1</text:p>
          </table:table-cell>
          <table:table-cell office:value-type="string" office:value="ChequeV Per1">
            <text:p>ChequeV Per1</text:p>
          </table:table-cell>
          <table:table-cell office:value-type="string" office:value="Cheque Per1">
            <text:p>Cheque Per1</text:p>
          </table:table-cell>
          <table:table-cell office:value-type="string" office:value="Cb Pers1">
            <text:p>Cb Pers1</text:p>
          </table:table-cell>
          <table:table-cell office:value-type="string" office:value="Prevelevement Pers1">
            <text:p>Prevelevement Pers1</text:p>
          </table:table-cell>
          <table:table-cell office:value-type="string" office:value="Total Per1">
            <text:p>Total Per1</text:p>
          </table:table-cell>
          <table:table-cell office:value-type="string" office:value="Num Per2">
            <text:p>Num Per2</text:p>
          </table:table-cell>
          <table:table-cell office:value-type="string" office:value="ChequeJ Per2">
            <text:p>ChequeJ Per2</text:p>
          </table:table-cell>
          <table:table-cell office:value-type="string" office:value="ChequeV Per2">
            <text:p>ChequeV Per2</text:p>
          </table:table-cell>
          <table:table-cell office:value-type="string" office:value="Cheque Per2">
            <text:p>Cheque Per2</text:p>
          </table:table-cell>
          <table:table-cell office:value-type="string" office:value="Cb Pers2">
            <text:p>Cb Pers2</text:p>
          </table:table-cell>
          <table:table-cell office:value-type="string" office:value="Prevelevement Pers2">
            <text:p>Prevelevement Pers2</text:p>
          </table:table-cell>
          <table:table-cell office:value-type="string" office:value="Total Per2">
            <text:p>Total Per2</text:p>
          </table:table-cell>
          <table:table-cell office:value-type="string" office:value="Num Per3">
            <text:p>Num Per3</text:p>
          </table:table-cell>
          <table:table-cell office:value-type="string" office:value="ChequeJ Per3">
            <text:p>ChequeJ Per3</text:p>
          </table:table-cell>
          <table:table-cell office:value-type="string" office:value="ChequeV Per3">
            <text:p>ChequeV Per3</text:p>
          </table:table-cell>
          <table:table-cell office:value-type="string" office:value="Cheque Per3">
            <text:p>Cheque Per3</text:p>
          </table:table-cell>
          <table:table-cell office:value-type="string" office:value="Cb Pers3">
            <text:p>Cb Pers3</text:p>
          </table:table-cell>
          <table:table-cell office:value-type="string" office:value="Prevelevement Pers3">
            <text:p>Prevelevement Pers3</text:p>
          </table:table-cell>
          <table:table-cell office:value-type="string" office:value="Total Per3">
            <text:p>Total Per3</text:p>
          </table:table-cell>
          <table:table-cell office:value-type="string" office:value="Num Per4">
            <text:p>Num Per4</text:p>
          </table:table-cell>
          <table:table-cell office:value-type="string" office:value="ChequeJ Per4">
            <text:p>ChequeJ Per4</text:p>
          </table:table-cell>
          <table:table-cell office:value-type="string" office:value="ChequeV Per4">
            <text:p>ChequeV Per4</text:p>
          </table:table-cell>
          <table:table-cell office:value-type="string" office:value="Cheque Per4">
            <text:p>Cheque Per4</text:p>
          </table:table-cell>
          <table:table-cell office:value-type="string" office:value="Cb Pers4">
            <text:p>Cb Pers4</text:p>
          </table:table-cell>
          <table:table-cell office:value-type="string" office:value="Prevelevement Pers4">
            <text:p>Prevelevement Pers4</text:p>
          </table:table-cell>
          <table:table-cell office:value-type="string" office:value="Total Per4">
            <text:p>Total Per4</text:p>
          </table:table-cell>
          <table:table-cell office:value-type="string" office:value="Total Général">
            <text:p>Total Général</text:p>
          </table:table-cell>
          <table:table-cell office:value-type="string" office:value="Total Reste">
            <text:p>Total Reste</text:p>
          </table:table-cell>
          <table:table-cell office:value-type="string" office:value="Instru1">
            <text:p>Instru1</text:p>
          </table:table-cell>
          <table:table-cell office:value-type="string" office:value="Instru2">
            <text:p>Instru2</text:p>
          </table:table-cell>
          <table:table-cell office:value-type="string" office:value="Instru3">
            <text:p>Instru3</text:p>
          </table:table-cell>
          <table:table-cell office:value-type="string" office:value="Pratique Collective">
            <text:p>Pratique Collective</text:p>
          </table:table-cell>
        </table:table-row>
        <table:table-row>
          <table:table-cell office:value-type="float" office:value="301">
            <text:p>30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GUSTIN">
            <text:p>AGUSTIN</text:p>
          </table:table-cell>
          <table:table-cell office:value-type="string" office:value="Coline">
            <text:p>Coline</text:p>
          </table:table-cell>
          <table:table-cell office:value-type="string" office:value="17 rue Victor Cassien">
            <text:p>17 rue Victor Cassie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74 85 77 21">
            <text:p>06 74 85 77 21</text:p>
          </table:table-cell>
          <table:table-cell office:value-type="string" office:value="">
            <text:p/>
          </table:table-cell>
          <table:table-cell office:value-type="string" office:value="23-05-2003">
            <text:p>23-05-2003</text:p>
          </table:table-cell>
          <table:table-cell office:value-type="string" office:value="robert.agustin@free.fr">
            <text:p>robert.agustin@free.fr</text:p>
          </table:table-cell>
          <table:table-cell office:value-type="string" office:value="89">
            <text:p>89</text:p>
          </table:table-cell>
          <table:table-cell office:value-type="string" office:value="2105">
            <text:p>210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intru2cycle1">
            <text:p>intru2cycle1</text:p>
          </table:table-cell>
          <table:table-cell office:value-type="string" office:value="intru3cycle1">
            <text:p>intru3cycle1</text:p>
          </table:table-cell>
          <table:table-cell office:value-type="float" office:value="474.53973577702">
            <text:p>474.53973577702</text:p>
          </table:table-cell>
          <table:table-cell office:value-type="float" office:value="0">
            <text:p>0</text:p>
          </table:table-cell>
          <table:table-cell office:value-type="float" office:value="474.53973577702">
            <text:p>474.53973577702</text:p>
          </table:table-cell>
          <table:table-cell office:value-type="float" office:value="2014">
            <text:p>2014</text:p>
          </table:table-cell>
          <table:table-cell office:value-type="float" office:value="118.63">
            <text:p>118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4.53973577702">
            <text:p>474.53973577702</text:p>
          </table:table-cell>
          <table:table-cell office:value-type="float" office:value="474.53973577702">
            <text:p>474.539735777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9">
            <text:p>25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ALLIBON">
            <text:p>ALLIBON</text:p>
          </table:table-cell>
          <table:table-cell office:value-type="string" office:value="Teresa">
            <text:p>Teresa</text:p>
          </table:table-cell>
          <table:table-cell office:value-type="string" office:value="21 rue victor cassien">
            <text:p>21 rue victor cassie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76">
            <text:p>04.76.50.18.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5-12-1955">
            <text:p>05-12-1955</text:p>
          </table:table-cell>
          <table:table-cell office:value-type="string" office:value="allibon.teresa@sfr.fr">
            <text:p>allibon.teresa@sfr.fr</text:p>
          </table:table-cell>
          <table:table-cell office:value-type="string" office:value="171">
            <text:p>171</text:p>
          </table:table-cell>
          <table:table-cell office:value-type="string" office:value="2711">
            <text:p>271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5.88680142543">
            <text:p>335.88680142543</text:p>
          </table:table-cell>
          <table:table-cell office:value-type="float" office:value="0">
            <text:p>0</text:p>
          </table:table-cell>
          <table:table-cell office:value-type="float" office:value="335.88680142543">
            <text:p>335.88680142543</text:p>
          </table:table-cell>
          <table:table-cell office:value-type="float" office:value="2013">
            <text:p>2013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8">
            <text:p>83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8">
            <text:p>83.98</text:p>
          </table:table-cell>
          <table:table-cell office:value-type="float" office:value="335.88680142543">
            <text:p>335.88680142543</text:p>
          </table:table-cell>
          <table:table-cell office:value-type="float" office:value="-0.0031985745699785">
            <text:p>-0.003198574569978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0">
            <text:p>16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ARNOULD">
            <text:p>ARNOULD</text:p>
          </table:table-cell>
          <table:table-cell office:value-type="string" office:value="Damien">
            <text:p>Damien</text:p>
          </table:table-cell>
          <table:table-cell office:value-type="string" office:value="9 allée de la plage aux renards">
            <text:p>9 allée de la plage aux renard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9 53 48 52 20">
            <text:p>09 53 48 52 20</text:p>
          </table:table-cell>
          <table:table-cell office:value-type="string" office:value="">
            <text:p/>
          </table:table-cell>
          <table:table-cell office:value-type="string" office:value="10-11-2005">
            <text:p>10-11-2005</text:p>
          </table:table-cell>
          <table:table-cell office:value-type="string" office:value="pam.arnould@gmail.com">
            <text:p>pam.arnould@gmail.com</text:p>
          </table:table-cell>
          <table:table-cell office:value-type="string" office:value="103">
            <text:p>103</text:p>
          </table:table-cell>
          <table:table-cell office:value-type="string" office:value="1308">
            <text:p>13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6.1821651965">
            <text:p>196.1821651965</text:p>
          </table:table-cell>
          <table:table-cell office:value-type="float" office:value="19.61821651965">
            <text:p>19.61821651965</text:p>
          </table:table-cell>
          <table:table-cell office:value-type="float" office:value="176.56394867685">
            <text:p>176.56394867685</text:p>
          </table:table-cell>
          <table:table-cell office:value-type="float" office:value="2013">
            <text:p>2013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5">
            <text:p>4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5">
            <text:p>4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23">
            <text:p>39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23">
            <text:p>39.23</text:p>
          </table:table-cell>
          <table:table-cell office:value-type="float" office:value="176.56394867685">
            <text:p>176.56394867685</text:p>
          </table:table-cell>
          <table:table-cell office:value-type="float" office:value="0.0039486768500296">
            <text:p>0.0039486768500296</text:p>
          </table:table-cell>
          <table:table-cell office:value-type="string" office:value="Cor">
            <text:p>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1">
            <text:p>16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RNOULD">
            <text:p>ARNOULD</text:p>
          </table:table-cell>
          <table:table-cell office:value-type="string" office:value="Emilie">
            <text:p>Emilie</text:p>
          </table:table-cell>
          <table:table-cell office:value-type="string" office:value="9 allée de la plage aux renards">
            <text:p>9 allée de la plage aux renard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9 53 48 52 20">
            <text:p>09 53 48 52 20</text:p>
          </table:table-cell>
          <table:table-cell office:value-type="string" office:value="">
            <text:p/>
          </table:table-cell>
          <table:table-cell office:value-type="string" office:value="10-11-2005">
            <text:p>10-11-2005</text:p>
          </table:table-cell>
          <table:table-cell office:value-type="string" office:value="pam.arnould@gmail.com">
            <text:p>pam.arnould@gmail.com</text:p>
          </table:table-cell>
          <table:table-cell office:value-type="string" office:value="103">
            <text:p>103</text:p>
          </table:table-cell>
          <table:table-cell office:value-type="string" office:value="1308">
            <text:p>13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6.1821651965">
            <text:p>196.1821651965</text:p>
          </table:table-cell>
          <table:table-cell office:value-type="float" office:value="19.61821651965">
            <text:p>19.61821651965</text:p>
          </table:table-cell>
          <table:table-cell office:value-type="float" office:value="176.56394867685">
            <text:p>176.56394867685</text:p>
          </table:table-cell>
          <table:table-cell office:value-type="float" office:value="2013">
            <text:p>2013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59">
            <text:p>46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59">
            <text:p>46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.69">
            <text:p>41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.69">
            <text:p>41.69</text:p>
          </table:table-cell>
          <table:table-cell office:value-type="float" office:value="176.56394867685">
            <text:p>176.56394867685</text:p>
          </table:table-cell>
          <table:table-cell office:value-type="float" office:value="0.0039486768500012">
            <text:p>0.003948676850001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0">
            <text:p>26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RNOULD">
            <text:p>ARNOULD</text:p>
          </table:table-cell>
          <table:table-cell office:value-type="string" office:value="Blandine">
            <text:p>Blandine</text:p>
          </table:table-cell>
          <table:table-cell office:value-type="string" office:value="9 allée de la plage aux renards">
            <text:p>9 allée de la plage aux renard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48.52.20">
            <text:p>09.53.48.52.20</text:p>
          </table:table-cell>
          <table:table-cell office:value-type="string" office:value="06.08.10.43.11">
            <text:p>06.08.10.43.11</text:p>
          </table:table-cell>
          <table:table-cell office:value-type="string" office:value="">
            <text:p/>
          </table:table-cell>
          <table:table-cell office:value-type="string" office:value="27-02-2008">
            <text:p>27-02-2008</text:p>
          </table:table-cell>
          <table:table-cell office:value-type="string" office:value="pam.arnould@gmail.com">
            <text:p>pam.arnould@gmail.com</text:p>
          </table:table-cell>
          <table:table-cell office:value-type="string" office:value="103">
            <text:p>103</text:p>
          </table:table-cell>
          <table:table-cell office:value-type="string" office:value="1308">
            <text:p>13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21.63294242183">
            <text:p>121.63294242183</text:p>
          </table:table-cell>
          <table:table-cell office:value-type="float" office:value="12.163294242183">
            <text:p>12.163294242183</text:p>
          </table:table-cell>
          <table:table-cell office:value-type="float" office:value="109.46964817965">
            <text:p>109.46964817965</text:p>
          </table:table-cell>
          <table:table-cell office:value-type="float" office:value="2013">
            <text:p>2013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6">
            <text:p>27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6">
            <text:p>27.36</text:p>
          </table:table-cell>
          <table:table-cell office:value-type="float" office:value="109.46964817965">
            <text:p>109.46964817965</text:p>
          </table:table-cell>
          <table:table-cell office:value-type="float" office:value="-0.00035182035000503">
            <text:p>-0.000351820350005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AUBIN">
            <text:p>AUBIN</text:p>
          </table:table-cell>
          <table:table-cell office:value-type="string" office:value="Bernadette">
            <text:p>Bernadette</text:p>
          </table:table-cell>
          <table:table-cell office:value-type="string" office:value="la malossane 83 chemin Jacques Gay">
            <text:p>la malossane 83 chemin Jacques G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95">
            <text:p>04.76.50.03.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8-1945">
            <text:p>07-08-1945</text:p>
          </table:table-cell>
          <table:table-cell office:value-type="string" office:value="cbaubin@sfr.fr">
            <text:p>cbaubin@sfr.fr</text:p>
          </table:table-cell>
          <table:table-cell office:value-type="string" office:value="66">
            <text:p>66</text:p>
          </table:table-cell>
          <table:table-cell office:value-type="string" office:value="1261">
            <text:p>126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32723229862">
            <text:p>213.32723229862</text:p>
          </table:table-cell>
          <table:table-cell office:value-type="float" office:value="0">
            <text:p>0</text:p>
          </table:table-cell>
          <table:table-cell office:value-type="float" office:value="213.32723229862">
            <text:p>213.32723229862</text:p>
          </table:table-cell>
          <table:table-cell office:value-type="float" office:value="2013">
            <text:p>2013</text:p>
          </table:table-cell>
          <table:table-cell office:value-type="float" office:value="53.33">
            <text:p>5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3">
            <text:p>21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3">
            <text:p>21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2723229862">
            <text:p>213.32723229862</text:p>
          </table:table-cell>
          <table:table-cell office:value-type="float" office:value="-0.0027677013800087">
            <text:p>-0.002767701380008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8">
            <text:p>19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ENEUIL">
            <text:p>BENEUIL</text:p>
          </table:table-cell>
          <table:table-cell office:value-type="string" office:value="Mathias">
            <text:p>Mathias</text:p>
          </table:table-cell>
          <table:table-cell office:value-type="string" office:value="252 rue de Nardan">
            <text:p>252 rue de Narda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5.70.99.43">
            <text:p>06.85.70.99.43</text:p>
          </table:table-cell>
          <table:table-cell office:value-type="string" office:value="06.85.70.99.43">
            <text:p>06.85.70.99.43</text:p>
          </table:table-cell>
          <table:table-cell office:value-type="string" office:value="">
            <text:p/>
          </table:table-cell>
          <table:table-cell office:value-type="string" office:value="12-03-2006">
            <text:p>12-03-2006</text:p>
          </table:table-cell>
          <table:table-cell office:value-type="string" office:value="juliettetribout@hotmail.fr">
            <text:p>juliettetribout@hotmail.fr</text:p>
          </table:table-cell>
          <table:table-cell office:value-type="string" office:value="130">
            <text:p>130</text:p>
          </table:table-cell>
          <table:table-cell office:value-type="string" office:value="1279">
            <text:p>12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7692205016">
            <text:p>194.7692205016</text:p>
          </table:table-cell>
          <table:table-cell office:value-type="float" office:value="0">
            <text:p>0</text:p>
          </table:table-cell>
          <table:table-cell office:value-type="float" office:value="194.7692205016">
            <text:p>194.7692205016</text:p>
          </table:table-cell>
          <table:table-cell office:value-type="float" office:value="2013">
            <text:p>2013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7">
            <text:p>48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7">
            <text:p>48.7</text:p>
          </table:table-cell>
          <table:table-cell office:value-type="float" office:value="194.7692205016">
            <text:p>194.7692205016</text:p>
          </table:table-cell>
          <table:table-cell office:value-type="float" office:value="-0.00077949839999292">
            <text:p>-0.00077949839999292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1">
            <text:p>26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ENISTAND">
            <text:p>BENISTAND</text:p>
          </table:table-cell>
          <table:table-cell office:value-type="string" office:value="Maëlie">
            <text:p>Maëlie</text:p>
          </table:table-cell>
          <table:table-cell office:value-type="string" office:value="121 allée de la fontaine aux merles">
            <text:p>121 allée de la fontaine aux mer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7.11">
            <text:p>04.76.50.17.11</text:p>
          </table:table-cell>
          <table:table-cell office:value-type="string" office:value="06.51.65.01.83">
            <text:p>06.51.65.01.83</text:p>
          </table:table-cell>
          <table:table-cell office:value-type="string" office:value="">
            <text:p/>
          </table:table-cell>
          <table:table-cell office:value-type="string" office:value="09-03-1999">
            <text:p>09-03-1999</text:p>
          </table:table-cell>
          <table:table-cell office:value-type="string" office:value="caphi.benis@free.fr">
            <text:p>caphi.benis@free.fr</text:p>
          </table:table-cell>
          <table:table-cell office:value-type="string" office:value="63">
            <text:p>63</text:p>
          </table:table-cell>
          <table:table-cell office:value-type="string" office:value="812">
            <text:p>81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315.98777961169">
            <text:p>315.98777961169</text:p>
          </table:table-cell>
          <table:table-cell office:value-type="float" office:value="0">
            <text:p>0</text:p>
          </table:table-cell>
          <table:table-cell office:value-type="float" office:value="315.98777961169">
            <text:p>315.98777961169</text:p>
          </table:table-cell>
          <table:table-cell office:value-type="float" office:value="2013">
            <text:p>201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7.99">
            <text:p>7.99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7.99">
            <text:p>157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5.98777961169">
            <text:p>315.98777961169</text:p>
          </table:table-cell>
          <table:table-cell office:value-type="float" office:value="-0.002220388310036">
            <text:p>-0.00222038831003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8">
            <text:p>23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ENMEBAREK">
            <text:p>BENMEBAREK</text:p>
          </table:table-cell>
          <table:table-cell office:value-type="string" office:value="Chahine">
            <text:p>Chahine</text:p>
          </table:table-cell>
          <table:table-cell office:value-type="string" office:value="Le belledonne porte 38 13 rue jean prévost">
            <text:p>Le belledonne porte 38 13 rue jean prévos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18.59.67.87">
            <text:p>06.18.59.67.8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3-2008">
            <text:p>31-03-2008</text:p>
          </table:table-cell>
          <table:table-cell office:value-type="string" office:value="osirisus2000@hotmail.com">
            <text:p>osirisus2000@hotmail.com</text:p>
          </table:table-cell>
          <table:table-cell office:value-type="string" office:value="155">
            <text:p>155</text:p>
          </table:table-cell>
          <table:table-cell office:value-type="string" office:value="379">
            <text:p>3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08.34951143322">
            <text:p>108.34951143322</text:p>
          </table:table-cell>
          <table:table-cell office:value-type="float" office:value="0">
            <text:p>0</text:p>
          </table:table-cell>
          <table:table-cell office:value-type="float" office:value="108.34951143322">
            <text:p>108.34951143322</text:p>
          </table:table-cell>
          <table:table-cell office:value-type="float" office:value="2013">
            <text:p>2013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8.34951143322">
            <text:p>108.34951143322</text:p>
          </table:table-cell>
          <table:table-cell office:value-type="float" office:value="54.16951143322">
            <text:p>54.169511433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68">
            <text:p>16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LANC MASSIT">
            <text:p>BLANC MASSIT</text:p>
          </table:table-cell>
          <table:table-cell office:value-type="string" office:value="Céline">
            <text:p>Céline</text:p>
          </table:table-cell>
          <table:table-cell office:value-type="string" office:value="667 avenue de Juin 1940">
            <text:p>667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70 41 63 95">
            <text:p>06 70 41 63 95</text:p>
          </table:table-cell>
          <table:table-cell office:value-type="string" office:value="">
            <text:p/>
          </table:table-cell>
          <table:table-cell office:value-type="string" office:value="18-03-1997">
            <text:p>18-03-1997</text:p>
          </table:table-cell>
          <table:table-cell office:value-type="string" office:value="vachon.france@orange.fr">
            <text:p>vachon.france@orange.fr</text:p>
          </table:table-cell>
          <table:table-cell office:value-type="string" office:value="109">
            <text:p>109</text:p>
          </table:table-cell>
          <table:table-cell office:value-type="string" office:value="794">
            <text:p>79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7.26819386923">
            <text:p>207.26819386923</text:p>
          </table:table-cell>
          <table:table-cell office:value-type="float" office:value="0">
            <text:p>0</text:p>
          </table:table-cell>
          <table:table-cell office:value-type="float" office:value="207.26819386923">
            <text:p>207.26819386923</text:p>
          </table:table-cell>
          <table:table-cell office:value-type="float" office:value="2013">
            <text:p>2013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1.81">
            <text:p>1.8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1">
            <text:p>51.81</text:p>
          </table:table-cell>
          <table:table-cell office:value-type="float" office:value="207.26819386923">
            <text:p>207.26819386923</text:p>
          </table:table-cell>
          <table:table-cell office:value-type="float" office:value="-0.0018061307700066">
            <text:p>-0.0018061307700066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7">
            <text:p>16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OIZET">
            <text:p>BOIZET</text:p>
          </table:table-cell>
          <table:table-cell office:value-type="string" office:value="Arthur">
            <text:p>Arthur</text:p>
          </table:table-cell>
          <table:table-cell office:value-type="string" office:value="298 rue Jacques Brel">
            <text:p>298 rue Jacques Bre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57 93 21 56">
            <text:p>04 57 93 21 56</text:p>
          </table:table-cell>
          <table:table-cell office:value-type="string" office:value="06 51 96 80 51">
            <text:p>06 51 96 80 51</text:p>
          </table:table-cell>
          <table:table-cell office:value-type="string" office:value="06 13 63 04 34">
            <text:p>06 13 63 04 34</text:p>
          </table:table-cell>
          <table:table-cell office:value-type="string" office:value="22-07-2005">
            <text:p>22-07-2005</text:p>
          </table:table-cell>
          <table:table-cell office:value-type="string" office:value="boizet.frederiquelaurent@neuf.fr">
            <text:p>boizet.frederiquelaurent@neuf.fr</text:p>
          </table:table-cell>
          <table:table-cell office:value-type="string" office:value="108">
            <text:p>108</text:p>
          </table:table-cell>
          <table:table-cell office:value-type="string" office:value="1562">
            <text:p>156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2.35547836898">
            <text:p>212.35547836898</text:p>
          </table:table-cell>
          <table:table-cell office:value-type="float" office:value="0">
            <text:p>0</text:p>
          </table:table-cell>
          <table:table-cell office:value-type="float" office:value="212.35547836898">
            <text:p>212.35547836898</text:p>
          </table:table-cell>
          <table:table-cell office:value-type="float" office:value="2013">
            <text:p>2013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212.35547836898">
            <text:p>212.35547836898</text:p>
          </table:table-cell>
          <table:table-cell office:value-type="float" office:value="-0.004521631020026">
            <text:p>-0.00452163102002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">
            <text:p>8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RGEOIS">
            <text:p>BOURGEOIS</text:p>
          </table:table-cell>
          <table:table-cell office:value-type="string" office:value="Marion">
            <text:p>Marion</text:p>
          </table:table-cell>
          <table:table-cell office:value-type="string" office:value="119 rue A de St Exupéry">
            <text:p>119 rue A de St Exupér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9.68">
            <text:p>04.76.50.29.68</text:p>
          </table:table-cell>
          <table:table-cell office:value-type="string" office:value="06.88.09.07.04">
            <text:p>06.88.09.07.04</text:p>
          </table:table-cell>
          <table:table-cell office:value-type="string" office:value="">
            <text:p/>
          </table:table-cell>
          <table:table-cell office:value-type="string" office:value="30-05-1998">
            <text:p>30-05-1998</text:p>
          </table:table-cell>
          <table:table-cell office:value-type="string" office:value="cdbourg@club-internet.fr">
            <text:p>cdbourg@club-internet.fr</text:p>
          </table:table-cell>
          <table:table-cell office:value-type="string" office:value="49">
            <text:p>49</text:p>
          </table:table-cell>
          <table:table-cell office:value-type="string" office:value="3500">
            <text:p>35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3.17836589475">
            <text:p>313.17836589475</text:p>
          </table:table-cell>
          <table:table-cell office:value-type="float" office:value="0">
            <text:p>0</text:p>
          </table:table-cell>
          <table:table-cell office:value-type="float" office:value="313.17836589475">
            <text:p>313.17836589475</text:p>
          </table:table-cell>
          <table:table-cell office:value-type="float" office:value="2013">
            <text:p>2013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313.17836589475">
            <text:p>313.17836589475</text:p>
          </table:table-cell>
          <table:table-cell office:value-type="float" office:value="78.30836589475">
            <text:p>78.30836589475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0">
            <text:p>15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OUVAT">
            <text:p>BOUVAT</text:p>
          </table:table-cell>
          <table:table-cell office:value-type="string" office:value="Philippe">
            <text:p>Philippe</text:p>
          </table:table-cell>
          <table:table-cell office:value-type="string" office:value="764 rue Hector Berlioz">
            <text:p>764 rue Hector Berli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80 22 18 43">
            <text:p>06 80 22 18 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-01-1961">
            <text:p>13-01-1961</text:p>
          </table:table-cell>
          <table:table-cell office:value-type="string" office:value="bouvat@wanadoo.fr">
            <text:p>bouvat@wanadoo.fr</text:p>
          </table:table-cell>
          <table:table-cell office:value-type="string" office:value="95">
            <text:p>95</text:p>
          </table:table-cell>
          <table:table-cell office:value-type="string" office:value="3000">
            <text:p>30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84.45843099154">
            <text:p>384.45843099154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2013">
            <text:p>2013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6">
            <text:p>38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6">
            <text:p>38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-0.0015690084599669">
            <text:p>-0.0015690084599669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5">
            <text:p>22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VIER">
            <text:p>BOUVIER</text:p>
          </table:table-cell>
          <table:table-cell office:value-type="string" office:value="Pénélope">
            <text:p>Pénélope</text:p>
          </table:table-cell>
          <table:table-cell office:value-type="string" office:value="19 rue maréchal leclerc">
            <text:p>19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09.81.46.85">
            <text:p>06.09.81.46.85</text:p>
          </table:table-cell>
          <table:table-cell office:value-type="string" office:value="">
            <text:p/>
          </table:table-cell>
          <table:table-cell office:value-type="string" office:value="06.20.51.91.34">
            <text:p>06.20.51.91.34</text:p>
          </table:table-cell>
          <table:table-cell office:value-type="string" office:value="18-10-2005">
            <text:p>18-10-2005</text:p>
          </table:table-cell>
          <table:table-cell office:value-type="string" office:value="pesamini@gmail.com">
            <text:p>pesamini@gmail.com</text:p>
          </table:table-cell>
          <table:table-cell office:value-type="string" office:value="145">
            <text:p>145</text:p>
          </table:table-cell>
          <table:table-cell office:value-type="string" office:value="1754">
            <text:p>175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7.63942349975">
            <text:p>227.63942349975</text:p>
          </table:table-cell>
          <table:table-cell office:value-type="float" office:value="11.381971174988">
            <text:p>11.381971174988</text:p>
          </table:table-cell>
          <table:table-cell office:value-type="float" office:value="216.25745232476">
            <text:p>216.25745232476</text:p>
          </table:table-cell>
          <table:table-cell office:value-type="float" office:value="2013">
            <text:p>2013</text:p>
          </table:table-cell>
          <table:table-cell office:value-type="float" office:value="54.06">
            <text:p>54.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1">
            <text:p>56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1">
            <text:p>56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7">
            <text:p>54.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7">
            <text:p>54.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6">
            <text:p>54.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6">
            <text:p>54.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22">
            <text:p>51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22">
            <text:p>51.22</text:p>
          </table:table-cell>
          <table:table-cell office:value-type="float" office:value="216.25745232476">
            <text:p>216.25745232476</text:p>
          </table:table-cell>
          <table:table-cell office:value-type="float" office:value="-0.0025476752399811">
            <text:p>-0.0025476752399811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6">
            <text:p>22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VIER">
            <text:p>BOUVIER</text:p>
          </table:table-cell>
          <table:table-cell office:value-type="string" office:value="Sasha">
            <text:p>Sasha</text:p>
          </table:table-cell>
          <table:table-cell office:value-type="string" office:value="19 rue maréchal leclerc">
            <text:p>19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09.81.46.85">
            <text:p>06.09.81.46.85</text:p>
          </table:table-cell>
          <table:table-cell office:value-type="string" office:value="">
            <text:p/>
          </table:table-cell>
          <table:table-cell office:value-type="string" office:value="06.20.51.91.34">
            <text:p>06.20.51.91.34</text:p>
          </table:table-cell>
          <table:table-cell office:value-type="string" office:value="10-06-2008">
            <text:p>10-06-2008</text:p>
          </table:table-cell>
          <table:table-cell office:value-type="string" office:value="pesamini@gmail.com">
            <text:p>pesamini@gmail.com</text:p>
          </table:table-cell>
          <table:table-cell office:value-type="string" office:value="145">
            <text:p>145</text:p>
          </table:table-cell>
          <table:table-cell office:value-type="string" office:value="1754">
            <text:p>175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41.13644256985">
            <text:p>141.13644256985</text:p>
          </table:table-cell>
          <table:table-cell office:value-type="float" office:value="7.0568221284923">
            <text:p>7.0568221284923</text:p>
          </table:table-cell>
          <table:table-cell office:value-type="float" office:value="134.07962044135">
            <text:p>134.07962044135</text:p>
          </table:table-cell>
          <table:table-cell office:value-type="float" office:value="2013">
            <text:p>2013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134.07962044135">
            <text:p>134.07962044135</text:p>
          </table:table-cell>
          <table:table-cell office:value-type="float" office:value="-0.00037955865002459">
            <text:p>-0.0003795586500245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RAND">
            <text:p>BRAND</text:p>
          </table:table-cell>
          <table:table-cell office:value-type="string" office:value="Alice">
            <text:p>Alice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.76.50.83.70">
            <text:p>04.76.50.83.70</text:p>
          </table:table-cell>
          <table:table-cell office:value-type="string" office:value="06.28.13.86.10">
            <text:p>06.28.13.86.10</text:p>
          </table:table-cell>
          <table:table-cell office:value-type="string" office:value="10-11-2004">
            <text:p>10-11-2004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16.58323818824">
            <text:p>116.58323818824</text:p>
          </table:table-cell>
          <table:table-cell office:value-type="float" office:value="11.658323818824">
            <text:p>11.658323818824</text:p>
          </table:table-cell>
          <table:table-cell office:value-type="float" office:value="104.92491436942">
            <text:p>104.92491436942</text:p>
          </table:table-cell>
          <table:table-cell office:value-type="float" office:value="2013">
            <text:p>2013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104.92491436942">
            <text:p>104.92491436942</text:p>
          </table:table-cell>
          <table:table-cell office:value-type="float" office:value="0.0049143694199927">
            <text:p>0.004914369419992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chestre vents C1">
            <text:p>Ochestre vents C1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AND">
            <text:p>BRAND</text:p>
          </table:table-cell>
          <table:table-cell office:value-type="string" office:value="Eliott">
            <text:p>Eliott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.76.50.83.70">
            <text:p>04.76.50.83.70</text:p>
          </table:table-cell>
          <table:table-cell office:value-type="string" office:value="06.28.13.86.10">
            <text:p>06.28.13.86.10</text:p>
          </table:table-cell>
          <table:table-cell office:value-type="string" office:value="24-12-2002">
            <text:p>24-12-2002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24310309108">
            <text:p>216.24310309108</text:p>
          </table:table-cell>
          <table:table-cell office:value-type="float" office:value="21.624310309108">
            <text:p>21.624310309108</text:p>
          </table:table-cell>
          <table:table-cell office:value-type="float" office:value="194.61879278197">
            <text:p>194.61879278197</text:p>
          </table:table-cell>
          <table:table-cell office:value-type="float" office:value="2013">
            <text:p>2013</text:p>
          </table:table-cell>
          <table:table-cell office:value-type="float" office:value="48.65">
            <text:p>48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6">
            <text:p>48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6">
            <text:p>48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5">
            <text:p>48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5">
            <text:p>48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5">
            <text:p>45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5">
            <text:p>45.95</text:p>
          </table:table-cell>
          <table:table-cell office:value-type="float" office:value="194.61879278197">
            <text:p>194.61879278197</text:p>
          </table:table-cell>
          <table:table-cell office:value-type="float" office:value="-0.0012072180300038">
            <text:p>-0.0012072180300038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s cordes C2">
            <text:p>Orchestres cordes C2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AND">
            <text:p>BRAND</text:p>
          </table:table-cell>
          <table:table-cell office:value-type="string" office:value="Oscar">
            <text:p>Oscar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3.70">
            <text:p>04.76.50.83.70</text:p>
          </table:table-cell>
          <table:table-cell office:value-type="string" office:value="06.08.74.38.07">
            <text:p>06.08.74.38.07</text:p>
          </table:table-cell>
          <table:table-cell office:value-type="string" office:value="06.28.13.86.10">
            <text:p>06.28.13.86.10</text:p>
          </table:table-cell>
          <table:table-cell office:value-type="string" office:value="09-10-2006">
            <text:p>09-10-2006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03748094877">
            <text:p>188.03748094877</text:p>
          </table:table-cell>
          <table:table-cell office:value-type="float" office:value="18.803748094877">
            <text:p>18.803748094877</text:p>
          </table:table-cell>
          <table:table-cell office:value-type="float" office:value="169.23373285389">
            <text:p>169.23373285389</text:p>
          </table:table-cell>
          <table:table-cell office:value-type="float" office:value="2013">
            <text:p>2013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">
            <text:p>42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">
            <text:p>42.3</text:p>
          </table:table-cell>
          <table:table-cell office:value-type="float" office:value="169.23373285389">
            <text:p>169.23373285389</text:p>
          </table:table-cell>
          <table:table-cell office:value-type="float" office:value="0.0037328538899715">
            <text:p>0.0037328538899715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3">
            <text:p>19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RUTSCHER">
            <text:p>BRUTSCHER</text:p>
          </table:table-cell>
          <table:table-cell office:value-type="string" office:value="Sara">
            <text:p>Sara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6.88.18.55.25">
            <text:p>06.88.18.55.25</text:p>
          </table:table-cell>
          <table:table-cell office:value-type="string" office:value="">
            <text:p/>
          </table:table-cell>
          <table:table-cell office:value-type="string" office:value="26-01-2006">
            <text:p>26-01-2006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2.78294250357">
            <text:p>202.78294250357</text:p>
          </table:table-cell>
          <table:table-cell office:value-type="float" office:value="40.556588500714">
            <text:p>40.556588500714</text:p>
          </table:table-cell>
          <table:table-cell office:value-type="float" office:value="162.22635400286">
            <text:p>162.22635400286</text:p>
          </table:table-cell>
          <table:table-cell office:value-type="float" office:value="2013">
            <text:p>2013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5">
            <text:p>40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5">
            <text:p>40.55</text:p>
          </table:table-cell>
          <table:table-cell office:value-type="float" office:value="162.22635400286">
            <text:p>162.22635400286</text:p>
          </table:table-cell>
          <table:table-cell office:value-type="float" office:value="-0.003645997140012">
            <text:p>-0.00364599714001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UTSCHER">
            <text:p>BRUTSCHER</text:p>
          </table:table-cell>
          <table:table-cell office:value-type="string" office:value="Andreas">
            <text:p>Andreas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3-08-2000">
            <text:p>03-08-2000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2003838791">
            <text:p>233.2003838791</text:p>
          </table:table-cell>
          <table:table-cell office:value-type="float" office:value="46.64007677582">
            <text:p>46.64007677582</text:p>
          </table:table-cell>
          <table:table-cell office:value-type="float" office:value="186.56030710328">
            <text:p>186.56030710328</text:p>
          </table:table-cell>
          <table:table-cell office:value-type="float" office:value="2013">
            <text:p>2013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">
            <text:p>58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">
            <text:p>58.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1.64">
            <text:p>3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98">
            <text:p>34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98">
            <text:p>34.98</text:p>
          </table:table-cell>
          <table:table-cell office:value-type="float" office:value="186.56030710328">
            <text:p>186.56030710328</text:p>
          </table:table-cell>
          <table:table-cell office:value-type="float" office:value="0.00030710328002215">
            <text:p>0.00030710328002215</text:p>
          </table:table-cell>
          <table:table-cell office:value-type="string" office:value="Trombone">
            <text:p>Tromb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UTSCHER">
            <text:p>BRUTSCHER</text:p>
          </table:table-cell>
          <table:table-cell office:value-type="string" office:value="Rafael">
            <text:p>Rafael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28-10-2004">
            <text:p>28-10-2004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2.78294250357">
            <text:p>202.78294250357</text:p>
          </table:table-cell>
          <table:table-cell office:value-type="float" office:value="40.556588500714">
            <text:p>40.556588500714</text:p>
          </table:table-cell>
          <table:table-cell office:value-type="float" office:value="162.22635400286">
            <text:p>162.22635400286</text:p>
          </table:table-cell>
          <table:table-cell office:value-type="float" office:value="2013">
            <text:p>2013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63">
            <text:p>45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63">
            <text:p>45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48">
            <text:p>35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48">
            <text:p>35.48</text:p>
          </table:table-cell>
          <table:table-cell office:value-type="float" office:value="162.22635400286">
            <text:p>162.22635400286</text:p>
          </table:table-cell>
          <table:table-cell office:value-type="float" office:value="-0.0036459971399836">
            <text:p>-0.0036459971399836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cordes C1">
            <text:p>Orchestre cordes C1</text:p>
          </table:table-cell>
        </table:table-row>
        <table:table-row>
          <table:table-cell office:value-type="float" office:value="208">
            <text:p>20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UYERE">
            <text:p>BRUYERE</text:p>
          </table:table-cell>
          <table:table-cell office:value-type="string" office:value="Robin">
            <text:p>Robin</text:p>
          </table:table-cell>
          <table:table-cell office:value-type="string" office:value="121 rue mouille sol">
            <text:p>121 rue mouille s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8.39.64.65">
            <text:p>06.88.39.64.65</text:p>
          </table:table-cell>
          <table:table-cell office:value-type="string" office:value="06.85.90.12.16">
            <text:p>06.85.90.12.16</text:p>
          </table:table-cell>
          <table:table-cell office:value-type="string" office:value="">
            <text:p/>
          </table:table-cell>
          <table:table-cell office:value-type="string" office:value="16-10-2006">
            <text:p>16-10-2006</text:p>
          </table:table-cell>
          <table:table-cell office:value-type="string" office:value="cyril.bruyere@grenoble.cnrs.fr">
            <text:p>cyril.bruyere@grenoble.cnrs.fr</text:p>
          </table:table-cell>
          <table:table-cell office:value-type="string" office:value="135">
            <text:p>135</text:p>
          </table:table-cell>
          <table:table-cell office:value-type="string" office:value="1218">
            <text:p>121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2.06077057419">
            <text:p>192.06077057419</text:p>
          </table:table-cell>
          <table:table-cell office:value-type="float" office:value="0">
            <text:p>0</text:p>
          </table:table-cell>
          <table:table-cell office:value-type="float" office:value="192.06077057419">
            <text:p>192.06077057419</text:p>
          </table:table-cell>
          <table:table-cell office:value-type="float" office:value="2013">
            <text:p>2013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92.06077057419">
            <text:p>192.06077057419</text:p>
          </table:table-cell>
          <table:table-cell office:value-type="float" office:value="0.00077057418999971">
            <text:p>0.00077057418999971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">
            <text:p>7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AILLAT MIOUSSE">
            <text:p>CAILLAT MIOUSSE</text:p>
          </table:table-cell>
          <table:table-cell office:value-type="string" office:value="Loris">
            <text:p>Loris</text:p>
          </table:table-cell>
          <table:table-cell office:value-type="string" office:value="239 rue Hector Berlioz">
            <text:p>239 rue Hector Berli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3.94">
            <text:p>04.76.50.13.94</text:p>
          </table:table-cell>
          <table:table-cell office:value-type="string" office:value="06.68.53.22.88">
            <text:p>06.68.53.22.88</text:p>
          </table:table-cell>
          <table:table-cell office:value-type="string" office:value="">
            <text:p/>
          </table:table-cell>
          <table:table-cell office:value-type="string" office:value="08-12-2002">
            <text:p>08-12-2002</text:p>
          </table:table-cell>
          <table:table-cell office:value-type="string" office:value="bea.cm@wanadoo.fr">
            <text:p>bea.cm@wanadoo.fr</text:p>
          </table:table-cell>
          <table:table-cell office:value-type="string" office:value="44">
            <text:p>44</text:p>
          </table:table-cell>
          <table:table-cell office:value-type="string" office:value="1381">
            <text:p>138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0.12614227313">
            <text:p>200.12614227313</text:p>
          </table:table-cell>
          <table:table-cell office:value-type="float" office:value="0">
            <text:p>0</text:p>
          </table:table-cell>
          <table:table-cell office:value-type="float" office:value="200.12614227313">
            <text:p>200.12614227313</text:p>
          </table:table-cell>
          <table:table-cell office:value-type="float" office:value="2013">
            <text:p>2013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4">
            <text:p>5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4">
            <text:p>50.04</text:p>
          </table:table-cell>
          <table:table-cell office:value-type="float" office:value="200.12614227313">
            <text:p>200.12614227313</text:p>
          </table:table-cell>
          <table:table-cell office:value-type="float" office:value="-0.0038577268699953">
            <text:p>-0.003857726869995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9">
            <text:p>15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AUSSE">
            <text:p>CAUSSE</text:p>
          </table:table-cell>
          <table:table-cell office:value-type="string" office:value="Maylisse">
            <text:p>Maylisse</text:p>
          </table:table-cell>
          <table:table-cell office:value-type="string" office:value="33 rue de Saint Ours">
            <text:p>33 rue de Saint Ou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9 54 01 22 55">
            <text:p>09 54 01 22 55</text:p>
          </table:table-cell>
          <table:table-cell office:value-type="string" office:value="29-07-2001">
            <text:p>29-07-2001</text:p>
          </table:table-cell>
          <table:table-cell office:value-type="string" office:value="fourrier.causse@free.fr">
            <text:p>fourrier.causse@free.fr</text:p>
          </table:table-cell>
          <table:table-cell office:value-type="string" office:value="102">
            <text:p>102</text:p>
          </table:table-cell>
          <table:table-cell office:value-type="string" office:value="1069">
            <text:p>106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4.74115412394">
            <text:p>214.74115412394</text:p>
          </table:table-cell>
          <table:table-cell office:value-type="float" office:value="0">
            <text:p>0</text:p>
          </table:table-cell>
          <table:table-cell office:value-type="float" office:value="214.74115412394">
            <text:p>214.74115412394</text:p>
          </table:table-cell>
          <table:table-cell office:value-type="float" office:value="2013">
            <text:p>2013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7">
            <text:p>53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7">
            <text:p>53.67</text:p>
          </table:table-cell>
          <table:table-cell office:value-type="float" office:value="214.74115412394">
            <text:p>214.74115412394</text:p>
          </table:table-cell>
          <table:table-cell office:value-type="float" office:value="0.0011541239399833">
            <text:p>0.0011541239399833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7">
            <text:p>24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ECCONELLO">
            <text:p>CECCONELLO</text:p>
          </table:table-cell>
          <table:table-cell office:value-type="string" office:value="Fanny">
            <text:p>Fanny</text:p>
          </table:table-cell>
          <table:table-cell office:value-type="string" office:value="524 av André Malraux">
            <text:p>524 av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13 85 88 41">
            <text:p>06 13 85 88 41</text:p>
          </table:table-cell>
          <table:table-cell office:value-type="string" office:value="04 76 50 01 96">
            <text:p>04 76 50 01 96</text:p>
          </table:table-cell>
          <table:table-cell office:value-type="string" office:value="02-05-1997">
            <text:p>02-05-1997</text:p>
          </table:table-cell>
          <table:table-cell office:value-type="string" office:value="jycecconello@infonie.fr">
            <text:p>jycecconello@infonie.fr</text:p>
          </table:table-cell>
          <table:table-cell office:value-type="string" office:value="164">
            <text:p>164</text:p>
          </table:table-cell>
          <table:table-cell office:value-type="string" office:value="3500">
            <text:p>35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4.02771796798">
            <text:p>354.02771796798</text:p>
          </table:table-cell>
          <table:table-cell office:value-type="float" office:value="0">
            <text:p>0</text:p>
          </table:table-cell>
          <table:table-cell office:value-type="float" office:value="354.02771796798">
            <text:p>354.02771796798</text:p>
          </table:table-cell>
          <table:table-cell office:value-type="float" office:value="2013">
            <text:p>2013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354.02771796798">
            <text:p>354.02771796798</text:p>
          </table:table-cell>
          <table:table-cell office:value-type="float" office:value="88.49771796798">
            <text:p>88.497717967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3">
            <text:p>26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ESAR">
            <text:p>CESAR</text:p>
          </table:table-cell>
          <table:table-cell office:value-type="string" office:value="Fabien">
            <text:p>Fabien</text:p>
          </table:table-cell>
          <table:table-cell office:value-type="string" office:value="90 rue Maréchal Leclerc">
            <text:p>90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2.22.74.67">
            <text:p>09.52.22.74.67</text:p>
          </table:table-cell>
          <table:table-cell office:value-type="string" office:value="06.15.87.64.11">
            <text:p>06.15.87.64.11</text:p>
          </table:table-cell>
          <table:table-cell office:value-type="string" office:value="06.95.31.71.68">
            <text:p>06.95.31.71.68</text:p>
          </table:table-cell>
          <table:table-cell office:value-type="string" office:value="25-04-2006">
            <text:p>25-04-2006</text:p>
          </table:table-cell>
          <table:table-cell office:value-type="string" office:value="virginie.valais@free.fr">
            <text:p>virginie.valais@free.fr</text:p>
          </table:table-cell>
          <table:table-cell office:value-type="string" office:value="6">
            <text:p>6</text:p>
          </table:table-cell>
          <table:table-cell office:value-type="string" office:value="983">
            <text:p>98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4.3198775956">
            <text:p>184.3198775956</text:p>
          </table:table-cell>
          <table:table-cell office:value-type="float" office:value="9.2159938797802">
            <text:p>9.2159938797802</text:p>
          </table:table-cell>
          <table:table-cell office:value-type="float" office:value="175.10388371582">
            <text:p>175.10388371582</text:p>
          </table:table-cell>
          <table:table-cell office:value-type="float" office:value="2013">
            <text:p>2013</text:p>
          </table:table-cell>
          <table:table-cell office:value-type="float" office:value="43.78">
            <text:p>43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1">
            <text:p>175.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1">
            <text:p>175.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10388371582">
            <text:p>175.10388371582</text:p>
          </table:table-cell>
          <table:table-cell office:value-type="float" office:value="0.0038837158199954">
            <text:p>0.003883715819995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ESAR">
            <text:p>CESAR</text:p>
          </table:table-cell>
          <table:table-cell office:value-type="string" office:value="Pierre">
            <text:p>Pierre</text:p>
          </table:table-cell>
          <table:table-cell office:value-type="string" office:value="90 rue Maréchal Leclerc">
            <text:p>90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50.95.96.00">
            <text:p>07.50.95.96.00</text:p>
          </table:table-cell>
          <table:table-cell office:value-type="string" office:value="06.15.87.64.11">
            <text:p>06.15.87.64.11</text:p>
          </table:table-cell>
          <table:table-cell office:value-type="string" office:value="06.95.31.71.68">
            <text:p>06.95.31.71.68</text:p>
          </table:table-cell>
          <table:table-cell office:value-type="string" office:value="30-03-2001">
            <text:p>30-03-2001</text:p>
          </table:table-cell>
          <table:table-cell office:value-type="string" office:value="virginie.valais@free.fr">
            <text:p>virginie.valais@free.fr</text:p>
          </table:table-cell>
          <table:table-cell office:value-type="string" office:value="6">
            <text:p>6</text:p>
          </table:table-cell>
          <table:table-cell office:value-type="string" office:value="983">
            <text:p>98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1.96785923494">
            <text:p>211.96785923494</text:p>
          </table:table-cell>
          <table:table-cell office:value-type="float" office:value="10.598392961747">
            <text:p>10.598392961747</text:p>
          </table:table-cell>
          <table:table-cell office:value-type="float" office:value="201.36946627319">
            <text:p>201.36946627319</text:p>
          </table:table-cell>
          <table:table-cell office:value-type="float" office:value="2013">
            <text:p>2013</text:p>
          </table:table-cell>
          <table:table-cell office:value-type="float" office:value="50.34">
            <text:p>50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1.37">
            <text:p>201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1.37">
            <text:p>201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1.36946627319">
            <text:p>201.36946627319</text:p>
          </table:table-cell>
          <table:table-cell office:value-type="float" office:value="-0.00053372681000496">
            <text:p>-0.00053372681000496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MARET">
            <text:p>CHAMARET</text:p>
          </table:table-cell>
          <table:table-cell office:value-type="string" office:value="Aurélie">
            <text:p>Aurélie</text:p>
          </table:table-cell>
          <table:table-cell office:value-type="string" office:value="548 chemin des censes">
            <text:p>548 chemin des censes</text:p>
          </table:table-cell>
          <table:table-cell office:value-type="string" office:value="38690">
            <text:p>38690</text:p>
          </table:table-cell>
          <table:table-cell office:value-type="string" office:value="Burcin">
            <text:p>Burcin</text:p>
          </table:table-cell>
          <table:table-cell office:value-type="string" office:value="06.77.17.95.43">
            <text:p>06.77.17.95.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-04-1979">
            <text:p>24-04-1979</text:p>
          </table:table-cell>
          <table:table-cell office:value-type="string" office:value="achamaret@gmail.com">
            <text:p>achamaret@gmail.com</text:p>
          </table:table-cell>
          <table:table-cell office:value-type="string" office:value="62">
            <text:p>62</text:p>
          </table:table-cell>
          <table:table-cell office:value-type="string" office:value="1707">
            <text:p>170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6.27362752503">
            <text:p>246.27362752503</text:p>
          </table:table-cell>
          <table:table-cell office:value-type="float" office:value="0">
            <text:p>0</text:p>
          </table:table-cell>
          <table:table-cell office:value-type="float" office:value="246.27362752503">
            <text:p>246.27362752503</text:p>
          </table:table-cell>
          <table:table-cell office:value-type="float" office:value="2013">
            <text:p>2013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6">
            <text:p>61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6">
            <text:p>61.56</text:p>
          </table:table-cell>
          <table:table-cell office:value-type="float" office:value="246.27362752503">
            <text:p>246.27362752503</text:p>
          </table:table-cell>
          <table:table-cell office:value-type="float" office:value="0.003627525029998">
            <text:p>0.003627525029998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4">
            <text:p>18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ANCEL">
            <text:p>CHANCEL</text:p>
          </table:table-cell>
          <table:table-cell office:value-type="string" office:value="Christian">
            <text:p>Christian</text:p>
          </table:table-cell>
          <table:table-cell office:value-type="string" office:value="122 rue Beyle Stendhal">
            <text:p>122 rue Beyle Stendh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45 85 61 14">
            <text:p>06 45 85 61 1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08-1952">
            <text:p>18-08-1952</text:p>
          </table:table-cell>
          <table:table-cell office:value-type="string" office:value="chrisschance@gmail.com">
            <text:p>chrisschance@gmail.com</text:p>
          </table:table-cell>
          <table:table-cell office:value-type="string" office:value="123">
            <text:p>123</text:p>
          </table:table-cell>
          <table:table-cell office:value-type="string" office:value="2798">
            <text:p>279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3.34704597727">
            <text:p>293.34704597727</text:p>
          </table:table-cell>
          <table:table-cell office:value-type="float" office:value="0">
            <text:p>0</text:p>
          </table:table-cell>
          <table:table-cell office:value-type="float" office:value="293.34704597727">
            <text:p>293.34704597727</text:p>
          </table:table-cell>
          <table:table-cell office:value-type="float" office:value="2013">
            <text:p>2013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3">
            <text:p>7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3">
            <text:p>73.33</text:p>
          </table:table-cell>
          <table:table-cell office:value-type="float" office:value="293.34704597727">
            <text:p>293.34704597727</text:p>
          </table:table-cell>
          <table:table-cell office:value-type="float" office:value="-0.0029540227300231">
            <text:p>-0.0029540227300231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8">
            <text:p>14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RREL">
            <text:p>CHARREL</text:p>
          </table:table-cell>
          <table:table-cell office:value-type="string" office:value="Jeanne">
            <text:p>Jeanne</text:p>
          </table:table-cell>
          <table:table-cell office:value-type="string" office:value="30 impasse des Magnolias">
            <text:p>30 impasse des Magnolias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">
            <text:p/>
          </table:table-cell>
          <table:table-cell office:value-type="string" office:value="06 49 42 42 76">
            <text:p>06 49 42 42 76</text:p>
          </table:table-cell>
          <table:table-cell office:value-type="string" office:value="">
            <text:p/>
          </table:table-cell>
          <table:table-cell office:value-type="string" office:value="04-10-2003">
            <text:p>04-10-2003</text:p>
          </table:table-cell>
          <table:table-cell office:value-type="string" office:value="anne-charrel@laposte.net">
            <text:p>anne-charrel@laposte.net</text:p>
          </table:table-cell>
          <table:table-cell office:value-type="string" office:value="93">
            <text:p>93</text:p>
          </table:table-cell>
          <table:table-cell office:value-type="string" office:value="1401">
            <text:p>140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50344108887">
            <text:p>231.50344108887</text:p>
          </table:table-cell>
          <table:table-cell office:value-type="float" office:value="0">
            <text:p>0</text:p>
          </table:table-cell>
          <table:table-cell office:value-type="float" office:value="231.50344108887">
            <text:p>231.50344108887</text:p>
          </table:table-cell>
          <table:table-cell office:value-type="float" office:value="2013">
            <text:p>2013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1.50344108887">
            <text:p>231.50344108887</text:p>
          </table:table-cell>
          <table:table-cell office:value-type="float" office:value="57.86344108887">
            <text:p>57.86344108887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">
            <text:p>4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RVET">
            <text:p>CHARVET</text:p>
          </table:table-cell>
          <table:table-cell office:value-type="string" office:value="Cassie">
            <text:p>Cassie</text:p>
          </table:table-cell>
          <table:table-cell office:value-type="string" office:value="129 chemin des termes">
            <text:p>129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37">
            <text:p>04.76.50.18.37</text:p>
          </table:table-cell>
          <table:table-cell office:value-type="string" office:value="06.32.50.20.45">
            <text:p>06.32.50.20.45</text:p>
          </table:table-cell>
          <table:table-cell office:value-type="string" office:value="">
            <text:p/>
          </table:table-cell>
          <table:table-cell office:value-type="string" office:value="03-12-2002">
            <text:p>03-12-2002</text:p>
          </table:table-cell>
          <table:table-cell office:value-type="string" office:value="karinecharvet@orange.fr">
            <text:p>karinecharvet@orange.fr</text:p>
          </table:table-cell>
          <table:table-cell office:value-type="string" office:value="27">
            <text:p>27</text:p>
          </table:table-cell>
          <table:table-cell office:value-type="string" office:value="1853">
            <text:p>185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0.38782428153">
            <text:p>270.38782428153</text:p>
          </table:table-cell>
          <table:table-cell office:value-type="float" office:value="27.038782428153">
            <text:p>27.038782428153</text:p>
          </table:table-cell>
          <table:table-cell office:value-type="float" office:value="243.34904185338">
            <text:p>243.34904185338</text:p>
          </table:table-cell>
          <table:table-cell office:value-type="float" office:value="2013">
            <text:p>2013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22">
            <text:p>6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22">
            <text:p>6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45">
            <text:p>57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45">
            <text:p>57.45</text:p>
          </table:table-cell>
          <table:table-cell office:value-type="float" office:value="243.34904185338">
            <text:p>243.34904185338</text:p>
          </table:table-cell>
          <table:table-cell office:value-type="float" office:value="-0.0009581466200359">
            <text:p>-0.000958146620035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">
            <text:p>4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ARVET">
            <text:p>CHARVET</text:p>
          </table:table-cell>
          <table:table-cell office:value-type="string" office:value="Mayeul">
            <text:p>Mayeul</text:p>
          </table:table-cell>
          <table:table-cell office:value-type="string" office:value="129 chemin des termes">
            <text:p>129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37">
            <text:p>04.76.50.18.37</text:p>
          </table:table-cell>
          <table:table-cell office:value-type="string" office:value="06.32.50.20.45">
            <text:p>06.32.50.20.45</text:p>
          </table:table-cell>
          <table:table-cell office:value-type="string" office:value="">
            <text:p/>
          </table:table-cell>
          <table:table-cell office:value-type="string" office:value="13-03-2005">
            <text:p>13-03-2005</text:p>
          </table:table-cell>
          <table:table-cell office:value-type="string" office:value="karinecharvet@orange.fr">
            <text:p>karinecharvet@orange.fr</text:p>
          </table:table-cell>
          <table:table-cell office:value-type="string" office:value="27">
            <text:p>27</text:p>
          </table:table-cell>
          <table:table-cell office:value-type="string" office:value="1853">
            <text:p>185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5.11984720133">
            <text:p>235.11984720133</text:p>
          </table:table-cell>
          <table:table-cell office:value-type="float" office:value="23.511984720133">
            <text:p>23.511984720133</text:p>
          </table:table-cell>
          <table:table-cell office:value-type="float" office:value="211.6078624812">
            <text:p>211.6078624812</text:p>
          </table:table-cell>
          <table:table-cell office:value-type="float" office:value="2013">
            <text:p>2013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1">
            <text:p>52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1">
            <text:p>52.91</text:p>
          </table:table-cell>
          <table:table-cell office:value-type="float" office:value="211.6078624812">
            <text:p>211.6078624812</text:p>
          </table:table-cell>
          <table:table-cell office:value-type="float" office:value="-0.0021375187999979">
            <text:p>-0.0021375187999979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9">
            <text:p>23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AVY-BELLOT">
            <text:p>CHAVY-BELLOT</text:p>
          </table:table-cell>
          <table:table-cell office:value-type="string" office:value="Ulysse">
            <text:p>Ulysse</text:p>
          </table:table-cell>
          <table:table-cell office:value-type="string" office:value="462 rue du Port">
            <text:p>462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76862404">
            <text:p>0676862404</text:p>
          </table:table-cell>
          <table:table-cell office:value-type="string" office:value="">
            <text:p/>
          </table:table-cell>
          <table:table-cell office:value-type="string" office:value="27-06-2006">
            <text:p>27-06-2006</text:p>
          </table:table-cell>
          <table:table-cell office:value-type="string" office:value="valoubellot@yahoo.fr">
            <text:p>valoubellot@yahoo.fr</text:p>
          </table:table-cell>
          <table:table-cell office:value-type="string" office:value="156">
            <text:p>156</text:p>
          </table:table-cell>
          <table:table-cell office:value-type="string" office:value="1949">
            <text:p>194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50090932007">
            <text:p>241.50090932007</text:p>
          </table:table-cell>
          <table:table-cell office:value-type="float" office:value="0">
            <text:p>0</text:p>
          </table:table-cell>
          <table:table-cell office:value-type="float" office:value="241.50090932007">
            <text:p>241.50090932007</text:p>
          </table:table-cell>
          <table:table-cell office:value-type="float" office:value="2013">
            <text:p>2013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4">
            <text:p>60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4">
            <text:p>60.34</text:p>
          </table:table-cell>
          <table:table-cell office:value-type="float" office:value="241.50090932007">
            <text:p>241.50090932007</text:p>
          </table:table-cell>
          <table:table-cell office:value-type="float" office:value="0.02090932006999">
            <text:p>0.02090932006999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ILOU">
            <text:p>CHILOU</text:p>
          </table:table-cell>
          <table:table-cell office:value-type="string" office:value="Louis">
            <text:p>Louis</text:p>
          </table:table-cell>
          <table:table-cell office:value-type="string" office:value="777 avenue honoré de balzac">
            <text:p>777 avenue honoré de balza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4.68">
            <text:p>04.76.50.74.68</text:p>
          </table:table-cell>
          <table:table-cell office:value-type="string" office:value="">
            <text:p/>
          </table:table-cell>
          <table:table-cell office:value-type="string" office:value="06.02.50.16.73">
            <text:p>06.02.50.16.73</text:p>
          </table:table-cell>
          <table:table-cell office:value-type="string" office:value="13-01-2004">
            <text:p>13-01-2004</text:p>
          </table:table-cell>
          <table:table-cell office:value-type="string" office:value="marylene_cv@yahoo.fr">
            <text:p>marylene_cv@yahoo.fr</text:p>
          </table:table-cell>
          <table:table-cell office:value-type="string" office:value="24">
            <text:p>24</text:p>
          </table:table-cell>
          <table:table-cell office:value-type="string" office:value="1452">
            <text:p>145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51847125218">
            <text:p>204.51847125218</text:p>
          </table:table-cell>
          <table:table-cell office:value-type="float" office:value="10.225923562609">
            <text:p>10.225923562609</text:p>
          </table:table-cell>
          <table:table-cell office:value-type="float" office:value="194.29254768957">
            <text:p>194.29254768957</text:p>
          </table:table-cell>
          <table:table-cell office:value-type="float" office:value="2013">
            <text:p>2013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8">
            <text:p>48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8">
            <text:p>48.58</text:p>
          </table:table-cell>
          <table:table-cell office:value-type="float" office:value="194.29254768957">
            <text:p>194.29254768957</text:p>
          </table:table-cell>
          <table:table-cell office:value-type="float" office:value="0.0025476895699796">
            <text:p>0.002547689569979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ILOU">
            <text:p>CHILOU</text:p>
          </table:table-cell>
          <table:table-cell office:value-type="string" office:value="Paul">
            <text:p>Paul</text:p>
          </table:table-cell>
          <table:table-cell office:value-type="string" office:value="777 avenue honoré de balzac">
            <text:p>777 avenue honoré de balza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4.68">
            <text:p>04.76.50.74.68</text:p>
          </table:table-cell>
          <table:table-cell office:value-type="string" office:value="06 60 50 00 73">
            <text:p>06 60 50 00 73</text:p>
          </table:table-cell>
          <table:table-cell office:value-type="string" office:value="06.02.50.16.73">
            <text:p>06.02.50.16.73</text:p>
          </table:table-cell>
          <table:table-cell office:value-type="string" office:value="14-09-2001">
            <text:p>14-09-2001</text:p>
          </table:table-cell>
          <table:table-cell office:value-type="string" office:value="marylene_cv@yahoo.fr">
            <text:p>marylene_cv@yahoo.fr</text:p>
          </table:table-cell>
          <table:table-cell office:value-type="string" office:value="24">
            <text:p>24</text:p>
          </table:table-cell>
          <table:table-cell office:value-type="string" office:value="1452">
            <text:p>145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5.19624194">
            <text:p>235.19624194</text:p>
          </table:table-cell>
          <table:table-cell office:value-type="float" office:value="11.759812097">
            <text:p>11.759812097</text:p>
          </table:table-cell>
          <table:table-cell office:value-type="float" office:value="223.436429843">
            <text:p>223.436429843</text:p>
          </table:table-cell>
          <table:table-cell office:value-type="float" office:value="2013">
            <text:p>2013</text:p>
          </table:table-cell>
          <table:table-cell office:value-type="float" office:value="55.86">
            <text:p>5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8">
            <text:p>58.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8">
            <text:p>58.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86">
            <text:p>5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86">
            <text:p>5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86">
            <text:p>5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86">
            <text:p>5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2">
            <text:p>52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2">
            <text:p>52.92</text:p>
          </table:table-cell>
          <table:table-cell office:value-type="float" office:value="223.436429843">
            <text:p>223.436429843</text:p>
          </table:table-cell>
          <table:table-cell office:value-type="float" office:value="-0.0035701569999844">
            <text:p>-0.0035701569999844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8">
            <text:p>29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IALDELLA">
            <text:p>CIALDELLA</text:p>
          </table:table-cell>
          <table:table-cell office:value-type="string" office:value="PABLO">
            <text:p>PABLO</text:p>
          </table:table-cell>
          <table:table-cell office:value-type="string" office:value="21 avenue de Grenoble">
            <text:p>21 avenue de Grenoble</text:p>
          </table:table-cell>
          <table:table-cell office:value-type="string" office:value="38180">
            <text:p>38180</text:p>
          </table:table-cell>
          <table:table-cell office:value-type="string" office:value="SEYSSINS">
            <text:p>SEYSSINS</text:p>
          </table:table-cell>
          <table:table-cell office:value-type="string" office:value="">
            <text:p/>
          </table:table-cell>
          <table:table-cell office:value-type="string" office:value="06 64 90 10 06">
            <text:p>06 64 90 10 06</text:p>
          </table:table-cell>
          <table:table-cell office:value-type="string" office:value="06 63 74 21 81">
            <text:p>06 63 74 21 81</text:p>
          </table:table-cell>
          <table:table-cell office:value-type="string" office:value="21-01-2002">
            <text:p>21-01-2002</text:p>
          </table:table-cell>
          <table:table-cell office:value-type="string" office:value="isabelle.cialdella@live.fr">
            <text:p>isabelle.cialdella@live.fr</text:p>
          </table:table-cell>
          <table:table-cell office:value-type="string" office:value="194">
            <text:p>194</text:p>
          </table:table-cell>
          <table:table-cell office:value-type="string" office:value="3000">
            <text:p>30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non">
            <text:p>non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626.4396">
            <text:p>626.4396</text:p>
          </table:table-cell>
          <table:table-cell office:value-type="float" office:value="0">
            <text:p>0</text:p>
          </table:table-cell>
          <table:table-cell office:value-type="float" office:value="626.4396">
            <text:p>626.4396</text:p>
          </table:table-cell>
          <table:table-cell office:value-type="float" office:value="2013">
            <text:p>2013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626.4396">
            <text:p>626.4396</text:p>
          </table:table-cell>
          <table:table-cell office:value-type="float" office:value="-0.00040000000001328">
            <text:p>-0.000400000000013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1">
            <text:p>21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ONTRERAS LAMADIEU">
            <text:p>CONTRERAS LAMADIEU</text:p>
          </table:table-cell>
          <table:table-cell office:value-type="string" office:value="Camille">
            <text:p>Camille</text:p>
          </table:table-cell>
          <table:table-cell office:value-type="string" office:value="618 route du col">
            <text:p>618 route du col</text:p>
          </table:table-cell>
          <table:table-cell office:value-type="string" office:value="38340">
            <text:p>38340</text:p>
          </table:table-cell>
          <table:table-cell office:value-type="string" office:value="Pommiers la Placette">
            <text:p>Pommiers la Placette</text:p>
          </table:table-cell>
          <table:table-cell office:value-type="string" office:value="04.76.43.74.40">
            <text:p>04.76.43.74.40</text:p>
          </table:table-cell>
          <table:table-cell office:value-type="string" office:value="06.61.08.35.75">
            <text:p>06.61.08.35.75</text:p>
          </table:table-cell>
          <table:table-cell office:value-type="string" office:value="">
            <text:p/>
          </table:table-cell>
          <table:table-cell office:value-type="string" office:value="03-04-2007">
            <text:p>03-04-2007</text:p>
          </table:table-cell>
          <table:table-cell office:value-type="string" office:value="isalamadieu@yahoo.fr">
            <text:p>isalamadieu@yahoo.fr</text:p>
          </table:table-cell>
          <table:table-cell office:value-type="string" office:value="115">
            <text:p>115</text:p>
          </table:table-cell>
          <table:table-cell office:value-type="string" office:value="1072">
            <text:p>107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15.83046392123">
            <text:p>115.83046392123</text:p>
          </table:table-cell>
          <table:table-cell office:value-type="float" office:value="5.7915231960616">
            <text:p>5.7915231960616</text:p>
          </table:table-cell>
          <table:table-cell office:value-type="float" office:value="110.03894072517">
            <text:p>110.03894072517</text:p>
          </table:table-cell>
          <table:table-cell office:value-type="float" office:value="2013">
            <text:p>2013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110.03894072517">
            <text:p>110.03894072517</text:p>
          </table:table-cell>
          <table:table-cell office:value-type="float" office:value="-0.0010592748300127">
            <text:p>-0.00105927483001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ONTRERAS-LAMADIEU">
            <text:p>CONTRERAS-LAMADIEU</text:p>
          </table:table-cell>
          <table:table-cell office:value-type="string" office:value="Manon">
            <text:p>Manon</text:p>
          </table:table-cell>
          <table:table-cell office:value-type="string" office:value="618 route du col">
            <text:p>618 route du col</text:p>
          </table:table-cell>
          <table:table-cell office:value-type="string" office:value="38340">
            <text:p>38340</text:p>
          </table:table-cell>
          <table:table-cell office:value-type="string" office:value="Pommiers la Placette">
            <text:p>Pommiers la Placette</text:p>
          </table:table-cell>
          <table:table-cell office:value-type="string" office:value="04 76 43 74 40">
            <text:p>04 76 43 74 40</text:p>
          </table:table-cell>
          <table:table-cell office:value-type="string" office:value="">
            <text:p/>
          </table:table-cell>
          <table:table-cell office:value-type="string" office:value="06 61 08 35 75">
            <text:p>06 61 08 35 75</text:p>
          </table:table-cell>
          <table:table-cell office:value-type="string" office:value="21-11-2005">
            <text:p>21-11-2005</text:p>
          </table:table-cell>
          <table:table-cell office:value-type="string" office:value="isalamadieu@yahoo.fr">
            <text:p>isalamadieu@yahoo.fr</text:p>
          </table:table-cell>
          <table:table-cell office:value-type="string" office:value="115">
            <text:p>115</text:p>
          </table:table-cell>
          <table:table-cell office:value-type="string" office:value="1072">
            <text:p>107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6.82332890521">
            <text:p>186.82332890521</text:p>
          </table:table-cell>
          <table:table-cell office:value-type="float" office:value="9.3411664452605">
            <text:p>9.3411664452605</text:p>
          </table:table-cell>
          <table:table-cell office:value-type="float" office:value="177.48216245995">
            <text:p>177.48216245995</text:p>
          </table:table-cell>
          <table:table-cell office:value-type="float" office:value="2013">
            <text:p>2013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71">
            <text:p>46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71">
            <text:p>46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03">
            <text:p>4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03">
            <text:p>42.03</text:p>
          </table:table-cell>
          <table:table-cell office:value-type="float" office:value="177.48216245995">
            <text:p>177.48216245995</text:p>
          </table:table-cell>
          <table:table-cell office:value-type="float" office:value="0.0021624599500001">
            <text:p>0.0021624599500001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3">
            <text:p>23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UISSARD">
            <text:p>CUISSARD</text:p>
          </table:table-cell>
          <table:table-cell office:value-type="string" office:value="Manon">
            <text:p>Manon</text:p>
          </table:table-cell>
          <table:table-cell office:value-type="string" office:value="Les grollets">
            <text:p>Les grollets</text:p>
          </table:table-cell>
          <table:table-cell office:value-type="string" office:value="38134">
            <text:p>38134</text:p>
          </table:table-cell>
          <table:table-cell office:value-type="string" office:value="Saint Joseph de rivière">
            <text:p>Saint Joseph de rivière</text:p>
          </table:table-cell>
          <table:table-cell office:value-type="string" office:value="04.76.06.43.82">
            <text:p>04.76.06.43.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3-1999">
            <text:p>01-03-1999</text:p>
          </table:table-cell>
          <table:table-cell office:value-type="string" office:value="laurence.cazorla@orange.fr">
            <text:p>laurence.cazorla@orange.fr</text:p>
          </table:table-cell>
          <table:table-cell office:value-type="string" office:value="150">
            <text:p>150</text:p>
          </table:table-cell>
          <table:table-cell office:value-type="string" office:value="3000">
            <text:p>30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non">
            <text:p>non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814.37148">
            <text:p>814.37148</text:p>
          </table:table-cell>
          <table:table-cell office:value-type="float" office:value="0">
            <text:p>0</text:p>
          </table:table-cell>
          <table:table-cell office:value-type="float" office:value="814.37148">
            <text:p>814.37148</text:p>
          </table:table-cell>
          <table:table-cell office:value-type="float" office:value="2013">
            <text:p>2013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6">
            <text:p>203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6">
            <text:p>203.6</text:p>
          </table:table-cell>
          <table:table-cell office:value-type="float" office:value="814.37148">
            <text:p>814.37148</text:p>
          </table:table-cell>
          <table:table-cell office:value-type="float" office:value="0.001480000000015">
            <text:p>0.001480000000015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9">
            <text:p>20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AHAN">
            <text:p>DAHAN</text:p>
          </table:table-cell>
          <table:table-cell office:value-type="string" office:value="Yanis">
            <text:p>Yanis</text:p>
          </table:table-cell>
          <table:table-cell office:value-type="string" office:value="93 rue du presbytère">
            <text:p>93 rue du presbytère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6.28.35.01.25">
            <text:p>06.28.35.01.25</text:p>
          </table:table-cell>
          <table:table-cell office:value-type="string" office:value="06.52.66.76.93">
            <text:p>06.52.66.76.93</text:p>
          </table:table-cell>
          <table:table-cell office:value-type="string" office:value="">
            <text:p/>
          </table:table-cell>
          <table:table-cell office:value-type="string" office:value="20-09-2005">
            <text:p>20-09-2005</text:p>
          </table:table-cell>
          <table:table-cell office:value-type="string" office:value="cyphine@free.fr">
            <text:p>cyphine@free.fr</text:p>
          </table:table-cell>
          <table:table-cell office:value-type="string" office:value="136">
            <text:p>136</text:p>
          </table:table-cell>
          <table:table-cell office:value-type="string" office:value="958">
            <text:p>95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3.69236950417">
            <text:p>183.69236950417</text:p>
          </table:table-cell>
          <table:table-cell office:value-type="float" office:value="0">
            <text:p>0</text:p>
          </table:table-cell>
          <table:table-cell office:value-type="float" office:value="183.69236950417">
            <text:p>183.69236950417</text:p>
          </table:table-cell>
          <table:table-cell office:value-type="float" office:value="2013">
            <text:p>2013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3">
            <text:p>45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3">
            <text:p>45.93</text:p>
          </table:table-cell>
          <table:table-cell office:value-type="float" office:value="183.69236950417">
            <text:p>183.69236950417</text:p>
          </table:table-cell>
          <table:table-cell office:value-type="float" office:value="0.0023695041699909">
            <text:p>0.0023695041699909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1">
            <text:p>18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DEBOGES">
            <text:p>DEBOGES</text:p>
          </table:table-cell>
          <table:table-cell office:value-type="string" office:value="Françoise">
            <text:p>Françoise</text:p>
          </table:table-cell>
          <table:table-cell office:value-type="string" office:value="174 rue des Amandiers">
            <text:p>174 rue des Amand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31 42 76 37">
            <text:p>06 31 42 76 3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-03-1959">
            <text:p>16-03-1959</text:p>
          </table:table-cell>
          <table:table-cell office:value-type="string" office:value="f.deboges@gmail.com">
            <text:p>f.deboges@gmail.com</text:p>
          </table:table-cell>
          <table:table-cell office:value-type="string" office:value="121">
            <text:p>121</text:p>
          </table:table-cell>
          <table:table-cell office:value-type="string" office:value="2793">
            <text:p>279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81.26205186649">
            <text:p>381.26205186649</text:p>
          </table:table-cell>
          <table:table-cell office:value-type="float" office:value="0">
            <text:p>0</text:p>
          </table:table-cell>
          <table:table-cell office:value-type="float" office:value="381.26205186649">
            <text:p>381.26205186649</text:p>
          </table:table-cell>
          <table:table-cell office:value-type="float" office:value="2013">
            <text:p>2013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62">
            <text:p>190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62">
            <text:p>190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1.26205186649">
            <text:p>381.26205186649</text:p>
          </table:table-cell>
          <table:table-cell office:value-type="float" office:value="0.0020518664900351">
            <text:p>0.0020518664900351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9">
            <text:p>18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DELANDRE">
            <text:p>DELANDRE</text:p>
          </table:table-cell>
          <table:table-cell office:value-type="string" office:value="Nicky">
            <text:p>Nicky</text:p>
          </table:table-cell>
          <table:table-cell office:value-type="string" office:value="3098 avenue du 11 novembre">
            <text:p>3098 avenue du 11 novemb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05 41 82">
            <text:p>04 76 05 41 82</text:p>
          </table:table-cell>
          <table:table-cell office:value-type="string" office:value="">
            <text:p/>
          </table:table-cell>
          <table:table-cell office:value-type="string" office:value="06 81 33 01 74">
            <text:p>06 81 33 01 74</text:p>
          </table:table-cell>
          <table:table-cell office:value-type="string" office:value="16-09-1954">
            <text:p>16-09-1954</text:p>
          </table:table-cell>
          <table:table-cell office:value-type="string" office:value="jean.delandre@libertysurf.fr">
            <text:p>jean.delandre@libertysurf.fr</text:p>
          </table:table-cell>
          <table:table-cell office:value-type="string" office:value="126">
            <text:p>126</text:p>
          </table:table-cell>
          <table:table-cell office:value-type="string" office:value="1683">
            <text:p>168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0.76345069481">
            <text:p>280.76345069481</text:p>
          </table:table-cell>
          <table:table-cell office:value-type="float" office:value="0">
            <text:p>0</text:p>
          </table:table-cell>
          <table:table-cell office:value-type="float" office:value="280.76345069481">
            <text:p>280.76345069481</text:p>
          </table:table-cell>
          <table:table-cell office:value-type="float" office:value="2013">
            <text:p>2013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0.76345069481">
            <text:p>280.76345069481</text:p>
          </table:table-cell>
          <table:table-cell office:value-type="float" office:value="70.19345069481">
            <text:p>70.19345069481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">
            <text:p>6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ELECOUR">
            <text:p>DELECOUR</text:p>
          </table:table-cell>
          <table:table-cell office:value-type="string" office:value="Nathan">
            <text:p>Nathan</text:p>
          </table:table-cell>
          <table:table-cell office:value-type="string" office:value="70 rue de l'herbe">
            <text:p>70 rue de l'herb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43.12.16">
            <text:p>04.76.43.12.16</text:p>
          </table:table-cell>
          <table:table-cell office:value-type="string" office:value="06.21.83.13.15">
            <text:p>06.21.83.13.15</text:p>
          </table:table-cell>
          <table:table-cell office:value-type="string" office:value="06.30.69.67.04">
            <text:p>06.30.69.67.04</text:p>
          </table:table-cell>
          <table:table-cell office:value-type="string" office:value="16-05-1997">
            <text:p>16-05-1997</text:p>
          </table:table-cell>
          <table:table-cell office:value-type="string" office:value="xdelecour@club-internet.fr">
            <text:p>xdelecour@club-internet.fr</text:p>
          </table:table-cell>
          <table:table-cell office:value-type="string" office:value="41">
            <text:p>41</text:p>
          </table:table-cell>
          <table:table-cell office:value-type="string" office:value="845">
            <text:p>84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1.1999135397">
            <text:p>181.1999135397</text:p>
          </table:table-cell>
          <table:table-cell office:value-type="float" office:value="0">
            <text:p>0</text:p>
          </table:table-cell>
          <table:table-cell office:value-type="float" office:value="181.1999135397">
            <text:p>181.1999135397</text:p>
          </table:table-cell>
          <table:table-cell office:value-type="float" office:value="2013">
            <text:p>2013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181.1999135397">
            <text:p>181.1999135397</text:p>
          </table:table-cell>
          <table:table-cell office:value-type="float" office:value="-8.6460299996816E-5">
            <text:p>-8.6460299996816E-5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0">
            <text:p>30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ELERY ">
            <text:p>DELERY </text:p>
          </table:table-cell>
          <table:table-cell office:value-type="string" office:value="AILEEN-MAY">
            <text:p>AILEEN-MAY</text:p>
          </table:table-cell>
          <table:table-cell office:value-type="string" office:value="40 rue du Moulin">
            <text:p>40 rue du Moulin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 57 23 78 06">
            <text:p>04 57 23 78 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2-06-2000">
            <text:p>02-06-2000</text:p>
          </table:table-cell>
          <table:table-cell office:value-type="string" office:value="pernin.valerie@neuf.fr">
            <text:p>pernin.valerie@neuf.fr</text:p>
          </table:table-cell>
          <table:table-cell office:value-type="string" office:value="195">
            <text:p>195</text:p>
          </table:table-cell>
          <table:table-cell office:value-type="string" office:value="296">
            <text:p>29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278.41134144332">
            <text:p>278.41134144332</text:p>
          </table:table-cell>
          <table:table-cell office:value-type="float" office:value="13.920567072166">
            <text:p>13.920567072166</text:p>
          </table:table-cell>
          <table:table-cell office:value-type="float" office:value="264.49077437115">
            <text:p>264.49077437115</text:p>
          </table:table-cell>
          <table:table-cell office:value-type="float" office:value="2013">
            <text:p>2013</text:p>
          </table:table-cell>
          <table:table-cell office:value-type="float" office:value="66.12">
            <text:p>66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2">
            <text:p>66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2">
            <text:p>66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2">
            <text:p>66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2">
            <text:p>66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4.49077437115">
            <text:p>264.49077437115</text:p>
          </table:table-cell>
          <table:table-cell office:value-type="float" office:value="132.25077437115">
            <text:p>132.2507743711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1">
            <text:p>22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DIMPER">
            <text:p>DIMPER</text:p>
          </table:table-cell>
          <table:table-cell office:value-type="string" office:value="Véronique">
            <text:p>Véronique</text:p>
          </table:table-cell>
          <table:table-cell office:value-type="string" office:value="72 allée des lauriers">
            <text:p>72 allée des laur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4.93">
            <text:p>04.76.50.14.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1-1935">
            <text:p>01-01-1935</text:p>
          </table:table-cell>
          <table:table-cell office:value-type="string" office:value="veronique.dimper@wanadoo.fr">
            <text:p>veronique.dimper@wanadoo.fr</text:p>
          </table:table-cell>
          <table:table-cell office:value-type="string" office:value="144">
            <text:p>144</text:p>
          </table:table-cell>
          <table:table-cell office:value-type="string" office:value="1773">
            <text:p>177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9.84874131053">
            <text:p>289.84874131053</text:p>
          </table:table-cell>
          <table:table-cell office:value-type="float" office:value="0">
            <text:p>0</text:p>
          </table:table-cell>
          <table:table-cell office:value-type="float" office:value="289.84874131053">
            <text:p>289.84874131053</text:p>
          </table:table-cell>
          <table:table-cell office:value-type="float" office:value="2013">
            <text:p>2013</text:p>
          </table:table-cell>
          <table:table-cell office:value-type="float" office:value="72.46">
            <text:p>72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9.85">
            <text:p>289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9.85">
            <text:p>289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9.84874131053">
            <text:p>289.84874131053</text:p>
          </table:table-cell>
          <table:table-cell office:value-type="float" office:value="-0.0012586894700348">
            <text:p>-0.0012586894700348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">
            <text:p>8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INA">
            <text:p>DINA</text:p>
          </table:table-cell>
          <table:table-cell office:value-type="string" office:value="Rémi">
            <text:p>Rémi</text:p>
          </table:table-cell>
          <table:table-cell office:value-type="string" office:value="220 allée Jean françois Thorrand">
            <text:p>220 allée Jean françois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9.42">
            <text:p>04.76.50.19.42</text:p>
          </table:table-cell>
          <table:table-cell office:value-type="string" office:value="06.72.69.91.13">
            <text:p>06.72.69.91.13</text:p>
          </table:table-cell>
          <table:table-cell office:value-type="string" office:value="">
            <text:p/>
          </table:table-cell>
          <table:table-cell office:value-type="string" office:value="22-07-2003">
            <text:p>22-07-2003</text:p>
          </table:table-cell>
          <table:table-cell office:value-type="string" office:value="olga_cueto@yahoo.fr">
            <text:p>olga_cueto@yahoo.fr</text:p>
          </table:table-cell>
          <table:table-cell office:value-type="string" office:value="51">
            <text:p>51</text:p>
          </table:table-cell>
          <table:table-cell office:value-type="string" office:value="2153">
            <text:p>215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1.81313355336">
            <text:p>251.81313355336</text:p>
          </table:table-cell>
          <table:table-cell office:value-type="float" office:value="0">
            <text:p>0</text:p>
          </table:table-cell>
          <table:table-cell office:value-type="float" office:value="251.81313355336">
            <text:p>251.81313355336</text:p>
          </table:table-cell>
          <table:table-cell office:value-type="float" office:value="2013">
            <text:p>2013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6">
            <text:p>62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6">
            <text:p>62.96</text:p>
          </table:table-cell>
          <table:table-cell office:value-type="float" office:value="251.81313355336">
            <text:p>251.81313355336</text:p>
          </table:table-cell>
          <table:table-cell office:value-type="float" office:value="0.0031335533599588">
            <text:p>0.003133553359958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0">
            <text:p>27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JERBI">
            <text:p>DJERBI</text:p>
          </table:table-cell>
          <table:table-cell office:value-type="string" office:value="Adam">
            <text:p>Adam</text:p>
          </table:table-cell>
          <table:table-cell office:value-type="string" office:value="775 avenue Henri chapays">
            <text:p>775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80.76.46.60">
            <text:p>09.80.76.46.60</text:p>
          </table:table-cell>
          <table:table-cell office:value-type="string" office:value="06.61.85.28.86">
            <text:p>06.61.85.28.86</text:p>
          </table:table-cell>
          <table:table-cell office:value-type="string" office:value="07.62.95.64.04">
            <text:p>07.62.95.64.04</text:p>
          </table:table-cell>
          <table:table-cell office:value-type="string" office:value="15-05-2005">
            <text:p>15-05-2005</text:p>
          </table:table-cell>
          <table:table-cell office:value-type="string" office:value="aoutif.djerbi@neuf.fr">
            <text:p>aoutif.djerbi@neuf.fr</text:p>
          </table:table-cell>
          <table:table-cell office:value-type="string" office:value="178">
            <text:p>178</text:p>
          </table:table-cell>
          <table:table-cell office:value-type="string" office:value="1745">
            <text:p>174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92704814974">
            <text:p>226.92704814974</text:p>
          </table:table-cell>
          <table:table-cell office:value-type="float" office:value="11.346352407487">
            <text:p>11.346352407487</text:p>
          </table:table-cell>
          <table:table-cell office:value-type="float" office:value="215.58069574225">
            <text:p>215.58069574225</text:p>
          </table:table-cell>
          <table:table-cell office:value-type="float" office:value="2013">
            <text:p>2013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5.58069574225">
            <text:p>215.58069574225</text:p>
          </table:table-cell>
          <table:table-cell office:value-type="float" office:value="51.05069574225">
            <text:p>51.05069574225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1">
            <text:p>27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JERBI">
            <text:p>DJERBI</text:p>
          </table:table-cell>
          <table:table-cell office:value-type="string" office:value="Habib">
            <text:p>Habib</text:p>
          </table:table-cell>
          <table:table-cell office:value-type="string" office:value="775 avenue Henri Chapays">
            <text:p>775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80.76.46.60">
            <text:p>09.80.76.46.60</text:p>
          </table:table-cell>
          <table:table-cell office:value-type="string" office:value="06.61.85.28.86">
            <text:p>06.61.85.28.86</text:p>
          </table:table-cell>
          <table:table-cell office:value-type="string" office:value="07.62.95.64.04">
            <text:p>07.62.95.64.04</text:p>
          </table:table-cell>
          <table:table-cell office:value-type="string" office:value="19-11-2000">
            <text:p>19-11-2000</text:p>
          </table:table-cell>
          <table:table-cell office:value-type="string" office:value="aoutif.djerbi@neuf.fr">
            <text:p>aoutif.djerbi@neuf.fr</text:p>
          </table:table-cell>
          <table:table-cell office:value-type="string" office:value="178">
            <text:p>178</text:p>
          </table:table-cell>
          <table:table-cell office:value-type="string" office:value="1745">
            <text:p>174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92704814974">
            <text:p>226.92704814974</text:p>
          </table:table-cell>
          <table:table-cell office:value-type="float" office:value="11.346352407487">
            <text:p>11.346352407487</text:p>
          </table:table-cell>
          <table:table-cell office:value-type="float" office:value="215.58069574225">
            <text:p>215.58069574225</text:p>
          </table:table-cell>
          <table:table-cell office:value-type="float" office:value="2013">
            <text:p>2013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5.58069574225">
            <text:p>215.58069574225</text:p>
          </table:table-cell>
          <table:table-cell office:value-type="float" office:value="53.88069574225">
            <text:p>53.88069574225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8">
            <text:p>28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OS ANJOS">
            <text:p>DOS ANJOS</text:p>
          </table:table-cell>
          <table:table-cell office:value-type="string" office:value="Enzo">
            <text:p>Enzo</text:p>
          </table:table-cell>
          <table:table-cell office:value-type="string" office:value="9 chemin des sources">
            <text:p>9 chemin des sourc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32784204">
            <text:p>0632784204</text:p>
          </table:table-cell>
          <table:table-cell office:value-type="string" office:value="0683897747">
            <text:p>0683897747</text:p>
          </table:table-cell>
          <table:table-cell office:value-type="string" office:value="09-06-2005">
            <text:p>09-06-2005</text:p>
          </table:table-cell>
          <table:table-cell office:value-type="string" office:value="dosanjos.adrien@neuf.fr">
            <text:p>dosanjos.adrien@neuf.fr</text:p>
          </table:table-cell>
          <table:table-cell office:value-type="string" office:value="189">
            <text:p>189</text:p>
          </table:table-cell>
          <table:table-cell office:value-type="string" office:value="1358">
            <text:p>135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82192976237">
            <text:p>198.82192976237</text:p>
          </table:table-cell>
          <table:table-cell office:value-type="float" office:value="0">
            <text:p>0</text:p>
          </table:table-cell>
          <table:table-cell office:value-type="float" office:value="198.82192976237">
            <text:p>198.82192976237</text:p>
          </table:table-cell>
          <table:table-cell office:value-type="float" office:value="2013">
            <text:p>2013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69">
            <text:p>49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69">
            <text:p>49.69</text:p>
          </table:table-cell>
          <table:table-cell office:value-type="float" office:value="198.82192976237">
            <text:p>198.82192976237</text:p>
          </table:table-cell>
          <table:table-cell office:value-type="float" office:value="0.001929762369997">
            <text:p>0.00192976236999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">
            <text:p>5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OUET">
            <text:p>DOUET</text:p>
          </table:table-cell>
          <table:table-cell office:value-type="string" office:value="Victor">
            <text:p>Victor</text:p>
          </table:table-cell>
          <table:table-cell office:value-type="string" office:value="72 allée de la cheminée morin">
            <text:p>72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4.90">
            <text:p>04.76.50.64.90</text:p>
          </table:table-cell>
          <table:table-cell office:value-type="string" office:value="06.89.14.72.88">
            <text:p>06.89.14.72.88</text:p>
          </table:table-cell>
          <table:table-cell office:value-type="string" office:value="">
            <text:p/>
          </table:table-cell>
          <table:table-cell office:value-type="string" office:value="09-09-1997">
            <text:p>09-09-1997</text:p>
          </table:table-cell>
          <table:table-cell office:value-type="string" office:value="sylvie.ml.douet@wanadoo.fr">
            <text:p>sylvie.ml.douet@wanadoo.fr</text:p>
          </table:table-cell>
          <table:table-cell office:value-type="string" office:value="30">
            <text:p>30</text:p>
          </table:table-cell>
          <table:table-cell office:value-type="string" office:value="1730">
            <text:p>173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9.5917631931">
            <text:p>259.5917631931</text:p>
          </table:table-cell>
          <table:table-cell office:value-type="float" office:value="0">
            <text:p>0</text:p>
          </table:table-cell>
          <table:table-cell office:value-type="float" office:value="259.5917631931">
            <text:p>259.5917631931</text:p>
          </table:table-cell>
          <table:table-cell office:value-type="float" office:value="2013">
            <text:p>2013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89">
            <text:p>6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89">
            <text:p>64.89</text:p>
          </table:table-cell>
          <table:table-cell office:value-type="float" office:value="259.5917631931">
            <text:p>259.5917631931</text:p>
          </table:table-cell>
          <table:table-cell office:value-type="float" office:value="0.0017631930999755">
            <text:p>0.0017631930999755</text:p>
          </table:table-cell>
          <table:table-cell office:value-type="string" office:value="Cor">
            <text:p>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4">
            <text:p>24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ESCOFFIER">
            <text:p>ESCOFFIER</text:p>
          </table:table-cell>
          <table:table-cell office:value-type="string" office:value="Amandine">
            <text:p>Amandine</text:p>
          </table:table-cell>
          <table:table-cell office:value-type="string" office:value="128 rue des Amandiers">
            <text:p>128 rue des Amand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03591012">
            <text:p>0603591012</text:p>
          </table:table-cell>
          <table:table-cell office:value-type="string" office:value="0476502425">
            <text:p>0476502425</text:p>
          </table:table-cell>
          <table:table-cell office:value-type="string" office:value="24-05-2005">
            <text:p>24-05-2005</text:p>
          </table:table-cell>
          <table:table-cell office:value-type="string" office:value="isaline.escoffier@gmail.com">
            <text:p>isaline.escoffier@gmail.com</text:p>
          </table:table-cell>
          <table:table-cell office:value-type="string" office:value="161">
            <text:p>161</text:p>
          </table:table-cell>
          <table:table-cell office:value-type="string" office:value="1915">
            <text:p>191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9.35339871568">
            <text:p>239.35339871568</text:p>
          </table:table-cell>
          <table:table-cell office:value-type="float" office:value="11.967669935784">
            <text:p>11.967669935784</text:p>
          </table:table-cell>
          <table:table-cell office:value-type="float" office:value="227.3857287799">
            <text:p>227.3857287799</text:p>
          </table:table-cell>
          <table:table-cell office:value-type="float" office:value="2013">
            <text:p>2013</text:p>
          </table:table-cell>
          <table:table-cell office:value-type="float" office:value="56.85">
            <text:p>56.8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.39">
            <text:p>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9">
            <text:p>22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857287799">
            <text:p>227.3857287799</text:p>
          </table:table-cell>
          <table:table-cell office:value-type="float" office:value="-0.0042712200999802">
            <text:p>-0.0042712200999802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3">
            <text:p>29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ESCOFFIER">
            <text:p>ESCOFFIER</text:p>
          </table:table-cell>
          <table:table-cell office:value-type="string" office:value="Jonathan">
            <text:p>Jonathan</text:p>
          </table:table-cell>
          <table:table-cell office:value-type="string" office:value="128 rue des Amandiers">
            <text:p>128 rue des Amand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57 23 78 06">
            <text:p>04 57 23 78 06</text:p>
          </table:table-cell>
          <table:table-cell office:value-type="string" office:value="06 03 59 10 12">
            <text:p>06 03 59 10 12</text:p>
          </table:table-cell>
          <table:table-cell office:value-type="string" office:value="">
            <text:p/>
          </table:table-cell>
          <table:table-cell office:value-type="string" office:value="19-06-2003">
            <text:p>19-06-2003</text:p>
          </table:table-cell>
          <table:table-cell office:value-type="string" office:value="isaline.escoffier@gmail.com">
            <text:p>isaline.escoffier@gmail.com</text:p>
          </table:table-cell>
          <table:table-cell office:value-type="string" office:value="161">
            <text:p>161</text:p>
          </table:table-cell>
          <table:table-cell office:value-type="string" office:value="1915">
            <text:p>191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9.35339871568">
            <text:p>239.35339871568</text:p>
          </table:table-cell>
          <table:table-cell office:value-type="float" office:value="11.967669935784">
            <text:p>11.967669935784</text:p>
          </table:table-cell>
          <table:table-cell office:value-type="float" office:value="227.3857287799">
            <text:p>227.3857287799</text:p>
          </table:table-cell>
          <table:table-cell office:value-type="float" office:value="2013">
            <text:p>2013</text:p>
          </table:table-cell>
          <table:table-cell office:value-type="float" office:value="56.85">
            <text:p>56.8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.39">
            <text:p>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9">
            <text:p>22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857287799">
            <text:p>227.3857287799</text:p>
          </table:table-cell>
          <table:table-cell office:value-type="float" office:value="-0.0042712200999802">
            <text:p>-0.004271220099980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FEREYRE">
            <text:p>FEREYRE</text:p>
          </table:table-cell>
          <table:table-cell office:value-type="string" office:value="Lisa">
            <text:p>Lisa</text:p>
          </table:table-cell>
          <table:table-cell office:value-type="string" office:value="255 allée de la fontaine aux merles">
            <text:p>255 allée de la fontaine aux mer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0.94">
            <text:p>04.76.50.10.94</text:p>
          </table:table-cell>
          <table:table-cell office:value-type="string" office:value="06.31.97.07.10">
            <text:p>06.31.97.07.10</text:p>
          </table:table-cell>
          <table:table-cell office:value-type="string" office:value="06.11.92.80.90">
            <text:p>06.11.92.80.90</text:p>
          </table:table-cell>
          <table:table-cell office:value-type="string" office:value="08-06-2002">
            <text:p>08-06-2002</text:p>
          </table:table-cell>
          <table:table-cell office:value-type="string" office:value="karine.fereyre@free.fr">
            <text:p>karine.fereyre@free.fr</text:p>
          </table:table-cell>
          <table:table-cell office:value-type="string" office:value="11">
            <text:p>11</text:p>
          </table:table-cell>
          <table:table-cell office:value-type="string" office:value="1368">
            <text:p>136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2891830115">
            <text:p>229.2891830115</text:p>
          </table:table-cell>
          <table:table-cell office:value-type="float" office:value="0">
            <text:p>0</text:p>
          </table:table-cell>
          <table:table-cell office:value-type="float" office:value="229.2891830115">
            <text:p>229.2891830115</text:p>
          </table:table-cell>
          <table:table-cell office:value-type="float" office:value="2013">
            <text:p>2013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3">
            <text:p>57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3">
            <text:p>57.33</text:p>
          </table:table-cell>
          <table:table-cell office:value-type="float" office:value="229.2891830115">
            <text:p>229.2891830115</text:p>
          </table:table-cell>
          <table:table-cell office:value-type="float" office:value="-0.00081698850001999">
            <text:p>-0.0008169885000199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OURNIER">
            <text:p>FOURNIER</text:p>
          </table:table-cell>
          <table:table-cell office:value-type="string" office:value="Arthur">
            <text:p>Arthur</text:p>
          </table:table-cell>
          <table:table-cell office:value-type="string" office:value="782 avenue Jacques Prévert">
            <text:p>782 avenue Jacques Préve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30.85.49">
            <text:p>09.54.30.85.49</text:p>
          </table:table-cell>
          <table:table-cell office:value-type="string" office:value="06.87.07.57.29">
            <text:p>06.87.07.57.29</text:p>
          </table:table-cell>
          <table:table-cell office:value-type="string" office:value="06.05.96.24.45">
            <text:p>06.05.96.24.45</text:p>
          </table:table-cell>
          <table:table-cell office:value-type="string" office:value="03-05-1996">
            <text:p>03-05-1996</text:p>
          </table:table-cell>
          <table:table-cell office:value-type="string" office:value="j-lfournier@live.fr">
            <text:p>j-lfournier@live.fr</text:p>
          </table:table-cell>
          <table:table-cell office:value-type="string" office:value="60">
            <text:p>60</text:p>
          </table:table-cell>
          <table:table-cell office:value-type="string" office:value="1325">
            <text:p>13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60771875539">
            <text:p>226.60771875539</text:p>
          </table:table-cell>
          <table:table-cell office:value-type="float" office:value="0">
            <text:p>0</text:p>
          </table:table-cell>
          <table:table-cell office:value-type="float" office:value="226.60771875539">
            <text:p>226.60771875539</text:p>
          </table:table-cell>
          <table:table-cell office:value-type="float" office:value="2013">
            <text:p>2013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6">
            <text:p>57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6">
            <text:p>57.66</text:p>
          </table:table-cell>
          <table:table-cell office:value-type="float" office:value="226.60771875539">
            <text:p>226.60771875539</text:p>
          </table:table-cell>
          <table:table-cell office:value-type="float" office:value="-0.0022812446099749">
            <text:p>-0.002281244609974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5">
            <text:p>18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FRANCO">
            <text:p>FRANCO</text:p>
          </table:table-cell>
          <table:table-cell office:value-type="string" office:value="Mia">
            <text:p>Mia</text:p>
          </table:table-cell>
          <table:table-cell office:value-type="string" office:value="183 chemin des Mativières">
            <text:p>183 chemin des Mativ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82 94 95 03">
            <text:p>06 82 94 95 03</text:p>
          </table:table-cell>
          <table:table-cell office:value-type="string" office:value="">
            <text:p/>
          </table:table-cell>
          <table:table-cell office:value-type="string" office:value="06 76 98 03 02">
            <text:p>06 76 98 03 02</text:p>
          </table:table-cell>
          <table:table-cell office:value-type="string" office:value="07-06-2003">
            <text:p>07-06-2003</text:p>
          </table:table-cell>
          <table:table-cell office:value-type="string" office:value="benced.franco@gmail.com">
            <text:p>benced.franco@gmail.com</text:p>
          </table:table-cell>
          <table:table-cell office:value-type="string" office:value="124">
            <text:p>124</text:p>
          </table:table-cell>
          <table:table-cell office:value-type="string" office:value="978">
            <text:p>97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4.19192204439">
            <text:p>184.19192204439</text:p>
          </table:table-cell>
          <table:table-cell office:value-type="float" office:value="0">
            <text:p>0</text:p>
          </table:table-cell>
          <table:table-cell office:value-type="float" office:value="184.19192204439">
            <text:p>184.19192204439</text:p>
          </table:table-cell>
          <table:table-cell office:value-type="float" office:value="2013">
            <text:p>2013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4">
            <text:p>46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4">
            <text:p>46.04</text:p>
          </table:table-cell>
          <table:table-cell office:value-type="float" office:value="184.19192204439">
            <text:p>184.19192204439</text:p>
          </table:table-cell>
          <table:table-cell office:value-type="float" office:value="0.0019220443900281">
            <text:p>0.0019220443900281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RASSATI">
            <text:p>FRASSATI</text:p>
          </table:table-cell>
          <table:table-cell office:value-type="string" office:value="Roch">
            <text:p>Roch</text:p>
          </table:table-cell>
          <table:table-cell office:value-type="string" office:value="286 rue du port">
            <text:p>286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33.80.03">
            <text:p>04.76.33.80.03</text:p>
          </table:table-cell>
          <table:table-cell office:value-type="string" office:value="06.14.66.63.26">
            <text:p>06.14.66.63.26</text:p>
          </table:table-cell>
          <table:table-cell office:value-type="string" office:value="06.19.09.89.35">
            <text:p>06.19.09.89.35</text:p>
          </table:table-cell>
          <table:table-cell office:value-type="string" office:value="02-05-2004">
            <text:p>02-05-2004</text:p>
          </table:table-cell>
          <table:table-cell office:value-type="string" office:value="a.frassati@wanadoo.fr">
            <text:p>a.frassati@wanadoo.fr</text:p>
          </table:table-cell>
          <table:table-cell office:value-type="string" office:value="18">
            <text:p>18</text:p>
          </table:table-cell>
          <table:table-cell office:value-type="string" office:value="1480">
            <text:p>148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6.40095427903">
            <text:p>206.40095427903</text:p>
          </table:table-cell>
          <table:table-cell office:value-type="float" office:value="10.320047713952">
            <text:p>10.320047713952</text:p>
          </table:table-cell>
          <table:table-cell office:value-type="float" office:value="196.08090656508">
            <text:p>196.08090656508</text:p>
          </table:table-cell>
          <table:table-cell office:value-type="float" office:value="2013">
            <text:p>2013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">
            <text:p>51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">
            <text:p>51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44">
            <text:p>46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44">
            <text:p>46.44</text:p>
          </table:table-cell>
          <table:table-cell office:value-type="float" office:value="196.08090656508">
            <text:p>196.08090656508</text:p>
          </table:table-cell>
          <table:table-cell office:value-type="float" office:value="0.00090656507998688">
            <text:p>0.00090656507998688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RASSATI">
            <text:p>FRASSATI</text:p>
          </table:table-cell>
          <table:table-cell office:value-type="string" office:value="Alexandre">
            <text:p>Alexandre</text:p>
          </table:table-cell>
          <table:table-cell office:value-type="string" office:value="286 rue du port">
            <text:p>286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33.80.03">
            <text:p>04.76.33.80.03</text:p>
          </table:table-cell>
          <table:table-cell office:value-type="string" office:value="06.14.66.63.26">
            <text:p>06.14.66.63.26</text:p>
          </table:table-cell>
          <table:table-cell office:value-type="string" office:value="06.19.09.89.35">
            <text:p>06.19.09.89.35</text:p>
          </table:table-cell>
          <table:table-cell office:value-type="string" office:value="30-07-2006">
            <text:p>30-07-2006</text:p>
          </table:table-cell>
          <table:table-cell office:value-type="string" office:value="">
            <text:p/>
          </table:table-cell>
          <table:table-cell office:value-type="string" office:value="18">
            <text:p>18</text:p>
          </table:table-cell>
          <table:table-cell office:value-type="string" office:value="1480">
            <text:p>148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6.40095427903">
            <text:p>206.40095427903</text:p>
          </table:table-cell>
          <table:table-cell office:value-type="float" office:value="10.320047713951">
            <text:p>10.320047713951</text:p>
          </table:table-cell>
          <table:table-cell office:value-type="float" office:value="196.08090656507">
            <text:p>196.08090656507</text:p>
          </table:table-cell>
          <table:table-cell office:value-type="float" office:value="2013">
            <text:p>2013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196.08090656507">
            <text:p>196.08090656507</text:p>
          </table:table-cell>
          <table:table-cell office:value-type="float" office:value="0.00090656506998243">
            <text:p>0.00090656506998243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">
            <text:p>5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ROMENT NICOLAS">
            <text:p>FROMENT NICOLAS</text:p>
          </table:table-cell>
          <table:table-cell office:value-type="string" office:value="Antoine">
            <text:p>Antoine</text:p>
          </table:table-cell>
          <table:table-cell office:value-type="string" office:value="1376 route de Racin">
            <text:p>1376 route de Rac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75.51.04">
            <text:p>04.76.75.51.04</text:p>
          </table:table-cell>
          <table:table-cell office:value-type="string" office:value="06.59.17.30.58">
            <text:p>06.59.17.30.58</text:p>
          </table:table-cell>
          <table:table-cell office:value-type="string" office:value="06.61.12.74.40">
            <text:p>06.61.12.74.40</text:p>
          </table:table-cell>
          <table:table-cell office:value-type="string" office:value="16-11-2006">
            <text:p>16-11-2006</text:p>
          </table:table-cell>
          <table:table-cell office:value-type="string" office:value="bernard.f@laposte.net">
            <text:p>bernard.f@laposte.net</text:p>
          </table:table-cell>
          <table:table-cell office:value-type="string" office:value="34">
            <text:p>34</text:p>
          </table:table-cell>
          <table:table-cell office:value-type="string" office:value="1176">
            <text:p>117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0.38730733615">
            <text:p>190.38730733615</text:p>
          </table:table-cell>
          <table:table-cell office:value-type="float" office:value="0">
            <text:p>0</text:p>
          </table:table-cell>
          <table:table-cell office:value-type="float" office:value="190.38730733615">
            <text:p>190.38730733615</text:p>
          </table:table-cell>
          <table:table-cell office:value-type="float" office:value="2013">
            <text:p>2013</text:p>
          </table:table-cell>
          <table:table-cell office:value-type="float" office:value="47.6">
            <text:p>47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39">
            <text:p>190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39">
            <text:p>190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38730733615">
            <text:p>190.38730733615</text:p>
          </table:table-cell>
          <table:table-cell office:value-type="float" office:value="-0.0026926638499845">
            <text:p>-0.0026926638499845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8">
            <text:p>25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GET">
            <text:p>GAGET</text:p>
          </table:table-cell>
          <table:table-cell office:value-type="string" office:value="Eléa">
            <text:p>Eléa</text:p>
          </table:table-cell>
          <table:table-cell office:value-type="string" office:value="1366 riute du col">
            <text:p>1366 riute du col</text:p>
          </table:table-cell>
          <table:table-cell office:value-type="string" office:value="38340">
            <text:p>38340</text:p>
          </table:table-cell>
          <table:table-cell office:value-type="string" office:value="Pommiers la placette">
            <text:p>Pommiers la placette</text:p>
          </table:table-cell>
          <table:table-cell office:value-type="string" office:value="04.57.13.13.43">
            <text:p>04.57.13.13.43</text:p>
          </table:table-cell>
          <table:table-cell office:value-type="string" office:value="06.17.23.51.36">
            <text:p>06.17.23.51.36</text:p>
          </table:table-cell>
          <table:table-cell office:value-type="string" office:value="06.78.78.62.52">
            <text:p>06.78.78.62.52</text:p>
          </table:table-cell>
          <table:table-cell office:value-type="string" office:value="20-09-2003">
            <text:p>20-09-2003</text:p>
          </table:table-cell>
          <table:table-cell office:value-type="string" office:value="max.gaget@free.fr">
            <text:p>max.gaget@free.fr</text:p>
          </table:table-cell>
          <table:table-cell office:value-type="string" office:value="170">
            <text:p>170</text:p>
          </table:table-cell>
          <table:table-cell office:value-type="string" office:value="884">
            <text:p>88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2.0015239208">
            <text:p>182.0015239208</text:p>
          </table:table-cell>
          <table:table-cell office:value-type="float" office:value="0">
            <text:p>0</text:p>
          </table:table-cell>
          <table:table-cell office:value-type="float" office:value="182.0015239208">
            <text:p>182.0015239208</text:p>
          </table:table-cell>
          <table:table-cell office:value-type="float" office:value="2013">
            <text:p>2013</text:p>
          </table:table-cell>
          <table:table-cell office:value-type="float" office:value="45.5">
            <text:p>45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.0015239208">
            <text:p>182.0015239208</text:p>
          </table:table-cell>
          <table:table-cell office:value-type="float" office:value="0.0015239207999969">
            <text:p>0.001523920799996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">
            <text:p>9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AIN">
            <text:p>GAIN</text:p>
          </table:table-cell>
          <table:table-cell office:value-type="string" office:value="Clément">
            <text:p>Clément</text:p>
          </table:table-cell>
          <table:table-cell office:value-type="string" office:value="322 rue du boutet">
            <text:p>322 rue du bout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0.42.63.78">
            <text:p>06.80.42.63.78</text:p>
          </table:table-cell>
          <table:table-cell office:value-type="string" office:value="06.81.49.34.28">
            <text:p>06.81.49.34.28</text:p>
          </table:table-cell>
          <table:table-cell office:value-type="string" office:value="04.76.50.19.73">
            <text:p>04.76.50.19.73</text:p>
          </table:table-cell>
          <table:table-cell office:value-type="string" office:value="09-12-1996">
            <text:p>09-12-1996</text:p>
          </table:table-cell>
          <table:table-cell office:value-type="string" office:value="clement.gain@hotmail.fr">
            <text:p>clement.gain@hotmail.fr</text:p>
          </table:table-cell>
          <table:table-cell office:value-type="string" office:value="58">
            <text:p>58</text:p>
          </table:table-cell>
          <table:table-cell office:value-type="string" office:value="1430">
            <text:p>143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4.02783552443">
            <text:p>264.02783552443</text:p>
          </table:table-cell>
          <table:table-cell office:value-type="float" office:value="13.201391776221">
            <text:p>13.201391776221</text:p>
          </table:table-cell>
          <table:table-cell office:value-type="float" office:value="250.82644374821">
            <text:p>250.82644374821</text:p>
          </table:table-cell>
          <table:table-cell office:value-type="float" office:value="2013">
            <text:p>2013</text:p>
          </table:table-cell>
          <table:table-cell office:value-type="float" office:value="62.71">
            <text:p>62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1">
            <text:p>66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1">
            <text:p>66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71">
            <text:p>62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71">
            <text:p>62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71">
            <text:p>62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71">
            <text:p>62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4">
            <text:p>59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4">
            <text:p>59.4</text:p>
          </table:table-cell>
          <table:table-cell office:value-type="float" office:value="250.82644374821">
            <text:p>250.82644374821</text:p>
          </table:table-cell>
          <table:table-cell office:value-type="float" office:value="-0.0035562517900019">
            <text:p>-0.0035562517900019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">
            <text:p>9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AIN">
            <text:p>GAIN</text:p>
          </table:table-cell>
          <table:table-cell office:value-type="string" office:value="Elise">
            <text:p>Elise</text:p>
          </table:table-cell>
          <table:table-cell office:value-type="string" office:value="322 rue du boutet">
            <text:p>322 rue du bout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9.73">
            <text:p>04.76.50.19.73</text:p>
          </table:table-cell>
          <table:table-cell office:value-type="string" office:value="06.81.49.34.28">
            <text:p>06.81.49.34.28</text:p>
          </table:table-cell>
          <table:table-cell office:value-type="string" office:value="">
            <text:p/>
          </table:table-cell>
          <table:table-cell office:value-type="string" office:value="01-01-2001">
            <text:p>01-01-2001</text:p>
          </table:table-cell>
          <table:table-cell office:value-type="string" office:value="benedicte.gain@free.fr">
            <text:p>benedicte.gain@free.fr</text:p>
          </table:table-cell>
          <table:table-cell office:value-type="string" office:value="58">
            <text:p>58</text:p>
          </table:table-cell>
          <table:table-cell office:value-type="string" office:value="1430">
            <text:p>143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56308527161">
            <text:p>233.56308527161</text:p>
          </table:table-cell>
          <table:table-cell office:value-type="float" office:value="11.67815426358">
            <text:p>11.67815426358</text:p>
          </table:table-cell>
          <table:table-cell office:value-type="float" office:value="221.88493100803">
            <text:p>221.88493100803</text:p>
          </table:table-cell>
          <table:table-cell office:value-type="float" office:value="2013">
            <text:p>2013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0.47">
            <text:p>40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221.88493100803">
            <text:p>221.88493100803</text:p>
          </table:table-cell>
          <table:table-cell office:value-type="float" office:value="0.0049310080300131">
            <text:p>0.0049310080300131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3">
            <text:p>24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AROFALO">
            <text:p>GAROFALO</text:p>
          </table:table-cell>
          <table:table-cell office:value-type="string" office:value="Pascal">
            <text:p>Pascal</text:p>
          </table:table-cell>
          <table:table-cell office:value-type="string" office:value="83 allée des Hortensias">
            <text:p>83 allée des Hortensia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6 64 80">
            <text:p>04 76 56 64 80</text:p>
          </table:table-cell>
          <table:table-cell office:value-type="string" office:value="">
            <text:p/>
          </table:table-cell>
          <table:table-cell office:value-type="string" office:value="06 08 37 55 65">
            <text:p>06 08 37 55 65</text:p>
          </table:table-cell>
          <table:table-cell office:value-type="string" office:value="01-07-1956">
            <text:p>01-07-1956</text:p>
          </table:table-cell>
          <table:table-cell office:value-type="string" office:value="pascalino38@aol.com">
            <text:p>pascalino38@aol.com</text:p>
          </table:table-cell>
          <table:table-cell office:value-type="string" office:value="160">
            <text:p>160</text:p>
          </table:table-cell>
          <table:table-cell office:value-type="string" office:value="1262">
            <text:p>126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377385893">
            <text:p>213.377385893</text:p>
          </table:table-cell>
          <table:table-cell office:value-type="float" office:value="0">
            <text:p>0</text:p>
          </table:table-cell>
          <table:table-cell office:value-type="float" office:value="213.377385893">
            <text:p>213.377385893</text:p>
          </table:table-cell>
          <table:table-cell office:value-type="float" office:value="2013">
            <text:p>2013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6">
            <text:p>53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6">
            <text:p>53.36</text:p>
          </table:table-cell>
          <table:table-cell office:value-type="float" office:value="213.377385893">
            <text:p>213.377385893</text:p>
          </table:table-cell>
          <table:table-cell office:value-type="float" office:value="-0.0026141069999994">
            <text:p>-0.0026141069999994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3">
            <text:p>25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ASDEBLAY">
            <text:p>GASDEBLAY</text:p>
          </table:table-cell>
          <table:table-cell office:value-type="string" office:value="Flavien">
            <text:p>Flavien</text:p>
          </table:table-cell>
          <table:table-cell office:value-type="string" office:value="193 rue de Chassolière">
            <text:p>193 rue de Chassol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73.08.20">
            <text:p>09.54.73.08.20</text:p>
          </table:table-cell>
          <table:table-cell office:value-type="string" office:value="06.87.30.50.35">
            <text:p>06.87.30.50.35</text:p>
          </table:table-cell>
          <table:table-cell office:value-type="string" office:value="">
            <text:p/>
          </table:table-cell>
          <table:table-cell office:value-type="string" office:value="20-05-2002">
            <text:p>20-05-2002</text:p>
          </table:table-cell>
          <table:table-cell office:value-type="string" office:value="catherine.gasdeblay@free.fr">
            <text:p>catherine.gasdeblay@free.fr</text:p>
          </table:table-cell>
          <table:table-cell office:value-type="string" office:value="167">
            <text:p>167</text:p>
          </table:table-cell>
          <table:table-cell office:value-type="string" office:value="1200">
            <text:p>12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0.02428793447">
            <text:p>220.02428793447</text:p>
          </table:table-cell>
          <table:table-cell office:value-type="float" office:value="22.002428793447">
            <text:p>22.002428793447</text:p>
          </table:table-cell>
          <table:table-cell office:value-type="float" office:value="198.02185914102">
            <text:p>198.02185914102</text:p>
          </table:table-cell>
          <table:table-cell office:value-type="float" office:value="2013">
            <text:p>2013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1">
            <text:p>55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1">
            <text:p>55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8.02185914102">
            <text:p>198.02185914102</text:p>
          </table:table-cell>
          <table:table-cell office:value-type="float" office:value="43.99185914102">
            <text:p>43.99185914102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4">
            <text:p>25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SDEBLAY">
            <text:p>GASDEBLAY</text:p>
          </table:table-cell>
          <table:table-cell office:value-type="string" office:value="Mel">
            <text:p>Mel</text:p>
          </table:table-cell>
          <table:table-cell office:value-type="string" office:value="193 rue de chassolière">
            <text:p>193 rue de chassol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73.08.20">
            <text:p>09.54.73.08.20</text:p>
          </table:table-cell>
          <table:table-cell office:value-type="string" office:value="06.87.30.50.35">
            <text:p>06.87.30.50.35</text:p>
          </table:table-cell>
          <table:table-cell office:value-type="string" office:value="">
            <text:p/>
          </table:table-cell>
          <table:table-cell office:value-type="string" office:value="20-03-2007">
            <text:p>20-03-2007</text:p>
          </table:table-cell>
          <table:table-cell office:value-type="string" office:value="catherine.gasdeblay@free.fr">
            <text:p>catherine.gasdeblay@free.fr</text:p>
          </table:table-cell>
          <table:table-cell office:value-type="string" office:value="167">
            <text:p>167</text:p>
          </table:table-cell>
          <table:table-cell office:value-type="string" office:value="1200">
            <text:p>12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1.3254677691">
            <text:p>191.3254677691</text:p>
          </table:table-cell>
          <table:table-cell office:value-type="float" office:value="19.13254677691">
            <text:p>19.13254677691</text:p>
          </table:table-cell>
          <table:table-cell office:value-type="float" office:value="172.19292099219">
            <text:p>172.19292099219</text:p>
          </table:table-cell>
          <table:table-cell office:value-type="float" office:value="2013">
            <text:p>2013</text:p>
          </table:table-cell>
          <table:table-cell office:value-type="float" office:value="43.05">
            <text:p>43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4">
            <text:p>45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4">
            <text:p>45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5">
            <text:p>43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5">
            <text:p>43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5">
            <text:p>43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5">
            <text:p>43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2.19292099219">
            <text:p>172.19292099219</text:p>
          </table:table-cell>
          <table:table-cell office:value-type="float" office:value="40.65292099219">
            <text:p>40.65292099219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5">
            <text:p>25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ASDEBLAY">
            <text:p>GASDEBLAY</text:p>
          </table:table-cell>
          <table:table-cell office:value-type="string" office:value="Catherine">
            <text:p>Catherine</text:p>
          </table:table-cell>
          <table:table-cell office:value-type="string" office:value="193 rue de chassolière">
            <text:p>193 rue de chassol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73.08.20">
            <text:p>09.54.73.08.20</text:p>
          </table:table-cell>
          <table:table-cell office:value-type="string" office:value="06.87.30.50.35">
            <text:p>06.87.30.50.35</text:p>
          </table:table-cell>
          <table:table-cell office:value-type="string" office:value="">
            <text:p/>
          </table:table-cell>
          <table:table-cell office:value-type="string" office:value="21-03-1973">
            <text:p>21-03-1973</text:p>
          </table:table-cell>
          <table:table-cell office:value-type="string" office:value="catherine.gasdeblay@free.fr">
            <text:p>catherine.gasdeblay@free.fr</text:p>
          </table:table-cell>
          <table:table-cell office:value-type="string" office:value="167">
            <text:p>167</text:p>
          </table:table-cell>
          <table:table-cell office:value-type="string" office:value="1200">
            <text:p>12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2.02671672792">
            <text:p>242.02671672792</text:p>
          </table:table-cell>
          <table:table-cell office:value-type="float" office:value="24.202671672792">
            <text:p>24.202671672792</text:p>
          </table:table-cell>
          <table:table-cell office:value-type="float" office:value="217.82404505512">
            <text:p>217.82404505512</text:p>
          </table:table-cell>
          <table:table-cell office:value-type="float" office:value="2013">
            <text:p>2013</text:p>
          </table:table-cell>
          <table:table-cell office:value-type="float" office:value="54.46">
            <text:p>5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46">
            <text:p>5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46">
            <text:p>5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3.36">
            <text:p>163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3.36">
            <text:p>163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7.82404505512">
            <text:p>217.82404505512</text:p>
          </table:table-cell>
          <table:table-cell office:value-type="float" office:value="0.004045055119974">
            <text:p>0.004045055119974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1">
            <text:p>24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SPERONI">
            <text:p>GASPERONI</text:p>
          </table:table-cell>
          <table:table-cell office:value-type="string" office:value="Anaelle">
            <text:p>Anaelle</text:p>
          </table:table-cell>
          <table:table-cell office:value-type="string" office:value="44 allée des Erables">
            <text:p>44 allée des Erab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0479">
            <text:p>0476500479</text:p>
          </table:table-cell>
          <table:table-cell office:value-type="string" office:value="">
            <text:p/>
          </table:table-cell>
          <table:table-cell office:value-type="string" office:value="15-08-2005">
            <text:p>15-08-2005</text:p>
          </table:table-cell>
          <table:table-cell office:value-type="string" office:value="l.gasperoni@laposte.net">
            <text:p>l.gasperoni@laposte.net</text:p>
          </table:table-cell>
          <table:table-cell office:value-type="string" office:value="158">
            <text:p>158</text:p>
          </table:table-cell>
          <table:table-cell office:value-type="string" office:value="1466">
            <text:p>146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5.44936585763">
            <text:p>205.44936585763</text:p>
          </table:table-cell>
          <table:table-cell office:value-type="float" office:value="0">
            <text:p>0</text:p>
          </table:table-cell>
          <table:table-cell office:value-type="float" office:value="205.44936585763">
            <text:p>205.44936585763</text:p>
          </table:table-cell>
          <table:table-cell office:value-type="float" office:value="2013">
            <text:p>2013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7">
            <text:p>51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7">
            <text:p>51.37</text:p>
          </table:table-cell>
          <table:table-cell office:value-type="float" office:value="205.44936585763">
            <text:p>205.44936585763</text:p>
          </table:table-cell>
          <table:table-cell office:value-type="float" office:value="-0.00063414236998938">
            <text:p>-0.00063414236998938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DART">
            <text:p>GAUDART</text:p>
          </table:table-cell>
          <table:table-cell office:value-type="string" office:value="Cécile">
            <text:p>Cécile</text:p>
          </table:table-cell>
          <table:table-cell office:value-type="string" office:value="170 allée Jean-François Thorand">
            <text:p>170 allée Jean-François Tho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27-10-2001">
            <text:p>27-10-2001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81976594417">
            <text:p>234.81976594417</text:p>
          </table:table-cell>
          <table:table-cell office:value-type="float" office:value="46.963953188835">
            <text:p>46.963953188835</text:p>
          </table:table-cell>
          <table:table-cell office:value-type="float" office:value="187.85581275534">
            <text:p>187.85581275534</text:p>
          </table:table-cell>
          <table:table-cell office:value-type="float" office:value="2013">
            <text:p>2013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96">
            <text:p>49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96">
            <text:p>49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98">
            <text:p>43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98">
            <text:p>43.98</text:p>
          </table:table-cell>
          <table:table-cell office:value-type="float" office:value="187.85581275534">
            <text:p>187.85581275534</text:p>
          </table:table-cell>
          <table:table-cell office:value-type="float" office:value="-0.0041872446599882">
            <text:p>-0.0041872446599882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">
            <text:p>9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DART">
            <text:p>GAUDART</text:p>
          </table:table-cell>
          <table:table-cell office:value-type="string" office:value="Juliette">
            <text:p>Juliette</text:p>
          </table:table-cell>
          <table:table-cell office:value-type="string" office:value="170 allée Jean-François Thorand">
            <text:p>170 allée Jean-François Tho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28-08-2005">
            <text:p>28-08-2005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19110082102">
            <text:p>204.19110082102</text:p>
          </table:table-cell>
          <table:table-cell office:value-type="float" office:value="40.838220164204">
            <text:p>40.838220164204</text:p>
          </table:table-cell>
          <table:table-cell office:value-type="float" office:value="163.35288065682">
            <text:p>163.35288065682</text:p>
          </table:table-cell>
          <table:table-cell office:value-type="float" office:value="2013">
            <text:p>2013</text:p>
          </table:table-cell>
          <table:table-cell office:value-type="float" office:value="40.84">
            <text:p>4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05">
            <text:p>51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05">
            <text:p>51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84">
            <text:p>4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84">
            <text:p>4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84">
            <text:p>4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84">
            <text:p>4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.62">
            <text:p>30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.62">
            <text:p>30.62</text:p>
          </table:table-cell>
          <table:table-cell office:value-type="float" office:value="163.35288065682">
            <text:p>163.35288065682</text:p>
          </table:table-cell>
          <table:table-cell office:value-type="float" office:value="0.0028806568199684">
            <text:p>0.00288065681996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">
            <text:p>9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DART">
            <text:p>GAUDART</text:p>
          </table:table-cell>
          <table:table-cell office:value-type="string" office:value="Laëtitia">
            <text:p>Laëtitia</text:p>
          </table:table-cell>
          <table:table-cell office:value-type="string" office:value="170 allée Jean-François Thorand">
            <text:p>170 allée Jean-François Tho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20-02-1999">
            <text:p>20-02-1999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81976594417">
            <text:p>234.81976594417</text:p>
          </table:table-cell>
          <table:table-cell office:value-type="float" office:value="46.963953188834">
            <text:p>46.963953188834</text:p>
          </table:table-cell>
          <table:table-cell office:value-type="float" office:value="187.85581275534">
            <text:p>187.85581275534</text:p>
          </table:table-cell>
          <table:table-cell office:value-type="float" office:value="2013">
            <text:p>2013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7">
            <text:p>55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7">
            <text:p>55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7">
            <text:p>4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7">
            <text:p>4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6">
            <text:p>38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6">
            <text:p>38.16</text:p>
          </table:table-cell>
          <table:table-cell office:value-type="float" office:value="187.85581275534">
            <text:p>187.85581275534</text:p>
          </table:table-cell>
          <table:table-cell office:value-type="float" office:value="-0.0041872446600166">
            <text:p>-0.004187244660016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">
            <text:p>9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AUDART">
            <text:p>GAUDART</text:p>
          </table:table-cell>
          <table:table-cell office:value-type="string" office:value="Catherine">
            <text:p>Catherine</text:p>
          </table:table-cell>
          <table:table-cell office:value-type="string" office:value="170 allée Jean-François Thorand">
            <text:p>170 allée Jean-François Tho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01-03-1967">
            <text:p>01-03-1967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intru2cycle2">
            <text:p>intru2cycle2</text:p>
          </table:table-cell>
          <table:table-cell office:value-type="string" office:value="non">
            <text:p>non</text:p>
          </table:table-cell>
          <table:table-cell office:value-type="float" office:value="374.53752668096">
            <text:p>374.53752668096</text:p>
          </table:table-cell>
          <table:table-cell office:value-type="float" office:value="74.907505336192">
            <text:p>74.907505336192</text:p>
          </table:table-cell>
          <table:table-cell office:value-type="float" office:value="299.63002134477">
            <text:p>299.63002134477</text:p>
          </table:table-cell>
          <table:table-cell office:value-type="float" office:value="2013">
            <text:p>2013</text:p>
          </table:table-cell>
          <table:table-cell office:value-type="float" office:value="74.91">
            <text:p>74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4.27">
            <text:p>84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4.27">
            <text:p>84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91">
            <text:p>74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91">
            <text:p>74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91">
            <text:p>74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91">
            <text:p>74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54">
            <text:p>65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54">
            <text:p>65.54</text:p>
          </table:table-cell>
          <table:table-cell office:value-type="float" office:value="299.63002134477">
            <text:p>299.63002134477</text:p>
          </table:table-cell>
          <table:table-cell office:value-type="float" office:value="2.1344770004816E-5">
            <text:p>2.1344770004816E-5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THIER">
            <text:p>GAUTHIER</text:p>
          </table:table-cell>
          <table:table-cell office:value-type="string" office:value="Karine">
            <text:p>Karine</text:p>
          </table:table-cell>
          <table:table-cell office:value-type="string" office:value="8 chemin de champ chabert">
            <text:p>8 chemin de champ chabert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6.11.49">
            <text:p>04.76.06.11.49</text:p>
          </table:table-cell>
          <table:table-cell office:value-type="string" office:value="04.76.06.11.49">
            <text:p>04.76.06.11.49</text:p>
          </table:table-cell>
          <table:table-cell office:value-type="string" office:value="04.76.06.11.49">
            <text:p>04.76.06.11.49</text:p>
          </table:table-cell>
          <table:table-cell office:value-type="string" office:value="30-04-2000">
            <text:p>30-04-2000</text:p>
          </table:table-cell>
          <table:table-cell office:value-type="string" office:value="a2chk.gauthier@orange.fr">
            <text:p>a2chk.gauthier@orange.fr</text:p>
          </table:table-cell>
          <table:table-cell office:value-type="string" office:value="7">
            <text:p>7</text:p>
          </table:table-cell>
          <table:table-cell office:value-type="string" office:value="1035">
            <text:p>103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58738035182">
            <text:p>213.58738035182</text:p>
          </table:table-cell>
          <table:table-cell office:value-type="float" office:value="0">
            <text:p>0</text:p>
          </table:table-cell>
          <table:table-cell office:value-type="float" office:value="213.58738035182">
            <text:p>213.58738035182</text:p>
          </table:table-cell>
          <table:table-cell office:value-type="float" office:value="2013">
            <text:p>2013</text:p>
          </table:table-cell>
          <table:table-cell office:value-type="float" office:value="53.4">
            <text:p>53.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8.59">
            <text:p>198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9">
            <text:p>21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738035182">
            <text:p>213.58738035182</text:p>
          </table:table-cell>
          <table:table-cell office:value-type="float" office:value="-0.0026196481800014">
            <text:p>-0.002619648180001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cordes C1">
            <text:p>Orchestre cordes C1</text:p>
          </table:table-cell>
        </table:table-row>
        <table:table-row>
          <table:table-cell office:value-type="float" office:value="240">
            <text:p>24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ERGAUD">
            <text:p>GERGAUD</text:p>
          </table:table-cell>
          <table:table-cell office:value-type="string" office:value="Ambre">
            <text:p>Ambre</text:p>
          </table:table-cell>
          <table:table-cell office:value-type="string" office:value="64 rue de la grande montée">
            <text:p>64 rue de la grande monté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">
            <text:p/>
          </table:table-cell>
          <table:table-cell office:value-type="string" office:value="0676328281">
            <text:p>0676328281</text:p>
          </table:table-cell>
          <table:table-cell office:value-type="string" office:value="0637019592">
            <text:p>0637019592</text:p>
          </table:table-cell>
          <table:table-cell office:value-type="string" office:value="01-07-2005">
            <text:p>01-07-2005</text:p>
          </table:table-cell>
          <table:table-cell office:value-type="string" office:value="laboiteaid@orange.fr">
            <text:p>laboiteaid@orange.fr</text:p>
          </table:table-cell>
          <table:table-cell office:value-type="string" office:value="157">
            <text:p>157</text:p>
          </table:table-cell>
          <table:table-cell office:value-type="string" office:value="1687">
            <text:p>16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2.27069279217">
            <text:p>222.27069279217</text:p>
          </table:table-cell>
          <table:table-cell office:value-type="float" office:value="0">
            <text:p>0</text:p>
          </table:table-cell>
          <table:table-cell office:value-type="float" office:value="222.27069279217">
            <text:p>222.27069279217</text:p>
          </table:table-cell>
          <table:table-cell office:value-type="float" office:value="2013">
            <text:p>2013</text:p>
          </table:table-cell>
          <table:table-cell office:value-type="float" office:value="55.57">
            <text:p>55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2.27">
            <text:p>222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2.27">
            <text:p>222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2.27069279217">
            <text:p>222.27069279217</text:p>
          </table:table-cell>
          <table:table-cell office:value-type="float" office:value="0.00069279216998552">
            <text:p>0.0006927921699855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5">
            <text:p>19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ONZALEZ">
            <text:p>GONZALEZ</text:p>
          </table:table-cell>
          <table:table-cell office:value-type="string" office:value="Nuria">
            <text:p>Nuria</text:p>
          </table:table-cell>
          <table:table-cell office:value-type="string" office:value="14 hameau de bouvardière">
            <text:p>14 hameau de bouvar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30.69.22">
            <text:p>09.53.30.69.22</text:p>
          </table:table-cell>
          <table:table-cell office:value-type="string" office:value="06.16.68.21.50">
            <text:p>06.16.68.21.50</text:p>
          </table:table-cell>
          <table:table-cell office:value-type="string" office:value="06.11.48.00.60">
            <text:p>06.11.48.00.60</text:p>
          </table:table-cell>
          <table:table-cell office:value-type="string" office:value="02-03-2005">
            <text:p>02-03-2005</text:p>
          </table:table-cell>
          <table:table-cell office:value-type="string" office:value="martasaura@yahoo.es">
            <text:p>martasaura@yahoo.es</text:p>
          </table:table-cell>
          <table:table-cell office:value-type="string" office:value="23">
            <text:p>23</text:p>
          </table:table-cell>
          <table:table-cell office:value-type="string" office:value="442">
            <text:p>44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5.38558039555">
            <text:p>175.38558039555</text:p>
          </table:table-cell>
          <table:table-cell office:value-type="float" office:value="17.538558039555">
            <text:p>17.538558039555</text:p>
          </table:table-cell>
          <table:table-cell office:value-type="float" office:value="157.84702235599">
            <text:p>157.84702235599</text:p>
          </table:table-cell>
          <table:table-cell office:value-type="float" office:value="2013">
            <text:p>2013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7">
            <text:p>39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7">
            <text:p>39.47</text:p>
          </table:table-cell>
          <table:table-cell office:value-type="float" office:value="157.84702235599">
            <text:p>157.84702235599</text:p>
          </table:table-cell>
          <table:table-cell office:value-type="float" office:value="-0.0029776440100022">
            <text:p>-0.002977644010002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6">
            <text:p>19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ONZALEZ">
            <text:p>GONZALEZ</text:p>
          </table:table-cell>
          <table:table-cell office:value-type="string" office:value="José Luiz">
            <text:p>José Luiz</text:p>
          </table:table-cell>
          <table:table-cell office:value-type="string" office:value="14 hameau de bouvardière">
            <text:p>14 hameau de bouvar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11.48.00.60">
            <text:p>06.11.48.00.60</text:p>
          </table:table-cell>
          <table:table-cell office:value-type="string" office:value="06.16.68.21.50">
            <text:p>06.16.68.21.50</text:p>
          </table:table-cell>
          <table:table-cell office:value-type="string" office:value="">
            <text:p/>
          </table:table-cell>
          <table:table-cell office:value-type="string" office:value="30-12-1969">
            <text:p>30-12-1969</text:p>
          </table:table-cell>
          <table:table-cell office:value-type="string" office:value="jsl.gonzalez38@gmail.com">
            <text:p>jsl.gonzalez38@gmail.com</text:p>
          </table:table-cell>
          <table:table-cell office:value-type="string" office:value="23">
            <text:p>23</text:p>
          </table:table-cell>
          <table:table-cell office:value-type="string" office:value="442">
            <text:p>44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2.92413843511">
            <text:p>192.92413843511</text:p>
          </table:table-cell>
          <table:table-cell office:value-type="float" office:value="19.292413843511">
            <text:p>19.292413843511</text:p>
          </table:table-cell>
          <table:table-cell office:value-type="float" office:value="173.6317245916">
            <text:p>173.6317245916</text:p>
          </table:table-cell>
          <table:table-cell office:value-type="float" office:value="2013">
            <text:p>2013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">
            <text:p>43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">
            <text:p>43.4</text:p>
          </table:table-cell>
          <table:table-cell office:value-type="float" office:value="173.6317245916">
            <text:p>173.6317245916</text:p>
          </table:table-cell>
          <table:table-cell office:value-type="float" office:value="0.0017245916000093">
            <text:p>0.0017245916000093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7">
            <text:p>13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OUZE">
            <text:p>GOUZE</text:p>
          </table:table-cell>
          <table:table-cell office:value-type="string" office:value="Oriana">
            <text:p>Oriana</text:p>
          </table:table-cell>
          <table:table-cell office:value-type="string" office:value="248C rue du Port">
            <text:p>248C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51 95 71 71">
            <text:p>06 51 95 71 71</text:p>
          </table:table-cell>
          <table:table-cell office:value-type="string" office:value="">
            <text:p/>
          </table:table-cell>
          <table:table-cell office:value-type="string" office:value="28-01-1998">
            <text:p>28-01-1998</text:p>
          </table:table-cell>
          <table:table-cell office:value-type="string" office:value="ant.iacoviello@free.fr">
            <text:p>ant.iacoviello@free.fr</text:p>
          </table:table-cell>
          <table:table-cell office:value-type="string" office:value="86">
            <text:p>86</text:p>
          </table:table-cell>
          <table:table-cell office:value-type="string" office:value="3190">
            <text:p>319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1.54633559439">
            <text:p>351.54633559439</text:p>
          </table:table-cell>
          <table:table-cell office:value-type="float" office:value="0">
            <text:p>0</text:p>
          </table:table-cell>
          <table:table-cell office:value-type="float" office:value="351.54633559439">
            <text:p>351.54633559439</text:p>
          </table:table-cell>
          <table:table-cell office:value-type="float" office:value="2013">
            <text:p>2013</text:p>
          </table:table-cell>
          <table:table-cell office:value-type="float" office:value="87.89">
            <text:p>87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1.55">
            <text:p>351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1.55">
            <text:p>351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1.54633559439">
            <text:p>351.54633559439</text:p>
          </table:table-cell>
          <table:table-cell office:value-type="float" office:value="-0.0036644056100386">
            <text:p>-0.003664405610038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3">
            <text:p>12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RATIER-COFFIN">
            <text:p>GRATIER-COFFIN</text:p>
          </table:table-cell>
          <table:table-cell office:value-type="string" office:value="Elisabeth">
            <text:p>Elisabeth</text:p>
          </table:table-cell>
          <table:table-cell office:value-type="string" office:value="31 ch des Buis">
            <text:p>31 ch des Bui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62617038">
            <text:p>066261703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3-1939">
            <text:p>31-03-1939</text:p>
          </table:table-cell>
          <table:table-cell office:value-type="string" office:value="gratierelisabeth@free.fr">
            <text:p>gratierelisabeth@free.fr</text:p>
          </table:table-cell>
          <table:table-cell office:value-type="string" office:value="77">
            <text:p>77</text:p>
          </table:table-cell>
          <table:table-cell office:value-type="string" office:value="650">
            <text:p>65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5.7118641587">
            <text:p>195.7118641587</text:p>
          </table:table-cell>
          <table:table-cell office:value-type="float" office:value="0">
            <text:p>0</text:p>
          </table:table-cell>
          <table:table-cell office:value-type="float" office:value="195.7118641587">
            <text:p>195.7118641587</text:p>
          </table:table-cell>
          <table:table-cell office:value-type="float" office:value="2013">
            <text:p>2013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2">
            <text:p>48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2">
            <text:p>48.92</text:p>
          </table:table-cell>
          <table:table-cell office:value-type="float" office:value="195.7118641587">
            <text:p>195.7118641587</text:p>
          </table:table-cell>
          <table:table-cell office:value-type="float" office:value="0.0018641587000161">
            <text:p>0.0018641587000161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7">
            <text:p>11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RIMAUD">
            <text:p>GRIMAUD</text:p>
          </table:table-cell>
          <table:table-cell office:value-type="string" office:value="Rémi">
            <text:p>Rémi</text:p>
          </table:table-cell>
          <table:table-cell office:value-type="string" office:value="Impasse des frères Montgolfières">
            <text:p>Impasse des frères Montgolf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.12.35.96.65">
            <text:p>06.12.35.96.65</text:p>
          </table:table-cell>
          <table:table-cell office:value-type="string" office:value="06.75.65.67.43">
            <text:p>06.75.65.67.43</text:p>
          </table:table-cell>
          <table:table-cell office:value-type="string" office:value="02-05-2000">
            <text:p>02-05-2000</text:p>
          </table:table-cell>
          <table:table-cell office:value-type="string" office:value="corinne.grimaud@hotmail.fr">
            <text:p>corinne.grimaud@hotmail.fr</text:p>
          </table:table-cell>
          <table:table-cell office:value-type="string" office:value="72">
            <text:p>72</text:p>
          </table:table-cell>
          <table:table-cell office:value-type="string" office:value="2343">
            <text:p>23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6.93100782125">
            <text:p>296.93100782125</text:p>
          </table:table-cell>
          <table:table-cell office:value-type="float" office:value="14.846550391063">
            <text:p>14.846550391063</text:p>
          </table:table-cell>
          <table:table-cell office:value-type="float" office:value="282.08445743019">
            <text:p>282.08445743019</text:p>
          </table:table-cell>
          <table:table-cell office:value-type="float" office:value="2013">
            <text:p>2013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23">
            <text:p>74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23">
            <text:p>74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81">
            <text:p>66.8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81">
            <text:p>66.81</text:p>
          </table:table-cell>
          <table:table-cell office:value-type="float" office:value="282.08445743019">
            <text:p>282.08445743019</text:p>
          </table:table-cell>
          <table:table-cell office:value-type="float" office:value="0.0044574301900298">
            <text:p>0.0044574301900298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">
            <text:p>11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RIMAUD">
            <text:p>GRIMAUD</text:p>
          </table:table-cell>
          <table:table-cell office:value-type="string" office:value="Elliot">
            <text:p>Elliot</text:p>
          </table:table-cell>
          <table:table-cell office:value-type="string" office:value="Impasse des frères Montgolfières">
            <text:p>Impasse des frères Montgolf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.12.35.96.65">
            <text:p>06.12.35.96.65</text:p>
          </table:table-cell>
          <table:table-cell office:value-type="string" office:value="06.75.65.67.43">
            <text:p>06.75.65.67.43</text:p>
          </table:table-cell>
          <table:table-cell office:value-type="string" office:value="02-05-2000">
            <text:p>02-05-2000</text:p>
          </table:table-cell>
          <table:table-cell office:value-type="string" office:value="">
            <text:p/>
          </table:table-cell>
          <table:table-cell office:value-type="string" office:value="72">
            <text:p>72</text:p>
          </table:table-cell>
          <table:table-cell office:value-type="string" office:value="2343">
            <text:p>23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6.93100782125">
            <text:p>296.93100782125</text:p>
          </table:table-cell>
          <table:table-cell office:value-type="float" office:value="14.846550391063">
            <text:p>14.846550391063</text:p>
          </table:table-cell>
          <table:table-cell office:value-type="float" office:value="282.08445743019">
            <text:p>282.08445743019</text:p>
          </table:table-cell>
          <table:table-cell office:value-type="float" office:value="2013">
            <text:p>2013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282.08445743019">
            <text:p>282.08445743019</text:p>
          </table:table-cell>
          <table:table-cell office:value-type="float" office:value="0.0044574301900298">
            <text:p>0.0044574301900298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6">
            <text:p>27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UILBAUD">
            <text:p>GUILBAUD</text:p>
          </table:table-cell>
          <table:table-cell office:value-type="string" office:value="Maiwenn">
            <text:p>Maiwenn</text:p>
          </table:table-cell>
          <table:table-cell office:value-type="string" office:value="132 rue du bérard">
            <text:p>132 rue du bérard</text:p>
          </table:table-cell>
          <table:table-cell office:value-type="string" office:value="385000">
            <text:p>385000</text:p>
          </table:table-cell>
          <table:table-cell office:value-type="string" office:value="Coublevie">
            <text:p>Coublevie</text:p>
          </table:table-cell>
          <table:table-cell office:value-type="string" office:value="04.76.31.37.24">
            <text:p>04.76.31.37.24</text:p>
          </table:table-cell>
          <table:table-cell office:value-type="string" office:value="06.50.45.23.90">
            <text:p>06.50.45.23.90</text:p>
          </table:table-cell>
          <table:table-cell office:value-type="string" office:value="">
            <text:p/>
          </table:table-cell>
          <table:table-cell office:value-type="string" office:value="24-09-2003">
            <text:p>24-09-2003</text:p>
          </table:table-cell>
          <table:table-cell office:value-type="string" office:value="gaelle-lb@yahoo.fr">
            <text:p>gaelle-lb@yahoo.fr</text:p>
          </table:table-cell>
          <table:table-cell office:value-type="string" office:value="181">
            <text:p>181</text:p>
          </table:table-cell>
          <table:table-cell office:value-type="string" office:value="1578">
            <text:p>157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58305715509">
            <text:p>213.58305715509</text:p>
          </table:table-cell>
          <table:table-cell office:value-type="float" office:value="0">
            <text:p>0</text:p>
          </table:table-cell>
          <table:table-cell office:value-type="float" office:value="213.58305715509">
            <text:p>213.58305715509</text:p>
          </table:table-cell>
          <table:table-cell office:value-type="float" office:value="2013">
            <text:p>2013</text:p>
          </table:table-cell>
          <table:table-cell office:value-type="float" office:value="53.4">
            <text:p>53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">
            <text:p>213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">
            <text:p>213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305715509">
            <text:p>213.58305715509</text:p>
          </table:table-cell>
          <table:table-cell office:value-type="float" office:value="0.0030571550899765">
            <text:p>0.0030571550899765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4">
            <text:p>16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UILLAUME">
            <text:p>GUILLAUME</text:p>
          </table:table-cell>
          <table:table-cell office:value-type="string" office:value="Adrien">
            <text:p>Adrien</text:p>
          </table:table-cell>
          <table:table-cell office:value-type="string" office:value="41 rue Compagnie Stéphane">
            <text:p>41 rue Compagnie Stéph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66 73">
            <text:p>04 76 50 66 73</text:p>
          </table:table-cell>
          <table:table-cell office:value-type="string" office:value="06 33 26 74 79">
            <text:p>06 33 26 74 79</text:p>
          </table:table-cell>
          <table:table-cell office:value-type="string" office:value="">
            <text:p/>
          </table:table-cell>
          <table:table-cell office:value-type="string" office:value="01-06-2001">
            <text:p>01-06-2001</text:p>
          </table:table-cell>
          <table:table-cell office:value-type="string" office:value="olisande@neuf.fr">
            <text:p>olisande@neuf.fr</text:p>
          </table:table-cell>
          <table:table-cell office:value-type="string" office:value="106">
            <text:p>106</text:p>
          </table:table-cell>
          <table:table-cell office:value-type="string" office:value="1250">
            <text:p>125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2.45431635231">
            <text:p>222.45431635231</text:p>
          </table:table-cell>
          <table:table-cell office:value-type="float" office:value="11.122715817616">
            <text:p>11.122715817616</text:p>
          </table:table-cell>
          <table:table-cell office:value-type="float" office:value="211.33160053469">
            <text:p>211.33160053469</text:p>
          </table:table-cell>
          <table:table-cell office:value-type="float" office:value="2013">
            <text:p>2013</text:p>
          </table:table-cell>
          <table:table-cell office:value-type="float" office:value="52.83">
            <text:p>52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">
            <text:p>211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">
            <text:p>211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160053469">
            <text:p>211.33160053469</text:p>
          </table:table-cell>
          <table:table-cell office:value-type="float" office:value="0.0016005346899988">
            <text:p>0.0016005346899988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5">
            <text:p>16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UILLAUME">
            <text:p>GUILLAUME</text:p>
          </table:table-cell>
          <table:table-cell office:value-type="string" office:value="Baptiste">
            <text:p>Baptiste</text:p>
          </table:table-cell>
          <table:table-cell office:value-type="string" office:value="41 rue Compagnie Stéphane">
            <text:p>41 rue Compagnie Stéph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 76 50 66 73">
            <text:p>04 76 50 66 73</text:p>
          </table:table-cell>
          <table:table-cell office:value-type="string" office:value="19-03-1999">
            <text:p>19-03-1999</text:p>
          </table:table-cell>
          <table:table-cell office:value-type="string" office:value="olisande@neuf.fr">
            <text:p>olisande@neuf.fr</text:p>
          </table:table-cell>
          <table:table-cell office:value-type="string" office:value="106">
            <text:p>106</text:p>
          </table:table-cell>
          <table:table-cell office:value-type="string" office:value="1250">
            <text:p>125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2.45431635231">
            <text:p>222.45431635231</text:p>
          </table:table-cell>
          <table:table-cell office:value-type="float" office:value="11.122715817615">
            <text:p>11.122715817615</text:p>
          </table:table-cell>
          <table:table-cell office:value-type="float" office:value="211.33160053469">
            <text:p>211.33160053469</text:p>
          </table:table-cell>
          <table:table-cell office:value-type="float" office:value="2013">
            <text:p>2013</text:p>
          </table:table-cell>
          <table:table-cell office:value-type="float" office:value="52.83">
            <text:p>52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">
            <text:p>211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">
            <text:p>211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160053469">
            <text:p>211.33160053469</text:p>
          </table:table-cell>
          <table:table-cell office:value-type="float" office:value="0.0016005346899988">
            <text:p>0.0016005346899988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9">
            <text:p>28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UILLET-REVOL">
            <text:p>GUILLET-REVOL</text:p>
          </table:table-cell>
          <table:table-cell office:value-type="string" office:value="LAURENT">
            <text:p>LAURENT</text:p>
          </table:table-cell>
          <table:table-cell office:value-type="string" office:value="67 rue des tissages">
            <text:p>67 rue des tissag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67951320">
            <text:p>0667951320</text:p>
          </table:table-cell>
          <table:table-cell office:value-type="string" office:value="0476500881">
            <text:p>0476500881</text:p>
          </table:table-cell>
          <table:table-cell office:value-type="string" office:value="0677121188">
            <text:p>0677121188</text:p>
          </table:table-cell>
          <table:table-cell office:value-type="string" office:value="02-08-1990">
            <text:p>02-08-1990</text:p>
          </table:table-cell>
          <table:table-cell office:value-type="string" office:value="p.guillet.revol@wanadoo.fr">
            <text:p>p.guillet.revol@wanadoo.fr</text:p>
          </table:table-cell>
          <table:table-cell office:value-type="string" office:value="190">
            <text:p>190</text:p>
          </table:table-cell>
          <table:table-cell office:value-type="string" office:value="3000">
            <text:p>30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84.45843099154">
            <text:p>384.45843099154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2013">
            <text:p>2013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3">
            <text:p>96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3">
            <text:p>96.13</text:p>
          </table:table-cell>
          <table:table-cell office:value-type="float" office:value="384.45843099154">
            <text:p>384.45843099154</text:p>
          </table:table-cell>
          <table:table-cell office:value-type="float" office:value="-0.0015690084599669">
            <text:p>-0.0015690084599669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ARMAND">
            <text:p>HARMAND</text:p>
          </table:table-cell>
          <table:table-cell office:value-type="string" office:value="Hugo">
            <text:p>Hugo</text:p>
          </table:table-cell>
          <table:table-cell office:value-type="string" office:value="167 rue Igor Stravinski">
            <text:p>167 rue Igor Stravinski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5.12">
            <text:p>04.76.50.15.12</text:p>
          </table:table-cell>
          <table:table-cell office:value-type="string" office:value="04.76.50.15.12">
            <text:p>04.76.50.15.12</text:p>
          </table:table-cell>
          <table:table-cell office:value-type="string" office:value="06.64.34.96.05">
            <text:p>06.64.34.96.05</text:p>
          </table:table-cell>
          <table:table-cell office:value-type="string" office:value="26-03-2005">
            <text:p>26-03-2005</text:p>
          </table:table-cell>
          <table:table-cell office:value-type="string" office:value="stefgaf@free.fr">
            <text:p>stefgaf@free.fr</text:p>
          </table:table-cell>
          <table:table-cell office:value-type="string" office:value="13">
            <text:p>13</text:p>
          </table:table-cell>
          <table:table-cell office:value-type="string" office:value="1513">
            <text:p>151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8.72272455117">
            <text:p>208.72272455117</text:p>
          </table:table-cell>
          <table:table-cell office:value-type="float" office:value="0">
            <text:p>0</text:p>
          </table:table-cell>
          <table:table-cell office:value-type="float" office:value="208.72272455117">
            <text:p>208.72272455117</text:p>
          </table:table-cell>
          <table:table-cell office:value-type="float" office:value="2013">
            <text:p>2013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208.72272455117">
            <text:p>208.72272455117</text:p>
          </table:table-cell>
          <table:table-cell office:value-type="float" office:value="0.0027245511699903">
            <text:p>0.0027245511699903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ECQUET">
            <text:p>HECQUET</text:p>
          </table:table-cell>
          <table:table-cell office:value-type="string" office:value="Siméon">
            <text:p>Siméon</text:p>
          </table:table-cell>
          <table:table-cell office:value-type="string" office:value="50 chemin des fours à chaux">
            <text:p>50 chemin des fours à ch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7005">
            <text:p>0476507005</text:p>
          </table:table-cell>
          <table:table-cell office:value-type="string" office:value="06 18 53 20 55">
            <text:p>06 18 53 20 55</text:p>
          </table:table-cell>
          <table:table-cell office:value-type="string" office:value="">
            <text:p/>
          </table:table-cell>
          <table:table-cell office:value-type="string" office:value="18-03-1998">
            <text:p>18-03-1998</text:p>
          </table:table-cell>
          <table:table-cell office:value-type="string" office:value="pascal.hecquet@wanadoo.fr">
            <text:p>pascal.hecquet@wanadoo.fr</text:p>
          </table:table-cell>
          <table:table-cell office:value-type="string" office:value="191">
            <text:p>191</text:p>
          </table:table-cell>
          <table:table-cell office:value-type="string" office:value="1088">
            <text:p>10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7.32303382803">
            <text:p>187.32303382803</text:p>
          </table:table-cell>
          <table:table-cell office:value-type="float" office:value="9.3661516914015">
            <text:p>9.3661516914015</text:p>
          </table:table-cell>
          <table:table-cell office:value-type="float" office:value="177.95688213663">
            <text:p>177.95688213663</text:p>
          </table:table-cell>
          <table:table-cell office:value-type="float" office:value="2013">
            <text:p>2013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177.95688213663">
            <text:p>177.95688213663</text:p>
          </table:table-cell>
          <table:table-cell office:value-type="float" office:value="-0.0031178633699938">
            <text:p>-0.0031178633699938</text:p>
          </table:table-cell>
          <table:table-cell office:value-type="string" office:value="Trombone">
            <text:p>Tromb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2">
            <text:p>29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HECQUET">
            <text:p>HECQUET</text:p>
          </table:table-cell>
          <table:table-cell office:value-type="string" office:value="Isaure">
            <text:p>Isaure</text:p>
          </table:table-cell>
          <table:table-cell office:value-type="string" office:value="50 chemin des fours à chaux">
            <text:p>50 chemin des fours à ch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7005">
            <text:p>0476507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-03-2004">
            <text:p>11-03-2004</text:p>
          </table:table-cell>
          <table:table-cell office:value-type="string" office:value="pascal.hecquet@wanadoo.fr">
            <text:p>pascal.hecquet@wanadoo.fr</text:p>
          </table:table-cell>
          <table:table-cell office:value-type="string" office:value="191">
            <text:p>191</text:p>
          </table:table-cell>
          <table:table-cell office:value-type="string" office:value="1088">
            <text:p>10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7.32303382803">
            <text:p>187.32303382803</text:p>
          </table:table-cell>
          <table:table-cell office:value-type="float" office:value="9.3661516914015">
            <text:p>9.3661516914015</text:p>
          </table:table-cell>
          <table:table-cell office:value-type="float" office:value="177.95688213663">
            <text:p>177.95688213663</text:p>
          </table:table-cell>
          <table:table-cell office:value-type="float" office:value="2013">
            <text:p>2013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177.95688213663">
            <text:p>177.95688213663</text:p>
          </table:table-cell>
          <table:table-cell office:value-type="float" office:value="-0.0031178633699938">
            <text:p>-0.0031178633699938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4">
            <text:p>17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EREIL">
            <text:p>HEREIL</text:p>
          </table:table-cell>
          <table:table-cell office:value-type="string" office:value="Jean-Paul">
            <text:p>Jean-Paul</text:p>
          </table:table-cell>
          <table:table-cell office:value-type="string" office:value="119 rue de Beauvillage">
            <text:p>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89 93">
            <text:p>04 76 50 89 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-08-1952">
            <text:p>14-08-1952</text:p>
          </table:table-cell>
          <table:table-cell office:value-type="string" office:value="jp.hereil@gmail.com">
            <text:p>jp.hereil@gmail.com</text:p>
          </table:table-cell>
          <table:table-cell office:value-type="string" office:value="114">
            <text:p>114</text:p>
          </table:table-cell>
          <table:table-cell office:value-type="string" office:value="2317">
            <text:p>231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25.69516845092">
            <text:p>325.69516845092</text:p>
          </table:table-cell>
          <table:table-cell office:value-type="float" office:value="0">
            <text:p>0</text:p>
          </table:table-cell>
          <table:table-cell office:value-type="float" office:value="325.69516845092">
            <text:p>325.69516845092</text:p>
          </table:table-cell>
          <table:table-cell office:value-type="float" office:value="2013">
            <text:p>2013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4">
            <text:p>81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4">
            <text:p>81.44</text:p>
          </table:table-cell>
          <table:table-cell office:value-type="float" office:value="325.69516845092">
            <text:p>325.69516845092</text:p>
          </table:table-cell>
          <table:table-cell office:value-type="float" office:value="-0.0048315490799951">
            <text:p>-0.0048315490799951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OFFMAN">
            <text:p>HOFFMAN</text:p>
          </table:table-cell>
          <table:table-cell office:value-type="string" office:value="Yannis">
            <text:p>Yannis</text:p>
          </table:table-cell>
          <table:table-cell office:value-type="string" office:value="15 rue de l'échaillon">
            <text:p>15 rue de l'échaill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0.92.46.83">
            <text:p>06.60.92.46.83</text:p>
          </table:table-cell>
          <table:table-cell office:value-type="string" office:value="06.60.92.46.83">
            <text:p>06.60.92.46.83</text:p>
          </table:table-cell>
          <table:table-cell office:value-type="string" office:value="06.30.11.68.58">
            <text:p>06.30.11.68.58</text:p>
          </table:table-cell>
          <table:table-cell office:value-type="string" office:value="18-12-2006">
            <text:p>18-12-2006</text:p>
          </table:table-cell>
          <table:table-cell office:value-type="string" office:value="n.hof@free.fr">
            <text:p>n.hof@free.fr</text:p>
          </table:table-cell>
          <table:table-cell office:value-type="string" office:value="10">
            <text:p>10</text:p>
          </table:table-cell>
          <table:table-cell office:value-type="string" office:value="4983">
            <text:p>498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6.66854018291">
            <text:p>276.66854018291</text:p>
          </table:table-cell>
          <table:table-cell office:value-type="float" office:value="0">
            <text:p>0</text:p>
          </table:table-cell>
          <table:table-cell office:value-type="float" office:value="276.66854018291">
            <text:p>276.66854018291</text:p>
          </table:table-cell>
          <table:table-cell office:value-type="float" office:value="2013">
            <text:p>2013</text:p>
          </table:table-cell>
          <table:table-cell office:value-type="float" office:value="69.17">
            <text:p>69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6.67">
            <text:p>276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6.67">
            <text:p>276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6.66854018291">
            <text:p>276.66854018291</text:p>
          </table:table-cell>
          <table:table-cell office:value-type="float" office:value="-0.0014598170899944">
            <text:p>-0.0014598170899944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151">
            <text:p>15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HOUTI-PASQUIER">
            <text:p>HOUTI-PASQUIER</text:p>
          </table:table-cell>
          <table:table-cell office:value-type="string" office:value="Amelle">
            <text:p>Amelle</text:p>
          </table:table-cell>
          <table:table-cell office:value-type="string" office:value="319 avenue de Stalingrad">
            <text:p>319 avenue de Stalingra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24 20 96">
            <text:p>04 76 24 20 96</text:p>
          </table:table-cell>
          <table:table-cell office:value-type="string" office:value="">
            <text:p/>
          </table:table-cell>
          <table:table-cell office:value-type="string" office:value="09-04-2007">
            <text:p>09-04-2007</text:p>
          </table:table-cell>
          <table:table-cell office:value-type="string" office:value="kader.houti@free.fr">
            <text:p>kader.houti@free.fr</text:p>
          </table:table-cell>
          <table:table-cell office:value-type="string" office:value="96">
            <text:p>96</text:p>
          </table:table-cell>
          <table:table-cell office:value-type="string" office:value="1913">
            <text:p>191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48.31834990453">
            <text:p>148.31834990453</text:p>
          </table:table-cell>
          <table:table-cell office:value-type="float" office:value="7.4159174952265">
            <text:p>7.4159174952265</text:p>
          </table:table-cell>
          <table:table-cell office:value-type="float" office:value="140.9024324093">
            <text:p>140.9024324093</text:p>
          </table:table-cell>
          <table:table-cell office:value-type="float" office:value="2013">
            <text:p>2013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0.9024324093">
            <text:p>140.9024324093</text:p>
          </table:table-cell>
          <table:table-cell office:value-type="float" office:value="35.2124324093">
            <text:p>35.21243240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52">
            <text:p>15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OUTI-PASQUIER">
            <text:p>HOUTI-PASQUIER</text:p>
          </table:table-cell>
          <table:table-cell office:value-type="string" office:value="Nessim">
            <text:p>Nessim</text:p>
          </table:table-cell>
          <table:table-cell office:value-type="string" office:value="319 avenue de Stalingrad">
            <text:p>319 avenue de Stalingra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 76 24 20 96">
            <text:p>04 76 24 20 96</text:p>
          </table:table-cell>
          <table:table-cell office:value-type="string" office:value="31-08-2004">
            <text:p>31-08-2004</text:p>
          </table:table-cell>
          <table:table-cell office:value-type="string" office:value="kader.houti@free.fr">
            <text:p>kader.houti@free.fr</text:p>
          </table:table-cell>
          <table:table-cell office:value-type="string" office:value="96">
            <text:p>96</text:p>
          </table:table-cell>
          <table:table-cell office:value-type="string" office:value="1913">
            <text:p>191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9.22314500731">
            <text:p>239.22314500731</text:p>
          </table:table-cell>
          <table:table-cell office:value-type="float" office:value="11.961157250366">
            <text:p>11.961157250366</text:p>
          </table:table-cell>
          <table:table-cell office:value-type="float" office:value="227.26198775695">
            <text:p>227.26198775695</text:p>
          </table:table-cell>
          <table:table-cell office:value-type="float" office:value="2013">
            <text:p>2013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26198775695">
            <text:p>227.26198775695</text:p>
          </table:table-cell>
          <table:table-cell office:value-type="float" office:value="56.80198775695">
            <text:p>56.8019877569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6">
            <text:p>23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USTACHE">
            <text:p>HUSTACHE</text:p>
          </table:table-cell>
          <table:table-cell office:value-type="string" office:value="Gaspard">
            <text:p>Gaspard</text:p>
          </table:table-cell>
          <table:table-cell office:value-type="string" office:value="152 chemin de la mirabelle">
            <text:p>152 chemin de la mirabelle</text:p>
          </table:table-cell>
          <table:table-cell office:value-type="string" office:value="38430">
            <text:p>38430</text:p>
          </table:table-cell>
          <table:table-cell office:value-type="string" office:value="saint jean de moirans">
            <text:p>saint jean de moirans</text:p>
          </table:table-cell>
          <table:table-cell office:value-type="string" office:value="06.07.41.89.80">
            <text:p>06.07.41.89.80</text:p>
          </table:table-cell>
          <table:table-cell office:value-type="string" office:value="06.07.41.89.80">
            <text:p>06.07.41.89.80</text:p>
          </table:table-cell>
          <table:table-cell office:value-type="string" office:value="06.89.84.01.73">
            <text:p>06.89.84.01.73</text:p>
          </table:table-cell>
          <table:table-cell office:value-type="string" office:value="16-09-2008">
            <text:p>16-09-2008</text:p>
          </table:table-cell>
          <table:table-cell office:value-type="string" office:value="lausyl20@gmail.com">
            <text:p>lausyl20@gmail.com</text:p>
          </table:table-cell>
          <table:table-cell office:value-type="string" office:value="2">
            <text:p>2</text:p>
          </table:table-cell>
          <table:table-cell office:value-type="string" office:value="1808">
            <text:p>1808</text:p>
          </table:table-cell>
          <table:table-cell office:value-type="string" office:value="HUSTACHE">
            <text:p>HUSTACHE</text:p>
          </table:table-cell>
          <table:table-cell office:value-type="string" office:value="Roxane">
            <text:p>Roxane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43.72437961821">
            <text:p>143.72437961821</text:p>
          </table:table-cell>
          <table:table-cell office:value-type="float" office:value="7.1862189809106">
            <text:p>7.1862189809106</text:p>
          </table:table-cell>
          <table:table-cell office:value-type="float" office:value="136.5381606373">
            <text:p>136.5381606373</text:p>
          </table:table-cell>
          <table:table-cell office:value-type="float" office:value="2013">
            <text:p>2013</text:p>
          </table:table-cell>
          <table:table-cell office:value-type="float" office:value="34.13">
            <text:p>34.13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4">
            <text:p>46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13">
            <text:p>34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13">
            <text:p>34.13</text:p>
          </table:table-cell>
          <table:table-cell office:value-type="float" office:value="4.13">
            <text:p>4.1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13">
            <text:p>34.13</text:p>
          </table:table-cell>
          <table:table-cell office:value-type="float" office:value="2.24">
            <text:p>2.2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.24">
            <text:p>22.24</text:p>
          </table:table-cell>
          <table:table-cell office:value-type="float" office:value="136.5381606373">
            <text:p>136.5381606373</text:p>
          </table:table-cell>
          <table:table-cell office:value-type="float" office:value="-0.001839362700025">
            <text:p>-0.0018393627000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HUSTACHE">
            <text:p>HUSTACHE</text:p>
          </table:table-cell>
          <table:table-cell office:value-type="string" office:value="Roxane">
            <text:p>Roxane</text:p>
          </table:table-cell>
          <table:table-cell office:value-type="string" office:value="152 chemin de la Mirabelle">
            <text:p>152 chemin de la Mirabelle</text:p>
          </table:table-cell>
          <table:table-cell office:value-type="string" office:value="38430">
            <text:p>38430</text:p>
          </table:table-cell>
          <table:table-cell office:value-type="string" office:value="Saint Jean de Moirans">
            <text:p>Saint Jean de Moirans</text:p>
          </table:table-cell>
          <table:table-cell office:value-type="string" office:value="">
            <text:p/>
          </table:table-cell>
          <table:table-cell office:value-type="string" office:value="0607418980">
            <text:p>0607418980</text:p>
          </table:table-cell>
          <table:table-cell office:value-type="string" office:value="0952401543">
            <text:p>0952401543</text:p>
          </table:table-cell>
          <table:table-cell office:value-type="string" office:value="26-09-2002">
            <text:p>26-09-2002</text:p>
          </table:table-cell>
          <table:table-cell office:value-type="string" office:value="lausyl20@gmail.com">
            <text:p>lausyl20@gmail.com</text:p>
          </table:table-cell>
          <table:table-cell office:value-type="string" office:value="2">
            <text:p>2</text:p>
          </table:table-cell>
          <table:table-cell office:value-type="string" office:value="1808">
            <text:p>1808</text:p>
          </table:table-cell>
          <table:table-cell office:value-type="string" office:value="HUSTACHE">
            <text:p>HUSTACHE</text:p>
          </table:table-cell>
          <table:table-cell office:value-type="string" office:value="Roxane">
            <text:p>Roxane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81351551325">
            <text:p>231.81351551325</text:p>
          </table:table-cell>
          <table:table-cell office:value-type="float" office:value="11.590675775663">
            <text:p>11.590675775663</text:p>
          </table:table-cell>
          <table:table-cell office:value-type="float" office:value="220.22283973759">
            <text:p>220.22283973759</text:p>
          </table:table-cell>
          <table:table-cell office:value-type="float" office:value="2013">
            <text:p>2013</text:p>
          </table:table-cell>
          <table:table-cell office:value-type="float" office:value="55.06">
            <text:p>55.06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4">
            <text:p>46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6">
            <text:p>55.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6">
            <text:p>55.06</text:p>
          </table:table-cell>
          <table:table-cell office:value-type="float" office:value="5.06">
            <text:p>5.0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6">
            <text:p>55.06</text:p>
          </table:table-cell>
          <table:table-cell office:value-type="float" office:value="4.06">
            <text:p>4.06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06">
            <text:p>64.06</text:p>
          </table:table-cell>
          <table:table-cell office:value-type="float" office:value="220.22283973759">
            <text:p>220.22283973759</text:p>
          </table:table-cell>
          <table:table-cell office:value-type="float" office:value="0.0028397375899942">
            <text:p>0.002839737589994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JANVIER">
            <text:p>JANVIER</text:p>
          </table:table-cell>
          <table:table-cell office:value-type="string" office:value="Mathis">
            <text:p>Mathis</text:p>
          </table:table-cell>
          <table:table-cell office:value-type="string" office:value="176 quai Jacquin">
            <text:p>176 quai Jacqu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2.68">
            <text:p>04.76.50.12.68</text:p>
          </table:table-cell>
          <table:table-cell office:value-type="string" office:value="06.43.62.03.56">
            <text:p>06.43.62.03.56</text:p>
          </table:table-cell>
          <table:table-cell office:value-type="string" office:value="06.64.97.16.85">
            <text:p>06.64.97.16.85</text:p>
          </table:table-cell>
          <table:table-cell office:value-type="string" office:value="18-11-2001">
            <text:p>18-11-2001</text:p>
          </table:table-cell>
          <table:table-cell office:value-type="string" office:value="fjanviernevo@laposte.net">
            <text:p>fjanviernevo@laposte.net</text:p>
          </table:table-cell>
          <table:table-cell office:value-type="string" office:value="67">
            <text:p>67</text:p>
          </table:table-cell>
          <table:table-cell office:value-type="string" office:value="1545">
            <text:p>154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1.0721665151">
            <text:p>211.0721665151</text:p>
          </table:table-cell>
          <table:table-cell office:value-type="float" office:value="0">
            <text:p>0</text:p>
          </table:table-cell>
          <table:table-cell office:value-type="float" office:value="211.0721665151">
            <text:p>211.0721665151</text:p>
          </table:table-cell>
          <table:table-cell office:value-type="float" office:value="2013">
            <text:p>2013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6">
            <text:p>52.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6">
            <text:p>52.76</text:p>
          </table:table-cell>
          <table:table-cell office:value-type="float" office:value="211.0721665151">
            <text:p>211.0721665151</text:p>
          </table:table-cell>
          <table:table-cell office:value-type="float" office:value="0.002166515100015">
            <text:p>0.002166515100015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6">
            <text:p>20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JARDIN">
            <text:p>JARDIN</text:p>
          </table:table-cell>
          <table:table-cell office:value-type="string" office:value="Denis">
            <text:p>Denis</text:p>
          </table:table-cell>
          <table:table-cell office:value-type="string" office:value="637 route de Grenoble les thermes">
            <text:p>637 route de Grenoble les thermes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7.34.55">
            <text:p>04.76.07.34.55</text:p>
          </table:table-cell>
          <table:table-cell office:value-type="string" office:value="06.51.38.07.77">
            <text:p>06.51.38.07.77</text:p>
          </table:table-cell>
          <table:table-cell office:value-type="string" office:value="">
            <text:p/>
          </table:table-cell>
          <table:table-cell office:value-type="string" office:value="27-04-1970">
            <text:p>27-04-1970</text:p>
          </table:table-cell>
          <table:table-cell office:value-type="string" office:value="denis.jardin@hp.com">
            <text:p>denis.jardin@hp.com</text:p>
          </table:table-cell>
          <table:table-cell office:value-type="string" office:value="134">
            <text:p>134</text:p>
          </table:table-cell>
          <table:table-cell office:value-type="string" office:value="1688">
            <text:p>16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4.5866583496">
            <text:p>244.5866583496</text:p>
          </table:table-cell>
          <table:table-cell office:value-type="float" office:value="12.22933291748">
            <text:p>12.22933291748</text:p>
          </table:table-cell>
          <table:table-cell office:value-type="float" office:value="232.35732543212">
            <text:p>232.35732543212</text:p>
          </table:table-cell>
          <table:table-cell office:value-type="float" office:value="2013">
            <text:p>2013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15">
            <text:p>61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15">
            <text:p>61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3">
            <text:p>55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3">
            <text:p>55.03</text:p>
          </table:table-cell>
          <table:table-cell office:value-type="float" office:value="232.35732543212">
            <text:p>232.35732543212</text:p>
          </table:table-cell>
          <table:table-cell office:value-type="float" office:value="-0.0026745678800069">
            <text:p>-0.002674567880006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7">
            <text:p>20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JARDIN">
            <text:p>JARDIN</text:p>
          </table:table-cell>
          <table:table-cell office:value-type="string" office:value="Anne-Sophie">
            <text:p>Anne-Sophie</text:p>
          </table:table-cell>
          <table:table-cell office:value-type="string" office:value="637 route de Grenoble">
            <text:p>637 route de Grenobl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7.34.55">
            <text:p>04.76.07.34.55</text:p>
          </table:table-cell>
          <table:table-cell office:value-type="string" office:value="06.72.99.33.02">
            <text:p>06.72.99.33.02</text:p>
          </table:table-cell>
          <table:table-cell office:value-type="string" office:value="">
            <text:p/>
          </table:table-cell>
          <table:table-cell office:value-type="string" office:value="13-10-1968">
            <text:p>13-10-1968</text:p>
          </table:table-cell>
          <table:table-cell office:value-type="string" office:value="annesophie.jardin@gmail.com">
            <text:p>annesophie.jardin@gmail.com</text:p>
          </table:table-cell>
          <table:table-cell office:value-type="string" office:value="134">
            <text:p>134</text:p>
          </table:table-cell>
          <table:table-cell office:value-type="string" office:value="1688">
            <text:p>16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4.5866583496">
            <text:p>244.5866583496</text:p>
          </table:table-cell>
          <table:table-cell office:value-type="float" office:value="12.22933291748">
            <text:p>12.22933291748</text:p>
          </table:table-cell>
          <table:table-cell office:value-type="float" office:value="232.35732543212">
            <text:p>232.35732543212</text:p>
          </table:table-cell>
          <table:table-cell office:value-type="float" office:value="2013">
            <text:p>2013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232.35732543212">
            <text:p>232.35732543212</text:p>
          </table:table-cell>
          <table:table-cell office:value-type="float" office:value="-0.0026745678800069">
            <text:p>-0.0026745678800069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7">
            <text:p>17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JOSEPH">
            <text:p>JOSEPH</text:p>
          </table:table-cell>
          <table:table-cell office:value-type="string" office:value="Océane">
            <text:p>Océane</text:p>
          </table:table-cell>
          <table:table-cell office:value-type="string" office:value="38 allée des Erables">
            <text:p>38 allée des Erab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20 12">
            <text:p>04 76 50 20 12</text:p>
          </table:table-cell>
          <table:table-cell office:value-type="string" office:value="">
            <text:p/>
          </table:table-cell>
          <table:table-cell office:value-type="string" office:value="29-12-1999">
            <text:p>29-12-1999</text:p>
          </table:table-cell>
          <table:table-cell office:value-type="string" office:value="brigitte.joseph2@orange.fr">
            <text:p>brigitte.joseph2@orange.fr</text:p>
          </table:table-cell>
          <table:table-cell office:value-type="string" office:value="117">
            <text:p>117</text:p>
          </table:table-cell>
          <table:table-cell office:value-type="string" office:value="1169">
            <text:p>116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8.64082481189">
            <text:p>218.64082481189</text:p>
          </table:table-cell>
          <table:table-cell office:value-type="float" office:value="0">
            <text:p>0</text:p>
          </table:table-cell>
          <table:table-cell office:value-type="float" office:value="218.64082481189">
            <text:p>218.64082481189</text:p>
          </table:table-cell>
          <table:table-cell office:value-type="float" office:value="2013">
            <text:p>2013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8.64082481189">
            <text:p>218.64082481189</text:p>
          </table:table-cell>
          <table:table-cell office:value-type="float" office:value="54.66082481189">
            <text:p>54.6608248118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4">
            <text:p>14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KALUZNY">
            <text:p>KALUZNY</text:p>
          </table:table-cell>
          <table:table-cell office:value-type="string" office:value="Gaël">
            <text:p>Gaël</text:p>
          </table:table-cell>
          <table:table-cell office:value-type="string" office:value="454 rue Xavier Jouvin">
            <text:p>454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04-06-2001">
            <text:p>04-06-2001</text:p>
          </table:table-cell>
          <table:table-cell office:value-type="string" office:value="virginiemly@gmail.com">
            <text:p>virginiemly@gmail.com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21005215193">
            <text:p>219.21005215193</text:p>
          </table:table-cell>
          <table:table-cell office:value-type="float" office:value="43.842010430386">
            <text:p>43.842010430386</text:p>
          </table:table-cell>
          <table:table-cell office:value-type="float" office:value="175.36804172154">
            <text:p>175.36804172154</text:p>
          </table:table-cell>
          <table:table-cell office:value-type="float" office:value="2013">
            <text:p>2013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8.84">
            <text:p>28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36804172154">
            <text:p>175.36804172154</text:p>
          </table:table-cell>
          <table:table-cell office:value-type="float" office:value="43.84804172154">
            <text:p>43.8480417215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5">
            <text:p>14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KALUZNY">
            <text:p>KALUZNY</text:p>
          </table:table-cell>
          <table:table-cell office:value-type="string" office:value="Lana">
            <text:p>Lana</text:p>
          </table:table-cell>
          <table:table-cell office:value-type="string" office:value="454 rue Xavier Jouvain">
            <text:p>454 rue Xavier Jouv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13-11-2004">
            <text:p>13-11-2004</text:p>
          </table:table-cell>
          <table:table-cell office:value-type="string" office:value="virginiemly@aol.com">
            <text:p>virginiemly@aol.com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0.61743665386">
            <text:p>190.61743665386</text:p>
          </table:table-cell>
          <table:table-cell office:value-type="float" office:value="38.123487330772">
            <text:p>38.123487330772</text:p>
          </table:table-cell>
          <table:table-cell office:value-type="float" office:value="152.49394932309">
            <text:p>152.49394932309</text:p>
          </table:table-cell>
          <table:table-cell office:value-type="float" office:value="2013">
            <text:p>2013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2.49394932309">
            <text:p>152.49394932309</text:p>
          </table:table-cell>
          <table:table-cell office:value-type="float" office:value="38.13394932309">
            <text:p>38.13394932309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7">
            <text:p>14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KALUZNY">
            <text:p>KALUZNY</text:p>
          </table:table-cell>
          <table:table-cell office:value-type="string" office:value="Bastien">
            <text:p>Bastien</text:p>
          </table:table-cell>
          <table:table-cell office:value-type="string" office:value="454 rue Xavier Jouvain">
            <text:p>454 rue Xavier Jouv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26 82 78 38">
            <text:p>06 26 82 78 38</text:p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26-02-1998">
            <text:p>26-02-1998</text:p>
          </table:table-cell>
          <table:table-cell office:value-type="string" office:value="bastien.kaluzny@neuf.fr">
            <text:p>bastien.kaluzny@neuf.fr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intru2cycle2">
            <text:p>intru2cycle2</text:p>
          </table:table-cell>
          <table:table-cell office:value-type="string" office:value="intru3cycle2">
            <text:p>intru3cycle2</text:p>
          </table:table-cell>
          <table:table-cell office:value-type="float" office:value="445.09171458675">
            <text:p>445.09171458675</text:p>
          </table:table-cell>
          <table:table-cell office:value-type="float" office:value="89.018342917351">
            <text:p>89.018342917351</text:p>
          </table:table-cell>
          <table:table-cell office:value-type="float" office:value="356.0733716694">
            <text:p>356.0733716694</text:p>
          </table:table-cell>
          <table:table-cell office:value-type="float" office:value="2013">
            <text:p>2013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6.0733716694">
            <text:p>356.0733716694</text:p>
          </table:table-cell>
          <table:table-cell office:value-type="float" office:value="89.0133716694">
            <text:p>89.013371669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6">
            <text:p>14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KALUZNY (Mlynarczyk)">
            <text:p>KALUZNY (Mlynarczyk)</text:p>
          </table:table-cell>
          <table:table-cell office:value-type="string" office:value="Virginie">
            <text:p>Virginie</text:p>
          </table:table-cell>
          <table:table-cell office:value-type="string" office:value="454 rue Xavier Jouvin">
            <text:p>454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4-1973">
            <text:p>07-04-1973</text:p>
          </table:table-cell>
          <table:table-cell office:value-type="string" office:value="virginiemly@aol.com">
            <text:p>virginiemly@aol.com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13105736713">
            <text:p>241.13105736713</text:p>
          </table:table-cell>
          <table:table-cell office:value-type="float" office:value="48.226211473426">
            <text:p>48.226211473426</text:p>
          </table:table-cell>
          <table:table-cell office:value-type="float" office:value="192.9048458937">
            <text:p>192.9048458937</text:p>
          </table:table-cell>
          <table:table-cell office:value-type="float" office:value="2013">
            <text:p>2013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2.9048458937">
            <text:p>192.9048458937</text:p>
          </table:table-cell>
          <table:table-cell office:value-type="float" office:value="48.2148458937">
            <text:p>48.214845893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5">
            <text:p>26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KERHARO">
            <text:p>KERHARO</text:p>
          </table:table-cell>
          <table:table-cell office:value-type="string" office:value="Marianne">
            <text:p>Marianne</text:p>
          </table:table-cell>
          <table:table-cell office:value-type="string" office:value="135 chemin de malsouche">
            <text:p>135 chemin de malsouch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45.83.44.90">
            <text:p>06.45.83.44.90</text:p>
          </table:table-cell>
          <table:table-cell office:value-type="string" office:value="06.74.71.70.67">
            <text:p>06.74.71.70.67</text:p>
          </table:table-cell>
          <table:table-cell office:value-type="string" office:value="06.81.52.05.71">
            <text:p>06.81.52.05.71</text:p>
          </table:table-cell>
          <table:table-cell office:value-type="string" office:value="20-12-1996">
            <text:p>20-12-1996</text:p>
          </table:table-cell>
          <table:table-cell office:value-type="string" office:value="a.kerharo@sfr.fr">
            <text:p>a.kerharo@sfr.fr</text:p>
          </table:table-cell>
          <table:table-cell office:value-type="string" office:value="173">
            <text:p>173</text:p>
          </table:table-cell>
          <table:table-cell office:value-type="string" office:value="1217">
            <text:p>121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9.62494347966">
            <text:p>249.62494347966</text:p>
          </table:table-cell>
          <table:table-cell office:value-type="float" office:value="0">
            <text:p>0</text:p>
          </table:table-cell>
          <table:table-cell office:value-type="float" office:value="249.62494347966">
            <text:p>249.62494347966</text:p>
          </table:table-cell>
          <table:table-cell office:value-type="float" office:value="2013">
            <text:p>2013</text:p>
          </table:table-cell>
          <table:table-cell office:value-type="float" office:value="62.41">
            <text:p>62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.62">
            <text:p>249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.62">
            <text:p>249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.62494347966">
            <text:p>249.62494347966</text:p>
          </table:table-cell>
          <table:table-cell office:value-type="float" office:value="0.0049434796599996">
            <text:p>0.0049434796599996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KUFFLER">
            <text:p>KUFFLER</text:p>
          </table:table-cell>
          <table:table-cell office:value-type="string" office:value="Elsa">
            <text:p>Elsa</text:p>
          </table:table-cell>
          <table:table-cell office:value-type="string" office:value="61 impasse jean de la fontaine">
            <text:p>61 impasse jean de la fontai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8.26">
            <text:p>04.76.50.28.26</text:p>
          </table:table-cell>
          <table:table-cell office:value-type="string" office:value="06.71.42.20.43">
            <text:p>06.71.42.20.43</text:p>
          </table:table-cell>
          <table:table-cell office:value-type="string" office:value="04.76.50.28.26">
            <text:p>04.76.50.28.26</text:p>
          </table:table-cell>
          <table:table-cell office:value-type="string" office:value="12-05-1997">
            <text:p>12-05-1997</text:p>
          </table:table-cell>
          <table:table-cell office:value-type="string" office:value="paule.kuffler@cegetel.net">
            <text:p>paule.kuffler@cegetel.net</text:p>
          </table:table-cell>
          <table:table-cell office:value-type="string" office:value="17">
            <text:p>17</text:p>
          </table:table-cell>
          <table:table-cell office:value-type="string" office:value="2304">
            <text:p>230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4.21013515943">
            <text:p>334.21013515943</text:p>
          </table:table-cell>
          <table:table-cell office:value-type="float" office:value="0">
            <text:p>0</text:p>
          </table:table-cell>
          <table:table-cell office:value-type="float" office:value="334.21013515943">
            <text:p>334.21013515943</text:p>
          </table:table-cell>
          <table:table-cell office:value-type="float" office:value="2013">
            <text:p>2013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6">
            <text:p>83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6">
            <text:p>83.56</text:p>
          </table:table-cell>
          <table:table-cell office:value-type="float" office:value="334.21013515943">
            <text:p>334.21013515943</text:p>
          </table:table-cell>
          <table:table-cell office:value-type="float" office:value="0.0001351594300445">
            <text:p>0.0001351594300445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1">
            <text:p>11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LAGNEAU">
            <text:p>LAGNEAU</text:p>
          </table:table-cell>
          <table:table-cell office:value-type="string" office:value="Corinne">
            <text:p>Corinne</text:p>
          </table:table-cell>
          <table:table-cell office:value-type="string" office:value="736 avenue andré malraux">
            <text:p>736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76.87">
            <text:p>04.76.56.76.87</text:p>
          </table:table-cell>
          <table:table-cell office:value-type="string" office:value="06.60.87.35.62">
            <text:p>06.60.87.35.62</text:p>
          </table:table-cell>
          <table:table-cell office:value-type="string" office:value="">
            <text:p/>
          </table:table-cell>
          <table:table-cell office:value-type="string" office:value="27-02-1963">
            <text:p>27-02-1963</text:p>
          </table:table-cell>
          <table:table-cell office:value-type="string" office:value="corinne.lagneau@gmail.com">
            <text:p>corinne.lagneau@gmail.com</text:p>
          </table:table-cell>
          <table:table-cell office:value-type="string" office:value="36">
            <text:p>36</text:p>
          </table:table-cell>
          <table:table-cell office:value-type="string" office:value="1680">
            <text:p>168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0.45668872041">
            <text:p>280.45668872041</text:p>
          </table:table-cell>
          <table:table-cell office:value-type="float" office:value="14.02283443602">
            <text:p>14.02283443602</text:p>
          </table:table-cell>
          <table:table-cell office:value-type="float" office:value="266.43385428439">
            <text:p>266.43385428439</text:p>
          </table:table-cell>
          <table:table-cell office:value-type="float" office:value="2013">
            <text:p>2013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">
            <text:p>66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">
            <text:p>66.6</text:p>
          </table:table-cell>
          <table:table-cell office:value-type="float" office:value="266.43385428439">
            <text:p>266.43385428439</text:p>
          </table:table-cell>
          <table:table-cell office:value-type="float" office:value="0.0038542843900586">
            <text:p>0.003854284390058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">
            <text:p>5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AGNEAU">
            <text:p>LAGNEAU</text:p>
          </table:table-cell>
          <table:table-cell office:value-type="string" office:value="Olivier">
            <text:p>Olivier</text:p>
          </table:table-cell>
          <table:table-cell office:value-type="string" office:value="736 avenue andré malraux">
            <text:p>736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0.87.35.62">
            <text:p>06.60.87.35.62</text:p>
          </table:table-cell>
          <table:table-cell office:value-type="string" office:value="">
            <text:p/>
          </table:table-cell>
          <table:table-cell office:value-type="string" office:value="04.76.56.76.87">
            <text:p>04.76.56.76.87</text:p>
          </table:table-cell>
          <table:table-cell office:value-type="string" office:value="20-04-1958">
            <text:p>20-04-1958</text:p>
          </table:table-cell>
          <table:table-cell office:value-type="string" office:value="olagneau@gmail.com">
            <text:p>olagneau@gmail.com</text:p>
          </table:table-cell>
          <table:table-cell office:value-type="string" office:value="36">
            <text:p>36</text:p>
          </table:table-cell>
          <table:table-cell office:value-type="string" office:value="1680">
            <text:p>168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87538149601">
            <text:p>243.87538149601</text:p>
          </table:table-cell>
          <table:table-cell office:value-type="float" office:value="12.193769074801">
            <text:p>12.193769074801</text:p>
          </table:table-cell>
          <table:table-cell office:value-type="float" office:value="231.68161242121">
            <text:p>231.68161242121</text:p>
          </table:table-cell>
          <table:table-cell office:value-type="float" office:value="2013">
            <text:p>2013</text:p>
          </table:table-cell>
          <table:table-cell office:value-type="float" office:value="57.92">
            <text:p>5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97">
            <text:p>60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97">
            <text:p>60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92">
            <text:p>5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92">
            <text:p>5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92">
            <text:p>5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92">
            <text:p>5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7">
            <text:p>54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7">
            <text:p>54.87</text:p>
          </table:table-cell>
          <table:table-cell office:value-type="float" office:value="231.68161242121">
            <text:p>231.68161242121</text:p>
          </table:table-cell>
          <table:table-cell office:value-type="float" office:value="0.0016124212099839">
            <text:p>0.001612421209983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2">
            <text:p>12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AGOUGE">
            <text:p>LAGOUGE</text:p>
          </table:table-cell>
          <table:table-cell office:value-type="string" office:value="Hugo">
            <text:p>Hugo</text:p>
          </table:table-cell>
          <table:table-cell office:value-type="string" office:value="110 Ch de malossane">
            <text:p>110 Ch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65 18">
            <text:p>04 76 50 65 18</text:p>
          </table:table-cell>
          <table:table-cell office:value-type="string" office:value="06 87 42 90 63">
            <text:p>06 87 42 90 63</text:p>
          </table:table-cell>
          <table:table-cell office:value-type="string" office:value="06 60 06 40 98">
            <text:p>06 60 06 40 98</text:p>
          </table:table-cell>
          <table:table-cell office:value-type="string" office:value="06-03-1998">
            <text:p>06-03-1998</text:p>
          </table:table-cell>
          <table:table-cell office:value-type="string" office:value="sand.lagouge@gmail.com">
            <text:p>sand.lagouge@gmail.com</text:p>
          </table:table-cell>
          <table:table-cell office:value-type="string" office:value="76">
            <text:p>76</text:p>
          </table:table-cell>
          <table:table-cell office:value-type="string" office:value="1038">
            <text:p>103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68602994415">
            <text:p>213.68602994415</text:p>
          </table:table-cell>
          <table:table-cell office:value-type="float" office:value="0">
            <text:p>0</text:p>
          </table:table-cell>
          <table:table-cell office:value-type="float" office:value="213.68602994415">
            <text:p>213.68602994415</text:p>
          </table:table-cell>
          <table:table-cell office:value-type="float" office:value="2013">
            <text:p>2013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3">
            <text:p>53.4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3">
            <text:p>53.43</text:p>
          </table:table-cell>
          <table:table-cell office:value-type="float" office:value="213.68602994415">
            <text:p>213.68602994415</text:p>
          </table:table-cell>
          <table:table-cell office:value-type="float" office:value="-0.0039700558500044">
            <text:p>-0.0039700558500044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EBOULEUX BITNER">
            <text:p>LEBOULEUX BITNER</text:p>
          </table:table-cell>
          <table:table-cell office:value-type="string" office:value="Raphaël">
            <text:p>Raphaël</text:p>
          </table:table-cell>
          <table:table-cell office:value-type="string" office:value="14 rue Pognient">
            <text:p>14 rue Pognien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4.86.19.77">
            <text:p>06.84.86.19.77</text:p>
          </table:table-cell>
          <table:table-cell office:value-type="string" office:value="06.84.86.19.77">
            <text:p>06.84.86.19.77</text:p>
          </table:table-cell>
          <table:table-cell office:value-type="string" office:value="06.32.37.99.91">
            <text:p>06.32.37.99.91</text:p>
          </table:table-cell>
          <table:table-cell office:value-type="string" office:value="16-12-2002">
            <text:p>16-12-2002</text:p>
          </table:table-cell>
          <table:table-cell office:value-type="string" office:value="bitnercm@yahoo.com">
            <text:p>bitnercm@yahoo.com</text:p>
          </table:table-cell>
          <table:table-cell office:value-type="string" office:value="21">
            <text:p>21</text:p>
          </table:table-cell>
          <table:table-cell office:value-type="string" office:value="1620">
            <text:p>162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88045073348">
            <text:p>216.88045073348</text:p>
          </table:table-cell>
          <table:table-cell office:value-type="float" office:value="0">
            <text:p>0</text:p>
          </table:table-cell>
          <table:table-cell office:value-type="float" office:value="216.88045073348">
            <text:p>216.88045073348</text:p>
          </table:table-cell>
          <table:table-cell office:value-type="float" office:value="2013">
            <text:p>2013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216.88045073348">
            <text:p>216.88045073348</text:p>
          </table:table-cell>
          <table:table-cell office:value-type="float" office:value="0.00045073347999391">
            <text:p>0.00045073347999391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2">
            <text:p>24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LEDUC">
            <text:p>LEDUC</text:p>
          </table:table-cell>
          <table:table-cell office:value-type="string" office:value="Léandre">
            <text:p>Léandre</text:p>
          </table:table-cell>
          <table:table-cell office:value-type="string" office:value="126 chemin des Termes">
            <text:p>126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74829187">
            <text:p>0674829187</text:p>
          </table:table-cell>
          <table:table-cell office:value-type="string" office:value="">
            <text:p/>
          </table:table-cell>
          <table:table-cell office:value-type="string" office:value="03-12-2006">
            <text:p>03-12-2006</text:p>
          </table:table-cell>
          <table:table-cell office:value-type="string" office:value="sebastien.leduc@gmail.fr">
            <text:p>sebastien.leduc@gmail.fr</text:p>
          </table:table-cell>
          <table:table-cell office:value-type="string" office:value="159">
            <text:p>159</text:p>
          </table:table-cell>
          <table:table-cell office:value-type="string" office:value="2068">
            <text:p>206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2.82947344572">
            <text:p>272.82947344572</text:p>
          </table:table-cell>
          <table:table-cell office:value-type="float" office:value="0">
            <text:p>0</text:p>
          </table:table-cell>
          <table:table-cell office:value-type="float" office:value="272.82947344572">
            <text:p>272.82947344572</text:p>
          </table:table-cell>
          <table:table-cell office:value-type="float" office:value="2013">
            <text:p>2013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">
            <text:p>68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">
            <text:p>68.2</text:p>
          </table:table-cell>
          <table:table-cell office:value-type="float" office:value="272.82947344572">
            <text:p>272.82947344572</text:p>
          </table:table-cell>
          <table:table-cell office:value-type="float" office:value="-0.00052655427998616">
            <text:p>-0.00052655427998616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4">
            <text:p>12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LENZ">
            <text:p>LENZ</text:p>
          </table:table-cell>
          <table:table-cell office:value-type="string" office:value="Martine">
            <text:p>Martine</text:p>
          </table:table-cell>
          <table:table-cell office:value-type="string" office:value="145 rue du souvenir français">
            <text:p>145 rue du souvenir françai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0175">
            <text:p>04765001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-01-1963">
            <text:p>26-01-1963</text:p>
          </table:table-cell>
          <table:table-cell office:value-type="string" office:value="petitemartine.lenz@orange.fr">
            <text:p>petitemartine.lenz@orange.fr</text:p>
          </table:table-cell>
          <table:table-cell office:value-type="string" office:value="78">
            <text:p>78</text:p>
          </table:table-cell>
          <table:table-cell office:value-type="string" office:value="958">
            <text:p>95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323.29857032734">
            <text:p>323.29857032734</text:p>
          </table:table-cell>
          <table:table-cell office:value-type="float" office:value="16.164928516367">
            <text:p>16.164928516367</text:p>
          </table:table-cell>
          <table:table-cell office:value-type="float" office:value="307.13364181097">
            <text:p>307.13364181097</text:p>
          </table:table-cell>
          <table:table-cell office:value-type="float" office:value="2013">
            <text:p>2013</text:p>
          </table:table-cell>
          <table:table-cell office:value-type="float" office:value="76.78">
            <text:p>76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7.13">
            <text:p>307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7.13">
            <text:p>307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7.13364181097">
            <text:p>307.13364181097</text:p>
          </table:table-cell>
          <table:table-cell office:value-type="float" office:value="0.0036418109700094">
            <text:p>0.0036418109700094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5">
            <text:p>12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ENZ">
            <text:p>LENZ</text:p>
          </table:table-cell>
          <table:table-cell office:value-type="string" office:value="Jeremy">
            <text:p>Jeremy</text:p>
          </table:table-cell>
          <table:table-cell office:value-type="string" office:value="145 rue du souvenir français">
            <text:p>145 rue du souvenir françai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01 75">
            <text:p>04 76 50 01 75</text:p>
          </table:table-cell>
          <table:table-cell office:value-type="string" office:value="">
            <text:p/>
          </table:table-cell>
          <table:table-cell office:value-type="string" office:value="20-10-1996">
            <text:p>20-10-1996</text:p>
          </table:table-cell>
          <table:table-cell office:value-type="string" office:value="petitemartine.lenz@orange.fr">
            <text:p>petitemartine.lenz@orange.fr</text:p>
          </table:table-cell>
          <table:table-cell office:value-type="string" office:value="78">
            <text:p>78</text:p>
          </table:table-cell>
          <table:table-cell office:value-type="string" office:value="958">
            <text:p>95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8.80008035542">
            <text:p>238.80008035542</text:p>
          </table:table-cell>
          <table:table-cell office:value-type="float" office:value="11.940004017771">
            <text:p>11.940004017771</text:p>
          </table:table-cell>
          <table:table-cell office:value-type="float" office:value="226.86007633765">
            <text:p>226.86007633765</text:p>
          </table:table-cell>
          <table:table-cell office:value-type="float" office:value="2013">
            <text:p>2013</text:p>
          </table:table-cell>
          <table:table-cell office:value-type="float" office:value="56.72">
            <text:p>56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86">
            <text:p>22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86">
            <text:p>22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86007633765">
            <text:p>226.86007633765</text:p>
          </table:table-cell>
          <table:table-cell office:value-type="float" office:value="7.6337650000369E-5">
            <text:p>7.6337650000369E-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7">
            <text:p>28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ESAUVAGE">
            <text:p>LESAUVAGE</text:p>
          </table:table-cell>
          <table:table-cell office:value-type="string" office:value="Valentin">
            <text:p>Valentin</text:p>
          </table:table-cell>
          <table:table-cell office:value-type="string" office:value="38 allée des digitales">
            <text:p>38 allée des digita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54766706">
            <text:p>0954766706</text:p>
          </table:table-cell>
          <table:table-cell office:value-type="string" office:value="0950418188">
            <text:p>0950418188</text:p>
          </table:table-cell>
          <table:table-cell office:value-type="string" office:value="0631419360">
            <text:p>0631419360</text:p>
          </table:table-cell>
          <table:table-cell office:value-type="string" office:value="14-03-1999">
            <text:p>14-03-1999</text:p>
          </table:table-cell>
          <table:table-cell office:value-type="string" office:value="jeanmichel.lesauvage@gmail.com">
            <text:p>jeanmichel.lesauvage@gmail.com</text:p>
          </table:table-cell>
          <table:table-cell office:value-type="string" office:value="188">
            <text:p>188</text:p>
          </table:table-cell>
          <table:table-cell office:value-type="string" office:value="506">
            <text:p>50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2.49610071257">
            <text:p>202.49610071257</text:p>
          </table:table-cell>
          <table:table-cell office:value-type="float" office:value="0">
            <text:p>0</text:p>
          </table:table-cell>
          <table:table-cell office:value-type="float" office:value="202.49610071257">
            <text:p>202.49610071257</text:p>
          </table:table-cell>
          <table:table-cell office:value-type="float" office:value="2013">
            <text:p>2013</text:p>
          </table:table-cell>
          <table:table-cell office:value-type="float" office:value="50.62">
            <text:p>50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2.49610071257">
            <text:p>202.49610071257</text:p>
          </table:table-cell>
          <table:table-cell office:value-type="float" office:value="202.49610071257">
            <text:p>202.4961007125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1">
            <text:p>23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LHUISSIER">
            <text:p>LHUISSIER</text:p>
          </table:table-cell>
          <table:table-cell office:value-type="string" office:value="Sandrine">
            <text:p>Sandrine</text:p>
          </table:table-cell>
          <table:table-cell office:value-type="string" office:value="443 rue berlioz">
            <text:p>443 rue berli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3.32.41.75">
            <text:p>06.83.32.41.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-12-1974">
            <text:p>24-12-1974</text:p>
          </table:table-cell>
          <table:table-cell office:value-type="string" office:value="slhuissier@gmail.com">
            <text:p>slhuissier@gmail.com</text:p>
          </table:table-cell>
          <table:table-cell office:value-type="string" office:value="148">
            <text:p>148</text:p>
          </table:table-cell>
          <table:table-cell office:value-type="string" office:value="1693">
            <text:p>169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5.03103171143">
            <text:p>245.03103171143</text:p>
          </table:table-cell>
          <table:table-cell office:value-type="float" office:value="0">
            <text:p>0</text:p>
          </table:table-cell>
          <table:table-cell office:value-type="float" office:value="245.03103171143">
            <text:p>245.03103171143</text:p>
          </table:table-cell>
          <table:table-cell office:value-type="float" office:value="2013">
            <text:p>2013</text:p>
          </table:table-cell>
          <table:table-cell office:value-type="float" office:value="61.26">
            <text:p>61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5.03">
            <text:p>245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5.03">
            <text:p>245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5.03103171143">
            <text:p>245.03103171143</text:p>
          </table:table-cell>
          <table:table-cell office:value-type="float" office:value="0.001031711429988">
            <text:p>0.001031711429988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">
            <text:p>8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INDEN">
            <text:p>LINDEN</text:p>
          </table:table-cell>
          <table:table-cell office:value-type="string" office:value="Florentin">
            <text:p>Florentin</text:p>
          </table:table-cell>
          <table:table-cell office:value-type="string" office:value="55 chemin du château">
            <text:p>55 chemin du château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55.75.49">
            <text:p>04.76.55.75.4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-04-2003">
            <text:p>23-04-2003</text:p>
          </table:table-cell>
          <table:table-cell office:value-type="string" office:value="s.linden@orange.fr">
            <text:p>s.linden@orange.fr</text:p>
          </table:table-cell>
          <table:table-cell office:value-type="string" office:value="50">
            <text:p>50</text:p>
          </table:table-cell>
          <table:table-cell office:value-type="string" office:value="1343">
            <text:p>13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00221398537">
            <text:p>198.00221398537</text:p>
          </table:table-cell>
          <table:table-cell office:value-type="float" office:value="0">
            <text:p>0</text:p>
          </table:table-cell>
          <table:table-cell office:value-type="float" office:value="198.00221398537">
            <text:p>198.00221398537</text:p>
          </table:table-cell>
          <table:table-cell office:value-type="float" office:value="2013">
            <text:p>2013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198.00221398537">
            <text:p>198.00221398537</text:p>
          </table:table-cell>
          <table:table-cell office:value-type="float" office:value="0.0022139853699912">
            <text:p>0.002213985369991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">
            <text:p>8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LORENDEAU">
            <text:p>LORENDEAU</text:p>
          </table:table-cell>
          <table:table-cell office:value-type="string" office:value="Manon">
            <text:p>Manon</text:p>
          </table:table-cell>
          <table:table-cell office:value-type="string" office:value="194 route du Massot">
            <text:p>194 route du Massot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4.76.07.82.71">
            <text:p>04.76.07.82.71</text:p>
          </table:table-cell>
          <table:table-cell office:value-type="string" office:value="06.04.03.43.42">
            <text:p>06.04.03.43.42</text:p>
          </table:table-cell>
          <table:table-cell office:value-type="string" office:value="06.04.43.02.43">
            <text:p>06.04.43.02.43</text:p>
          </table:table-cell>
          <table:table-cell office:value-type="string" office:value="14-10-2006">
            <text:p>14-10-2006</text:p>
          </table:table-cell>
          <table:table-cell office:value-type="string" office:value="denis.lorendeau@laposte.net">
            <text:p>denis.lorendeau@laposte.net</text:p>
          </table:table-cell>
          <table:table-cell office:value-type="string" office:value="48">
            <text:p>48</text:p>
          </table:table-cell>
          <table:table-cell office:value-type="string" office:value="1056">
            <text:p>105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6.3396607557">
            <text:p>186.3396607557</text:p>
          </table:table-cell>
          <table:table-cell office:value-type="float" office:value="9.316983037785">
            <text:p>9.316983037785</text:p>
          </table:table-cell>
          <table:table-cell office:value-type="float" office:value="177.02267771792">
            <text:p>177.02267771792</text:p>
          </table:table-cell>
          <table:table-cell office:value-type="float" office:value="2013">
            <text:p>2013</text:p>
          </table:table-cell>
          <table:table-cell office:value-type="float" office:value="44.26">
            <text:p>44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7.02">
            <text:p>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">
            <text:p>17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267771792">
            <text:p>177.02267771792</text:p>
          </table:table-cell>
          <table:table-cell office:value-type="float" office:value="0.0026777179199939">
            <text:p>0.002677717919993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">
            <text:p>8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LORENDEAU">
            <text:p>LORENDEAU</text:p>
          </table:table-cell>
          <table:table-cell office:value-type="string" office:value="Jade">
            <text:p>Jade</text:p>
          </table:table-cell>
          <table:table-cell office:value-type="string" office:value="194 route du Massot">
            <text:p>194 route du Massot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4.76.07.82.71">
            <text:p>04.76.07.82.71</text:p>
          </table:table-cell>
          <table:table-cell office:value-type="string" office:value="06.04.03.43.42">
            <text:p>06.04.03.43.42</text:p>
          </table:table-cell>
          <table:table-cell office:value-type="string" office:value="06.04.43.02.43">
            <text:p>06.04.43.02.43</text:p>
          </table:table-cell>
          <table:table-cell office:value-type="string" office:value="21-04-2005">
            <text:p>21-04-2005</text:p>
          </table:table-cell>
          <table:table-cell office:value-type="string" office:value="denis.lorendeau@laposte.net">
            <text:p>denis.lorendeau@laposte.net</text:p>
          </table:table-cell>
          <table:table-cell office:value-type="string" office:value="48">
            <text:p>48</text:p>
          </table:table-cell>
          <table:table-cell office:value-type="string" office:value="1056">
            <text:p>105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6.3396607557">
            <text:p>186.3396607557</text:p>
          </table:table-cell>
          <table:table-cell office:value-type="float" office:value="9.3169830377851">
            <text:p>9.3169830377851</text:p>
          </table:table-cell>
          <table:table-cell office:value-type="float" office:value="177.02267771792">
            <text:p>177.02267771792</text:p>
          </table:table-cell>
          <table:table-cell office:value-type="float" office:value="2013">
            <text:p>2013</text:p>
          </table:table-cell>
          <table:table-cell office:value-type="float" office:value="44.26">
            <text:p>44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7.02">
            <text:p>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">
            <text:p>17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267771792">
            <text:p>177.02267771792</text:p>
          </table:table-cell>
          <table:table-cell office:value-type="float" office:value="0.0026777179199939">
            <text:p>0.0026777179199939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">
            <text:p>8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USSEREAU">
            <text:p>LUSSEREAU</text:p>
          </table:table-cell>
          <table:table-cell office:value-type="string" office:value="Alain">
            <text:p>Alain</text:p>
          </table:table-cell>
          <table:table-cell office:value-type="string" office:value="274 rue du maréchal leclerc">
            <text:p>274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76.43">
            <text:p>04.76.56.76.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-04-1947">
            <text:p>04-04-1947</text:p>
          </table:table-cell>
          <table:table-cell office:value-type="string" office:value="alain.lussereau@free.fr">
            <text:p>alain.lussereau@free.fr</text:p>
          </table:table-cell>
          <table:table-cell office:value-type="string" office:value="53">
            <text:p>53</text:p>
          </table:table-cell>
          <table:table-cell office:value-type="string" office:value="1863">
            <text:p>186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1.20359894646">
            <text:p>271.20359894646</text:p>
          </table:table-cell>
          <table:table-cell office:value-type="float" office:value="0">
            <text:p>0</text:p>
          </table:table-cell>
          <table:table-cell office:value-type="float" office:value="271.20359894646">
            <text:p>271.20359894646</text:p>
          </table:table-cell>
          <table:table-cell office:value-type="float" office:value="2013">
            <text:p>2013</text:p>
          </table:table-cell>
          <table:table-cell office:value-type="float" office:value="67.8">
            <text:p>67.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2">
            <text:p>271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2">
            <text:p>271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20359894646">
            <text:p>271.20359894646</text:p>
          </table:table-cell>
          <table:table-cell office:value-type="float" office:value="0.0035989464599879">
            <text:p>0.003598946459987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6">
            <text:p>11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CIEJEWSKI">
            <text:p>MACIEJEWSKI</text:p>
          </table:table-cell>
          <table:table-cell office:value-type="string" office:value="Clara">
            <text:p>Clara</text:p>
          </table:table-cell>
          <table:table-cell office:value-type="string" office:value="82 chemin Jacques Gay">
            <text:p>82 chemin Jacques G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.70.03.42.07">
            <text:p>06.70.03.42.07</text:p>
          </table:table-cell>
          <table:table-cell office:value-type="string" office:value="06.75.09.68.27">
            <text:p>06.75.09.68.27</text:p>
          </table:table-cell>
          <table:table-cell office:value-type="string" office:value="07-12-2005">
            <text:p>07-12-2005</text:p>
          </table:table-cell>
          <table:table-cell office:value-type="string" office:value="martine.macie@gmail.com">
            <text:p>martine.macie@gmail.com</text:p>
          </table:table-cell>
          <table:table-cell office:value-type="string" office:value="71">
            <text:p>71</text:p>
          </table:table-cell>
          <table:table-cell office:value-type="string" office:value="2857">
            <text:p>285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7.38024384543">
            <text:p>267.38024384543</text:p>
          </table:table-cell>
          <table:table-cell office:value-type="float" office:value="13.369012192272">
            <text:p>13.369012192272</text:p>
          </table:table-cell>
          <table:table-cell office:value-type="float" office:value="254.01123165316">
            <text:p>254.01123165316</text:p>
          </table:table-cell>
          <table:table-cell office:value-type="float" office:value="2013">
            <text:p>2013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1">
            <text:p>63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1">
            <text:p>63.51</text:p>
          </table:table-cell>
          <table:table-cell office:value-type="float" office:value="254.01123165316">
            <text:p>254.01123165316</text:p>
          </table:table-cell>
          <table:table-cell office:value-type="float" office:value="0.001231653160005">
            <text:p>0.001231653160005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7">
            <text:p>22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CIEJEWSKI">
            <text:p>MACIEJEWSKI</text:p>
          </table:table-cell>
          <table:table-cell office:value-type="string" office:value="Julie ">
            <text:p>Julie </text:p>
          </table:table-cell>
          <table:table-cell office:value-type="string" office:value="82 chemin Jacques Gay">
            <text:p>82 chemin Jacques G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2.96.22.14">
            <text:p>06.52.96.22.14</text:p>
          </table:table-cell>
          <table:table-cell office:value-type="string" office:value="06.70.03.42.07">
            <text:p>06.70.03.42.07</text:p>
          </table:table-cell>
          <table:table-cell office:value-type="string" office:value="06.75.09.68.27">
            <text:p>06.75.09.68.27</text:p>
          </table:table-cell>
          <table:table-cell office:value-type="string" office:value="16-11-2000">
            <text:p>16-11-2000</text:p>
          </table:table-cell>
          <table:table-cell office:value-type="string" office:value="maciejewski.julie@gmail.com">
            <text:p>maciejewski.julie@gmail.com</text:p>
          </table:table-cell>
          <table:table-cell office:value-type="string" office:value="71">
            <text:p>71</text:p>
          </table:table-cell>
          <table:table-cell office:value-type="string" office:value="2857">
            <text:p>285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7.38024384543">
            <text:p>267.38024384543</text:p>
          </table:table-cell>
          <table:table-cell office:value-type="float" office:value="13.369012192271">
            <text:p>13.369012192271</text:p>
          </table:table-cell>
          <table:table-cell office:value-type="float" office:value="254.01123165315">
            <text:p>254.01123165315</text:p>
          </table:table-cell>
          <table:table-cell office:value-type="float" office:value="2013">
            <text:p>2013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1">
            <text:p>63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1">
            <text:p>63.51</text:p>
          </table:table-cell>
          <table:table-cell office:value-type="float" office:value="254.01123165315">
            <text:p>254.01123165315</text:p>
          </table:table-cell>
          <table:table-cell office:value-type="float" office:value="0.0012316531500005">
            <text:p>0.0012316531500005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7">
            <text:p>10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GNAN">
            <text:p>MAGNAN</text:p>
          </table:table-cell>
          <table:table-cell office:value-type="string" office:value="François">
            <text:p>François</text:p>
          </table:table-cell>
          <table:table-cell office:value-type="string" office:value="22 rue de plein soleil">
            <text:p>22 rue de plein solei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85.04.52">
            <text:p>04.76.85.04.52</text:p>
          </table:table-cell>
          <table:table-cell office:value-type="string" office:value="06.99.00.46.60">
            <text:p>06.99.00.46.60</text:p>
          </table:table-cell>
          <table:table-cell office:value-type="string" office:value="06.60.70.26.19">
            <text:p>06.60.70.26.19</text:p>
          </table:table-cell>
          <table:table-cell office:value-type="string" office:value="11-06-2000">
            <text:p>11-06-2000</text:p>
          </table:table-cell>
          <table:table-cell office:value-type="string" office:value="denis.magnan@free.fr">
            <text:p>denis.magnan@free.fr</text:p>
          </table:table-cell>
          <table:table-cell office:value-type="string" office:value="65">
            <text:p>65</text:p>
          </table:table-cell>
          <table:table-cell office:value-type="string" office:value="1365">
            <text:p>136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0946830886">
            <text:p>229.0946830886</text:p>
          </table:table-cell>
          <table:table-cell office:value-type="float" office:value="0">
            <text:p>0</text:p>
          </table:table-cell>
          <table:table-cell office:value-type="float" office:value="229.0946830886">
            <text:p>229.0946830886</text:p>
          </table:table-cell>
          <table:table-cell office:value-type="float" office:value="2013">
            <text:p>2013</text:p>
          </table:table-cell>
          <table:table-cell office:value-type="float" office:value="57.27">
            <text:p>57.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2.25">
            <text:p>42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5">
            <text:p>57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9">
            <text:p>57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9">
            <text:p>57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7">
            <text:p>57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7">
            <text:p>57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8">
            <text:p>57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8">
            <text:p>57.28</text:p>
          </table:table-cell>
          <table:table-cell office:value-type="float" office:value="229.0946830886">
            <text:p>229.0946830886</text:p>
          </table:table-cell>
          <table:table-cell office:value-type="float" office:value="0.0046830885999896">
            <text:p>0.004683088599989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">
            <text:p>9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GNIN">
            <text:p>MAGNIN</text:p>
          </table:table-cell>
          <table:table-cell office:value-type="string" office:value="Xavier">
            <text:p>Xavier</text:p>
          </table:table-cell>
          <table:table-cell office:value-type="string" office:value="290 allée JF Thorrand">
            <text:p>290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86.64.01.01">
            <text:p>07.86.64.01.01</text:p>
          </table:table-cell>
          <table:table-cell office:value-type="string" office:value="04.76.50.61.02">
            <text:p>04.76.50.61.02</text:p>
          </table:table-cell>
          <table:table-cell office:value-type="string" office:value="06.82.58.18.58">
            <text:p>06.82.58.18.58</text:p>
          </table:table-cell>
          <table:table-cell office:value-type="string" office:value="19-10-1997">
            <text:p>19-10-1997</text:p>
          </table:table-cell>
          <table:table-cell office:value-type="string" office:value="xavier.magnin@laposte.net">
            <text:p>xavier.magnin@laposte.net</text:p>
          </table:table-cell>
          <table:table-cell office:value-type="string" office:value="55">
            <text:p>55</text:p>
          </table:table-cell>
          <table:table-cell office:value-type="string" office:value="1225">
            <text:p>12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1.20745657192">
            <text:p>221.20745657192</text:p>
          </table:table-cell>
          <table:table-cell office:value-type="float" office:value="11.060372828596">
            <text:p>11.060372828596</text:p>
          </table:table-cell>
          <table:table-cell office:value-type="float" office:value="210.14708374332">
            <text:p>210.14708374332</text:p>
          </table:table-cell>
          <table:table-cell office:value-type="float" office:value="2013">
            <text:p>2013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3">
            <text:p>52.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3">
            <text:p>52.53</text:p>
          </table:table-cell>
          <table:table-cell office:value-type="float" office:value="210.14708374332">
            <text:p>210.14708374332</text:p>
          </table:table-cell>
          <table:table-cell office:value-type="float" office:value="-0.0029162566800096">
            <text:p>-0.002916256680009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">
            <text:p>8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GNIN">
            <text:p>MAGNIN</text:p>
          </table:table-cell>
          <table:table-cell office:value-type="string" office:value="Danièle">
            <text:p>Danièle</text:p>
          </table:table-cell>
          <table:table-cell office:value-type="string" office:value="290 allée JF Thorrand">
            <text:p>290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1.02">
            <text:p>04.76.50.61.02</text:p>
          </table:table-cell>
          <table:table-cell office:value-type="string" office:value="06.82.58.18.58">
            <text:p>06.82.58.18.58</text:p>
          </table:table-cell>
          <table:table-cell office:value-type="string" office:value="">
            <text:p/>
          </table:table-cell>
          <table:table-cell office:value-type="string" office:value="04-10-1960">
            <text:p>04-10-1960</text:p>
          </table:table-cell>
          <table:table-cell office:value-type="string" office:value="daniele.stuckens@orange.fr">
            <text:p>daniele.stuckens@orange.fr</text:p>
          </table:table-cell>
          <table:table-cell office:value-type="string" office:value="55">
            <text:p>55</text:p>
          </table:table-cell>
          <table:table-cell office:value-type="string" office:value="1225">
            <text:p>12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32820222911">
            <text:p>243.32820222911</text:p>
          </table:table-cell>
          <table:table-cell office:value-type="float" office:value="12.166410111456">
            <text:p>12.166410111456</text:p>
          </table:table-cell>
          <table:table-cell office:value-type="float" office:value="231.16179211765">
            <text:p>231.16179211765</text:p>
          </table:table-cell>
          <table:table-cell office:value-type="float" office:value="2013">
            <text:p>2013</text:p>
          </table:table-cell>
          <table:table-cell office:value-type="float" office:value="57.79">
            <text:p>57.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3">
            <text:p>60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3">
            <text:p>60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9">
            <text:p>57.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9">
            <text:p>57.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9">
            <text:p>57.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9">
            <text:p>57.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75">
            <text:p>54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75">
            <text:p>54.75</text:p>
          </table:table-cell>
          <table:table-cell office:value-type="float" office:value="231.16179211765">
            <text:p>231.16179211765</text:p>
          </table:table-cell>
          <table:table-cell office:value-type="float" office:value="0.0017921176500124">
            <text:p>0.001792117650012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9">
            <text:p>16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LACARNE">
            <text:p>MALACARNE</text:p>
          </table:table-cell>
          <table:table-cell office:value-type="string" office:value="Christine">
            <text:p>Christine</text:p>
          </table:table-cell>
          <table:table-cell office:value-type="string" office:value="350 rue de la Roche Brune">
            <text:p>350 rue de la Roche Brune</text:p>
          </table:table-cell>
          <table:table-cell office:value-type="string" office:value="38430">
            <text:p>38430</text:p>
          </table:table-cell>
          <table:table-cell office:value-type="string" office:value="Moirans">
            <text:p>Moirans</text:p>
          </table:table-cell>
          <table:table-cell office:value-type="string" office:value="04 76 07 57 54">
            <text:p>04 76 07 57 5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-05-1962">
            <text:p>10-05-1962</text:p>
          </table:table-cell>
          <table:table-cell office:value-type="string" office:value="christine.malacarne@orange.fr">
            <text:p>christine.malacarne@orange.fr</text:p>
          </table:table-cell>
          <table:table-cell office:value-type="string" office:value="110">
            <text:p>110</text:p>
          </table:table-cell>
          <table:table-cell office:value-type="string" office:value="2693">
            <text:p>269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1.78990847166">
            <text:p>291.78990847166</text:p>
          </table:table-cell>
          <table:table-cell office:value-type="float" office:value="0">
            <text:p>0</text:p>
          </table:table-cell>
          <table:table-cell office:value-type="float" office:value="291.78990847166">
            <text:p>291.78990847166</text:p>
          </table:table-cell>
          <table:table-cell office:value-type="float" office:value="2013">
            <text:p>2013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4">
            <text:p>72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4">
            <text:p>72.94</text:p>
          </table:table-cell>
          <table:table-cell office:value-type="float" office:value="291.78990847166">
            <text:p>291.78990847166</text:p>
          </table:table-cell>
          <table:table-cell office:value-type="float" office:value="-9.1528340021796E-5">
            <text:p>-9.1528340021796E-5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2">
            <text:p>20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LLARD">
            <text:p>MALLARD</text:p>
          </table:table-cell>
          <table:table-cell office:value-type="string" office:value="Jade">
            <text:p>Jade</text:p>
          </table:table-cell>
          <table:table-cell office:value-type="string" office:value="63 rue Lambournay">
            <text:p>63 rue Lambourn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1.75.52.19">
            <text:p>06.21.75.52.19</text:p>
          </table:table-cell>
          <table:table-cell office:value-type="string" office:value="06.21.75.52.19">
            <text:p>06.21.75.52.19</text:p>
          </table:table-cell>
          <table:table-cell office:value-type="string" office:value="04.76.50.04.81">
            <text:p>04.76.50.04.81</text:p>
          </table:table-cell>
          <table:table-cell office:value-type="string" office:value="15-12-2002">
            <text:p>15-12-2002</text:p>
          </table:table-cell>
          <table:table-cell office:value-type="string" office:value="imallard@sfr.fr">
            <text:p>imallard@sfr.fr</text:p>
          </table:table-cell>
          <table:table-cell office:value-type="string" office:value="133">
            <text:p>133</text:p>
          </table:table-cell>
          <table:table-cell office:value-type="string" office:value="1261">
            <text:p>126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02392467582">
            <text:p>223.02392467582</text:p>
          </table:table-cell>
          <table:table-cell office:value-type="float" office:value="22.302392467582">
            <text:p>22.302392467582</text:p>
          </table:table-cell>
          <table:table-cell office:value-type="float" office:value="200.72153220824">
            <text:p>200.72153220824</text:p>
          </table:table-cell>
          <table:table-cell office:value-type="float" office:value="2013">
            <text:p>2013</text:p>
          </table:table-cell>
          <table:table-cell office:value-type="float" office:value="50.18">
            <text:p>50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">
            <text:p>200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">
            <text:p>200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153220824">
            <text:p>200.72153220824</text:p>
          </table:table-cell>
          <table:table-cell office:value-type="float" office:value="0.0015322082400075">
            <text:p>0.0015322082400075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3">
            <text:p>20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LLARD">
            <text:p>MALLARD</text:p>
          </table:table-cell>
          <table:table-cell office:value-type="string" office:value="Zoé">
            <text:p>Zoé</text:p>
          </table:table-cell>
          <table:table-cell office:value-type="string" office:value="63 rue Lambournay">
            <text:p>63 rue Lambourn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1.75.52.19">
            <text:p>06.21.75.52.19</text:p>
          </table:table-cell>
          <table:table-cell office:value-type="string" office:value="06.21.75.52.19">
            <text:p>06.21.75.52.19</text:p>
          </table:table-cell>
          <table:table-cell office:value-type="string" office:value="04.76.50.04.81">
            <text:p>04.76.50.04.81</text:p>
          </table:table-cell>
          <table:table-cell office:value-type="string" office:value="06-09-2004">
            <text:p>06-09-2004</text:p>
          </table:table-cell>
          <table:table-cell office:value-type="string" office:value="imallard@sfr.fr">
            <text:p>imallard@sfr.fr</text:p>
          </table:table-cell>
          <table:table-cell office:value-type="string" office:value="133">
            <text:p>133</text:p>
          </table:table-cell>
          <table:table-cell office:value-type="string" office:value="1261">
            <text:p>126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3.9338475442">
            <text:p>193.9338475442</text:p>
          </table:table-cell>
          <table:table-cell office:value-type="float" office:value="19.39338475442">
            <text:p>19.39338475442</text:p>
          </table:table-cell>
          <table:table-cell office:value-type="float" office:value="174.54046278978">
            <text:p>174.54046278978</text:p>
          </table:table-cell>
          <table:table-cell office:value-type="float" office:value="2013">
            <text:p>2013</text:p>
          </table:table-cell>
          <table:table-cell office:value-type="float" office:value="43.64">
            <text:p>43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4.54">
            <text:p>174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4.54">
            <text:p>174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4.54046278978">
            <text:p>174.54046278978</text:p>
          </table:table-cell>
          <table:table-cell office:value-type="float" office:value="0.00046278978001624">
            <text:p>0.0004627897800162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4">
            <text:p>20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LLARD">
            <text:p>MALLARD</text:p>
          </table:table-cell>
          <table:table-cell office:value-type="string" office:value="Louis">
            <text:p>Louis</text:p>
          </table:table-cell>
          <table:table-cell office:value-type="string" office:value="63 rue Lambournay">
            <text:p>63 rue Lambourn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1.75.52.19">
            <text:p>06.21.75.52.19</text:p>
          </table:table-cell>
          <table:table-cell office:value-type="string" office:value="06.21.75.52.19">
            <text:p>06.21.75.52.19</text:p>
          </table:table-cell>
          <table:table-cell office:value-type="string" office:value="06.24.00.61.87">
            <text:p>06.24.00.61.87</text:p>
          </table:table-cell>
          <table:table-cell office:value-type="string" office:value="23-12-2000">
            <text:p>23-12-2000</text:p>
          </table:table-cell>
          <table:table-cell office:value-type="string" office:value="imallard@sfr.fr">
            <text:p>imallard@sfr.fr</text:p>
          </table:table-cell>
          <table:table-cell office:value-type="string" office:value="133">
            <text:p>133</text:p>
          </table:table-cell>
          <table:table-cell office:value-type="string" office:value="1261">
            <text:p>126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02392467582">
            <text:p>223.02392467582</text:p>
          </table:table-cell>
          <table:table-cell office:value-type="float" office:value="22.302392467582">
            <text:p>22.302392467582</text:p>
          </table:table-cell>
          <table:table-cell office:value-type="float" office:value="200.72153220824">
            <text:p>200.72153220824</text:p>
          </table:table-cell>
          <table:table-cell office:value-type="float" office:value="2013">
            <text:p>2013</text:p>
          </table:table-cell>
          <table:table-cell office:value-type="float" office:value="50.18">
            <text:p>50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">
            <text:p>200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">
            <text:p>200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153220824">
            <text:p>200.72153220824</text:p>
          </table:table-cell>
          <table:table-cell office:value-type="float" office:value="0.0015322082400075">
            <text:p>0.001532208240007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9">
            <text:p>11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MOLA">
            <text:p>MAMOLA</text:p>
          </table:table-cell>
          <table:table-cell office:value-type="string" office:value="Flore">
            <text:p>Flore</text:p>
          </table:table-cell>
          <table:table-cell office:value-type="string" office:value="40, chemin de Montollier">
            <text:p>40, chemin de Montollier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">
            <text:p/>
          </table:table-cell>
          <table:table-cell office:value-type="string" office:value="0476051862">
            <text:p>0476051862</text:p>
          </table:table-cell>
          <table:table-cell office:value-type="string" office:value="0675272704">
            <text:p>0675272704</text:p>
          </table:table-cell>
          <table:table-cell office:value-type="string" office:value="07-04-1995">
            <text:p>07-04-1995</text:p>
          </table:table-cell>
          <table:table-cell office:value-type="string" office:value="christine.mamola@orange.fr">
            <text:p>christine.mamola@orange.fr</text:p>
          </table:table-cell>
          <table:table-cell office:value-type="string" office:value="73">
            <text:p>73</text:p>
          </table:table-cell>
          <table:table-cell office:value-type="string" office:value="2033">
            <text:p>203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20.14279737009">
            <text:p>320.14279737009</text:p>
          </table:table-cell>
          <table:table-cell office:value-type="float" office:value="0">
            <text:p>0</text:p>
          </table:table-cell>
          <table:table-cell office:value-type="float" office:value="320.14279737009">
            <text:p>320.14279737009</text:p>
          </table:table-cell>
          <table:table-cell office:value-type="float" office:value="2013">
            <text:p>2013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2">
            <text:p>80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2">
            <text:p>80.02</text:p>
          </table:table-cell>
          <table:table-cell office:value-type="float" office:value="320.14279737009">
            <text:p>320.14279737009</text:p>
          </table:table-cell>
          <table:table-cell office:value-type="float" office:value="0.0027973700900361">
            <text:p>0.0027973700900361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8">
            <text:p>22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NA">
            <text:p>MANA</text:p>
          </table:table-cell>
          <table:table-cell office:value-type="string" office:value="Mélissa">
            <text:p>Mélissa</text:p>
          </table:table-cell>
          <table:table-cell office:value-type="string" office:value="144 rue de l'herbe">
            <text:p>144 rue de l'herb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85.58.39.75">
            <text:p>07.85.58.39.75</text:p>
          </table:table-cell>
          <table:table-cell office:value-type="string" office:value="06.43.02.81.05">
            <text:p>06.43.02.81.05</text:p>
          </table:table-cell>
          <table:table-cell office:value-type="string" office:value="06.47.00.58.69">
            <text:p>06.47.00.58.69</text:p>
          </table:table-cell>
          <table:table-cell office:value-type="string" office:value="03-09-2001">
            <text:p>03-09-2001</text:p>
          </table:table-cell>
          <table:table-cell office:value-type="string" office:value="mana.edith@gmail.com">
            <text:p>mana.edith@gmail.com</text:p>
          </table:table-cell>
          <table:table-cell office:value-type="string" office:value="146">
            <text:p>146</text:p>
          </table:table-cell>
          <table:table-cell office:value-type="string" office:value="1770">
            <text:p>177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8.89554684069">
            <text:p>228.89554684069</text:p>
          </table:table-cell>
          <table:table-cell office:value-type="float" office:value="0">
            <text:p>0</text:p>
          </table:table-cell>
          <table:table-cell office:value-type="float" office:value="228.89554684069">
            <text:p>228.89554684069</text:p>
          </table:table-cell>
          <table:table-cell office:value-type="float" office:value="2013">
            <text:p>2013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228.89554684069">
            <text:p>228.89554684069</text:p>
          </table:table-cell>
          <table:table-cell office:value-type="float" office:value="57.23554684069">
            <text:p>57.2355468406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NDIN">
            <text:p>MANDIN</text:p>
          </table:table-cell>
          <table:table-cell office:value-type="string" office:value="Marine">
            <text:p>Marine</text:p>
          </table:table-cell>
          <table:table-cell office:value-type="string" office:value="15 rue du port">
            <text:p>15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95.38.08.37">
            <text:p>06.95.38.08.37</text:p>
          </table:table-cell>
          <table:table-cell office:value-type="string" office:value="06.95.38.08.37">
            <text:p>06.95.38.08.37</text:p>
          </table:table-cell>
          <table:table-cell office:value-type="string" office:value="06.79.12.15.83">
            <text:p>06.79.12.15.83</text:p>
          </table:table-cell>
          <table:table-cell office:value-type="string" office:value="01-11-2004">
            <text:p>01-11-2004</text:p>
          </table:table-cell>
          <table:table-cell office:value-type="string" office:value="sonia.mandin@gmail.com">
            <text:p>sonia.mandin@gmail.com</text:p>
          </table:table-cell>
          <table:table-cell office:value-type="string" office:value="16">
            <text:p>16</text:p>
          </table:table-cell>
          <table:table-cell office:value-type="string" office:value="2196">
            <text:p>219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3.48661652345">
            <text:p>253.48661652345</text:p>
          </table:table-cell>
          <table:table-cell office:value-type="float" office:value="12.674330826173">
            <text:p>12.674330826173</text:p>
          </table:table-cell>
          <table:table-cell office:value-type="float" office:value="240.81228569728">
            <text:p>240.81228569728</text:p>
          </table:table-cell>
          <table:table-cell office:value-type="float" office:value="2013">
            <text:p>2013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37">
            <text:p>63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37">
            <text:p>63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04">
            <text:p>57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04">
            <text:p>57.04</text:p>
          </table:table-cell>
          <table:table-cell office:value-type="float" office:value="240.81228569728">
            <text:p>240.81228569728</text:p>
          </table:table-cell>
          <table:table-cell office:value-type="float" office:value="0.0022856972800298">
            <text:p>0.0022856972800298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NDIN">
            <text:p>MANDIN</text:p>
          </table:table-cell>
          <table:table-cell office:value-type="string" office:value="Timothée">
            <text:p>Timothée</text:p>
          </table:table-cell>
          <table:table-cell office:value-type="string" office:value="15 rue du port">
            <text:p>15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95.38.08.37">
            <text:p>06.95.38.08.37</text:p>
          </table:table-cell>
          <table:table-cell office:value-type="string" office:value="06.95.38.08.37">
            <text:p>06.95.38.08.37</text:p>
          </table:table-cell>
          <table:table-cell office:value-type="string" office:value="06.79.12.15.83">
            <text:p>06.79.12.15.83</text:p>
          </table:table-cell>
          <table:table-cell office:value-type="string" office:value="09-04-2006">
            <text:p>09-04-2006</text:p>
          </table:table-cell>
          <table:table-cell office:value-type="string" office:value="sonia.mandin@gmail.com">
            <text:p>sonia.mandin@gmail.com</text:p>
          </table:table-cell>
          <table:table-cell office:value-type="string" office:value="16">
            <text:p>16</text:p>
          </table:table-cell>
          <table:table-cell office:value-type="string" office:value="2196">
            <text:p>219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3.48661652345">
            <text:p>253.48661652345</text:p>
          </table:table-cell>
          <table:table-cell office:value-type="float" office:value="12.674330826172">
            <text:p>12.674330826172</text:p>
          </table:table-cell>
          <table:table-cell office:value-type="float" office:value="240.81228569728">
            <text:p>240.81228569728</text:p>
          </table:table-cell>
          <table:table-cell office:value-type="float" office:value="2013">
            <text:p>2013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1">
            <text:p>60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1">
            <text:p>60.21</text:p>
          </table:table-cell>
          <table:table-cell office:value-type="float" office:value="240.81228569728">
            <text:p>240.81228569728</text:p>
          </table:table-cell>
          <table:table-cell office:value-type="float" office:value="0.002285697279973">
            <text:p>0.00228569727997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QUIN">
            <text:p>MAQUIN</text:p>
          </table:table-cell>
          <table:table-cell office:value-type="string" office:value="Medhi">
            <text:p>Medhi</text:p>
          </table:table-cell>
          <table:table-cell office:value-type="string" office:value="3 impasse Claude Debussy">
            <text:p>3 impasse Claude Debuss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75.52.86">
            <text:p>04.76.75.52.86</text:p>
          </table:table-cell>
          <table:table-cell office:value-type="string" office:value="06.87.97.92.58">
            <text:p>06.87.97.92.58</text:p>
          </table:table-cell>
          <table:table-cell office:value-type="string" office:value="06.48.52.32.28">
            <text:p>06.48.52.32.28</text:p>
          </table:table-cell>
          <table:table-cell office:value-type="string" office:value="24-08-2001">
            <text:p>24-08-2001</text:p>
          </table:table-cell>
          <table:table-cell office:value-type="string" office:value="maquinfatima@yahoo.fr">
            <text:p>maquinfatima@yahoo.fr</text:p>
          </table:table-cell>
          <table:table-cell office:value-type="string" office:value="14">
            <text:p>14</text:p>
          </table:table-cell>
          <table:table-cell office:value-type="string" office:value="1875">
            <text:p>187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6.66737102119">
            <text:p>236.66737102119</text:p>
          </table:table-cell>
          <table:table-cell office:value-type="float" office:value="0">
            <text:p>0</text:p>
          </table:table-cell>
          <table:table-cell office:value-type="float" office:value="236.66737102119">
            <text:p>236.66737102119</text:p>
          </table:table-cell>
          <table:table-cell office:value-type="float" office:value="2013">
            <text:p>2013</text:p>
          </table:table-cell>
          <table:table-cell office:value-type="float" office:value="59.17">
            <text:p>59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6.67">
            <text:p>236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6.67">
            <text:p>236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6.66737102119">
            <text:p>236.66737102119</text:p>
          </table:table-cell>
          <table:table-cell office:value-type="float" office:value="-0.0026289788099803">
            <text:p>-0.002628978809980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2">
            <text:p>17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RTIN">
            <text:p>MARTIN</text:p>
          </table:table-cell>
          <table:table-cell office:value-type="string" office:value="Léa">
            <text:p>Léa</text:p>
          </table:table-cell>
          <table:table-cell office:value-type="string" office:value="117 chemin du Paysan">
            <text:p>117 chemin du Paysan</text:p>
          </table:table-cell>
          <table:table-cell office:value-type="string" office:value="38140">
            <text:p>38140</text:p>
          </table:table-cell>
          <table:table-cell office:value-type="string" office:value="La Murette">
            <text:p>La Murette</text:p>
          </table:table-cell>
          <table:table-cell office:value-type="string" office:value="">
            <text:p/>
          </table:table-cell>
          <table:table-cell office:value-type="string" office:value="04 76 93 89 25">
            <text:p>04 76 93 89 25</text:p>
          </table:table-cell>
          <table:table-cell office:value-type="string" office:value="06 95 47 54 63">
            <text:p>06 95 47 54 63</text:p>
          </table:table-cell>
          <table:table-cell office:value-type="string" office:value="29-04-1997">
            <text:p>29-04-1997</text:p>
          </table:table-cell>
          <table:table-cell office:value-type="string" office:value="ff.martin@free.fr">
            <text:p>ff.martin@free.fr</text:p>
          </table:table-cell>
          <table:table-cell office:value-type="string" office:value="111">
            <text:p>111</text:p>
          </table:table-cell>
          <table:table-cell office:value-type="string" office:value="1188">
            <text:p>11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8.10562521402">
            <text:p>248.10562521402</text:p>
          </table:table-cell>
          <table:table-cell office:value-type="float" office:value="0">
            <text:p>0</text:p>
          </table:table-cell>
          <table:table-cell office:value-type="float" office:value="248.10562521402">
            <text:p>248.10562521402</text:p>
          </table:table-cell>
          <table:table-cell office:value-type="float" office:value="2013">
            <text:p>2013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3">
            <text:p>62.03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2">
            <text:p>62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2">
            <text:p>62.02</text:p>
          </table:table-cell>
          <table:table-cell office:value-type="float" office:value="248.10562521402">
            <text:p>248.10562521402</text:p>
          </table:table-cell>
          <table:table-cell office:value-type="float" office:value="-0.0043747859800192">
            <text:p>-0.0043747859800192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6">
            <text:p>21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RTIN">
            <text:p>MARTIN</text:p>
          </table:table-cell>
          <table:table-cell office:value-type="string" office:value="Baptiste">
            <text:p>Baptiste</text:p>
          </table:table-cell>
          <table:table-cell office:value-type="string" office:value="86 route du massot">
            <text:p>86 route du massot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9.80.79.38.38">
            <text:p>09.80.79.38.38</text:p>
          </table:table-cell>
          <table:table-cell office:value-type="string" office:value="06.38.92.64.81">
            <text:p>06.38.92.64.81</text:p>
          </table:table-cell>
          <table:table-cell office:value-type="string" office:value="06.30.70.11.02">
            <text:p>06.30.70.11.02</text:p>
          </table:table-cell>
          <table:table-cell office:value-type="string" office:value="01-05-2003">
            <text:p>01-05-2003</text:p>
          </table:table-cell>
          <table:table-cell office:value-type="string" office:value="adeleuze@aliceadsl.fr">
            <text:p>adeleuze@aliceadsl.fr</text:p>
          </table:table-cell>
          <table:table-cell office:value-type="string" office:value="141">
            <text:p>141</text:p>
          </table:table-cell>
          <table:table-cell office:value-type="string" office:value="1304">
            <text:p>130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5.98224421822">
            <text:p>195.98224421822</text:p>
          </table:table-cell>
          <table:table-cell office:value-type="float" office:value="0">
            <text:p>0</text:p>
          </table:table-cell>
          <table:table-cell office:value-type="float" office:value="195.98224421822">
            <text:p>195.98224421822</text:p>
          </table:table-cell>
          <table:table-cell office:value-type="float" office:value="2013">
            <text:p>201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98">
            <text:p>195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98">
            <text:p>195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98224421822">
            <text:p>195.98224421822</text:p>
          </table:table-cell>
          <table:table-cell office:value-type="float" office:value="0.0022442182199995">
            <text:p>0.0022442182199995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7">
            <text:p>12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TIN">
            <text:p>MARTIN</text:p>
          </table:table-cell>
          <table:table-cell office:value-type="string" office:value="Hélène">
            <text:p>Hélène</text:p>
          </table:table-cell>
          <table:table-cell office:value-type="string" office:value="96 rue de Saint Ours">
            <text:p>96 rue de Saint Ours</text:p>
          </table:table-cell>
          <table:table-cell office:value-type="string" office:value="38340">
            <text:p>38340</text:p>
          </table:table-cell>
          <table:table-cell office:value-type="string" office:value="Voreppa">
            <text:p>Voreppa</text:p>
          </table:table-cell>
          <table:table-cell office:value-type="string" office:value="04 76 50 23 04">
            <text:p>04 76 50 23 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-12-1967">
            <text:p>23-12-1967</text:p>
          </table:table-cell>
          <table:table-cell office:value-type="string" office:value="helmahieu@gmail.com">
            <text:p>helmahieu@gmail.com</text:p>
          </table:table-cell>
          <table:table-cell office:value-type="string" office:value="80">
            <text:p>80</text:p>
          </table:table-cell>
          <table:table-cell office:value-type="string" office:value="1482">
            <text:p>148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5.35013641773">
            <text:p>295.35013641773</text:p>
          </table:table-cell>
          <table:table-cell office:value-type="float" office:value="0">
            <text:p>0</text:p>
          </table:table-cell>
          <table:table-cell office:value-type="float" office:value="295.35013641773">
            <text:p>295.35013641773</text:p>
          </table:table-cell>
          <table:table-cell office:value-type="float" office:value="2013">
            <text:p>2013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3">
            <text:p>73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3">
            <text:p>73.83</text:p>
          </table:table-cell>
          <table:table-cell office:value-type="float" office:value="295.35013641773">
            <text:p>295.35013641773</text:p>
          </table:table-cell>
          <table:table-cell office:value-type="float" office:value="0.00013641773000472">
            <text:p>0.0001364177300047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5">
            <text:p>13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TINET">
            <text:p>MARTINET</text:p>
          </table:table-cell>
          <table:table-cell office:value-type="string" office:value="Geneviève">
            <text:p>Geneviève</text:p>
          </table:table-cell>
          <table:table-cell office:value-type="string" office:value="449 chemin de la Rugette">
            <text:p>449 chemin de la Rugett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26 98">
            <text:p>04 76 50 26 98</text:p>
          </table:table-cell>
          <table:table-cell office:value-type="string" office:value="06 47 25 25 02">
            <text:p>06 47 25 25 02</text:p>
          </table:table-cell>
          <table:table-cell office:value-type="string" office:value="">
            <text:p/>
          </table:table-cell>
          <table:table-cell office:value-type="string" office:value="10-02-1965">
            <text:p>10-02-1965</text:p>
          </table:table-cell>
          <table:table-cell office:value-type="string" office:value="gene.martinet@free.fr">
            <text:p>gene.martinet@free.fr</text:p>
          </table:table-cell>
          <table:table-cell office:value-type="string" office:value="85">
            <text:p>85</text:p>
          </table:table-cell>
          <table:table-cell office:value-type="string" office:value="931">
            <text:p>93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1.35259267548">
            <text:p>201.35259267548</text:p>
          </table:table-cell>
          <table:table-cell office:value-type="float" office:value="10.067629633774">
            <text:p>10.067629633774</text:p>
          </table:table-cell>
          <table:table-cell office:value-type="float" office:value="191.28496304171">
            <text:p>191.28496304171</text:p>
          </table:table-cell>
          <table:table-cell office:value-type="float" office:value="2013">
            <text:p>2013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191.28496304171">
            <text:p>191.28496304171</text:p>
          </table:table-cell>
          <table:table-cell office:value-type="float" office:value="0.0049630417099991">
            <text:p>0.0049630417099991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6">
            <text:p>13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RTINET">
            <text:p>MARTINET</text:p>
          </table:table-cell>
          <table:table-cell office:value-type="string" office:value="Eric">
            <text:p>Eric</text:p>
          </table:table-cell>
          <table:table-cell office:value-type="string" office:value="449 Chemin de la Rugette">
            <text:p>449 Chemin de la Rugett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26 98">
            <text:p>04 76 50 26 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-02-1967">
            <text:p>28-02-1967</text:p>
          </table:table-cell>
          <table:table-cell office:value-type="string" office:value="eric.martinet@free.fr">
            <text:p>eric.martinet@free.fr</text:p>
          </table:table-cell>
          <table:table-cell office:value-type="string" office:value="85">
            <text:p>85</text:p>
          </table:table-cell>
          <table:table-cell office:value-type="string" office:value="931">
            <text:p>93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5554815768">
            <text:p>231.5554815768</text:p>
          </table:table-cell>
          <table:table-cell office:value-type="float" office:value="11.57777407884">
            <text:p>11.57777407884</text:p>
          </table:table-cell>
          <table:table-cell office:value-type="float" office:value="219.97770749796">
            <text:p>219.97770749796</text:p>
          </table:table-cell>
          <table:table-cell office:value-type="float" office:value="2013">
            <text:p>2013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1">
            <text:p>55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1">
            <text:p>55.01</text:p>
          </table:table-cell>
          <table:table-cell office:value-type="float" office:value="219.97770749796">
            <text:p>219.97770749796</text:p>
          </table:table-cell>
          <table:table-cell office:value-type="float" office:value="-0.0022925020399782">
            <text:p>-0.0022925020399782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0">
            <text:p>19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UCCINI">
            <text:p>MARUCCINI</text:p>
          </table:table-cell>
          <table:table-cell office:value-type="string" office:value="Virginie">
            <text:p>Virginie</text:p>
          </table:table-cell>
          <table:table-cell office:value-type="string" office:value="165 chemin Saint Claire">
            <text:p>165 chemin Saint Clai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68 62">
            <text:p>04 76 50 68 6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-01-1970">
            <text:p>12-01-1970</text:p>
          </table:table-cell>
          <table:table-cell office:value-type="string" office:value="virginie.maruccini@free.fr">
            <text:p>virginie.maruccini@free.fr</text:p>
          </table:table-cell>
          <table:table-cell office:value-type="string" office:value="127">
            <text:p>127</text:p>
          </table:table-cell>
          <table:table-cell office:value-type="string" office:value="1454">
            <text:p>145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5.11519072353">
            <text:p>225.11519072353</text:p>
          </table:table-cell>
          <table:table-cell office:value-type="float" office:value="0">
            <text:p>0</text:p>
          </table:table-cell>
          <table:table-cell office:value-type="float" office:value="225.11519072353">
            <text:p>225.11519072353</text:p>
          </table:table-cell>
          <table:table-cell office:value-type="float" office:value="2013">
            <text:p>2013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225.11519072353">
            <text:p>225.11519072353</text:p>
          </table:table-cell>
          <table:table-cell office:value-type="float" office:value="-0.0048092764700129">
            <text:p>-0.004809276470012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6">
            <text:p>29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ZOLA">
            <text:p>MARZOLA</text:p>
          </table:table-cell>
          <table:table-cell office:value-type="string" office:value="Catherine">
            <text:p>Catherine</text:p>
          </table:table-cell>
          <table:table-cell office:value-type="string" office:value="8 rue grande Roche">
            <text:p>8 rue grande Roch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 60 77">
            <text:p>04 76 50  60 7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-03-1963">
            <text:p>14-03-1963</text:p>
          </table:table-cell>
          <table:table-cell office:value-type="string" office:value="catherine.marzola@wanadoo.fr">
            <text:p>catherine.marzola@wanadoo.fr</text:p>
          </table:table-cell>
          <table:table-cell office:value-type="string" office:value="192">
            <text:p>192</text:p>
          </table:table-cell>
          <table:table-cell office:value-type="string" office:value="1483">
            <text:p>148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1.35850310731">
            <text:p>261.35850310731</text:p>
          </table:table-cell>
          <table:table-cell office:value-type="float" office:value="0">
            <text:p>0</text:p>
          </table:table-cell>
          <table:table-cell office:value-type="float" office:value="261.35850310731">
            <text:p>261.35850310731</text:p>
          </table:table-cell>
          <table:table-cell office:value-type="float" office:value="2013">
            <text:p>2013</text:p>
          </table:table-cell>
          <table:table-cell office:value-type="float" office:value="65.34">
            <text:p>65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1.36">
            <text:p>6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1.36">
            <text:p>26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1.35850310731">
            <text:p>261.35850310731</text:p>
          </table:table-cell>
          <table:table-cell office:value-type="float" office:value="-0.0014968926899996">
            <text:p>-0.00149689268999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">
            <text:p>4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THIEU">
            <text:p>MATHIEU</text:p>
          </table:table-cell>
          <table:table-cell office:value-type="string" office:value="Bernadette">
            <text:p>Bernadette</text:p>
          </table:table-cell>
          <table:table-cell office:value-type="string" office:value="285 allée JF Thorrand">
            <text:p>285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31.23.01.33">
            <text:p>06.31.23.01.33</text:p>
          </table:table-cell>
          <table:table-cell office:value-type="string" office:value="04.76.50.19.88">
            <text:p>04.76.50.19.88</text:p>
          </table:table-cell>
          <table:table-cell office:value-type="string" office:value="06.75.01.07.62">
            <text:p>06.75.01.07.62</text:p>
          </table:table-cell>
          <table:table-cell office:value-type="string" office:value="13-10-1954">
            <text:p>13-10-1954</text:p>
          </table:table-cell>
          <table:table-cell office:value-type="string" office:value="mathieunadette@gmail.com">
            <text:p>mathieunadette@gmail.com</text:p>
          </table:table-cell>
          <table:table-cell office:value-type="string" office:value="26">
            <text:p>26</text:p>
          </table:table-cell>
          <table:table-cell office:value-type="string" office:value="795">
            <text:p>79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8.01794535175">
            <text:p>228.01794535175</text:p>
          </table:table-cell>
          <table:table-cell office:value-type="float" office:value="11.400897267588">
            <text:p>11.400897267588</text:p>
          </table:table-cell>
          <table:table-cell office:value-type="float" office:value="216.61704808416">
            <text:p>216.61704808416</text:p>
          </table:table-cell>
          <table:table-cell office:value-type="float" office:value="2013">
            <text:p>2013</text:p>
          </table:table-cell>
          <table:table-cell office:value-type="float" office:value="54.15">
            <text:p>54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16">
            <text:p>54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16">
            <text:p>54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15">
            <text:p>54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15">
            <text:p>54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1">
            <text:p>51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1">
            <text:p>51.31</text:p>
          </table:table-cell>
          <table:table-cell office:value-type="float" office:value="216.61704808416">
            <text:p>216.61704808416</text:p>
          </table:table-cell>
          <table:table-cell office:value-type="float" office:value="-0.0029519158400149">
            <text:p>-0.0029519158400149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">
            <text:p>4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THIEU">
            <text:p>MATHIEU</text:p>
          </table:table-cell>
          <table:table-cell office:value-type="string" office:value="Gaël">
            <text:p>Gaël</text:p>
          </table:table-cell>
          <table:table-cell office:value-type="string" office:value="285 allée JF Thorrand">
            <text:p>285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9.88">
            <text:p>04.76.50.79.88</text:p>
          </table:table-cell>
          <table:table-cell office:value-type="string" office:value="06.31.23.01.33">
            <text:p>06.31.23.01.33</text:p>
          </table:table-cell>
          <table:table-cell office:value-type="string" office:value="06.75.01.07.62">
            <text:p>06.75.01.07.62</text:p>
          </table:table-cell>
          <table:table-cell office:value-type="string" office:value="08-04-1998">
            <text:p>08-04-1998</text:p>
          </table:table-cell>
          <table:table-cell office:value-type="string" office:value="mathieunadette@gmail.com">
            <text:p>mathieunadette@gmail.com</text:p>
          </table:table-cell>
          <table:table-cell office:value-type="string" office:value="26">
            <text:p>26</text:p>
          </table:table-cell>
          <table:table-cell office:value-type="string" office:value="795">
            <text:p>79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32674225872">
            <text:p>234.32674225872</text:p>
          </table:table-cell>
          <table:table-cell office:value-type="float" office:value="11.716337112936">
            <text:p>11.716337112936</text:p>
          </table:table-cell>
          <table:table-cell office:value-type="float" office:value="222.61040514578">
            <text:p>222.61040514578</text:p>
          </table:table-cell>
          <table:table-cell office:value-type="float" office:value="2013">
            <text:p>2013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6">
            <text:p>55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6">
            <text:p>55.66</text:p>
          </table:table-cell>
          <table:table-cell office:value-type="float" office:value="222.61040514578">
            <text:p>222.61040514578</text:p>
          </table:table-cell>
          <table:table-cell office:value-type="float" office:value="0.00040514578000739">
            <text:p>0.00040514578000739</text:p>
          </table:table-cell>
          <table:table-cell office:value-type="string" office:value="Cor">
            <text:p>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6">
            <text:p>24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ELLOULI">
            <text:p>MELLOULI</text:p>
          </table:table-cell>
          <table:table-cell office:value-type="string" office:value="Kaïs">
            <text:p>Kaïs</text:p>
          </table:table-cell>
          <table:table-cell office:value-type="string" office:value="137 allée des fusains">
            <text:p>137 allée des fusain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88 06 15 80">
            <text:p>06 88 06 15 80</text:p>
          </table:table-cell>
          <table:table-cell office:value-type="string" office:value="06 12 38 84 24">
            <text:p>06 12 38 84 24</text:p>
          </table:table-cell>
          <table:table-cell office:value-type="string" office:value="10-07-2005">
            <text:p>10-07-2005</text:p>
          </table:table-cell>
          <table:table-cell office:value-type="string" office:value="naima.mellouli04@gmail.com">
            <text:p>naima.mellouli04@gmail.com</text:p>
          </table:table-cell>
          <table:table-cell office:value-type="string" office:value="163">
            <text:p>163</text:p>
          </table:table-cell>
          <table:table-cell office:value-type="string" office:value="818">
            <text:p>81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0.67721801357">
            <text:p>180.67721801357</text:p>
          </table:table-cell>
          <table:table-cell office:value-type="float" office:value="0">
            <text:p>0</text:p>
          </table:table-cell>
          <table:table-cell office:value-type="float" office:value="180.67721801357">
            <text:p>180.67721801357</text:p>
          </table:table-cell>
          <table:table-cell office:value-type="float" office:value="2013">
            <text:p>2013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180.67721801357">
            <text:p>180.67721801357</text:p>
          </table:table-cell>
          <table:table-cell office:value-type="float" office:value="-0.0027819864299943">
            <text:p>-0.0027819864299943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2">
            <text:p>16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ERCY">
            <text:p>MERCY</text:p>
          </table:table-cell>
          <table:table-cell office:value-type="string" office:value="Mathis">
            <text:p>Mathis</text:p>
          </table:table-cell>
          <table:table-cell office:value-type="string" office:value="42 rue Maréchal leclerc">
            <text:p>42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81 50 86 10">
            <text:p>06 81 50 86 10</text:p>
          </table:table-cell>
          <table:table-cell office:value-type="string" office:value="">
            <text:p/>
          </table:table-cell>
          <table:table-cell office:value-type="string" office:value="21-01-2002">
            <text:p>21-01-2002</text:p>
          </table:table-cell>
          <table:table-cell office:value-type="string" office:value="famille.mercy@free.fr">
            <text:p>famille.mercy@free.fr</text:p>
          </table:table-cell>
          <table:table-cell office:value-type="string" office:value="105">
            <text:p>105</text:p>
          </table:table-cell>
          <table:table-cell office:value-type="string" office:value="891">
            <text:p>89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2.15158626052">
            <text:p>182.15158626052</text:p>
          </table:table-cell>
          <table:table-cell office:value-type="float" office:value="9.107579313026">
            <text:p>9.107579313026</text:p>
          </table:table-cell>
          <table:table-cell office:value-type="float" office:value="173.04400694749">
            <text:p>173.04400694749</text:p>
          </table:table-cell>
          <table:table-cell office:value-type="float" office:value="2013">
            <text:p>2013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173.04400694749">
            <text:p>173.04400694749</text:p>
          </table:table-cell>
          <table:table-cell office:value-type="float" office:value="0.0040069474900122">
            <text:p>0.0040069474900122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3">
            <text:p>16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ERCY">
            <text:p>MERCY</text:p>
          </table:table-cell>
          <table:table-cell office:value-type="string" office:value="Romane">
            <text:p>Romane</text:p>
          </table:table-cell>
          <table:table-cell office:value-type="string" office:value="42 rue Maréchal leclerc">
            <text:p>42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81 50 86 10">
            <text:p>06 81 50 86 10</text:p>
          </table:table-cell>
          <table:table-cell office:value-type="string" office:value="">
            <text:p/>
          </table:table-cell>
          <table:table-cell office:value-type="string" office:value="08-04-2004">
            <text:p>08-04-2004</text:p>
          </table:table-cell>
          <table:table-cell office:value-type="string" office:value="famille.mercy@free.fr">
            <text:p>famille.mercy@free.fr</text:p>
          </table:table-cell>
          <table:table-cell office:value-type="string" office:value="105">
            <text:p>105</text:p>
          </table:table-cell>
          <table:table-cell office:value-type="string" office:value="891">
            <text:p>89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2.15158626052">
            <text:p>182.15158626052</text:p>
          </table:table-cell>
          <table:table-cell office:value-type="float" office:value="9.1075793130259">
            <text:p>9.1075793130259</text:p>
          </table:table-cell>
          <table:table-cell office:value-type="float" office:value="173.04400694749">
            <text:p>173.04400694749</text:p>
          </table:table-cell>
          <table:table-cell office:value-type="float" office:value="2013">
            <text:p>2013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173.04400694749">
            <text:p>173.04400694749</text:p>
          </table:table-cell>
          <table:table-cell office:value-type="float" office:value="0.0040069474900122">
            <text:p>0.004006947490012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6">
            <text:p>15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INASSIAN">
            <text:p>MINASSIAN</text:p>
          </table:table-cell>
          <table:table-cell office:value-type="string" office:value="Laure">
            <text:p>Laure</text:p>
          </table:table-cell>
          <table:table-cell office:value-type="string" office:value="15 allée du sabotier">
            <text:p>15 allée du sabotier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 76 53 95 73">
            <text:p>04 76 53 95 73</text:p>
          </table:table-cell>
          <table:table-cell office:value-type="string" office:value="24-06-1999">
            <text:p>24-06-1999</text:p>
          </table:table-cell>
          <table:table-cell office:value-type="string" office:value="l.minas@free.fr">
            <text:p>l.minas@free.fr</text:p>
          </table:table-cell>
          <table:table-cell office:value-type="string" office:value="100">
            <text:p>100</text:p>
          </table:table-cell>
          <table:table-cell office:value-type="string" office:value="2249">
            <text:p>224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5.35263487797">
            <text:p>255.35263487797</text:p>
          </table:table-cell>
          <table:table-cell office:value-type="float" office:value="12.767631743899">
            <text:p>12.767631743899</text:p>
          </table:table-cell>
          <table:table-cell office:value-type="float" office:value="242.58500313407">
            <text:p>242.58500313407</text:p>
          </table:table-cell>
          <table:table-cell office:value-type="float" office:value="2013">
            <text:p>2013</text:p>
          </table:table-cell>
          <table:table-cell office:value-type="float" office:value="60.65">
            <text:p>6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2.59">
            <text:p>242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2.59">
            <text:p>242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2.58500313407">
            <text:p>242.58500313407</text:p>
          </table:table-cell>
          <table:table-cell office:value-type="float" office:value="-0.0049968659299964">
            <text:p>-0.004996865929996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7">
            <text:p>15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INASSIAN">
            <text:p>MINASSIAN</text:p>
          </table:table-cell>
          <table:table-cell office:value-type="string" office:value="Christophe">
            <text:p>Christophe</text:p>
          </table:table-cell>
          <table:table-cell office:value-type="string" office:value="15 allée du sabotier">
            <text:p>15 allée du sabotier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95 85 98 78">
            <text:p>06 95 85 98 7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9-07-1967">
            <text:p>09-07-1967</text:p>
          </table:table-cell>
          <table:table-cell office:value-type="string" office:value="christophe.minassian@free.fr">
            <text:p>christophe.minassian@free.fr</text:p>
          </table:table-cell>
          <table:table-cell office:value-type="string" office:value="100">
            <text:p>100</text:p>
          </table:table-cell>
          <table:table-cell office:value-type="string" office:value="2249">
            <text:p>224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65.1542678755">
            <text:p>365.1542678755</text:p>
          </table:table-cell>
          <table:table-cell office:value-type="float" office:value="18.257713393775">
            <text:p>18.257713393775</text:p>
          </table:table-cell>
          <table:table-cell office:value-type="float" office:value="346.89655448172">
            <text:p>346.89655448172</text:p>
          </table:table-cell>
          <table:table-cell office:value-type="float" office:value="2013">
            <text:p>2013</text:p>
          </table:table-cell>
          <table:table-cell office:value-type="float" office:value="86.72">
            <text:p>86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6.9">
            <text:p>346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6.9">
            <text:p>346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6.89655448172">
            <text:p>346.89655448172</text:p>
          </table:table-cell>
          <table:table-cell office:value-type="float" office:value="-0.0034455182799888">
            <text:p>-0.0034455182799888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3">
            <text:p>18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INASSIAN">
            <text:p>MINASSIAN</text:p>
          </table:table-cell>
          <table:table-cell office:value-type="string" office:value="Lalie">
            <text:p>Lalie</text:p>
          </table:table-cell>
          <table:table-cell office:value-type="string" office:value="384 route de Veurey">
            <text:p>384 route de Veure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26 69 27">
            <text:p>04 76 26 69 27</text:p>
          </table:table-cell>
          <table:table-cell office:value-type="string" office:value="06 30 48 09 53">
            <text:p>06 30 48 09 53</text:p>
          </table:table-cell>
          <table:table-cell office:value-type="string" office:value="06 77 10 83 90">
            <text:p>06 77 10 83 90</text:p>
          </table:table-cell>
          <table:table-cell office:value-type="string" office:value="10-03-2005">
            <text:p>10-03-2005</text:p>
          </table:table-cell>
          <table:table-cell office:value-type="string" office:value="frederic.minassian@ujf-grenoble.fr">
            <text:p>frederic.minassian@ujf-grenoble.fr</text:p>
          </table:table-cell>
          <table:table-cell office:value-type="string" office:value="122">
            <text:p>122</text:p>
          </table:table-cell>
          <table:table-cell office:value-type="string" office:value="1719">
            <text:p>171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4.85047914584">
            <text:p>224.85047914584</text:p>
          </table:table-cell>
          <table:table-cell office:value-type="float" office:value="0">
            <text:p>0</text:p>
          </table:table-cell>
          <table:table-cell office:value-type="float" office:value="224.85047914584">
            <text:p>224.85047914584</text:p>
          </table:table-cell>
          <table:table-cell office:value-type="float" office:value="2013">
            <text:p>2013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2">
            <text:p>56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2">
            <text:p>56.22</text:p>
          </table:table-cell>
          <table:table-cell office:value-type="float" office:value="224.85047914584">
            <text:p>224.85047914584</text:p>
          </table:table-cell>
          <table:table-cell office:value-type="float" office:value="0.00047914584001774">
            <text:p>0.0004791458400177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1">
            <text:p>19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NDELAIN">
            <text:p>MONDELAIN</text:p>
          </table:table-cell>
          <table:table-cell office:value-type="string" office:value="Lucas">
            <text:p>Lucas</text:p>
          </table:table-cell>
          <table:table-cell office:value-type="string" office:value="450 rue xavier Jouvin">
            <text:p>450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36.99.11">
            <text:p>09.53.36.99.11</text:p>
          </table:table-cell>
          <table:table-cell office:value-type="string" office:value="09.53.36.99.11">
            <text:p>09.53.36.99.11</text:p>
          </table:table-cell>
          <table:table-cell office:value-type="string" office:value="09.53.36.99.11">
            <text:p>09.53.36.99.11</text:p>
          </table:table-cell>
          <table:table-cell office:value-type="string" office:value="01-03-2005">
            <text:p>01-03-2005</text:p>
          </table:table-cell>
          <table:table-cell office:value-type="string" office:value="mondelain@gmail.com">
            <text:p>mondelain@gmail.com</text:p>
          </table:table-cell>
          <table:table-cell office:value-type="string" office:value="128">
            <text:p>128</text:p>
          </table:table-cell>
          <table:table-cell office:value-type="string" office:value="843">
            <text:p>8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1.16031984933">
            <text:p>181.16031984933</text:p>
          </table:table-cell>
          <table:table-cell office:value-type="float" office:value="9.0580159924665">
            <text:p>9.0580159924665</text:p>
          </table:table-cell>
          <table:table-cell office:value-type="float" office:value="172.10230385686">
            <text:p>172.10230385686</text:p>
          </table:table-cell>
          <table:table-cell office:value-type="float" office:value="2013">
            <text:p>2013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1">
            <text:p>43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1">
            <text:p>43.01</text:p>
          </table:table-cell>
          <table:table-cell office:value-type="float" office:value="172.10230385686">
            <text:p>172.10230385686</text:p>
          </table:table-cell>
          <table:table-cell office:value-type="float" office:value="0.00230385686001">
            <text:p>0.00230385686001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2">
            <text:p>19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NDELAIN">
            <text:p>MONDELAIN</text:p>
          </table:table-cell>
          <table:table-cell office:value-type="string" office:value="Côme">
            <text:p>Côme</text:p>
          </table:table-cell>
          <table:table-cell office:value-type="string" office:value="450 rue xavier Jouvin">
            <text:p>450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36.99.11">
            <text:p>09.53.36.99.11</text:p>
          </table:table-cell>
          <table:table-cell office:value-type="string" office:value="06.65.44.39.45">
            <text:p>06.65.44.39.45</text:p>
          </table:table-cell>
          <table:table-cell office:value-type="string" office:value="04.76.51.43.29">
            <text:p>04.76.51.43.29</text:p>
          </table:table-cell>
          <table:table-cell office:value-type="string" office:value="22-08-2007">
            <text:p>22-08-2007</text:p>
          </table:table-cell>
          <table:table-cell office:value-type="string" office:value="mondelain@gmail.com">
            <text:p>mondelain@gmail.com</text:p>
          </table:table-cell>
          <table:table-cell office:value-type="string" office:value="128">
            <text:p>128</text:p>
          </table:table-cell>
          <table:table-cell office:value-type="string" office:value="843">
            <text:p>8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12.31939830659">
            <text:p>112.31939830659</text:p>
          </table:table-cell>
          <table:table-cell office:value-type="float" office:value="5.6159699153293">
            <text:p>5.6159699153293</text:p>
          </table:table-cell>
          <table:table-cell office:value-type="float" office:value="106.70342839126">
            <text:p>106.70342839126</text:p>
          </table:table-cell>
          <table:table-cell office:value-type="float" office:value="2013">
            <text:p>2013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6">
            <text:p>26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6">
            <text:p>26.66</text:p>
          </table:table-cell>
          <table:table-cell office:value-type="float" office:value="106.70342839126">
            <text:p>106.70342839126</text:p>
          </table:table-cell>
          <table:table-cell office:value-type="float" office:value="0.0034283912600159">
            <text:p>0.003428391260015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NTERRAT">
            <text:p>MONTERRAT</text:p>
          </table:table-cell>
          <table:table-cell office:value-type="string" office:value="Adelaide">
            <text:p>Adelaide</text:p>
          </table:table-cell>
          <table:table-cell office:value-type="string" office:value="390 rue du port">
            <text:p>390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9.04.92.12">
            <text:p>06.59.04.92.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3-1991">
            <text:p>07-03-1991</text:p>
          </table:table-cell>
          <table:table-cell office:value-type="string" office:value="monterrat_adel@hotmail.fr">
            <text:p>monterrat_adel@hotmail.fr</text:p>
          </table:table-cell>
          <table:table-cell office:value-type="string" office:value="61">
            <text:p>61</text:p>
          </table:table-cell>
          <table:table-cell office:value-type="string" office:value="2588">
            <text:p>25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42.66129493571">
            <text:p>342.66129493571</text:p>
          </table:table-cell>
          <table:table-cell office:value-type="float" office:value="0">
            <text:p>0</text:p>
          </table:table-cell>
          <table:table-cell office:value-type="float" office:value="342.66129493571">
            <text:p>342.66129493571</text:p>
          </table:table-cell>
          <table:table-cell office:value-type="float" office:value="2013">
            <text:p>2013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5">
            <text:p>8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5">
            <text:p>85.65</text:p>
          </table:table-cell>
          <table:table-cell office:value-type="float" office:value="342.66129493571">
            <text:p>342.66129493571</text:p>
          </table:table-cell>
          <table:table-cell office:value-type="float" office:value="0.0012949357100069">
            <text:p>0.001294935710006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0">
            <text:p>25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RISSONNEAU">
            <text:p>MORISSONNEAU</text:p>
          </table:table-cell>
          <table:table-cell office:value-type="string" office:value="Charlotte">
            <text:p>Charlotte</text:p>
          </table:table-cell>
          <table:table-cell office:value-type="string" office:value="27 chemin de cottelandière">
            <text:p>27 chemin de cottelan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7.46">
            <text:p>04.76.50.27.46</text:p>
          </table:table-cell>
          <table:table-cell office:value-type="string" office:value="06.59.12.05.63">
            <text:p>06.59.12.05.63</text:p>
          </table:table-cell>
          <table:table-cell office:value-type="string" office:value="06.10.02.57.21">
            <text:p>06.10.02.57.21</text:p>
          </table:table-cell>
          <table:table-cell office:value-type="string" office:value="08-05-1997">
            <text:p>08-05-1997</text:p>
          </table:table-cell>
          <table:table-cell office:value-type="string" office:value="anne.morissonneau@orange.fr">
            <text:p>anne.morissonneau@orange.fr</text:p>
          </table:table-cell>
          <table:table-cell office:value-type="string" office:value="165">
            <text:p>165</text:p>
          </table:table-cell>
          <table:table-cell office:value-type="string" office:value="1106">
            <text:p>110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0909350507">
            <text:p>216.0909350507</text:p>
          </table:table-cell>
          <table:table-cell office:value-type="float" office:value="10.804546752535">
            <text:p>10.804546752535</text:p>
          </table:table-cell>
          <table:table-cell office:value-type="float" office:value="205.28638829817">
            <text:p>205.28638829817</text:p>
          </table:table-cell>
          <table:table-cell office:value-type="float" office:value="2013">
            <text:p>2013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2">
            <text:p>54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2">
            <text:p>54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205.28638829817">
            <text:p>205.28638829817</text:p>
          </table:table-cell>
          <table:table-cell office:value-type="float" office:value="48.62638829817">
            <text:p>48.62638829817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1">
            <text:p>25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RISSONNEAU">
            <text:p>MORISSONNEAU</text:p>
          </table:table-cell>
          <table:table-cell office:value-type="string" office:value="Marie">
            <text:p>Marie</text:p>
          </table:table-cell>
          <table:table-cell office:value-type="string" office:value="4260 avenue du 11 novembre">
            <text:p>4260 avenue du 11 novemb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9.12.05.63">
            <text:p>06.59.12.05.63</text:p>
          </table:table-cell>
          <table:table-cell office:value-type="string" office:value="06.59.12.05.63">
            <text:p>06.59.12.05.63</text:p>
          </table:table-cell>
          <table:table-cell office:value-type="string" office:value="">
            <text:p/>
          </table:table-cell>
          <table:table-cell office:value-type="string" office:value="05-10-2000">
            <text:p>05-10-2000</text:p>
          </table:table-cell>
          <table:table-cell office:value-type="string" office:value="anne.morissonneau@orange.fr">
            <text:p>anne.morissonneau@orange.fr</text:p>
          </table:table-cell>
          <table:table-cell office:value-type="string" office:value="165">
            <text:p>165</text:p>
          </table:table-cell>
          <table:table-cell office:value-type="string" office:value="1106">
            <text:p>110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0909350507">
            <text:p>216.0909350507</text:p>
          </table:table-cell>
          <table:table-cell office:value-type="float" office:value="10.804546752535">
            <text:p>10.804546752535</text:p>
          </table:table-cell>
          <table:table-cell office:value-type="float" office:value="205.28638829817">
            <text:p>205.28638829817</text:p>
          </table:table-cell>
          <table:table-cell office:value-type="float" office:value="2013">
            <text:p>2013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205.28638829817">
            <text:p>205.28638829817</text:p>
          </table:table-cell>
          <table:table-cell office:value-type="float" office:value="51.32638829817">
            <text:p>51.32638829817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8">
            <text:p>24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UCHIROUD">
            <text:p>MOUCHIROUD</text:p>
          </table:table-cell>
          <table:table-cell office:value-type="string" office:value="Nathan">
            <text:p>Nathan</text:p>
          </table:table-cell>
          <table:table-cell office:value-type="string" office:value="7 rue charvet">
            <text:p>7 rue charv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7.93.70.11">
            <text:p>06.27.93.70.11</text:p>
          </table:table-cell>
          <table:table-cell office:value-type="string" office:value="06.25.27.14.11">
            <text:p>06.25.27.14.11</text:p>
          </table:table-cell>
          <table:table-cell office:value-type="string" office:value="06.99.84.03.60">
            <text:p>06.99.84.03.60</text:p>
          </table:table-cell>
          <table:table-cell office:value-type="string" office:value="19-01-1997">
            <text:p>19-01-1997</text:p>
          </table:table-cell>
          <table:table-cell office:value-type="string" office:value="nathan.mouchiroud@free.fr">
            <text:p>nathan.mouchiroud@free.fr</text:p>
          </table:table-cell>
          <table:table-cell office:value-type="string" office:value="32">
            <text:p>32</text:p>
          </table:table-cell>
          <table:table-cell office:value-type="string" office:value="770">
            <text:p>77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9.8074821472">
            <text:p>179.8074821472</text:p>
          </table:table-cell>
          <table:table-cell office:value-type="float" office:value="8.99037410736">
            <text:p>8.99037410736</text:p>
          </table:table-cell>
          <table:table-cell office:value-type="float" office:value="170.81710803984">
            <text:p>170.81710803984</text:p>
          </table:table-cell>
          <table:table-cell office:value-type="float" office:value="2013">
            <text:p>2013</text:p>
          </table:table-cell>
          <table:table-cell office:value-type="float" office:value="42.7">
            <text:p>42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.82">
            <text:p>170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.82">
            <text:p>170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.81710803984">
            <text:p>170.81710803984</text:p>
          </table:table-cell>
          <table:table-cell office:value-type="float" office:value="-0.0028919601599853">
            <text:p>-0.0028919601599853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">
            <text:p>5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UCHIROUD">
            <text:p>MOUCHIROUD</text:p>
          </table:table-cell>
          <table:table-cell office:value-type="string" office:value="Lucie">
            <text:p>Lucie</text:p>
          </table:table-cell>
          <table:table-cell office:value-type="string" office:value="16 impasse fleurie">
            <text:p>16 impasse fleuri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9.71">
            <text:p>04.76.50.89.71</text:p>
          </table:table-cell>
          <table:table-cell office:value-type="string" office:value="04.38.02.09.98">
            <text:p>04.38.02.09.98</text:p>
          </table:table-cell>
          <table:table-cell office:value-type="string" office:value="06.25.27.14.11">
            <text:p>06.25.27.14.11</text:p>
          </table:table-cell>
          <table:table-cell office:value-type="string" office:value="22-11-2002">
            <text:p>22-11-2002</text:p>
          </table:table-cell>
          <table:table-cell office:value-type="string" office:value="val.barthel@laposte.net">
            <text:p>val.barthel@laposte.net</text:p>
          </table:table-cell>
          <table:table-cell office:value-type="string" office:value="32">
            <text:p>32</text:p>
          </table:table-cell>
          <table:table-cell office:value-type="string" office:value="770">
            <text:p>77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6.77860446928">
            <text:p>206.77860446928</text:p>
          </table:table-cell>
          <table:table-cell office:value-type="float" office:value="10.338930223464">
            <text:p>10.338930223464</text:p>
          </table:table-cell>
          <table:table-cell office:value-type="float" office:value="196.43967424582">
            <text:p>196.43967424582</text:p>
          </table:table-cell>
          <table:table-cell office:value-type="float" office:value="2013">
            <text:p>2013</text:p>
          </table:table-cell>
          <table:table-cell office:value-type="float" office:value="49.11">
            <text:p>49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44">
            <text:p>196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44">
            <text:p>196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43967424582">
            <text:p>196.43967424582</text:p>
          </table:table-cell>
          <table:table-cell office:value-type="float" office:value="-0.00032575418001102">
            <text:p>-0.00032575418001102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">
            <text:p>7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USSAID">
            <text:p>MOUSSAID</text:p>
          </table:table-cell>
          <table:table-cell office:value-type="string" office:value="Nadia">
            <text:p>Nadia</text:p>
          </table:table-cell>
          <table:table-cell office:value-type="string" office:value="119 rue Delattre de Tassigny">
            <text:p>119 rue Delattre de Tassign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1.13">
            <text:p>04.76.50.61.13</text:p>
          </table:table-cell>
          <table:table-cell office:value-type="string" office:value="06.17.38.35.91">
            <text:p>06.17.38.35.91</text:p>
          </table:table-cell>
          <table:table-cell office:value-type="string" office:value="06.84.50.60.54">
            <text:p>06.84.50.60.54</text:p>
          </table:table-cell>
          <table:table-cell office:value-type="string" office:value="01-11-1998">
            <text:p>01-11-1998</text:p>
          </table:table-cell>
          <table:table-cell office:value-type="string" office:value="m.moussaid@wanadoo.fr">
            <text:p>m.moussaid@wanadoo.fr</text:p>
          </table:table-cell>
          <table:table-cell office:value-type="string" office:value="46">
            <text:p>46</text:p>
          </table:table-cell>
          <table:table-cell office:value-type="string" office:value="744">
            <text:p>74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17545111616">
            <text:p>233.17545111616</text:p>
          </table:table-cell>
          <table:table-cell office:value-type="float" office:value="11.658772555808">
            <text:p>11.658772555808</text:p>
          </table:table-cell>
          <table:table-cell office:value-type="float" office:value="221.51667856035">
            <text:p>221.51667856035</text:p>
          </table:table-cell>
          <table:table-cell office:value-type="float" office:value="2013">
            <text:p>2013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29">
            <text:p>5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29">
            <text:p>5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47">
            <text:p>52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47">
            <text:p>52.47</text:p>
          </table:table-cell>
          <table:table-cell office:value-type="float" office:value="221.51667856035">
            <text:p>221.51667856035</text:p>
          </table:table-cell>
          <table:table-cell office:value-type="float" office:value="-0.0033214396500227">
            <text:p>-0.003321439650022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">
            <text:p>7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USSAID">
            <text:p>MOUSSAID</text:p>
          </table:table-cell>
          <table:table-cell office:value-type="string" office:value="Imane">
            <text:p>Imane</text:p>
          </table:table-cell>
          <table:table-cell office:value-type="string" office:value="119 rue Delattre de Tassigny">
            <text:p>119 rue Delattre de Tassign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1.13">
            <text:p>04.76.50.61.13</text:p>
          </table:table-cell>
          <table:table-cell office:value-type="string" office:value="06.17.38.35.91">
            <text:p>06.17.38.35.91</text:p>
          </table:table-cell>
          <table:table-cell office:value-type="string" office:value="06.84.50.60.54">
            <text:p>06.84.50.60.54</text:p>
          </table:table-cell>
          <table:table-cell office:value-type="string" office:value="01-11-1998">
            <text:p>01-11-1998</text:p>
          </table:table-cell>
          <table:table-cell office:value-type="string" office:value="i.moussaid@wanadoo.fr">
            <text:p>i.moussaid@wanadoo.fr</text:p>
          </table:table-cell>
          <table:table-cell office:value-type="string" office:value="46">
            <text:p>46</text:p>
          </table:table-cell>
          <table:table-cell office:value-type="string" office:value="744">
            <text:p>74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17545111616">
            <text:p>233.17545111616</text:p>
          </table:table-cell>
          <table:table-cell office:value-type="float" office:value="11.658772555808">
            <text:p>11.658772555808</text:p>
          </table:table-cell>
          <table:table-cell office:value-type="float" office:value="221.51667856035">
            <text:p>221.51667856035</text:p>
          </table:table-cell>
          <table:table-cell office:value-type="float" office:value="2013">
            <text:p>2013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221.51667856035">
            <text:p>221.51667856035</text:p>
          </table:table-cell>
          <table:table-cell office:value-type="float" office:value="-0.0033214396500227">
            <text:p>-0.003321439650022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2">
            <text:p>25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OUTARD JENNY">
            <text:p>MOUTARD JENNY</text:p>
          </table:table-cell>
          <table:table-cell office:value-type="string" office:value="Dominique">
            <text:p>Dominique</text:p>
          </table:table-cell>
          <table:table-cell office:value-type="string" office:value="222 chemin du referon">
            <text:p>222 chemin du refer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6.02.66.32">
            <text:p>06.76.02.66.32</text:p>
          </table:table-cell>
          <table:table-cell office:value-type="string" office:value="04.76.50.74.35">
            <text:p>04.76.50.74.35</text:p>
          </table:table-cell>
          <table:table-cell office:value-type="string" office:value="">
            <text:p/>
          </table:table-cell>
          <table:table-cell office:value-type="string" office:value="29-12-1962">
            <text:p>29-12-1962</text:p>
          </table:table-cell>
          <table:table-cell office:value-type="string" office:value="dominique.moutard@free.fr">
            <text:p>dominique.moutard@free.fr</text:p>
          </table:table-cell>
          <table:table-cell office:value-type="string" office:value="166">
            <text:p>166</text:p>
          </table:table-cell>
          <table:table-cell office:value-type="string" office:value="1332">
            <text:p>133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7.15799337332">
            <text:p>217.15799337332</text:p>
          </table:table-cell>
          <table:table-cell office:value-type="float" office:value="0">
            <text:p>0</text:p>
          </table:table-cell>
          <table:table-cell office:value-type="float" office:value="217.15799337332">
            <text:p>217.15799337332</text:p>
          </table:table-cell>
          <table:table-cell office:value-type="float" office:value="2013">
            <text:p>2013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217.15799337332">
            <text:p>217.15799337332</text:p>
          </table:table-cell>
          <table:table-cell office:value-type="float" office:value="-0.0020066266799859">
            <text:p>-0.002006626679985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5">
            <text:p>11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NGUYEN">
            <text:p>NGUYEN</text:p>
          </table:table-cell>
          <table:table-cell office:value-type="string" office:value="Julien">
            <text:p>Julien</text:p>
          </table:table-cell>
          <table:table-cell office:value-type="string" office:value="612 chemin de l'eygalière">
            <text:p>612 chemin de l'eygalièr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6 75 66 16 06">
            <text:p>06 75 66 16 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8-1967">
            <text:p>31-08-1967</text:p>
          </table:table-cell>
          <table:table-cell office:value-type="string" office:value="phuong.nguyen@st.com">
            <text:p>phuong.nguyen@st.com</text:p>
          </table:table-cell>
          <table:table-cell office:value-type="string" office:value="70">
            <text:p>70</text:p>
          </table:table-cell>
          <table:table-cell office:value-type="string" office:value="1745">
            <text:p>174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92704814974">
            <text:p>226.92704814974</text:p>
          </table:table-cell>
          <table:table-cell office:value-type="float" office:value="0">
            <text:p>0</text:p>
          </table:table-cell>
          <table:table-cell office:value-type="float" office:value="226.92704814974">
            <text:p>226.92704814974</text:p>
          </table:table-cell>
          <table:table-cell office:value-type="float" office:value="2013">
            <text:p>2013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226.92704814974">
            <text:p>226.92704814974</text:p>
          </table:table-cell>
          <table:table-cell office:value-type="float" office:value="-0.0029518502600183">
            <text:p>-0.002951850260018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0">
            <text:p>28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OLLIVIER">
            <text:p>OLLIVIER</text:p>
          </table:table-cell>
          <table:table-cell office:value-type="string" office:value="Erik">
            <text:p>Erik</text:p>
          </table:table-cell>
          <table:table-cell office:value-type="string" office:value="108 rue du béal">
            <text:p>108 rue du bé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472095">
            <text:p>0476472095</text:p>
          </table:table-cell>
          <table:table-cell office:value-type="string" office:value="0677140818">
            <text:p>0677140818</text:p>
          </table:table-cell>
          <table:table-cell office:value-type="string" office:value="0680222955">
            <text:p>0680222955</text:p>
          </table:table-cell>
          <table:table-cell office:value-type="string" office:value="25-07-2004">
            <text:p>25-07-2004</text:p>
          </table:table-cell>
          <table:table-cell office:value-type="string" office:value="mflegallicollivier@free.fr">
            <text:p>mflegallicollivier@free.fr</text:p>
          </table:table-cell>
          <table:table-cell office:value-type="string" office:value="185">
            <text:p>185</text:p>
          </table:table-cell>
          <table:table-cell office:value-type="string" office:value="1441">
            <text:p>144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3.80182633295">
            <text:p>203.80182633295</text:p>
          </table:table-cell>
          <table:table-cell office:value-type="float" office:value="20.380182633295">
            <text:p>20.380182633295</text:p>
          </table:table-cell>
          <table:table-cell office:value-type="float" office:value="183.42164369965">
            <text:p>183.42164369965</text:p>
          </table:table-cell>
          <table:table-cell office:value-type="float" office:value="2013">
            <text:p>2013</text:p>
          </table:table-cell>
          <table:table-cell office:value-type="float" office:value="45.86">
            <text:p>4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95">
            <text:p>50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95">
            <text:p>50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86">
            <text:p>4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86">
            <text:p>4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3.42164369965">
            <text:p>183.42164369965</text:p>
          </table:table-cell>
          <table:table-cell office:value-type="float" office:value="86.61164369965">
            <text:p>86.6116436996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2">
            <text:p>28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OLLIVIER">
            <text:p>OLLIVIER</text:p>
          </table:table-cell>
          <table:table-cell office:value-type="string" office:value="Oriane">
            <text:p>Oriane</text:p>
          </table:table-cell>
          <table:table-cell office:value-type="string" office:value="108 rue du béal">
            <text:p>108 rue du bé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472095">
            <text:p>0476472095</text:p>
          </table:table-cell>
          <table:table-cell office:value-type="string" office:value="0677140818">
            <text:p>0677140818</text:p>
          </table:table-cell>
          <table:table-cell office:value-type="string" office:value="0680222955">
            <text:p>0680222955</text:p>
          </table:table-cell>
          <table:table-cell office:value-type="string" office:value="18-08-2001">
            <text:p>18-08-2001</text:p>
          </table:table-cell>
          <table:table-cell office:value-type="string" office:value="mflegallicollovier@free.fr">
            <text:p>mflegallicollovier@free.fr</text:p>
          </table:table-cell>
          <table:table-cell office:value-type="string" office:value="185">
            <text:p>185</text:p>
          </table:table-cell>
          <table:table-cell office:value-type="string" office:value="1441">
            <text:p>144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37210028289">
            <text:p>234.37210028289</text:p>
          </table:table-cell>
          <table:table-cell office:value-type="float" office:value="23.437210028289">
            <text:p>23.437210028289</text:p>
          </table:table-cell>
          <table:table-cell office:value-type="float" office:value="210.9348902546">
            <text:p>210.9348902546</text:p>
          </table:table-cell>
          <table:table-cell office:value-type="float" office:value="2013">
            <text:p>2013</text:p>
          </table:table-cell>
          <table:table-cell office:value-type="float" office:value="52.73">
            <text:p>52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6">
            <text:p>55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6">
            <text:p>55.6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7.73">
            <text:p>37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3">
            <text:p>52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0.9348902546">
            <text:p>210.9348902546</text:p>
          </table:table-cell>
          <table:table-cell office:value-type="float" office:value="102.5448902546">
            <text:p>102.544890254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3">
            <text:p>28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OLLIVIER">
            <text:p>OLLIVIER</text:p>
          </table:table-cell>
          <table:table-cell office:value-type="string" office:value="Lisa">
            <text:p>Lisa</text:p>
          </table:table-cell>
          <table:table-cell office:value-type="string" office:value="108 rue du béal">
            <text:p>108 rue du bé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472095">
            <text:p>0476472095</text:p>
          </table:table-cell>
          <table:table-cell office:value-type="string" office:value="0677140818">
            <text:p>0677140818</text:p>
          </table:table-cell>
          <table:table-cell office:value-type="string" office:value="0680222955">
            <text:p>0680222955</text:p>
          </table:table-cell>
          <table:table-cell office:value-type="string" office:value="05-04-1996">
            <text:p>05-04-1996</text:p>
          </table:table-cell>
          <table:table-cell office:value-type="string" office:value="mflegallicollivier@free.fr">
            <text:p>mflegallicollivier@free.fr</text:p>
          </table:table-cell>
          <table:table-cell office:value-type="string" office:value="185">
            <text:p>185</text:p>
          </table:table-cell>
          <table:table-cell office:value-type="string" office:value="1441">
            <text:p>144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intru2cycle3">
            <text:p>intru2cycle3</text:p>
          </table:table-cell>
          <table:table-cell office:value-type="string" office:value="non">
            <text:p>non</text:p>
          </table:table-cell>
          <table:table-cell office:value-type="float" office:value="353.59616868767">
            <text:p>353.59616868767</text:p>
          </table:table-cell>
          <table:table-cell office:value-type="float" office:value="35.359616868767">
            <text:p>35.359616868767</text:p>
          </table:table-cell>
          <table:table-cell office:value-type="float" office:value="318.2365518189">
            <text:p>318.2365518189</text:p>
          </table:table-cell>
          <table:table-cell office:value-type="float" office:value="2013">
            <text:p>2013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2365518189">
            <text:p>318.2365518189</text:p>
          </table:table-cell>
          <table:table-cell office:value-type="float" office:value="159.1165518189">
            <text:p>159.1165518189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2">
            <text:p>21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ACCHIOLI">
            <text:p>PACCHIOLI</text:p>
          </table:table-cell>
          <table:table-cell office:value-type="string" office:value="Clémence">
            <text:p>Clémence</text:p>
          </table:table-cell>
          <table:table-cell office:value-type="string" office:value="879 avenue de juin 1940">
            <text:p>879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95">
            <text:p>04.76.50.18.95</text:p>
          </table:table-cell>
          <table:table-cell office:value-type="string" office:value="06.08.22.37.63">
            <text:p>06.08.22.37.63</text:p>
          </table:table-cell>
          <table:table-cell office:value-type="string" office:value="06.09.84.34.37">
            <text:p>06.09.84.34.37</text:p>
          </table:table-cell>
          <table:table-cell office:value-type="string" office:value="12-04-2001">
            <text:p>12-04-2001</text:p>
          </table:table-cell>
          <table:table-cell office:value-type="string" office:value="serge.pacchioli@wanadoo.fr">
            <text:p>serge.pacchioli@wanadoo.fr</text:p>
          </table:table-cell>
          <table:table-cell office:value-type="string" office:value="137">
            <text:p>137</text:p>
          </table:table-cell>
          <table:table-cell office:value-type="string" office:value="1505">
            <text:p>150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8.15003258922">
            <text:p>208.15003258922</text:p>
          </table:table-cell>
          <table:table-cell office:value-type="float" office:value="0">
            <text:p>0</text:p>
          </table:table-cell>
          <table:table-cell office:value-type="float" office:value="208.15003258922">
            <text:p>208.15003258922</text:p>
          </table:table-cell>
          <table:table-cell office:value-type="float" office:value="2013">
            <text:p>2013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3">
            <text:p>5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3">
            <text:p>52.03</text:p>
          </table:table-cell>
          <table:table-cell office:value-type="float" office:value="208.15003258922">
            <text:p>208.15003258922</text:p>
          </table:table-cell>
          <table:table-cell office:value-type="float" office:value="3.2589219983947E-5">
            <text:p>3.2589219983947E-5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8">
            <text:p>17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AILHES">
            <text:p>PAILHES</text:p>
          </table:table-cell>
          <table:table-cell office:value-type="string" office:value="Robert">
            <text:p>Robert</text:p>
          </table:table-cell>
          <table:table-cell office:value-type="string" office:value="191 rue Xavier Jouvin">
            <text:p>191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78 76 55 80">
            <text:p>06 78 76 55 8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5-1950">
            <text:p>01-05-1950</text:p>
          </table:table-cell>
          <table:table-cell office:value-type="string" office:value="robert.pailhes@gmail.com">
            <text:p>robert.pailhes@gmail.com</text:p>
          </table:table-cell>
          <table:table-cell office:value-type="string" office:value="118">
            <text:p>118</text:p>
          </table:table-cell>
          <table:table-cell office:value-type="string" office:value="2150">
            <text:p>215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6.85970975283">
            <text:p>276.85970975283</text:p>
          </table:table-cell>
          <table:table-cell office:value-type="float" office:value="0">
            <text:p>0</text:p>
          </table:table-cell>
          <table:table-cell office:value-type="float" office:value="276.85970975283">
            <text:p>276.85970975283</text:p>
          </table:table-cell>
          <table:table-cell office:value-type="float" office:value="2013">
            <text:p>2013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3">
            <text:p>69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3">
            <text:p>69.23</text:p>
          </table:table-cell>
          <table:table-cell office:value-type="float" office:value="276.85970975283">
            <text:p>276.85970975283</text:p>
          </table:table-cell>
          <table:table-cell office:value-type="float" office:value="-0.00029024717002812">
            <text:p>-0.00029024717002812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9">
            <text:p>29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ERNIN ">
            <text:p>PERNIN </text:p>
          </table:table-cell>
          <table:table-cell office:value-type="string" office:value="Valérie">
            <text:p>Valérie</text:p>
          </table:table-cell>
          <table:table-cell office:value-type="string" office:value="40 rue du Moulin ">
            <text:p>40 rue du Moulin </text:p>
          </table:table-cell>
          <table:table-cell office:value-type="string" office:value="38500">
            <text:p>38500</text:p>
          </table:table-cell>
          <table:table-cell office:value-type="string" office:value="LA BUISSE ">
            <text:p>LA BUISSE </text:p>
          </table:table-cell>
          <table:table-cell office:value-type="string" office:value="">
            <text:p/>
          </table:table-cell>
          <table:table-cell office:value-type="string" office:value="04 57 23 78 06">
            <text:p>04 57 23 78 06</text:p>
          </table:table-cell>
          <table:table-cell office:value-type="string" office:value="">
            <text:p/>
          </table:table-cell>
          <table:table-cell office:value-type="string" office:value="20-03-1971">
            <text:p>20-03-1971</text:p>
          </table:table-cell>
          <table:table-cell office:value-type="string" office:value="pernin.valerie@neuf.fr">
            <text:p>pernin.valerie@neuf.fr</text:p>
          </table:table-cell>
          <table:table-cell office:value-type="string" office:value="195">
            <text:p>195</text:p>
          </table:table-cell>
          <table:table-cell office:value-type="string" office:value="296">
            <text:p>29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1.40779724228">
            <text:p>191.40779724228</text:p>
          </table:table-cell>
          <table:table-cell office:value-type="float" office:value="9.570389862114">
            <text:p>9.570389862114</text:p>
          </table:table-cell>
          <table:table-cell office:value-type="float" office:value="181.83740738017">
            <text:p>181.83740738017</text:p>
          </table:table-cell>
          <table:table-cell office:value-type="float" office:value="2013">
            <text:p>2013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181.83740738017">
            <text:p>181.83740738017</text:p>
          </table:table-cell>
          <table:table-cell office:value-type="float" office:value="-0.0025926198300112">
            <text:p>-0.00259261983001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0">
            <text:p>18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ERRIN">
            <text:p>PERRIN</text:p>
          </table:table-cell>
          <table:table-cell office:value-type="string" office:value="Margot">
            <text:p>Margot</text:p>
          </table:table-cell>
          <table:table-cell office:value-type="string" office:value="134 chemin de Malossane">
            <text:p>134 chemin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9 52 25 09 42">
            <text:p>09 52 25 09 42</text:p>
          </table:table-cell>
          <table:table-cell office:value-type="string" office:value="">
            <text:p/>
          </table:table-cell>
          <table:table-cell office:value-type="string" office:value="04-08-2005">
            <text:p>04-08-2005</text:p>
          </table:table-cell>
          <table:table-cell office:value-type="string" office:value="jl.perrin38@free.fr">
            <text:p>jl.perrin38@free.fr</text:p>
          </table:table-cell>
          <table:table-cell office:value-type="string" office:value="120">
            <text:p>120</text:p>
          </table:table-cell>
          <table:table-cell office:value-type="string" office:value="2651">
            <text:p>265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4.62742341744">
            <text:p>264.62742341744</text:p>
          </table:table-cell>
          <table:table-cell office:value-type="float" office:value="13.231371170872">
            <text:p>13.231371170872</text:p>
          </table:table-cell>
          <table:table-cell office:value-type="float" office:value="251.39605224657">
            <text:p>251.39605224657</text:p>
          </table:table-cell>
          <table:table-cell office:value-type="float" office:value="2013">
            <text:p>2013</text:p>
          </table:table-cell>
          <table:table-cell office:value-type="float" office:value="62.85">
            <text:p>62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6">
            <text:p>66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6">
            <text:p>66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85">
            <text:p>62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85">
            <text:p>62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85">
            <text:p>62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85">
            <text:p>62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54">
            <text:p>59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54">
            <text:p>59.54</text:p>
          </table:table-cell>
          <table:table-cell office:value-type="float" office:value="251.39605224657">
            <text:p>251.39605224657</text:p>
          </table:table-cell>
          <table:table-cell office:value-type="float" office:value="-0.0039477534299692">
            <text:p>-0.003947753429969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0">
            <text:p>22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ERRIN">
            <text:p>PERRIN</text:p>
          </table:table-cell>
          <table:table-cell office:value-type="string" office:value="Clara">
            <text:p>Clara</text:p>
          </table:table-cell>
          <table:table-cell office:value-type="string" office:value="134 chemin de Malossane">
            <text:p>134 chemin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6.83.49.80">
            <text:p>06.76.83.49.80</text:p>
          </table:table-cell>
          <table:table-cell office:value-type="string" office:value="06.88.34.42.06">
            <text:p>06.88.34.42.06</text:p>
          </table:table-cell>
          <table:table-cell office:value-type="string" office:value="06.70.71.22.64">
            <text:p>06.70.71.22.64</text:p>
          </table:table-cell>
          <table:table-cell office:value-type="string" office:value="26-11-1996">
            <text:p>26-11-1996</text:p>
          </table:table-cell>
          <table:table-cell office:value-type="string" office:value="jl.perrin38@free.fr">
            <text:p>jl.perrin38@free.fr</text:p>
          </table:table-cell>
          <table:table-cell office:value-type="string" office:value="120">
            <text:p>120</text:p>
          </table:table-cell>
          <table:table-cell office:value-type="string" office:value="2651">
            <text:p>265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44.01565044267">
            <text:p>344.01565044267</text:p>
          </table:table-cell>
          <table:table-cell office:value-type="float" office:value="17.200782522134">
            <text:p>17.200782522134</text:p>
          </table:table-cell>
          <table:table-cell office:value-type="float" office:value="326.81486792054">
            <text:p>326.81486792054</text:p>
          </table:table-cell>
          <table:table-cell office:value-type="float" office:value="2013">
            <text:p>2013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1">
            <text:p>81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1">
            <text:p>81.71</text:p>
          </table:table-cell>
          <table:table-cell office:value-type="float" office:value="326.81486792054">
            <text:p>326.81486792054</text:p>
          </table:table-cell>
          <table:table-cell office:value-type="float" office:value="0.0048679205399935">
            <text:p>0.0048679205399935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3">
            <text:p>17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HILIZOT">
            <text:p>PHILIZOT</text:p>
          </table:table-cell>
          <table:table-cell office:value-type="string" office:value="Aziliz">
            <text:p>Aziliz</text:p>
          </table:table-cell>
          <table:table-cell office:value-type="string" office:value="70 rue de Chantabiot">
            <text:p>70 rue de Chantabiot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 76 06 18 44">
            <text:p>04 76 06 18 44</text:p>
          </table:table-cell>
          <table:table-cell office:value-type="string" office:value="06 73 52 11 98">
            <text:p>06 73 52 11 98</text:p>
          </table:table-cell>
          <table:table-cell office:value-type="string" office:value="06 79 84 19 55">
            <text:p>06 79 84 19 55</text:p>
          </table:table-cell>
          <table:table-cell office:value-type="string" office:value="31-03-2003">
            <text:p>31-03-2003</text:p>
          </table:table-cell>
          <table:table-cell office:value-type="string" office:value="ba.lagadec@wanadoo.fr">
            <text:p>ba.lagadec@wanadoo.fr</text:p>
          </table:table-cell>
          <table:table-cell office:value-type="string" office:value="113">
            <text:p>113</text:p>
          </table:table-cell>
          <table:table-cell office:value-type="string" office:value="1462">
            <text:p>146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5.18126534606">
            <text:p>205.18126534606</text:p>
          </table:table-cell>
          <table:table-cell office:value-type="float" office:value="0">
            <text:p>0</text:p>
          </table:table-cell>
          <table:table-cell office:value-type="float" office:value="205.18126534606">
            <text:p>205.18126534606</text:p>
          </table:table-cell>
          <table:table-cell office:value-type="float" office:value="2013">
            <text:p>2013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28">
            <text:p>51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28">
            <text:p>51.28</text:p>
          </table:table-cell>
          <table:table-cell office:value-type="float" office:value="205.18126534606">
            <text:p>205.18126534606</text:p>
          </table:table-cell>
          <table:table-cell office:value-type="float" office:value="0.0012653460600234">
            <text:p>0.0012653460600234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2">
            <text:p>23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IRLING">
            <text:p>PIRLING</text:p>
          </table:table-cell>
          <table:table-cell office:value-type="string" office:value="Jochen">
            <text:p>Jochen</text:p>
          </table:table-cell>
          <table:table-cell office:value-type="string" office:value="40 chemin bois du gros">
            <text:p>40 chemin bois du gro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91.13.95">
            <text:p>04.76.91.13.95</text:p>
          </table:table-cell>
          <table:table-cell office:value-type="string" office:value="06.73.34.85.31">
            <text:p>06.73.34.85.31</text:p>
          </table:table-cell>
          <table:table-cell office:value-type="string" office:value="">
            <text:p/>
          </table:table-cell>
          <table:table-cell office:value-type="string" office:value="19-01-1997">
            <text:p>19-01-1997</text:p>
          </table:table-cell>
          <table:table-cell office:value-type="string" office:value="pirla@neuf.fr">
            <text:p>pirla@neuf.fr</text:p>
          </table:table-cell>
          <table:table-cell office:value-type="string" office:value="149">
            <text:p>149</text:p>
          </table:table-cell>
          <table:table-cell office:value-type="string" office:value="1197">
            <text:p>119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88643628421">
            <text:p>219.88643628421</text:p>
          </table:table-cell>
          <table:table-cell office:value-type="float" office:value="10.994321814211">
            <text:p>10.994321814211</text:p>
          </table:table-cell>
          <table:table-cell office:value-type="float" office:value="208.89211447">
            <text:p>208.89211447</text:p>
          </table:table-cell>
          <table:table-cell office:value-type="float" office:value="2013">
            <text:p>2013</text:p>
          </table:table-cell>
          <table:table-cell office:value-type="float" office:value="52.22">
            <text:p>52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89">
            <text:p>208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89">
            <text:p>208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89211447">
            <text:p>208.89211447</text:p>
          </table:table-cell>
          <table:table-cell office:value-type="float" office:value="0.0021144700000093">
            <text:p>0.0021144700000093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4">
            <text:p>28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IRLING">
            <text:p>PIRLING</text:p>
          </table:table-cell>
          <table:table-cell office:value-type="string" office:value="Thilo">
            <text:p>Thilo</text:p>
          </table:table-cell>
          <table:table-cell office:value-type="string" office:value="40 chemin bois du gros">
            <text:p>40 chemin bois du gros</text:p>
          </table:table-cell>
          <table:table-cell office:value-type="string" office:value="38850">
            <text:p>38850</text:p>
          </table:table-cell>
          <table:table-cell office:value-type="string" office:value="chirens">
            <text:p>chirens</text:p>
          </table:table-cell>
          <table:table-cell office:value-type="string" office:value="0476911395">
            <text:p>0476911395</text:p>
          </table:table-cell>
          <table:table-cell office:value-type="string" office:value="">
            <text:p/>
          </table:table-cell>
          <table:table-cell office:value-type="string" office:value="0673348531">
            <text:p>0673348531</text:p>
          </table:table-cell>
          <table:table-cell office:value-type="string" office:value="29-11-1963">
            <text:p>29-11-1963</text:p>
          </table:table-cell>
          <table:table-cell office:value-type="string" office:value="pirling.thilo@neuf.fr">
            <text:p>pirling.thilo@neuf.fr</text:p>
          </table:table-cell>
          <table:table-cell office:value-type="string" office:value="149">
            <text:p>149</text:p>
          </table:table-cell>
          <table:table-cell office:value-type="string" office:value="1197">
            <text:p>119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3.42400337949">
            <text:p>273.42400337949</text:p>
          </table:table-cell>
          <table:table-cell office:value-type="float" office:value="13.671200168975">
            <text:p>13.671200168975</text:p>
          </table:table-cell>
          <table:table-cell office:value-type="float" office:value="259.75280321052">
            <text:p>259.75280321052</text:p>
          </table:table-cell>
          <table:table-cell office:value-type="float" office:value="2013">
            <text:p>2013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9.75280321052">
            <text:p>259.75280321052</text:p>
          </table:table-cell>
          <table:table-cell office:value-type="float" office:value="64.93280321052">
            <text:p>64.93280321052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5">
            <text:p>15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IVARD">
            <text:p>PIVARD</text:p>
          </table:table-cell>
          <table:table-cell office:value-type="string" office:value="Lionel">
            <text:p>Lionel</text:p>
          </table:table-cell>
          <table:table-cell office:value-type="string" office:value="147 rue Maréchal Delattre de Tassigny">
            <text:p>147 rue Maréchal Delattre de Tassign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02 63">
            <text:p>04 76 50 02 6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2-12-1961">
            <text:p>02-12-1961</text:p>
          </table:table-cell>
          <table:table-cell office:value-type="string" office:value="lionel.pivard@wanadoo.fr">
            <text:p>lionel.pivard@wanadoo.fr</text:p>
          </table:table-cell>
          <table:table-cell office:value-type="string" office:value="99">
            <text:p>99</text:p>
          </table:table-cell>
          <table:table-cell office:value-type="string" office:value="1219">
            <text:p>121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00958816067">
            <text:p>243.00958816067</text:p>
          </table:table-cell>
          <table:table-cell office:value-type="float" office:value="0">
            <text:p>0</text:p>
          </table:table-cell>
          <table:table-cell office:value-type="float" office:value="243.00958816067">
            <text:p>243.00958816067</text:p>
          </table:table-cell>
          <table:table-cell office:value-type="float" office:value="2013">
            <text:p>2013</text:p>
          </table:table-cell>
          <table:table-cell office:value-type="float" office:value="60.75">
            <text:p>6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75">
            <text:p>6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75">
            <text:p>6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.26">
            <text:p>182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.26">
            <text:p>182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3.00958816067">
            <text:p>243.00958816067</text:p>
          </table:table-cell>
          <table:table-cell office:value-type="float" office:value="-0.00041183932998479">
            <text:p>-0.00041183932998479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5">
            <text:p>10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IROUX">
            <text:p>POIROUX</text:p>
          </table:table-cell>
          <table:table-cell office:value-type="string" office:value="Martin">
            <text:p>Martin</text:p>
          </table:table-cell>
          <table:table-cell office:value-type="string" office:value="4 rue st Vincent">
            <text:p>4 rue st Vincent</text:p>
          </table:table-cell>
          <table:table-cell office:value-type="string" office:value="38340">
            <text:p>38340</text:p>
          </table:table-cell>
          <table:table-cell office:value-type="string" office:value="voiron">
            <text:p>voiron</text:p>
          </table:table-cell>
          <table:table-cell office:value-type="string" office:value="04.76.91.48.33">
            <text:p>04.76.91.48.3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-05-2001">
            <text:p>25-05-2001</text:p>
          </table:table-cell>
          <table:table-cell office:value-type="string" office:value="poiroux@infonie.fr">
            <text:p>poiroux@infonie.fr</text:p>
          </table:table-cell>
          <table:table-cell office:value-type="string" office:value="64">
            <text:p>64</text:p>
          </table:table-cell>
          <table:table-cell office:value-type="string" office:value="1263">
            <text:p>126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12890058205">
            <text:p>223.12890058205</text:p>
          </table:table-cell>
          <table:table-cell office:value-type="float" office:value="22.312890058205">
            <text:p>22.312890058205</text:p>
          </table:table-cell>
          <table:table-cell office:value-type="float" office:value="200.81601052384">
            <text:p>200.81601052384</text:p>
          </table:table-cell>
          <table:table-cell office:value-type="float" office:value="2013">
            <text:p>2013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0.78">
            <text:p>40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8">
            <text:p>5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1">
            <text:p>50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1">
            <text:p>50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63">
            <text:p>44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63">
            <text:p>44.63</text:p>
          </table:table-cell>
          <table:table-cell office:value-type="float" office:value="200.81601052384">
            <text:p>200.81601052384</text:p>
          </table:table-cell>
          <table:table-cell office:value-type="float" office:value="-0.003989476160001">
            <text:p>-0.003989476160001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6">
            <text:p>10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IROUX">
            <text:p>POIROUX</text:p>
          </table:table-cell>
          <table:table-cell office:value-type="string" office:value="Auguste">
            <text:p>Auguste</text:p>
          </table:table-cell>
          <table:table-cell office:value-type="string" office:value="4 rue st Vincent">
            <text:p>4 rue st Vincent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04.76.91.48.33">
            <text:p>04.76.91.48.3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-05-1998">
            <text:p>24-05-1998</text:p>
          </table:table-cell>
          <table:table-cell office:value-type="string" office:value="poiroux@infonie.fr">
            <text:p>poiroux@infonie.fr</text:p>
          </table:table-cell>
          <table:table-cell office:value-type="string" office:value="64">
            <text:p>64</text:p>
          </table:table-cell>
          <table:table-cell office:value-type="string" office:value="1263">
            <text:p>126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12890058205">
            <text:p>223.12890058205</text:p>
          </table:table-cell>
          <table:table-cell office:value-type="float" office:value="22.312890058205">
            <text:p>22.312890058205</text:p>
          </table:table-cell>
          <table:table-cell office:value-type="float" office:value="200.81601052384">
            <text:p>200.81601052384</text:p>
          </table:table-cell>
          <table:table-cell office:value-type="float" office:value="2013">
            <text:p>2013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9">
            <text:p>52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9">
            <text:p>52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1">
            <text:p>50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1">
            <text:p>50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42">
            <text:p>47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42">
            <text:p>47.42</text:p>
          </table:table-cell>
          <table:table-cell office:value-type="float" office:value="200.81601052384">
            <text:p>200.81601052384</text:p>
          </table:table-cell>
          <table:table-cell office:value-type="float" office:value="-0.003989476160001">
            <text:p>-0.003989476160001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5">
            <text:p>20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IROUX">
            <text:p>POIROUX</text:p>
          </table:table-cell>
          <table:table-cell office:value-type="string" office:value="Théodore">
            <text:p>Théodore</text:p>
          </table:table-cell>
          <table:table-cell office:value-type="string" office:value="4 rue st Vincent">
            <text:p>4 rue st Vincent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04.76.91.48.33">
            <text:p>04.76.91.48.33</text:p>
          </table:table-cell>
          <table:table-cell office:value-type="string" office:value="06.28.71.07.29">
            <text:p>06.28.71.07.29</text:p>
          </table:table-cell>
          <table:table-cell office:value-type="string" office:value="06.82.57.84.77">
            <text:p>06.82.57.84.77</text:p>
          </table:table-cell>
          <table:table-cell office:value-type="string" office:value="25-04-2006">
            <text:p>25-04-2006</text:p>
          </table:table-cell>
          <table:table-cell office:value-type="string" office:value="poiroux@infonie.fr">
            <text:p>poiroux@infonie.fr</text:p>
          </table:table-cell>
          <table:table-cell office:value-type="string" office:value="64">
            <text:p>64</text:p>
          </table:table-cell>
          <table:table-cell office:value-type="string" office:value="1263">
            <text:p>126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02513094092">
            <text:p>194.02513094092</text:p>
          </table:table-cell>
          <table:table-cell office:value-type="float" office:value="19.402513094092">
            <text:p>19.402513094092</text:p>
          </table:table-cell>
          <table:table-cell office:value-type="float" office:value="174.62261784682">
            <text:p>174.62261784682</text:p>
          </table:table-cell>
          <table:table-cell office:value-type="float" office:value="2013">
            <text:p>2013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4">
            <text:p>43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4">
            <text:p>43.64</text:p>
          </table:table-cell>
          <table:table-cell office:value-type="float" office:value="174.62261784682">
            <text:p>174.62261784682</text:p>
          </table:table-cell>
          <table:table-cell office:value-type="float" office:value="0.0026178468199873">
            <text:p>0.002617846819987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">
            <text:p>4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LGE">
            <text:p>POLGE</text:p>
          </table:table-cell>
          <table:table-cell office:value-type="string" office:value="Tommy">
            <text:p>Tommy</text:p>
          </table:table-cell>
          <table:table-cell office:value-type="string" office:value="96 allée du grand som">
            <text:p>96 allée du grand som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6">
            <text:p>04.76.50.04.76</text:p>
          </table:table-cell>
          <table:table-cell office:value-type="string" office:value="06.17.90.33.61">
            <text:p>06.17.90.33.61</text:p>
          </table:table-cell>
          <table:table-cell office:value-type="string" office:value="06.09.93.94.25">
            <text:p>06.09.93.94.25</text:p>
          </table:table-cell>
          <table:table-cell office:value-type="string" office:value="28-04-1999">
            <text:p>28-04-1999</text:p>
          </table:table-cell>
          <table:table-cell office:value-type="string" office:value="fabrice.polge@gmail.com">
            <text:p>fabrice.polge@gmail.com</text:p>
          </table:table-cell>
          <table:table-cell office:value-type="string" office:value="28">
            <text:p>28</text:p>
          </table:table-cell>
          <table:table-cell office:value-type="string" office:value="1025">
            <text:p>10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26280033085">
            <text:p>213.26280033085</text:p>
          </table:table-cell>
          <table:table-cell office:value-type="float" office:value="10.663140016543">
            <text:p>10.663140016543</text:p>
          </table:table-cell>
          <table:table-cell office:value-type="float" office:value="202.59966031431">
            <text:p>202.59966031431</text:p>
          </table:table-cell>
          <table:table-cell office:value-type="float" office:value="2013">
            <text:p>2013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202.59966031431">
            <text:p>202.59966031431</text:p>
          </table:table-cell>
          <table:table-cell office:value-type="float" office:value="50.64966031431">
            <text:p>50.64966031431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">
            <text:p>4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OLGE">
            <text:p>POLGE</text:p>
          </table:table-cell>
          <table:table-cell office:value-type="string" office:value="Lauryn">
            <text:p>Lauryn</text:p>
          </table:table-cell>
          <table:table-cell office:value-type="string" office:value="96 allée du grand som">
            <text:p>96 allée du grand som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6.96.11.60">
            <text:p>06.26.96.11.60</text:p>
          </table:table-cell>
          <table:table-cell office:value-type="string" office:value="06.17.90.33.61">
            <text:p>06.17.90.33.61</text:p>
          </table:table-cell>
          <table:table-cell office:value-type="string" office:value="06.09.93.94.25">
            <text:p>06.09.93.94.25</text:p>
          </table:table-cell>
          <table:table-cell office:value-type="string" office:value="16-06-2001">
            <text:p>16-06-2001</text:p>
          </table:table-cell>
          <table:table-cell office:value-type="string" office:value="fabrice.polge@gmail.com">
            <text:p>fabrice.polge@gmail.com</text:p>
          </table:table-cell>
          <table:table-cell office:value-type="string" office:value="28">
            <text:p>28</text:p>
          </table:table-cell>
          <table:table-cell office:value-type="string" office:value="1025">
            <text:p>10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5.44591333118">
            <text:p>185.44591333118</text:p>
          </table:table-cell>
          <table:table-cell office:value-type="float" office:value="9.272295666559">
            <text:p>9.272295666559</text:p>
          </table:table-cell>
          <table:table-cell office:value-type="float" office:value="176.17361766462">
            <text:p>176.17361766462</text:p>
          </table:table-cell>
          <table:table-cell office:value-type="float" office:value="2013">
            <text:p>2013</text:p>
          </table:table-cell>
          <table:table-cell office:value-type="float" office:value="44.04">
            <text:p>4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36">
            <text:p>46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36">
            <text:p>46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04">
            <text:p>4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04">
            <text:p>4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04">
            <text:p>4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04">
            <text:p>44.04</text:p>
          </table:table-cell>
          <table:table-cell office:value-type="float" office:value="176.17361766462">
            <text:p>176.17361766462</text:p>
          </table:table-cell>
          <table:table-cell office:value-type="float" office:value="41.73361766462">
            <text:p>41.7336176646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">
            <text:p>6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NSARDIN">
            <text:p>PONSARDIN</text:p>
          </table:table-cell>
          <table:table-cell office:value-type="string" office:value="Ethan">
            <text:p>Ethan</text:p>
          </table:table-cell>
          <table:table-cell office:value-type="string" office:value="32 b allée de la tencon">
            <text:p>32 b allée de la tenc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7.37.23.56">
            <text:p>06.77.37.23.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12-2000">
            <text:p>18-12-2000</text:p>
          </table:table-cell>
          <table:table-cell office:value-type="string" office:value="nadia.kala@free.fr">
            <text:p>nadia.kala@free.fr</text:p>
          </table:table-cell>
          <table:table-cell office:value-type="string" office:value="42">
            <text:p>42</text:p>
          </table:table-cell>
          <table:table-cell office:value-type="string" office:value="1190">
            <text:p>119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56813926376">
            <text:p>219.56813926376</text:p>
          </table:table-cell>
          <table:table-cell office:value-type="float" office:value="0">
            <text:p>0</text:p>
          </table:table-cell>
          <table:table-cell office:value-type="float" office:value="219.56813926376">
            <text:p>219.56813926376</text:p>
          </table:table-cell>
          <table:table-cell office:value-type="float" office:value="2013">
            <text:p>2013</text:p>
          </table:table-cell>
          <table:table-cell office:value-type="float" office:value="54.89">
            <text:p>5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.89">
            <text:p>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9">
            <text:p>5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4.89">
            <text:p>1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9">
            <text:p>54.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9.56813926376">
            <text:p>219.56813926376</text:p>
          </table:table-cell>
          <table:table-cell office:value-type="float" office:value="54.78813926376">
            <text:p>54.78813926376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1">
            <text:p>13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RASIL DELAVAL">
            <text:p>PRASIL DELAVAL</text:p>
          </table:table-cell>
          <table:table-cell office:value-type="string" office:value="Vaimiti">
            <text:p>Vaimiti</text:p>
          </table:table-cell>
          <table:table-cell office:value-type="string" office:value="793 avenue de Juin 1940">
            <text:p>793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26 55 36">
            <text:p>04 76 26 55 36</text:p>
          </table:table-cell>
          <table:table-cell office:value-type="string" office:value="06 18 96 07 52">
            <text:p>06 18 96 07 52</text:p>
          </table:table-cell>
          <table:table-cell office:value-type="string" office:value="06 80 28 85 34">
            <text:p>06 80 28 85 34</text:p>
          </table:table-cell>
          <table:table-cell office:value-type="string" office:value="03-11-2003">
            <text:p>03-11-2003</text:p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1371">
            <text:p>137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48480980592">
            <text:p>229.48480980592</text:p>
          </table:table-cell>
          <table:table-cell office:value-type="float" office:value="22.948480980592">
            <text:p>22.948480980592</text:p>
          </table:table-cell>
          <table:table-cell office:value-type="float" office:value="206.53632882533">
            <text:p>206.53632882533</text:p>
          </table:table-cell>
          <table:table-cell office:value-type="float" office:value="2013">
            <text:p>2013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206.53632882533">
            <text:p>206.53632882533</text:p>
          </table:table-cell>
          <table:table-cell office:value-type="float" office:value="-0.0036711746700178">
            <text:p>-0.0036711746700178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2">
            <text:p>13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RASIL DELAVAL">
            <text:p>PRASIL DELAVAL</text:p>
          </table:table-cell>
          <table:table-cell office:value-type="string" office:value="Esther">
            <text:p>Esther</text:p>
          </table:table-cell>
          <table:table-cell office:value-type="string" office:value="793 avenue de Juin 1940">
            <text:p>793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26 55 36">
            <text:p>04 76 26 55 36</text:p>
          </table:table-cell>
          <table:table-cell office:value-type="string" office:value="06 18 96 07 52">
            <text:p>06 18 96 07 52</text:p>
          </table:table-cell>
          <table:table-cell office:value-type="string" office:value="06 80 28 85 34">
            <text:p>06 80 28 85 34</text:p>
          </table:table-cell>
          <table:table-cell office:value-type="string" office:value="05-08-1999">
            <text:p>05-08-1999</text:p>
          </table:table-cell>
          <table:table-cell office:value-type="string" office:value="karine.cnvoreppe@gmail.com">
            <text:p>karine.cnvoreppe@gmail.com</text:p>
          </table:table-cell>
          <table:table-cell office:value-type="string" office:value="83">
            <text:p>83</text:p>
          </table:table-cell>
          <table:table-cell office:value-type="string" office:value="1371">
            <text:p>137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48480980592">
            <text:p>229.48480980592</text:p>
          </table:table-cell>
          <table:table-cell office:value-type="float" office:value="22.948480980592">
            <text:p>22.948480980592</text:p>
          </table:table-cell>
          <table:table-cell office:value-type="float" office:value="206.53632882533">
            <text:p>206.53632882533</text:p>
          </table:table-cell>
          <table:table-cell office:value-type="float" office:value="2013">
            <text:p>2013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206.53632882533">
            <text:p>206.53632882533</text:p>
          </table:table-cell>
          <table:table-cell office:value-type="float" office:value="-0.0036711746700178">
            <text:p>-0.0036711746700178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3">
            <text:p>13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RASIL DELAVAL">
            <text:p>PRASIL DELAVAL</text:p>
          </table:table-cell>
          <table:table-cell office:value-type="string" office:value="Nina">
            <text:p>Nina</text:p>
          </table:table-cell>
          <table:table-cell office:value-type="string" office:value="793 avenue de Juin 1940">
            <text:p>793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26 55 36">
            <text:p>04 76 26 55 36</text:p>
          </table:table-cell>
          <table:table-cell office:value-type="string" office:value="06 18 96 07 52">
            <text:p>06 18 96 07 52</text:p>
          </table:table-cell>
          <table:table-cell office:value-type="string" office:value="06 80 28 85 34">
            <text:p>06 80 28 85 34</text:p>
          </table:table-cell>
          <table:table-cell office:value-type="string" office:value="15-01-1998">
            <text:p>15-01-1998</text:p>
          </table:table-cell>
          <table:table-cell office:value-type="string" office:value="popeyecapucine@yahoo.fr">
            <text:p>popeyecapucine@yahoo.fr</text:p>
          </table:table-cell>
          <table:table-cell office:value-type="string" office:value="83">
            <text:p>83</text:p>
          </table:table-cell>
          <table:table-cell office:value-type="string" office:value="1371">
            <text:p>137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48480980592">
            <text:p>229.48480980592</text:p>
          </table:table-cell>
          <table:table-cell office:value-type="float" office:value="22.948480980592">
            <text:p>22.948480980592</text:p>
          </table:table-cell>
          <table:table-cell office:value-type="float" office:value="206.53632882533">
            <text:p>206.53632882533</text:p>
          </table:table-cell>
          <table:table-cell office:value-type="float" office:value="2013">
            <text:p>2013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206.53632882533">
            <text:p>206.53632882533</text:p>
          </table:table-cell>
          <table:table-cell office:value-type="float" office:value="-0.0036711746700178">
            <text:p>-0.0036711746700178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">
            <text:p>8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ROCACCI">
            <text:p>PROCACCI</text:p>
          </table:table-cell>
          <table:table-cell office:value-type="string" office:value="Guillaume">
            <text:p>Guillaume</text:p>
          </table:table-cell>
          <table:table-cell office:value-type="string" office:value="74 allée des Troènes">
            <text:p>74 allée des Troèn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4.81">
            <text:p>04.76.50.14.81</text:p>
          </table:table-cell>
          <table:table-cell office:value-type="string" office:value="06.30.66.25.71">
            <text:p>06.30.66.25.71</text:p>
          </table:table-cell>
          <table:table-cell office:value-type="string" office:value="06.07.83.56.03">
            <text:p>06.07.83.56.03</text:p>
          </table:table-cell>
          <table:table-cell office:value-type="string" office:value="12-10-1996">
            <text:p>12-10-1996</text:p>
          </table:table-cell>
          <table:table-cell office:value-type="string" office:value="procacci.joseph@free.fr">
            <text:p>procacci.joseph@free.fr</text:p>
          </table:table-cell>
          <table:table-cell office:value-type="string" office:value="54">
            <text:p>54</text:p>
          </table:table-cell>
          <table:table-cell office:value-type="string" office:value="1135">
            <text:p>113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5.55671604555">
            <text:p>245.55671604555</text:p>
          </table:table-cell>
          <table:table-cell office:value-type="float" office:value="12.277835802278">
            <text:p>12.277835802278</text:p>
          </table:table-cell>
          <table:table-cell office:value-type="float" office:value="233.27888024327">
            <text:p>233.27888024327</text:p>
          </table:table-cell>
          <table:table-cell office:value-type="float" office:value="2013">
            <text:p>2013</text:p>
          </table:table-cell>
          <table:table-cell office:value-type="float" office:value="58.32">
            <text:p>58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39">
            <text:p>61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39">
            <text:p>61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2">
            <text:p>58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2">
            <text:p>58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2">
            <text:p>58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2">
            <text:p>58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25">
            <text:p>55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25">
            <text:p>55.25</text:p>
          </table:table-cell>
          <table:table-cell office:value-type="float" office:value="233.27888024327">
            <text:p>233.27888024327</text:p>
          </table:table-cell>
          <table:table-cell office:value-type="float" office:value="-0.0011197567299916">
            <text:p>-0.001119756729991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">
            <text:p>8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ROCACCI">
            <text:p>PROCACCI</text:p>
          </table:table-cell>
          <table:table-cell office:value-type="string" office:value="Florian">
            <text:p>Florian</text:p>
          </table:table-cell>
          <table:table-cell office:value-type="string" office:value="74 allée des Troènes">
            <text:p>74 allée des Troèn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4.81">
            <text:p>04.76.50.14.81</text:p>
          </table:table-cell>
          <table:table-cell office:value-type="string" office:value="06.30.66.25.71">
            <text:p>06.30.66.25.71</text:p>
          </table:table-cell>
          <table:table-cell office:value-type="string" office:value="06.07.83.56.03">
            <text:p>06.07.83.56.03</text:p>
          </table:table-cell>
          <table:table-cell office:value-type="string" office:value="21-03-2004">
            <text:p>21-03-2004</text:p>
          </table:table-cell>
          <table:table-cell office:value-type="string" office:value="procacci.joseph@free.fr">
            <text:p>procacci.joseph@free.fr</text:p>
          </table:table-cell>
          <table:table-cell office:value-type="string" office:value="54">
            <text:p>54</text:p>
          </table:table-cell>
          <table:table-cell office:value-type="string" office:value="1135">
            <text:p>113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8897815735">
            <text:p>188.8897815735</text:p>
          </table:table-cell>
          <table:table-cell office:value-type="float" office:value="9.4444890786752">
            <text:p>9.4444890786752</text:p>
          </table:table-cell>
          <table:table-cell office:value-type="float" office:value="179.44529249483">
            <text:p>179.44529249483</text:p>
          </table:table-cell>
          <table:table-cell office:value-type="float" office:value="2013">
            <text:p>2013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7">
            <text:p>44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7">
            <text:p>44.87</text:p>
          </table:table-cell>
          <table:table-cell office:value-type="float" office:value="179.44529249483">
            <text:p>179.44529249483</text:p>
          </table:table-cell>
          <table:table-cell office:value-type="float" office:value="-0.0047075051699892">
            <text:p>-0.0047075051699892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8">
            <text:p>21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QUINTO">
            <text:p>QUINTO</text:p>
          </table:table-cell>
          <table:table-cell office:value-type="string" office:value="Teddy">
            <text:p>Teddy</text:p>
          </table:table-cell>
          <table:table-cell office:value-type="string" office:value="71 rue des martyrs">
            <text:p>71 rue des marty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8.69.23.16">
            <text:p>06.58.69.23.16</text:p>
          </table:table-cell>
          <table:table-cell office:value-type="string" office:value="06.98.16.27.30">
            <text:p>06.98.16.27.30</text:p>
          </table:table-cell>
          <table:table-cell office:value-type="string" office:value="06.63.57.54.22">
            <text:p>06.63.57.54.22</text:p>
          </table:table-cell>
          <table:table-cell office:value-type="string" office:value="06-09-1998">
            <text:p>06-09-1998</text:p>
          </table:table-cell>
          <table:table-cell office:value-type="string" office:value="tonyangy@hotmail.fr">
            <text:p>tonyangy@hotmail.fr</text:p>
          </table:table-cell>
          <table:table-cell office:value-type="string" office:value="143">
            <text:p>143</text:p>
          </table:table-cell>
          <table:table-cell office:value-type="string" office:value="1344">
            <text:p>134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05611136821">
            <text:p>198.05611136821</text:p>
          </table:table-cell>
          <table:table-cell office:value-type="float" office:value="0">
            <text:p>0</text:p>
          </table:table-cell>
          <table:table-cell office:value-type="float" office:value="198.05611136821">
            <text:p>198.05611136821</text:p>
          </table:table-cell>
          <table:table-cell office:value-type="float" office:value="2013">
            <text:p>2013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3">
            <text:p>49.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3">
            <text:p>49.53</text:p>
          </table:table-cell>
          <table:table-cell office:value-type="float" office:value="198.05611136821">
            <text:p>198.05611136821</text:p>
          </table:table-cell>
          <table:table-cell office:value-type="float" office:value="-0.0038886317900051">
            <text:p>-0.0038886317900051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">
            <text:p>7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AGO">
            <text:p>RAGO</text:p>
          </table:table-cell>
          <table:table-cell office:value-type="string" office:value="Héloïse">
            <text:p>Héloïse</text:p>
          </table:table-cell>
          <table:table-cell office:value-type="string" office:value="72 avenue Henri Chapays logement 3">
            <text:p>72 avenue Henri Chapays logement 3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95.92.08">
            <text:p>04.76.95.92.08</text:p>
          </table:table-cell>
          <table:table-cell office:value-type="string" office:value="06.13.53.51.32">
            <text:p>06.13.53.51.32</text:p>
          </table:table-cell>
          <table:table-cell office:value-type="string" office:value="06.12.23.87.65">
            <text:p>06.12.23.87.65</text:p>
          </table:table-cell>
          <table:table-cell office:value-type="string" office:value="08-10-2004">
            <text:p>08-10-2004</text:p>
          </table:table-cell>
          <table:table-cell office:value-type="string" office:value="ericonstance@wanadoo.fr">
            <text:p>ericonstance@wanadoo.fr</text:p>
          </table:table-cell>
          <table:table-cell office:value-type="string" office:value="47">
            <text:p>47</text:p>
          </table:table-cell>
          <table:table-cell office:value-type="string" office:value="1136">
            <text:p>113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92480253946">
            <text:p>188.92480253946</text:p>
          </table:table-cell>
          <table:table-cell office:value-type="float" office:value="9.446240126973">
            <text:p>9.446240126973</text:p>
          </table:table-cell>
          <table:table-cell office:value-type="float" office:value="179.47856241249">
            <text:p>179.47856241249</text:p>
          </table:table-cell>
          <table:table-cell office:value-type="float" office:value="2013">
            <text:p>2013</text:p>
          </table:table-cell>
          <table:table-cell office:value-type="float" office:value="44.87">
            <text:p>44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7856241249">
            <text:p>179.47856241249</text:p>
          </table:table-cell>
          <table:table-cell office:value-type="float" office:value="-0.0014375875099972">
            <text:p>-0.0014375875099972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0">
            <text:p>21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AGO">
            <text:p>RAGO</text:p>
          </table:table-cell>
          <table:table-cell office:value-type="string" office:value="Bérénice">
            <text:p>Bérénice</text:p>
          </table:table-cell>
          <table:table-cell office:value-type="string" office:value="72 avenue Henri Chapays logement 3">
            <text:p>72 avenue Henri Chapays logement 3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95.92.08">
            <text:p>04.76.95.92.08</text:p>
          </table:table-cell>
          <table:table-cell office:value-type="string" office:value="06.13.53.51.32">
            <text:p>06.13.53.51.32</text:p>
          </table:table-cell>
          <table:table-cell office:value-type="string" office:value="06.12.23.87.65">
            <text:p>06.12.23.87.65</text:p>
          </table:table-cell>
          <table:table-cell office:value-type="string" office:value="01-04-2003">
            <text:p>01-04-2003</text:p>
          </table:table-cell>
          <table:table-cell office:value-type="string" office:value="ericonstance@wanadoo.fr">
            <text:p>ericonstance@wanadoo.fr</text:p>
          </table:table-cell>
          <table:table-cell office:value-type="string" office:value="47">
            <text:p>47</text:p>
          </table:table-cell>
          <table:table-cell office:value-type="string" office:value="1136">
            <text:p>113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92480253946">
            <text:p>188.92480253946</text:p>
          </table:table-cell>
          <table:table-cell office:value-type="float" office:value="9.446240126973">
            <text:p>9.446240126973</text:p>
          </table:table-cell>
          <table:table-cell office:value-type="float" office:value="179.47856241249">
            <text:p>179.47856241249</text:p>
          </table:table-cell>
          <table:table-cell office:value-type="float" office:value="2013">
            <text:p>2013</text:p>
          </table:table-cell>
          <table:table-cell office:value-type="float" office:value="44.87">
            <text:p>44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7856241249">
            <text:p>179.47856241249</text:p>
          </table:table-cell>
          <table:table-cell office:value-type="float" office:value="-0.0014375875099972">
            <text:p>-0.0014375875099972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NAUDIN">
            <text:p>RENAUDIN</text:p>
          </table:table-cell>
          <table:table-cell office:value-type="string" office:value="Lily">
            <text:p>Lily</text:p>
          </table:table-cell>
          <table:table-cell office:value-type="string" office:value="144 rue Marcel Pagnol">
            <text:p>144 rue Marcel Pagn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=04.07">
            <text:p>04.76.50.=04.07</text:p>
          </table:table-cell>
          <table:table-cell office:value-type="string" office:value="06.37.01.48.44">
            <text:p>06.37.01.48.44</text:p>
          </table:table-cell>
          <table:table-cell office:value-type="string" office:value="06.67.88.82.77">
            <text:p>06.67.88.82.77</text:p>
          </table:table-cell>
          <table:table-cell office:value-type="string" office:value="30-09-2002">
            <text:p>30-09-2002</text:p>
          </table:table-cell>
          <table:table-cell office:value-type="string" office:value="crepe@in2p3.fr">
            <text:p>crepe@in2p3.fr</text:p>
          </table:table-cell>
          <table:table-cell office:value-type="string" office:value="9">
            <text:p>9</text:p>
          </table:table-cell>
          <table:table-cell office:value-type="string" office:value="2064">
            <text:p>206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5.00635290326">
            <text:p>285.00635290326</text:p>
          </table:table-cell>
          <table:table-cell office:value-type="float" office:value="28.500635290326">
            <text:p>28.500635290326</text:p>
          </table:table-cell>
          <table:table-cell office:value-type="float" office:value="256.50571761293">
            <text:p>256.50571761293</text:p>
          </table:table-cell>
          <table:table-cell office:value-type="float" office:value="2013">
            <text:p>2013</text:p>
          </table:table-cell>
          <table:table-cell office:value-type="float" office:value="64.13">
            <text:p>64.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1.51">
            <text:p>241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.51">
            <text:p>256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.50571761293">
            <text:p>256.50571761293</text:p>
          </table:table-cell>
          <table:table-cell office:value-type="float" office:value="-0.0042823870699635">
            <text:p>-0.0042823870699635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ENAUDIN">
            <text:p>RENAUDIN</text:p>
          </table:table-cell>
          <table:table-cell office:value-type="string" office:value="Alix">
            <text:p>Alix</text:p>
          </table:table-cell>
          <table:table-cell office:value-type="string" office:value="144 rue Marcel Pagnol">
            <text:p>144 rue Marcel Pagn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07">
            <text:p>04.76.50.04.07</text:p>
          </table:table-cell>
          <table:table-cell office:value-type="string" office:value="06.37.01.48.44">
            <text:p>06.37.01.48.44</text:p>
          </table:table-cell>
          <table:table-cell office:value-type="string" office:value="06.67.88.82.77">
            <text:p>06.67.88.82.77</text:p>
          </table:table-cell>
          <table:table-cell office:value-type="string" office:value="17-06-2000">
            <text:p>17-06-2000</text:p>
          </table:table-cell>
          <table:table-cell office:value-type="string" office:value="crepe@in2p3.fr">
            <text:p>crepe@in2p3.fr</text:p>
          </table:table-cell>
          <table:table-cell office:value-type="string" office:value="9">
            <text:p>9</text:p>
          </table:table-cell>
          <table:table-cell office:value-type="string" office:value="2064">
            <text:p>206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5.00635290326">
            <text:p>285.00635290326</text:p>
          </table:table-cell>
          <table:table-cell office:value-type="float" office:value="28.500635290326">
            <text:p>28.500635290326</text:p>
          </table:table-cell>
          <table:table-cell office:value-type="float" office:value="256.50571761293">
            <text:p>256.50571761293</text:p>
          </table:table-cell>
          <table:table-cell office:value-type="float" office:value="2013">
            <text:p>2013</text:p>
          </table:table-cell>
          <table:table-cell office:value-type="float" office:value="64.13">
            <text:p>64.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1.51">
            <text:p>241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.51">
            <text:p>256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.50571761293">
            <text:p>256.50571761293</text:p>
          </table:table-cell>
          <table:table-cell office:value-type="float" office:value="-0.0042823870699635">
            <text:p>-0.0042823870699635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s cordes C2">
            <text:p>Orchestres cordes C2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ENAUDIN">
            <text:p>RENAUDIN</text:p>
          </table:table-cell>
          <table:table-cell office:value-type="string" office:value="Sabine">
            <text:p>Sabine</text:p>
          </table:table-cell>
          <table:table-cell office:value-type="string" office:value="144 rue Marcel Pagnol">
            <text:p>144 rue Marcel Pagn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07">
            <text:p>04.76.50.04.07</text:p>
          </table:table-cell>
          <table:table-cell office:value-type="string" office:value="06.37.01.48.44">
            <text:p>06.37.01.48.44</text:p>
          </table:table-cell>
          <table:table-cell office:value-type="string" office:value="06.67.88.82.77">
            <text:p>06.67.88.82.77</text:p>
          </table:table-cell>
          <table:table-cell office:value-type="string" office:value="16-02-1970">
            <text:p>16-02-1970</text:p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2064">
            <text:p>206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4.39920404492">
            <text:p>354.39920404492</text:p>
          </table:table-cell>
          <table:table-cell office:value-type="float" office:value="35.439920404492">
            <text:p>35.439920404492</text:p>
          </table:table-cell>
          <table:table-cell office:value-type="float" office:value="318.95928364043">
            <text:p>318.95928364043</text:p>
          </table:table-cell>
          <table:table-cell office:value-type="float" office:value="2013">
            <text:p>2013</text:p>
          </table:table-cell>
          <table:table-cell office:value-type="float" office:value="79.74">
            <text:p>79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96">
            <text:p>318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96">
            <text:p>318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95928364043">
            <text:p>318.95928364043</text:p>
          </table:table-cell>
          <table:table-cell office:value-type="float" office:value="-0.00071635956999216">
            <text:p>-0.0007163595699921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 spécialisé">
            <text:p>C3 spécialisé</text:p>
          </table:table-cell>
        </table:table-row>
        <table:table-row>
          <table:table-cell office:value-type="float" office:value="295">
            <text:p>29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">
            <text:p>REYMOND</text:p>
          </table:table-cell>
          <table:table-cell office:value-type="string" office:value="ELISE">
            <text:p>ELISE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03 83">
            <text:p>04 76 50 03 8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08-2000">
            <text:p>18-08-2000</text:p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03518817989">
            <text:p>204.03518817989</text:p>
          </table:table-cell>
          <table:table-cell office:value-type="float" office:value="81.614075271957">
            <text:p>81.614075271957</text:p>
          </table:table-cell>
          <table:table-cell office:value-type="float" office:value="122.42111290794">
            <text:p>122.42111290794</text:p>
          </table:table-cell>
          <table:table-cell office:value-type="float" office:value="2013">
            <text:p>2013</text:p>
          </table:table-cell>
          <table:table-cell office:value-type="float" office:value="30.61">
            <text:p>30.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111290794">
            <text:p>122.42111290794</text:p>
          </table:table-cell>
          <table:table-cell office:value-type="float" office:value="107.42111290794">
            <text:p>107.4211129079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">
            <text:p>6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EYMOND">
            <text:p>REYMOND</text:p>
          </table:table-cell>
          <table:table-cell office:value-type="string" office:value="Thomas">
            <text:p>Thomas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32.25.01">
            <text:p>06.66.32.25.01</text:p>
          </table:table-cell>
          <table:table-cell office:value-type="string" office:value="">
            <text:p/>
          </table:table-cell>
          <table:table-cell office:value-type="string" office:value="21-04-1993">
            <text:p>21-04-1993</text:p>
          </table:table-cell>
          <table:table-cell office:value-type="string" office:value="thomasreymond@laposte.net">
            <text:p>thomasreymond@laposte.net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0.64847359466">
            <text:p>230.64847359466</text:p>
          </table:table-cell>
          <table:table-cell office:value-type="float" office:value="92.259389437864">
            <text:p>92.259389437864</text:p>
          </table:table-cell>
          <table:table-cell office:value-type="float" office:value="138.3890841568">
            <text:p>138.3890841568</text:p>
          </table:table-cell>
          <table:table-cell office:value-type="float" office:value="2013">
            <text:p>2013</text:p>
          </table:table-cell>
          <table:table-cell office:value-type="float" office:value="34.6">
            <text:p>34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8.39">
            <text:p>138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8.39">
            <text:p>138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8.3890841568">
            <text:p>138.3890841568</text:p>
          </table:table-cell>
          <table:table-cell office:value-type="float" office:value="-0.00091584319997651">
            <text:p>-0.00091584319997651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">
            <text:p>7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EYMOND">
            <text:p>REYMOND</text:p>
          </table:table-cell>
          <table:table-cell office:value-type="string" office:value="Célestin">
            <text:p>Célestin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">
            <text:p>06.66.</text:p>
          </table:table-cell>
          <table:table-cell office:value-type="string" office:value="06.08.14.89.42">
            <text:p>06.08.14.89.42</text:p>
          </table:table-cell>
          <table:table-cell office:value-type="string" office:value="28-03-2003">
            <text:p>28-03-2003</text:p>
          </table:table-cell>
          <table:table-cell office:value-type="string" office:value="rapa-reymond@wanadoo.fr">
            <text:p>rapa-reymond@wanadoo.fr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7.42190276512">
            <text:p>177.42190276512</text:p>
          </table:table-cell>
          <table:table-cell office:value-type="float" office:value="70.968761106048">
            <text:p>70.968761106048</text:p>
          </table:table-cell>
          <table:table-cell office:value-type="float" office:value="106.45314165907">
            <text:p>106.45314165907</text:p>
          </table:table-cell>
          <table:table-cell office:value-type="float" office:value="2013">
            <text:p>2013</text:p>
          </table:table-cell>
          <table:table-cell office:value-type="float" office:value="26.61">
            <text:p>2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45">
            <text:p>106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45">
            <text:p>106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45314165907">
            <text:p>106.45314165907</text:p>
          </table:table-cell>
          <table:table-cell office:value-type="float" office:value="0.0031416590699962">
            <text:p>0.0031416590699962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">
            <text:p>7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">
            <text:p>REYMOND</text:p>
          </table:table-cell>
          <table:table-cell office:value-type="string" office:value="Maud">
            <text:p>Maud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32.25.01">
            <text:p>06.66.32.25.01</text:p>
          </table:table-cell>
          <table:table-cell office:value-type="string" office:value="06.08.14.89.42">
            <text:p>06.08.14.89.42</text:p>
          </table:table-cell>
          <table:table-cell office:value-type="string" office:value="16-03-1997">
            <text:p>16-03-1997</text:p>
          </table:table-cell>
          <table:table-cell office:value-type="string" office:value="rapa-reymond@wanadoo.fr">
            <text:p>rapa-reymond@wanadoo.fr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03518817989">
            <text:p>204.03518817989</text:p>
          </table:table-cell>
          <table:table-cell office:value-type="float" office:value="81.614075271956">
            <text:p>81.614075271956</text:p>
          </table:table-cell>
          <table:table-cell office:value-type="float" office:value="122.42111290793">
            <text:p>122.42111290793</text:p>
          </table:table-cell>
          <table:table-cell office:value-type="float" office:value="2013">
            <text:p>2013</text:p>
          </table:table-cell>
          <table:table-cell office:value-type="float" office:value="30.61">
            <text:p>30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">
            <text:p>122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">
            <text:p>122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111290793">
            <text:p>122.42111290793</text:p>
          </table:table-cell>
          <table:table-cell office:value-type="float" office:value="0.0011129079299934">
            <text:p>0.001112907929993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">
            <text:p>7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EYMOND">
            <text:p>REYMOND</text:p>
          </table:table-cell>
          <table:table-cell office:value-type="string" office:value="Nathalie">
            <text:p>Nathalie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32.25.01">
            <text:p>06.66.32.25.01</text:p>
          </table:table-cell>
          <table:table-cell office:value-type="string" office:value="">
            <text:p/>
          </table:table-cell>
          <table:table-cell office:value-type="string" office:value="04-08-1960">
            <text:p>04-08-1960</text:p>
          </table:table-cell>
          <table:table-cell office:value-type="string" office:value="natha.reymond@orange.fr">
            <text:p>natha.reymond@orange.fr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4.43870699788">
            <text:p>224.43870699788</text:p>
          </table:table-cell>
          <table:table-cell office:value-type="float" office:value="89.775482799152">
            <text:p>89.775482799152</text:p>
          </table:table-cell>
          <table:table-cell office:value-type="float" office:value="134.66322419873">
            <text:p>134.66322419873</text:p>
          </table:table-cell>
          <table:table-cell office:value-type="float" office:value="2013">
            <text:p>2013</text:p>
          </table:table-cell>
          <table:table-cell office:value-type="float" office:value="33.67">
            <text:p>33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66">
            <text:p>13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66">
            <text:p>13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66322419873">
            <text:p>134.66322419873</text:p>
          </table:table-cell>
          <table:table-cell office:value-type="float" office:value="0.0032241987300097">
            <text:p>0.003224198730009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0">
            <text:p>23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 1">
            <text:p>REYMOND 1</text:p>
          </table:table-cell>
          <table:table-cell office:value-type="string" office:value="Zia">
            <text:p>Zia</text:p>
          </table:table-cell>
          <table:table-cell office:value-type="string" office:value="251 avenue André Malraux">
            <text:p>251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1.73.11.21">
            <text:p>09.51.73.11.21</text:p>
          </table:table-cell>
          <table:table-cell office:value-type="string" office:value="06.51.33.73.21">
            <text:p>06.51.33.73.21</text:p>
          </table:table-cell>
          <table:table-cell office:value-type="string" office:value="">
            <text:p/>
          </table:table-cell>
          <table:table-cell office:value-type="string" office:value="22-07-2006">
            <text:p>22-07-2006</text:p>
          </table:table-cell>
          <table:table-cell office:value-type="string" office:value="lesreymond@free.fr">
            <text:p>lesreymond@free.fr</text:p>
          </table:table-cell>
          <table:table-cell office:value-type="string" office:value="147">
            <text:p>147</text:p>
          </table:table-cell>
          <table:table-cell office:value-type="string" office:value="1908">
            <text:p>19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8.89562048435">
            <text:p>238.89562048435</text:p>
          </table:table-cell>
          <table:table-cell office:value-type="float" office:value="11.944781024217">
            <text:p>11.944781024217</text:p>
          </table:table-cell>
          <table:table-cell office:value-type="float" office:value="226.95083946013">
            <text:p>226.95083946013</text:p>
          </table:table-cell>
          <table:table-cell office:value-type="float" office:value="2013">
            <text:p>2013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226.95083946013">
            <text:p>226.95083946013</text:p>
          </table:table-cell>
          <table:table-cell office:value-type="float" office:value="0.00083946013000968">
            <text:p>0.0008394601300096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9">
            <text:p>22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 1">
            <text:p>REYMOND 1</text:p>
          </table:table-cell>
          <table:table-cell office:value-type="string" office:value="Anna">
            <text:p>Anna</text:p>
          </table:table-cell>
          <table:table-cell office:value-type="string" office:value="251 avenue André Malraux">
            <text:p>251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1.73.11.21">
            <text:p>09.51.73.11.21</text:p>
          </table:table-cell>
          <table:table-cell office:value-type="string" office:value="06.51.33.73.21">
            <text:p>06.51.33.73.21</text:p>
          </table:table-cell>
          <table:table-cell office:value-type="string" office:value="">
            <text:p/>
          </table:table-cell>
          <table:table-cell office:value-type="string" office:value="13-01-2004">
            <text:p>13-01-2004</text:p>
          </table:table-cell>
          <table:table-cell office:value-type="string" office:value="lesreymond@free.fr">
            <text:p>lesreymond@free.fr</text:p>
          </table:table-cell>
          <table:table-cell office:value-type="string" office:value="147">
            <text:p>147</text:p>
          </table:table-cell>
          <table:table-cell office:value-type="string" office:value="1908">
            <text:p>19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8.89562048435">
            <text:p>238.89562048435</text:p>
          </table:table-cell>
          <table:table-cell office:value-type="float" office:value="11.944781024218">
            <text:p>11.944781024218</text:p>
          </table:table-cell>
          <table:table-cell office:value-type="float" office:value="226.95083946013">
            <text:p>226.95083946013</text:p>
          </table:table-cell>
          <table:table-cell office:value-type="float" office:value="2013">
            <text:p>2013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72">
            <text:p>59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72">
            <text:p>59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75">
            <text:p>5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75">
            <text:p>53.75</text:p>
          </table:table-cell>
          <table:table-cell office:value-type="float" office:value="226.95083946013">
            <text:p>226.95083946013</text:p>
          </table:table-cell>
          <table:table-cell office:value-type="float" office:value="0.00083946012998126">
            <text:p>0.0008394601299812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IBAS">
            <text:p>RIBAS</text:p>
          </table:table-cell>
          <table:table-cell office:value-type="string" office:value="Clément">
            <text:p>Clément</text:p>
          </table:table-cell>
          <table:table-cell office:value-type="string" office:value="79 rue du maréchal leclerc">
            <text:p>79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92">
            <text:p>04.76.50.24.92</text:p>
          </table:table-cell>
          <table:table-cell office:value-type="string" office:value="04.76.50.24.92">
            <text:p>04.76.50.24.92</text:p>
          </table:table-cell>
          <table:table-cell office:value-type="string" office:value="06.88.42.42.69">
            <text:p>06.88.42.42.69</text:p>
          </table:table-cell>
          <table:table-cell office:value-type="string" office:value="13-11-1998">
            <text:p>13-11-1998</text:p>
          </table:table-cell>
          <table:table-cell office:value-type="string" office:value="karinou.ribas@neuf.fr">
            <text:p>karinou.ribas@neuf.fr</text:p>
          </table:table-cell>
          <table:table-cell office:value-type="string" office:value="20">
            <text:p>20</text:p>
          </table:table-cell>
          <table:table-cell office:value-type="string" office:value="1279">
            <text:p>12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3.19998665208">
            <text:p>253.19998665208</text:p>
          </table:table-cell>
          <table:table-cell office:value-type="float" office:value="25.319998665208">
            <text:p>25.319998665208</text:p>
          </table:table-cell>
          <table:table-cell office:value-type="float" office:value="227.87998798687">
            <text:p>227.87998798687</text:p>
          </table:table-cell>
          <table:table-cell office:value-type="float" office:value="2013">
            <text:p>2013</text:p>
          </table:table-cell>
          <table:table-cell office:value-type="float" office:value="56.97">
            <text:p>5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13">
            <text:p>60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13">
            <text:p>60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7">
            <text:p>5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7">
            <text:p>5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7">
            <text:p>5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7">
            <text:p>5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81">
            <text:p>53.8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81">
            <text:p>53.81</text:p>
          </table:table-cell>
          <table:table-cell office:value-type="float" office:value="227.87998798687">
            <text:p>227.87998798687</text:p>
          </table:table-cell>
          <table:table-cell office:value-type="float" office:value="-1.2013130003652E-5">
            <text:p>-1.2013130003652E-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IBAS">
            <text:p>RIBAS</text:p>
          </table:table-cell>
          <table:table-cell office:value-type="string" office:value="Mathys">
            <text:p>Mathys</text:p>
          </table:table-cell>
          <table:table-cell office:value-type="string" office:value="79 rue du maréchal leclerc">
            <text:p>79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92">
            <text:p>04.76.50.24.92</text:p>
          </table:table-cell>
          <table:table-cell office:value-type="string" office:value="04.76.50.24.92">
            <text:p>04.76.50.24.92</text:p>
          </table:table-cell>
          <table:table-cell office:value-type="string" office:value="06.88.42.42.69">
            <text:p>06.88.42.42.69</text:p>
          </table:table-cell>
          <table:table-cell office:value-type="string" office:value="02-10-2006">
            <text:p>02-10-2006</text:p>
          </table:table-cell>
          <table:table-cell office:value-type="string" office:value="karinou.ribas@neuf.fr">
            <text:p>karinou.ribas@neuf.fr</text:p>
          </table:table-cell>
          <table:table-cell office:value-type="string" office:value="20">
            <text:p>20</text:p>
          </table:table-cell>
          <table:table-cell office:value-type="string" office:value="1279">
            <text:p>12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7692205016">
            <text:p>194.7692205016</text:p>
          </table:table-cell>
          <table:table-cell office:value-type="float" office:value="19.47692205016">
            <text:p>19.47692205016</text:p>
          </table:table-cell>
          <table:table-cell office:value-type="float" office:value="175.29229845144">
            <text:p>175.29229845144</text:p>
          </table:table-cell>
          <table:table-cell office:value-type="float" office:value="2013">
            <text:p>2013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3">
            <text:p>43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3">
            <text:p>43.83</text:p>
          </table:table-cell>
          <table:table-cell office:value-type="float" office:value="175.29229845144">
            <text:p>175.29229845144</text:p>
          </table:table-cell>
          <table:table-cell office:value-type="float" office:value="0.0022984514399695">
            <text:p>0.0022984514399695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IBAS">
            <text:p>RIBAS</text:p>
          </table:table-cell>
          <table:table-cell office:value-type="string" office:value="Serge">
            <text:p>Serge</text:p>
          </table:table-cell>
          <table:table-cell office:value-type="string" office:value="79 rue du maréchal leclerc">
            <text:p>79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92">
            <text:p>04.76.50.24.92</text:p>
          </table:table-cell>
          <table:table-cell office:value-type="string" office:value="04.76.50.24.92">
            <text:p>04.76.50.24.92</text:p>
          </table:table-cell>
          <table:table-cell office:value-type="string" office:value="06.88.42.42.69">
            <text:p>06.88.42.42.69</text:p>
          </table:table-cell>
          <table:table-cell office:value-type="string" office:value="01-09-2001">
            <text:p>01-09-2001</text:p>
          </table:table-cell>
          <table:table-cell office:value-type="string" office:value="karinou.ribas@neuf.fr">
            <text:p>karinou.ribas@neuf.fr</text:p>
          </table:table-cell>
          <table:table-cell office:value-type="string" office:value="20">
            <text:p>20</text:p>
          </table:table-cell>
          <table:table-cell office:value-type="string" office:value="1279">
            <text:p>12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98460357684">
            <text:p>223.98460357684</text:p>
          </table:table-cell>
          <table:table-cell office:value-type="float" office:value="22.398460357684">
            <text:p>22.398460357684</text:p>
          </table:table-cell>
          <table:table-cell office:value-type="float" office:value="201.58614321916">
            <text:p>201.58614321916</text:p>
          </table:table-cell>
          <table:table-cell office:value-type="float" office:value="2013">
            <text:p>2013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39">
            <text:p>50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39">
            <text:p>50.39</text:p>
          </table:table-cell>
          <table:table-cell office:value-type="float" office:value="201.58614321916">
            <text:p>201.58614321916</text:p>
          </table:table-cell>
          <table:table-cell office:value-type="float" office:value="-0.0038567808399819">
            <text:p>-0.003856780839981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2">
            <text:p>22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ICOU">
            <text:p>RICOU</text:p>
          </table:table-cell>
          <table:table-cell office:value-type="string" office:value="Sophie">
            <text:p>Sophie</text:p>
          </table:table-cell>
          <table:table-cell office:value-type="string" office:value="193 rue de chassolières">
            <text:p>193 rue d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3.82.39.67">
            <text:p>06.63.82.39.6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-05-1965">
            <text:p>28-05-1965</text:p>
          </table:table-cell>
          <table:table-cell office:value-type="string" office:value="sophie@ricou.com">
            <text:p>sophie@ricou.com</text:p>
          </table:table-cell>
          <table:table-cell office:value-type="string" office:value="81">
            <text:p>81</text:p>
          </table:table-cell>
          <table:table-cell office:value-type="string" office:value="2439">
            <text:p>243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6.66986784422">
            <text:p>286.66986784422</text:p>
          </table:table-cell>
          <table:table-cell office:value-type="float" office:value="28.666986784422">
            <text:p>28.666986784422</text:p>
          </table:table-cell>
          <table:table-cell office:value-type="float" office:value="258.0028810598">
            <text:p>258.0028810598</text:p>
          </table:table-cell>
          <table:table-cell office:value-type="float" office:value="2013">
            <text:p>2013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258.0028810598">
            <text:p>258.0028810598</text:p>
          </table:table-cell>
          <table:table-cell office:value-type="float" office:value="0.0028810598000177">
            <text:p>0.0028810598000177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0">
            <text:p>29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ICOU">
            <text:p>RICOU</text:p>
          </table:table-cell>
          <table:table-cell office:value-type="string" office:value="Clara">
            <text:p>Clara</text:p>
          </table:table-cell>
          <table:table-cell office:value-type="string" office:value="193 rue de Chassolières">
            <text:p>193 rue d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41 34">
            <text:p>04 76 50 41 34</text:p>
          </table:table-cell>
          <table:table-cell office:value-type="string" office:value="06 98 98 10 68">
            <text:p>06 98 98 10 68</text:p>
          </table:table-cell>
          <table:table-cell office:value-type="string" office:value="">
            <text:p/>
          </table:table-cell>
          <table:table-cell office:value-type="string" office:value="23-11-1999">
            <text:p>23-11-1999</text:p>
          </table:table-cell>
          <table:table-cell office:value-type="string" office:value="clara@ricou.com">
            <text:p>clara@ricou.com</text:p>
          </table:table-cell>
          <table:table-cell office:value-type="string" office:value="81">
            <text:p>81</text:p>
          </table:table-cell>
          <table:table-cell office:value-type="string" office:value="2439">
            <text:p>243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456.06569884308">
            <text:p>456.06569884308</text:p>
          </table:table-cell>
          <table:table-cell office:value-type="float" office:value="45.606569884308">
            <text:p>45.606569884308</text:p>
          </table:table-cell>
          <table:table-cell office:value-type="float" office:value="410.45912895877">
            <text:p>410.45912895877</text:p>
          </table:table-cell>
          <table:table-cell office:value-type="float" office:value="2013">
            <text:p>2013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3">
            <text:p>102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3">
            <text:p>102.63</text:p>
          </table:table-cell>
          <table:table-cell office:value-type="float" office:value="410.45912895877">
            <text:p>410.45912895877</text:p>
          </table:table-cell>
          <table:table-cell office:value-type="float" office:value="-0.00087104122997061">
            <text:p>-0.00087104122997061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9">
            <text:p>12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ICOU">
            <text:p>RICOU</text:p>
          </table:table-cell>
          <table:table-cell office:value-type="string" office:value="Mathilde">
            <text:p>Mathilde</text:p>
          </table:table-cell>
          <table:table-cell office:value-type="string" office:value="193 rue de Chassolières">
            <text:p>193 rue d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41 34">
            <text:p>04 76 50 41 34</text:p>
          </table:table-cell>
          <table:table-cell office:value-type="string" office:value="06 32 12 90 57">
            <text:p>06 32 12 90 57</text:p>
          </table:table-cell>
          <table:table-cell office:value-type="string" office:value="04-11-1997">
            <text:p>04-11-1997</text:p>
          </table:table-cell>
          <table:table-cell office:value-type="string" office:value="mathilde@ricou.com">
            <text:p>mathilde@ricou.com</text:p>
          </table:table-cell>
          <table:table-cell office:value-type="string" office:value="81">
            <text:p>81</text:p>
          </table:table-cell>
          <table:table-cell office:value-type="string" office:value="2439">
            <text:p>243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8.79166199772">
            <text:p>338.79166199772</text:p>
          </table:table-cell>
          <table:table-cell office:value-type="float" office:value="33.879166199772">
            <text:p>33.879166199772</text:p>
          </table:table-cell>
          <table:table-cell office:value-type="float" office:value="304.91249579795">
            <text:p>304.91249579795</text:p>
          </table:table-cell>
          <table:table-cell office:value-type="float" office:value="2013">
            <text:p>2013</text:p>
          </table:table-cell>
          <table:table-cell office:value-type="float" office:value="76.23">
            <text:p>7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46">
            <text:p>80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46">
            <text:p>80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.23">
            <text:p>7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.23">
            <text:p>7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.23">
            <text:p>7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.23">
            <text:p>7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1.99">
            <text:p>71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1.99">
            <text:p>71.99</text:p>
          </table:table-cell>
          <table:table-cell office:value-type="float" office:value="304.91249579795">
            <text:p>304.91249579795</text:p>
          </table:table-cell>
          <table:table-cell office:value-type="float" office:value="0.0024957979499618">
            <text:p>0.0024957979499618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3">
            <text:p>14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OCHE">
            <text:p>ROCHE</text:p>
          </table:table-cell>
          <table:table-cell office:value-type="string" office:value="Dominique">
            <text:p>Dominique</text:p>
          </table:table-cell>
          <table:table-cell office:value-type="string" office:value="58 chemin du Mortier">
            <text:p>58 chemin du Mortier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29 26">
            <text:p>04 76 50 29 2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-03-1939">
            <text:p>12-03-1939</text:p>
          </table:table-cell>
          <table:table-cell office:value-type="string" office:value="roche.domi@gmail.com">
            <text:p>roche.domi@gmail.com</text:p>
          </table:table-cell>
          <table:table-cell office:value-type="string" office:value="91">
            <text:p>91</text:p>
          </table:table-cell>
          <table:table-cell office:value-type="string" office:value="1916">
            <text:p>191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42.36825926811">
            <text:p>342.36825926811</text:p>
          </table:table-cell>
          <table:table-cell office:value-type="float" office:value="0">
            <text:p>0</text:p>
          </table:table-cell>
          <table:table-cell office:value-type="float" office:value="342.36825926811">
            <text:p>342.36825926811</text:p>
          </table:table-cell>
          <table:table-cell office:value-type="float" office:value="2013">
            <text:p>2013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">
            <text:p>85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">
            <text:p>85.6</text:p>
          </table:table-cell>
          <table:table-cell office:value-type="float" office:value="342.36825926811">
            <text:p>342.36825926811</text:p>
          </table:table-cell>
          <table:table-cell office:value-type="float" office:value="-0.0017407318899814">
            <text:p>-0.001740731889981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1">
            <text:p>17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ODARIE">
            <text:p>RODARIE</text:p>
          </table:table-cell>
          <table:table-cell office:value-type="string" office:value="Lilou">
            <text:p>Lilou</text:p>
          </table:table-cell>
          <table:table-cell office:value-type="string" office:value="463 chemin de Malossane">
            <text:p>463 chemin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20 60 56 07">
            <text:p>06 20 60 56 07</text:p>
          </table:table-cell>
          <table:table-cell office:value-type="string" office:value="06 70 11 29 52">
            <text:p>06 70 11 29 52</text:p>
          </table:table-cell>
          <table:table-cell office:value-type="string" office:value="27-06-2004">
            <text:p>27-06-2004</text:p>
          </table:table-cell>
          <table:table-cell office:value-type="string" office:value="phil.rodarie@free.fr">
            <text:p>phil.rodarie@free.fr</text:p>
          </table:table-cell>
          <table:table-cell office:value-type="string" office:value="112">
            <text:p>112</text:p>
          </table:table-cell>
          <table:table-cell office:value-type="string" office:value="2580">
            <text:p>258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3.44511390178">
            <text:p>263.44511390178</text:p>
          </table:table-cell>
          <table:table-cell office:value-type="float" office:value="0">
            <text:p>0</text:p>
          </table:table-cell>
          <table:table-cell office:value-type="float" office:value="263.44511390178">
            <text:p>263.44511390178</text:p>
          </table:table-cell>
          <table:table-cell office:value-type="float" office:value="2013">
            <text:p>2013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7">
            <text:p>65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7">
            <text:p>65.87</text:p>
          </table:table-cell>
          <table:table-cell office:value-type="float" office:value="263.44511390178">
            <text:p>263.44511390178</text:p>
          </table:table-cell>
          <table:table-cell office:value-type="float" office:value="-0.0048860982199699">
            <text:p>-0.0048860982199699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2">
            <text:p>27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ODARY">
            <text:p>RODARY</text:p>
          </table:table-cell>
          <table:table-cell office:value-type="string" office:value="Antoine">
            <text:p>Antoine</text:p>
          </table:table-cell>
          <table:table-cell office:value-type="string" office:value="201 rue du moulin">
            <text:p>201 rue du moulin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6.14.64">
            <text:p>04.76.06.14.64</text:p>
          </table:table-cell>
          <table:table-cell office:value-type="string" office:value="06.74.42.25.94">
            <text:p>06.74.42.25.94</text:p>
          </table:table-cell>
          <table:table-cell office:value-type="string" office:value="">
            <text:p/>
          </table:table-cell>
          <table:table-cell office:value-type="string" office:value="21-11-2001">
            <text:p>21-11-2001</text:p>
          </table:table-cell>
          <table:table-cell office:value-type="string" office:value="emmanuelle.rodary@laposte.net">
            <text:p>emmanuelle.rodary@laposte.net</text:p>
          </table:table-cell>
          <table:table-cell office:value-type="string" office:value="179">
            <text:p>179</text:p>
          </table:table-cell>
          <table:table-cell office:value-type="string" office:value="1387">
            <text:p>13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0.47588223073">
            <text:p>200.47588223073</text:p>
          </table:table-cell>
          <table:table-cell office:value-type="float" office:value="0">
            <text:p>0</text:p>
          </table:table-cell>
          <table:table-cell office:value-type="float" office:value="200.47588223073">
            <text:p>200.47588223073</text:p>
          </table:table-cell>
          <table:table-cell office:value-type="float" office:value="2013">
            <text:p>2013</text:p>
          </table:table-cell>
          <table:table-cell office:value-type="float" office:value="50.12">
            <text:p>50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48">
            <text:p>200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48">
            <text:p>200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47588223073">
            <text:p>200.47588223073</text:p>
          </table:table-cell>
          <table:table-cell office:value-type="float" office:value="-0.0041177692699819">
            <text:p>-0.004117769269981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">
            <text:p>7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OLAND">
            <text:p>ROLAND</text:p>
          </table:table-cell>
          <table:table-cell office:value-type="string" office:value="Jacqueline">
            <text:p>Jacqueline</text:p>
          </table:table-cell>
          <table:table-cell office:value-type="string" office:value="280 D allée Jean Pain">
            <text:p>280 D allée Jean P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2.49">
            <text:p>04.76.50.12.49</text:p>
          </table:table-cell>
          <table:table-cell office:value-type="string" office:value="06.33.96.15.53">
            <text:p>06.33.96.15.53</text:p>
          </table:table-cell>
          <table:table-cell office:value-type="string" office:value="">
            <text:p/>
          </table:table-cell>
          <table:table-cell office:value-type="string" office:value="09-06-1946">
            <text:p>09-06-1946</text:p>
          </table:table-cell>
          <table:table-cell office:value-type="string" office:value="roland.jackie@orange.fr">
            <text:p>roland.jackie@orange.fr</text:p>
          </table:table-cell>
          <table:table-cell office:value-type="string" office:value="45">
            <text:p>45</text:p>
          </table:table-cell>
          <table:table-cell office:value-type="string" office:value="1200">
            <text:p>12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0.45801454601">
            <text:p>210.45801454601</text:p>
          </table:table-cell>
          <table:table-cell office:value-type="float" office:value="0">
            <text:p>0</text:p>
          </table:table-cell>
          <table:table-cell office:value-type="float" office:value="210.45801454601">
            <text:p>210.45801454601</text:p>
          </table:table-cell>
          <table:table-cell office:value-type="float" office:value="2013">
            <text:p>2013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3">
            <text:p>52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3">
            <text:p>52.63</text:p>
          </table:table-cell>
          <table:table-cell office:value-type="float" office:value="210.45801454601">
            <text:p>210.45801454601</text:p>
          </table:table-cell>
          <table:table-cell office:value-type="float" office:value="-0.0019854539899882">
            <text:p>-0.001985453989988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OSMORDUC">
            <text:p>ROSMORDUC</text:p>
          </table:table-cell>
          <table:table-cell office:value-type="string" office:value="Garance">
            <text:p>Garance</text:p>
          </table:table-cell>
          <table:table-cell office:value-type="string" office:value="293 rue de l'hoirie">
            <text:p>293 rue de l'hoiri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95.86.96.58">
            <text:p>06.95.86.96.58</text:p>
          </table:table-cell>
          <table:table-cell office:value-type="string" office:value="06.48.35.26.36">
            <text:p>06.48.35.26.36</text:p>
          </table:table-cell>
          <table:table-cell office:value-type="string" office:value="06.76.08.82.68">
            <text:p>06.76.08.82.68</text:p>
          </table:table-cell>
          <table:table-cell office:value-type="string" office:value="05-02-2002">
            <text:p>05-02-2002</text:p>
          </table:table-cell>
          <table:table-cell office:value-type="string" office:value="johann.chevalier4@orange.fr">
            <text:p>johann.chevalier4@orange.fr</text:p>
          </table:table-cell>
          <table:table-cell office:value-type="string" office:value="12">
            <text:p>12</text:p>
          </table:table-cell>
          <table:table-cell office:value-type="string" office:value="3105">
            <text:p>310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0.22993608424">
            <text:p>310.22993608424</text:p>
          </table:table-cell>
          <table:table-cell office:value-type="float" office:value="0">
            <text:p>0</text:p>
          </table:table-cell>
          <table:table-cell office:value-type="float" office:value="310.22993608424">
            <text:p>310.22993608424</text:p>
          </table:table-cell>
          <table:table-cell office:value-type="float" office:value="2013">
            <text:p>2013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5">
            <text:p>77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5">
            <text:p>77.55</text:p>
          </table:table-cell>
          <table:table-cell office:value-type="float" office:value="310.22993608424">
            <text:p>310.22993608424</text:p>
          </table:table-cell>
          <table:table-cell office:value-type="float" office:value="-6.391575999487E-5">
            <text:p>-6.391575999487E-5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OUX">
            <text:p>ROUX</text:p>
          </table:table-cell>
          <table:table-cell office:value-type="string" office:value="Lysiane">
            <text:p>Lysiane</text:p>
          </table:table-cell>
          <table:table-cell office:value-type="string" office:value="45 rue de la Bouvardière">
            <text:p>45 rue de la Bouvar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24 56">
            <text:p>04 76 50 24 56</text:p>
          </table:table-cell>
          <table:table-cell office:value-type="string" office:value="06 85 43 61 22">
            <text:p>06 85 43 61 22</text:p>
          </table:table-cell>
          <table:table-cell office:value-type="string" office:value="07 86 14 87 47">
            <text:p>07 86 14 87 47</text:p>
          </table:table-cell>
          <table:table-cell office:value-type="string" office:value="11-07-1997">
            <text:p>11-07-1997</text:p>
          </table:table-cell>
          <table:table-cell office:value-type="string" office:value="lysiane.roux@hotmail.fr">
            <text:p>lysiane.roux@hotmail.fr</text:p>
          </table:table-cell>
          <table:table-cell office:value-type="string" office:value="97">
            <text:p>97</text:p>
          </table:table-cell>
          <table:table-cell office:value-type="string" office:value="508">
            <text:p>5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8.93836527466">
            <text:p>228.93836527466</text:p>
          </table:table-cell>
          <table:table-cell office:value-type="float" office:value="0">
            <text:p>0</text:p>
          </table:table-cell>
          <table:table-cell office:value-type="float" office:value="228.93836527466">
            <text:p>228.93836527466</text:p>
          </table:table-cell>
          <table:table-cell office:value-type="float" office:value="2013">
            <text:p>2013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5">
            <text:p>57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5">
            <text:p>57.25</text:p>
          </table:table-cell>
          <table:table-cell office:value-type="float" office:value="228.93836527466">
            <text:p>228.93836527466</text:p>
          </table:table-cell>
          <table:table-cell office:value-type="float" office:value="-0.0016347253400113">
            <text:p>-0.0016347253400113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7">
            <text:p>19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UTGE">
            <text:p>RUTGE</text:p>
          </table:table-cell>
          <table:table-cell office:value-type="string" office:value="Solal">
            <text:p>Solal</text:p>
          </table:table-cell>
          <table:table-cell office:value-type="string" office:value="la rivoire">
            <text:p>la rivoire</text:p>
          </table:table-cell>
          <table:table-cell office:value-type="string" office:value="38120">
            <text:p>38120</text:p>
          </table:table-cell>
          <table:table-cell office:value-type="string" office:value="Mont Saint Martin">
            <text:p>Mont Saint Martin</text:p>
          </table:table-cell>
          <table:table-cell office:value-type="string" office:value="">
            <text:p/>
          </table:table-cell>
          <table:table-cell office:value-type="string" office:value="06.47.40.88.42">
            <text:p>06.47.40.88.42</text:p>
          </table:table-cell>
          <table:table-cell office:value-type="string" office:value="06.32.95.33.12">
            <text:p>06.32.95.33.12</text:p>
          </table:table-cell>
          <table:table-cell office:value-type="string" office:value="03-05-2002">
            <text:p>03-05-2002</text:p>
          </table:table-cell>
          <table:table-cell office:value-type="string" office:value="c.delpit@aliceadsl.fr">
            <text:p>c.delpit@aliceadsl.fr</text:p>
          </table:table-cell>
          <table:table-cell office:value-type="string" office:value="129">
            <text:p>129</text:p>
          </table:table-cell>
          <table:table-cell office:value-type="string" office:value="3000">
            <text:p>30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09.1798570911">
            <text:p>309.1798570911</text:p>
          </table:table-cell>
          <table:table-cell office:value-type="float" office:value="0">
            <text:p>0</text:p>
          </table:table-cell>
          <table:table-cell office:value-type="float" office:value="309.1798570911">
            <text:p>309.1798570911</text:p>
          </table:table-cell>
          <table:table-cell office:value-type="float" office:value="2013">
            <text:p>2013</text:p>
          </table:table-cell>
          <table:table-cell office:value-type="float" office:value="77.29">
            <text:p>77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9.18">
            <text:p>309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9.18">
            <text:p>309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9.1798570911">
            <text:p>309.1798570911</text:p>
          </table:table-cell>
          <table:table-cell office:value-type="float" office:value="-0.00014290889998847">
            <text:p>-0.00014290889998847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8">
            <text:p>26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AADE">
            <text:p>SAADE</text:p>
          </table:table-cell>
          <table:table-cell office:value-type="string" office:value="Maxime">
            <text:p>Maxime</text:p>
          </table:table-cell>
          <table:table-cell office:value-type="string" office:value="283 route du gros bois">
            <text:p>283 route du gros bois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6.07.03.53.05">
            <text:p>06.07.03.53.05</text:p>
          </table:table-cell>
          <table:table-cell office:value-type="string" office:value="06.07.03.53.05">
            <text:p>06.07.03.53.05</text:p>
          </table:table-cell>
          <table:table-cell office:value-type="string" office:value="06.29.95.85.69">
            <text:p>06.29.95.85.69</text:p>
          </table:table-cell>
          <table:table-cell office:value-type="string" office:value="14-04-2008">
            <text:p>14-04-2008</text:p>
          </table:table-cell>
          <table:table-cell office:value-type="string" office:value="rfsaade@gmail.com">
            <text:p>rfsaade@gmail.com</text:p>
          </table:table-cell>
          <table:table-cell office:value-type="string" office:value="176">
            <text:p>176</text:p>
          </table:table-cell>
          <table:table-cell office:value-type="string" office:value="1722">
            <text:p>172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39.55657584749">
            <text:p>139.55657584749</text:p>
          </table:table-cell>
          <table:table-cell office:value-type="float" office:value="0">
            <text:p>0</text:p>
          </table:table-cell>
          <table:table-cell office:value-type="float" office:value="139.55657584749">
            <text:p>139.55657584749</text:p>
          </table:table-cell>
          <table:table-cell office:value-type="float" office:value="2013">
            <text:p>2013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9.55657584749">
            <text:p>139.55657584749</text:p>
          </table:table-cell>
          <table:table-cell office:value-type="float" office:value="34.88657584749">
            <text:p>34.8865758474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CHMIDT">
            <text:p>SCHMIDT</text:p>
          </table:table-cell>
          <table:table-cell office:value-type="string" office:value="Manon">
            <text:p>Manon</text:p>
          </table:table-cell>
          <table:table-cell office:value-type="string" office:value="264 rue de plein soleil">
            <text:p>264 rue de plein solei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2.54.90.97">
            <text:p>06.82.54.90.97</text:p>
          </table:table-cell>
          <table:table-cell office:value-type="string" office:value="06.88.97.52.55">
            <text:p>06.88.97.52.55</text:p>
          </table:table-cell>
          <table:table-cell office:value-type="string" office:value="">
            <text:p/>
          </table:table-cell>
          <table:table-cell office:value-type="string" office:value="28-03-2005">
            <text:p>28-03-2005</text:p>
          </table:table-cell>
          <table:table-cell office:value-type="string" office:value="schmidt.grand@free.fr">
            <text:p>schmidt.grand@free.fr</text:p>
          </table:table-cell>
          <table:table-cell office:value-type="string" office:value="140">
            <text:p>140</text:p>
          </table:table-cell>
          <table:table-cell office:value-type="string" office:value="1092">
            <text:p>109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7.45053967184">
            <text:p>187.45053967184</text:p>
          </table:table-cell>
          <table:table-cell office:value-type="float" office:value="9.372526983592">
            <text:p>9.372526983592</text:p>
          </table:table-cell>
          <table:table-cell office:value-type="float" office:value="178.07801268825">
            <text:p>178.07801268825</text:p>
          </table:table-cell>
          <table:table-cell office:value-type="float" office:value="2013">
            <text:p>2013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86">
            <text:p>4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86">
            <text:p>4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18">
            <text:p>4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18">
            <text:p>42.18</text:p>
          </table:table-cell>
          <table:table-cell office:value-type="float" office:value="178.07801268825">
            <text:p>178.07801268825</text:p>
          </table:table-cell>
          <table:table-cell office:value-type="float" office:value="-0.001987311750014">
            <text:p>-0.001987311750014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4">
            <text:p>15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JOURNE">
            <text:p>SEJOURNE</text:p>
          </table:table-cell>
          <table:table-cell office:value-type="string" office:value="Thierry">
            <text:p>Thierry</text:p>
          </table:table-cell>
          <table:table-cell office:value-type="string" office:value="612D chemin de l'Eygalière">
            <text:p>612D chemin de l'Eygalièr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6 17 93 48 09">
            <text:p>06 17 93 48 0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-04-1975">
            <text:p>25-04-1975</text:p>
          </table:table-cell>
          <table:table-cell office:value-type="string" office:value="thierry.sejourne@gmail.com">
            <text:p>thierry.sejourne@gmail.com</text:p>
          </table:table-cell>
          <table:table-cell office:value-type="string" office:value="98">
            <text:p>98</text:p>
          </table:table-cell>
          <table:table-cell office:value-type="string" office:value="1342">
            <text:p>134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0.40475541502">
            <text:p>250.40475541502</text:p>
          </table:table-cell>
          <table:table-cell office:value-type="float" office:value="0">
            <text:p>0</text:p>
          </table:table-cell>
          <table:table-cell office:value-type="float" office:value="250.40475541502">
            <text:p>250.40475541502</text:p>
          </table:table-cell>
          <table:table-cell office:value-type="float" office:value="2013">
            <text:p>2013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250.40475541502">
            <text:p>250.40475541502</text:p>
          </table:table-cell>
          <table:table-cell office:value-type="float" office:value="0.0047554150199858">
            <text:p>0.0047554150199858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SENTIS">
            <text:p>SENTIS</text:p>
          </table:table-cell>
          <table:table-cell office:value-type="string" office:value="Fabienne">
            <text:p>Fabienne</text:p>
          </table:table-cell>
          <table:table-cell office:value-type="string" office:value="14 rue Charnecles">
            <text:p>14 rue Charne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7154">
            <text:p>0476507154</text:p>
          </table:table-cell>
          <table:table-cell office:value-type="string" office:value="">
            <text:p/>
          </table:table-cell>
          <table:table-cell office:value-type="string" office:value="0628569072">
            <text:p>0628569072</text:p>
          </table:table-cell>
          <table:table-cell office:value-type="string" office:value="08-09-1966">
            <text:p>08-09-1966</text:p>
          </table:table-cell>
          <table:table-cell office:value-type="string" office:value="fabienne.sentis@neuf.fr">
            <text:p>fabienne.sentis@neuf.fr</text:p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SENTIS">
            <text:p>SENTIS</text:p>
          </table:table-cell>
          <table:table-cell office:value-type="string" office:value="Thomas">
            <text:p>Thoma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353.77392674659">
            <text:p>353.77392674659</text:p>
          </table:table-cell>
          <table:table-cell office:value-type="float" office:value="70.754785349318">
            <text:p>70.754785349318</text:p>
          </table:table-cell>
          <table:table-cell office:value-type="float" office:value="283.01914139727">
            <text:p>283.01914139727</text:p>
          </table:table-cell>
          <table:table-cell office:value-type="float" office:value="2013">
            <text:p>2013</text:p>
          </table:table-cell>
          <table:table-cell office:value-type="float" office:value="70.75">
            <text:p>7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3.02">
            <text:p>283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3.02">
            <text:p>283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3.01914139727">
            <text:p>283.01914139727</text:p>
          </table:table-cell>
          <table:table-cell office:value-type="float" office:value="-0.00085860272997706">
            <text:p>-0.00085860272997706</text:p>
          </table:table-cell>
          <table:table-cell office:value-type="string" office:value="Piano">
            <text:p>Piano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NTIS">
            <text:p>SENTIS</text:p>
          </table:table-cell>
          <table:table-cell office:value-type="string" office:value="Thomas">
            <text:p>Thomas</text:p>
          </table:table-cell>
          <table:table-cell office:value-type="string" office:value="14 rue de Charnècles">
            <text:p>14 rue de Charnè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7154">
            <text:p>0476507154</text:p>
          </table:table-cell>
          <table:table-cell office:value-type="string" office:value="0601906482">
            <text:p>0601906482</text:p>
          </table:table-cell>
          <table:table-cell office:value-type="string" office:value="18-11-1996">
            <text:p>18-11-1996</text:p>
          </table:table-cell>
          <table:table-cell office:value-type="string" office:value="thomas.sentis@sfr.fr">
            <text:p>thomas.sentis@sfr.fr</text:p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SENTIS">
            <text:p>SENTIS</text:p>
          </table:table-cell>
          <table:table-cell office:value-type="string" office:value="Thomas">
            <text:p>Thoma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1.31028680146">
            <text:p>261.31028680146</text:p>
          </table:table-cell>
          <table:table-cell office:value-type="float" office:value="52.262057360292">
            <text:p>52.262057360292</text:p>
          </table:table-cell>
          <table:table-cell office:value-type="float" office:value="209.04822944117">
            <text:p>209.04822944117</text:p>
          </table:table-cell>
          <table:table-cell office:value-type="float" office:value="2013">
            <text:p>2013</text:p>
          </table:table-cell>
          <table:table-cell office:value-type="float" office:value="52.26">
            <text:p>52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19.05">
            <text:p>11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9.05">
            <text:p>20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9.04822944117">
            <text:p>209.04822944117</text:p>
          </table:table-cell>
          <table:table-cell office:value-type="float" office:value="-0.0017705588300032">
            <text:p>-0.001770558830003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NTIS">
            <text:p>SENTIS</text:p>
          </table:table-cell>
          <table:table-cell office:value-type="string" office:value="Samuel">
            <text:p>Samuel</text:p>
          </table:table-cell>
          <table:table-cell office:value-type="string" office:value="14 rue de Charnècles">
            <text:p>14 rue de Charnè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7154">
            <text:p>0476507154</text:p>
          </table:table-cell>
          <table:table-cell office:value-type="string" office:value="">
            <text:p/>
          </table:table-cell>
          <table:table-cell office:value-type="string" office:value="20-01-2002">
            <text:p>20-01-2002</text:p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SENTIS">
            <text:p>SENTIS</text:p>
          </table:table-cell>
          <table:table-cell office:value-type="string" office:value="Thomas">
            <text:p>Thoma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15909986283">
            <text:p>231.15909986283</text:p>
          </table:table-cell>
          <table:table-cell office:value-type="float" office:value="46.231819972566">
            <text:p>46.231819972566</text:p>
          </table:table-cell>
          <table:table-cell office:value-type="float" office:value="184.92727989026">
            <text:p>184.92727989026</text:p>
          </table:table-cell>
          <table:table-cell office:value-type="float" office:value="2013">
            <text:p>2013</text:p>
          </table:table-cell>
          <table:table-cell office:value-type="float" office:value="46.23">
            <text:p>46.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69.93">
            <text:p>69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3">
            <text:p>18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2727989026">
            <text:p>184.92727989026</text:p>
          </table:table-cell>
          <table:table-cell office:value-type="float" office:value="-0.0027201097400109">
            <text:p>-0.0027201097400109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NTIS">
            <text:p>SENTIS</text:p>
          </table:table-cell>
          <table:table-cell office:value-type="string" office:value="Nicolas">
            <text:p>Nicolas</text:p>
          </table:table-cell>
          <table:table-cell office:value-type="string" office:value="14 rue de Charnècles">
            <text:p>14 rue de Charnè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7154">
            <text:p>0476507154</text:p>
          </table:table-cell>
          <table:table-cell office:value-type="string" office:value="0601906482">
            <text:p>0601906482</text:p>
          </table:table-cell>
          <table:table-cell office:value-type="string" office:value="29-08-1998">
            <text:p>29-08-1998</text:p>
          </table:table-cell>
          <table:table-cell office:value-type="string" office:value="fabienne.sentis@neuf.fr">
            <text:p>fabienne.sentis@neuf.fr</text:p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SENTIS">
            <text:p>SENTIS</text:p>
          </table:table-cell>
          <table:table-cell office:value-type="string" office:value="Thomas">
            <text:p>Thoma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15909986283">
            <text:p>231.15909986283</text:p>
          </table:table-cell>
          <table:table-cell office:value-type="float" office:value="46.231819972565">
            <text:p>46.231819972565</text:p>
          </table:table-cell>
          <table:table-cell office:value-type="float" office:value="184.92727989026">
            <text:p>184.92727989026</text:p>
          </table:table-cell>
          <table:table-cell office:value-type="float" office:value="2013">
            <text:p>2013</text:p>
          </table:table-cell>
          <table:table-cell office:value-type="float" office:value="46.23">
            <text:p>4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3">
            <text:p>18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3">
            <text:p>18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2727989026">
            <text:p>184.92727989026</text:p>
          </table:table-cell>
          <table:table-cell office:value-type="float" office:value="-0.0027201097400109">
            <text:p>-0.0027201097400109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ERBAT">
            <text:p>SERBAT</text:p>
          </table:table-cell>
          <table:table-cell office:value-type="string" office:value="Emma">
            <text:p>Emma</text:p>
          </table:table-cell>
          <table:table-cell office:value-type="string" office:value="41M chemin Champ Chabert">
            <text:p>41M chemin Champ Chabert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">
            <text:p/>
          </table:table-cell>
          <table:table-cell office:value-type="string" office:value="06 58 76 63 03">
            <text:p>06 58 76 63 03</text:p>
          </table:table-cell>
          <table:table-cell office:value-type="string" office:value="06 81 98 42 24">
            <text:p>06 81 98 42 24</text:p>
          </table:table-cell>
          <table:table-cell office:value-type="string" office:value="22-04-2001">
            <text:p>22-04-2001</text:p>
          </table:table-cell>
          <table:table-cell office:value-type="string" office:value="krol.del@hotmail.fr">
            <text:p>krol.del@hotmail.fr</text:p>
          </table:table-cell>
          <table:table-cell office:value-type="string" office:value="107">
            <text:p>107</text:p>
          </table:table-cell>
          <table:table-cell office:value-type="string" office:value="785">
            <text:p>78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288.11436351743">
            <text:p>288.11436351743</text:p>
          </table:table-cell>
          <table:table-cell office:value-type="float" office:value="0">
            <text:p>0</text:p>
          </table:table-cell>
          <table:table-cell office:value-type="float" office:value="288.11436351743">
            <text:p>288.11436351743</text:p>
          </table:table-cell>
          <table:table-cell office:value-type="float" office:value="2013">
            <text:p>2013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8.11436351743">
            <text:p>288.11436351743</text:p>
          </table:table-cell>
          <table:table-cell office:value-type="float" office:value="144.05436351743">
            <text:p>144.0543635174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ICARD DE SOUSA">
            <text:p>SICARD DE SOUSA</text:p>
          </table:table-cell>
          <table:table-cell office:value-type="string" office:value="Maya">
            <text:p>Maya</text:p>
          </table:table-cell>
          <table:table-cell office:value-type="string" office:value="28 quai docteur jacquin">
            <text:p>28 quai docteur jacqu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38485271">
            <text:p>0638485271</text:p>
          </table:table-cell>
          <table:table-cell office:value-type="string" office:value="0662111159">
            <text:p>0662111159</text:p>
          </table:table-cell>
          <table:table-cell office:value-type="string" office:value="23-11-2003">
            <text:p>23-11-2003</text:p>
          </table:table-cell>
          <table:table-cell office:value-type="string" office:value="dosnaty@gmail.com">
            <text:p>dosnaty@gmail.com</text:p>
          </table:table-cell>
          <table:table-cell office:value-type="string" office:value="3">
            <text:p>3</text:p>
          </table:table-cell>
          <table:table-cell office:value-type="string" office:value="728">
            <text:p>72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9.10343719085">
            <text:p>179.10343719085</text:p>
          </table:table-cell>
          <table:table-cell office:value-type="float" office:value="0">
            <text:p>0</text:p>
          </table:table-cell>
          <table:table-cell office:value-type="float" office:value="179.10343719085">
            <text:p>179.10343719085</text:p>
          </table:table-cell>
          <table:table-cell office:value-type="float" office:value="2013">
            <text:p>2013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10343719085">
            <text:p>179.10343719085</text:p>
          </table:table-cell>
          <table:table-cell office:value-type="float" office:value="44.76343719085">
            <text:p>44.76343719085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1">
            <text:p>12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OUID">
            <text:p>SOUID</text:p>
          </table:table-cell>
          <table:table-cell office:value-type="string" office:value="MEISSA">
            <text:p>MEISSA</text:p>
          </table:table-cell>
          <table:table-cell office:value-type="string" office:value="42 rue Pravaz">
            <text:p>42 rue Prava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6 07 04">
            <text:p>04 76 56 07 04</text:p>
          </table:table-cell>
          <table:table-cell office:value-type="string" office:value="">
            <text:p/>
          </table:table-cell>
          <table:table-cell office:value-type="string" office:value="11-11-2003">
            <text:p>11-11-2003</text:p>
          </table:table-cell>
          <table:table-cell office:value-type="string" office:value="mourad.sandrine@free.fr">
            <text:p>mourad.sandrine@free.fr</text:p>
          </table:table-cell>
          <table:table-cell office:value-type="string" office:value="75">
            <text:p>75</text:p>
          </table:table-cell>
          <table:table-cell office:value-type="string" office:value="655">
            <text:p>65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7.99132060425">
            <text:p>177.99132060425</text:p>
          </table:table-cell>
          <table:table-cell office:value-type="float" office:value="0">
            <text:p>0</text:p>
          </table:table-cell>
          <table:table-cell office:value-type="float" office:value="177.99132060425">
            <text:p>177.99132060425</text:p>
          </table:table-cell>
          <table:table-cell office:value-type="float" office:value="2013">
            <text:p>2013</text:p>
          </table:table-cell>
          <table:table-cell office:value-type="float" office:value="44.5">
            <text:p>4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9">
            <text:p>177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9">
            <text:p>177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9132060425">
            <text:p>177.99132060425</text:p>
          </table:table-cell>
          <table:table-cell office:value-type="float" office:value="0.0013206042499974">
            <text:p>0.0013206042499974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5">
            <text:p>27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OURIAU">
            <text:p>SOURIAU</text:p>
          </table:table-cell>
          <table:table-cell office:value-type="string" office:value="Jean-Charles">
            <text:p>Jean-Charles</text:p>
          </table:table-cell>
          <table:table-cell office:value-type="string" office:value="16 chemin des faux sauniers">
            <text:p>16 chemin des faux sauniers</text:p>
          </table:table-cell>
          <table:table-cell office:value-type="string" office:value="38120">
            <text:p>38120</text:p>
          </table:table-cell>
          <table:table-cell office:value-type="string" office:value="Saint Egrève">
            <text:p>Saint Egrève</text:p>
          </table:table-cell>
          <table:table-cell office:value-type="string" office:value="06.06.44.09.25">
            <text:p>06.06.44.09.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5-05-1966">
            <text:p>05-05-1966</text:p>
          </table:table-cell>
          <table:table-cell office:value-type="string" office:value="jean-charles.souriau@cegetel.net">
            <text:p>jean-charles.souriau@cegetel.net</text:p>
          </table:table-cell>
          <table:table-cell office:value-type="string" office:value="180">
            <text:p>180</text:p>
          </table:table-cell>
          <table:table-cell office:value-type="string" office:value="1010">
            <text:p>101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non">
            <text:p>non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895.808628">
            <text:p>895.808628</text:p>
          </table:table-cell>
          <table:table-cell office:value-type="float" office:value="0">
            <text:p>0</text:p>
          </table:table-cell>
          <table:table-cell office:value-type="float" office:value="895.808628">
            <text:p>895.808628</text:p>
          </table:table-cell>
          <table:table-cell office:value-type="float" office:value="2013">
            <text:p>2013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6">
            <text:p>223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6">
            <text:p>223.96</text:p>
          </table:table-cell>
          <table:table-cell office:value-type="float" office:value="895.808628">
            <text:p>895.808628</text:p>
          </table:table-cell>
          <table:table-cell office:value-type="float" office:value="-0.0013719999999466">
            <text:p>-0.0013719999999466</text:p>
          </table:table-cell>
          <table:table-cell office:value-type="string" office:value="Trombone">
            <text:p>Tromb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4">
            <text:p>29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PINNLER">
            <text:p>SPINNLER</text:p>
          </table:table-cell>
          <table:table-cell office:value-type="string" office:value="Vincent">
            <text:p>Vincent</text:p>
          </table:table-cell>
          <table:table-cell office:value-type="string" office:value="580 rue de gachetiere">
            <text:p>580 rue de gachetie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6 08 41 41 87">
            <text:p>06 08 41 41 87</text:p>
          </table:table-cell>
          <table:table-cell office:value-type="string" office:value="01-01-1935">
            <text:p>01-01-1935</text:p>
          </table:table-cell>
          <table:table-cell office:value-type="string" office:value="vincent.spinnler@laposte.net">
            <text:p>vincent.spinnler@laposte.net</text:p>
          </table:table-cell>
          <table:table-cell office:value-type="string" office:value="79">
            <text:p>79</text:p>
          </table:table-cell>
          <table:table-cell office:value-type="string" office:value="1921">
            <text:p>192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3.71571252876">
            <text:p>263.71571252876</text:p>
          </table:table-cell>
          <table:table-cell office:value-type="float" office:value="13.185785626438">
            <text:p>13.185785626438</text:p>
          </table:table-cell>
          <table:table-cell office:value-type="float" office:value="250.52992690232">
            <text:p>250.52992690232</text:p>
          </table:table-cell>
          <table:table-cell office:value-type="float" office:value="2013">
            <text:p>2013</text:p>
          </table:table-cell>
          <table:table-cell office:value-type="float" office:value="62.63">
            <text:p>62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53">
            <text:p>250.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53">
            <text:p>250.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52992690232">
            <text:p>250.52992690232</text:p>
          </table:table-cell>
          <table:table-cell office:value-type="float" office:value="-7.309768000141E-5">
            <text:p>-7.309768000141E-5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6">
            <text:p>12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PINNLER">
            <text:p>SPINNLER</text:p>
          </table:table-cell>
          <table:table-cell office:value-type="string" office:value="Juliette">
            <text:p>Juliette</text:p>
          </table:table-cell>
          <table:table-cell office:value-type="string" office:value="580 rue de Gachetière">
            <text:p>580 rue de Gachet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 70 38 31 04">
            <text:p>07 70 38 31 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6-1998">
            <text:p>07-06-1998</text:p>
          </table:table-cell>
          <table:table-cell office:value-type="string" office:value="juliette.spinnler@laposte.net">
            <text:p>juliette.spinnler@laposte.net</text:p>
          </table:table-cell>
          <table:table-cell office:value-type="string" office:value="79">
            <text:p>79</text:p>
          </table:table-cell>
          <table:table-cell office:value-type="string" office:value="1921">
            <text:p>192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1.66402389762">
            <text:p>311.66402389762</text:p>
          </table:table-cell>
          <table:table-cell office:value-type="float" office:value="15.583201194881">
            <text:p>15.583201194881</text:p>
          </table:table-cell>
          <table:table-cell office:value-type="float" office:value="296.08082270274">
            <text:p>296.08082270274</text:p>
          </table:table-cell>
          <table:table-cell office:value-type="float" office:value="2013">
            <text:p>2013</text:p>
          </table:table-cell>
          <table:table-cell office:value-type="float" office:value="74.02">
            <text:p>74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6.08">
            <text:p>29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6.08">
            <text:p>29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6.08082270274">
            <text:p>296.08082270274</text:p>
          </table:table-cell>
          <table:table-cell office:value-type="float" office:value="0.00082270274003804">
            <text:p>0.0008227027400380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">
            <text:p>6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PORTICHE">
            <text:p>SPORTICHE</text:p>
          </table:table-cell>
          <table:table-cell office:value-type="string" office:value="Sacha">
            <text:p>Sacha</text:p>
          </table:table-cell>
          <table:table-cell office:value-type="string" office:value="179 B allée Jean Pain">
            <text:p>179 B allée Jean P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27.47.86">
            <text:p>04.76.27.47.86</text:p>
          </table:table-cell>
          <table:table-cell office:value-type="string" office:value="06.10.94.39.99">
            <text:p>06.10.94.39.99</text:p>
          </table:table-cell>
          <table:table-cell office:value-type="string" office:value="06.47.86.33.93">
            <text:p>06.47.86.33.93</text:p>
          </table:table-cell>
          <table:table-cell office:value-type="string" office:value="22-04-2005">
            <text:p>22-04-2005</text:p>
          </table:table-cell>
          <table:table-cell office:value-type="string" office:value="sportiche.david@neuf.fr">
            <text:p>sportiche.david@neuf.fr</text:p>
          </table:table-cell>
          <table:table-cell office:value-type="string" office:value="37">
            <text:p>37</text:p>
          </table:table-cell>
          <table:table-cell office:value-type="string" office:value="1322">
            <text:p>132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6.89483207884">
            <text:p>196.89483207884</text:p>
          </table:table-cell>
          <table:table-cell office:value-type="float" office:value="0">
            <text:p>0</text:p>
          </table:table-cell>
          <table:table-cell office:value-type="float" office:value="196.89483207884">
            <text:p>196.89483207884</text:p>
          </table:table-cell>
          <table:table-cell office:value-type="float" office:value="2013">
            <text:p>2013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3">
            <text:p>49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3">
            <text:p>49.23</text:p>
          </table:table-cell>
          <table:table-cell office:value-type="float" office:value="196.89483207884">
            <text:p>196.89483207884</text:p>
          </table:table-cell>
          <table:table-cell office:value-type="float" office:value="0.0048320788400247">
            <text:p>0.004832078840024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0">
            <text:p>11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ARANTINI">
            <text:p>TARANTINI</text:p>
          </table:table-cell>
          <table:table-cell office:value-type="string" office:value="Hugo">
            <text:p>Hugo</text:p>
          </table:table-cell>
          <table:table-cell office:value-type="string" office:value="17 rue du rif tronchard">
            <text:p>17 rue du rif tronchard</text:p>
          </table:table-cell>
          <table:table-cell office:value-type="string" office:value="38120">
            <text:p>38120</text:p>
          </table:table-cell>
          <table:table-cell office:value-type="string" office:value="Saint Egrève">
            <text:p>Saint Egrève</text:p>
          </table:table-cell>
          <table:table-cell office:value-type="string" office:value="09.54.51.45.61">
            <text:p>09.54.51.45.61</text:p>
          </table:table-cell>
          <table:table-cell office:value-type="string" office:value="06.80.87.67.67">
            <text:p>06.80.87.67.67</text:p>
          </table:table-cell>
          <table:table-cell office:value-type="string" office:value="06.71.71.12.02">
            <text:p>06.71.71.12.02</text:p>
          </table:table-cell>
          <table:table-cell office:value-type="string" office:value="30-08-2002">
            <text:p>30-08-2002</text:p>
          </table:table-cell>
          <table:table-cell office:value-type="string" office:value="khalec@free.fr">
            <text:p>khalec@free.fr</text:p>
          </table:table-cell>
          <table:table-cell office:value-type="string" office:value="68">
            <text:p>68</text:p>
          </table:table-cell>
          <table:table-cell office:value-type="string" office:value="1888">
            <text:p>18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non">
            <text:p>non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626.4396">
            <text:p>626.4396</text:p>
          </table:table-cell>
          <table:table-cell office:value-type="float" office:value="0">
            <text:p>0</text:p>
          </table:table-cell>
          <table:table-cell office:value-type="float" office:value="626.4396">
            <text:p>626.4396</text:p>
          </table:table-cell>
          <table:table-cell office:value-type="float" office:value="2013">
            <text:p>2013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6.4396">
            <text:p>626.4396</text:p>
          </table:table-cell>
          <table:table-cell office:value-type="float" office:value="156.6096">
            <text:p>156.609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5">
            <text:p>28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ARTAIX">
            <text:p>TARTAIX</text:p>
          </table:table-cell>
          <table:table-cell office:value-type="string" office:value="Morgane">
            <text:p>Morgane</text:p>
          </table:table-cell>
          <table:table-cell office:value-type="string" office:value="787 av. Honoré de Balzac">
            <text:p>787 av. Honoré de Balza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74 93 77 23">
            <text:p>06 74 93 77 23</text:p>
          </table:table-cell>
          <table:table-cell office:value-type="string" office:value="06 89 44 79 90">
            <text:p>06 89 44 79 90</text:p>
          </table:table-cell>
          <table:table-cell office:value-type="string" office:value="27-03-1997">
            <text:p>27-03-1997</text:p>
          </table:table-cell>
          <table:table-cell office:value-type="string" office:value="elisabethdaidone@hotmail.com">
            <text:p>elisabethdaidone@hotmail.com</text:p>
          </table:table-cell>
          <table:table-cell office:value-type="string" office:value="186">
            <text:p>186</text:p>
          </table:table-cell>
          <table:table-cell office:value-type="string" office:value="392">
            <text:p>39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1.11488013832">
            <text:p>201.11488013832</text:p>
          </table:table-cell>
          <table:table-cell office:value-type="float" office:value="0">
            <text:p>0</text:p>
          </table:table-cell>
          <table:table-cell office:value-type="float" office:value="201.11488013832">
            <text:p>201.11488013832</text:p>
          </table:table-cell>
          <table:table-cell office:value-type="float" office:value="2013">
            <text:p>2013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7">
            <text:p>50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7">
            <text:p>50.27</text:p>
          </table:table-cell>
          <table:table-cell office:value-type="float" office:value="201.11488013832">
            <text:p>201.11488013832</text:p>
          </table:table-cell>
          <table:table-cell office:value-type="float" office:value="0.0048801383199759">
            <text:p>0.004880138319975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7">
            <text:p>21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HIERS">
            <text:p>THIERS</text:p>
          </table:table-cell>
          <table:table-cell office:value-type="string" office:value="Jean-Louis">
            <text:p>Jean-Louis</text:p>
          </table:table-cell>
          <table:table-cell office:value-type="string" office:value="85 rue du boutet">
            <text:p>85 rue du boutet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04.76.05.46.24">
            <text:p>04.76.05.46.24</text:p>
          </table:table-cell>
          <table:table-cell office:value-type="string" office:value="">
            <text:p/>
          </table:table-cell>
          <table:table-cell office:value-type="string" office:value="06.31.03.13.17">
            <text:p>06.31.03.13.17</text:p>
          </table:table-cell>
          <table:table-cell office:value-type="string" office:value="30-01-1947">
            <text:p>30-01-1947</text:p>
          </table:table-cell>
          <table:table-cell office:value-type="string" office:value="mjl.thiers@gmail.com">
            <text:p>mjl.thiers@gmail.com</text:p>
          </table:table-cell>
          <table:table-cell office:value-type="string" office:value="142">
            <text:p>142</text:p>
          </table:table-cell>
          <table:table-cell office:value-type="string" office:value="1808">
            <text:p>18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4.99486706457">
            <text:p>254.99486706457</text:p>
          </table:table-cell>
          <table:table-cell office:value-type="float" office:value="0">
            <text:p>0</text:p>
          </table:table-cell>
          <table:table-cell office:value-type="float" office:value="254.99486706457">
            <text:p>254.99486706457</text:p>
          </table:table-cell>
          <table:table-cell office:value-type="float" office:value="2013">
            <text:p>2013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4">
            <text:p>63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4">
            <text:p>63.74</text:p>
          </table:table-cell>
          <table:table-cell office:value-type="float" office:value="254.99486706457">
            <text:p>254.99486706457</text:p>
          </table:table-cell>
          <table:table-cell office:value-type="float" office:value="0.0048670645699929">
            <text:p>0.0048670645699929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4">
            <text:p>26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ONIUTTI">
            <text:p>TONIUTTI</text:p>
          </table:table-cell>
          <table:table-cell office:value-type="string" office:value="Eric">
            <text:p>Eric</text:p>
          </table:table-cell>
          <table:table-cell office:value-type="string" office:value="150 rue de charnecles">
            <text:p>150 rue de charne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76.10">
            <text:p>04.76.56.76.10</text:p>
          </table:table-cell>
          <table:table-cell office:value-type="string" office:value="">
            <text:p/>
          </table:table-cell>
          <table:table-cell office:value-type="string" office:value="06.13.33.12.42">
            <text:p>06.13.33.12.42</text:p>
          </table:table-cell>
          <table:table-cell office:value-type="string" office:value="09-06-2005">
            <text:p>09-06-2005</text:p>
          </table:table-cell>
          <table:table-cell office:value-type="string" office:value="olivier.toniutti@sfr.fr">
            <text:p>olivier.toniutti@sfr.fr</text:p>
          </table:table-cell>
          <table:table-cell office:value-type="string" office:value="172">
            <text:p>172</text:p>
          </table:table-cell>
          <table:table-cell office:value-type="string" office:value="766">
            <text:p>76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9.73823227883">
            <text:p>179.73823227883</text:p>
          </table:table-cell>
          <table:table-cell office:value-type="float" office:value="0">
            <text:p>0</text:p>
          </table:table-cell>
          <table:table-cell office:value-type="float" office:value="179.73823227883">
            <text:p>179.73823227883</text:p>
          </table:table-cell>
          <table:table-cell office:value-type="float" office:value="2013">
            <text:p>2013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5">
            <text:p>44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5">
            <text:p>44.95</text:p>
          </table:table-cell>
          <table:table-cell office:value-type="float" office:value="179.73823227883">
            <text:p>179.73823227883</text:p>
          </table:table-cell>
          <table:table-cell office:value-type="float" office:value="-0.0017677211700118">
            <text:p>-0.0017677211700118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4">
            <text:p>27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ORRES">
            <text:p>TORRES</text:p>
          </table:table-cell>
          <table:table-cell office:value-type="string" office:value="Margot">
            <text:p>Margot</text:p>
          </table:table-cell>
          <table:table-cell office:value-type="string" office:value="737 rue de gâchetière">
            <text:p>737 rue de gâchet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82.47">
            <text:p>04.76.56.82.47</text:p>
          </table:table-cell>
          <table:table-cell office:value-type="string" office:value="">
            <text:p/>
          </table:table-cell>
          <table:table-cell office:value-type="string" office:value="04.76.50.20.03">
            <text:p>04.76.50.20.03</text:p>
          </table:table-cell>
          <table:table-cell office:value-type="string" office:value="14-02-1997">
            <text:p>14-02-1997</text:p>
          </table:table-cell>
          <table:table-cell office:value-type="string" office:value="joelle.torres@free.fr">
            <text:p>joelle.torres@free.fr</text:p>
          </table:table-cell>
          <table:table-cell office:value-type="string" office:value="22">
            <text:p>22</text:p>
          </table:table-cell>
          <table:table-cell office:value-type="string" office:value="3379">
            <text:p>33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1.6607244144">
            <text:p>271.6607244144</text:p>
          </table:table-cell>
          <table:table-cell office:value-type="float" office:value="13.58303622072">
            <text:p>13.58303622072</text:p>
          </table:table-cell>
          <table:table-cell office:value-type="float" office:value="258.07768819368">
            <text:p>258.07768819368</text:p>
          </table:table-cell>
          <table:table-cell office:value-type="float" office:value="2013">
            <text:p>2013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258.07768819368">
            <text:p>258.07768819368</text:p>
          </table:table-cell>
          <table:table-cell office:value-type="float" office:value="-0.0023118063199945">
            <text:p>-0.0023118063199945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ORRES">
            <text:p>TORRES</text:p>
          </table:table-cell>
          <table:table-cell office:value-type="string" office:value="Anaelle">
            <text:p>Anaelle</text:p>
          </table:table-cell>
          <table:table-cell office:value-type="string" office:value="737 rue de gachetière">
            <text:p>737 rue de gachet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82.47">
            <text:p>04.76.56.82.47</text:p>
          </table:table-cell>
          <table:table-cell office:value-type="string" office:value="04.76.50.20.03">
            <text:p>04.76.50.20.03</text:p>
          </table:table-cell>
          <table:table-cell office:value-type="string" office:value="">
            <text:p/>
          </table:table-cell>
          <table:table-cell office:value-type="string" office:value="23-07-1995">
            <text:p>23-07-1995</text:p>
          </table:table-cell>
          <table:table-cell office:value-type="string" office:value="joelle.torres@free.fr">
            <text:p>joelle.torres@free.fr</text:p>
          </table:table-cell>
          <table:table-cell office:value-type="string" office:value="22">
            <text:p>22</text:p>
          </table:table-cell>
          <table:table-cell office:value-type="string" office:value="3379">
            <text:p>33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3.15894173872">
            <text:p>353.15894173872</text:p>
          </table:table-cell>
          <table:table-cell office:value-type="float" office:value="17.657947086936">
            <text:p>17.657947086936</text:p>
          </table:table-cell>
          <table:table-cell office:value-type="float" office:value="335.50099465178">
            <text:p>335.50099465178</text:p>
          </table:table-cell>
          <table:table-cell office:value-type="float" office:value="2013">
            <text:p>2013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6">
            <text:p>83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6">
            <text:p>83.86</text:p>
          </table:table-cell>
          <table:table-cell office:value-type="float" office:value="335.50099465178">
            <text:p>335.50099465178</text:p>
          </table:table-cell>
          <table:table-cell office:value-type="float" office:value="0.00099465177999036">
            <text:p>0.00099465177999036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OURATIER">
            <text:p>TOURATIER</text:p>
          </table:table-cell>
          <table:table-cell office:value-type="string" office:value="Lili">
            <text:p>Lili</text:p>
          </table:table-cell>
          <table:table-cell office:value-type="string" office:value="466 chemin de chamoussière">
            <text:p>466 chemin de chamouss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3.94.13.04">
            <text:p>06.73.94.13.04</text:p>
          </table:table-cell>
          <table:table-cell office:value-type="string" office:value="06.30.51.89.00">
            <text:p>06.30.51.89.00</text:p>
          </table:table-cell>
          <table:table-cell office:value-type="string" office:value="06.73.94.13.04">
            <text:p>06.73.94.13.04</text:p>
          </table:table-cell>
          <table:table-cell office:value-type="string" office:value="11-10-2000">
            <text:p>11-10-2000</text:p>
          </table:table-cell>
          <table:table-cell office:value-type="string" office:value="marie.touratier@gmail.com">
            <text:p>marie.touratier@gmail.com</text:p>
          </table:table-cell>
          <table:table-cell office:value-type="string" office:value="5">
            <text:p>5</text:p>
          </table:table-cell>
          <table:table-cell office:value-type="string" office:value="1559">
            <text:p>155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9464822988">
            <text:p>243.9464822988</text:p>
          </table:table-cell>
          <table:table-cell office:value-type="float" office:value="0">
            <text:p>0</text:p>
          </table:table-cell>
          <table:table-cell office:value-type="float" office:value="243.9464822988">
            <text:p>243.9464822988</text:p>
          </table:table-cell>
          <table:table-cell office:value-type="float" office:value="2013">
            <text:p>2013</text:p>
          </table:table-cell>
          <table:table-cell office:value-type="float" office:value="60.99">
            <text:p>60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99">
            <text:p>60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99">
            <text:p>60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3.9464822988">
            <text:p>243.9464822988</text:p>
          </table:table-cell>
          <table:table-cell office:value-type="float" office:value="182.9564822988">
            <text:p>182.9564822988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Atelier Latin Jazz C2">
            <text:p>Atelier Latin Jazz C2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TREVISSON">
            <text:p>TREVISSON</text:p>
          </table:table-cell>
          <table:table-cell office:value-type="string" office:value="Michèle">
            <text:p>Michèle</text:p>
          </table:table-cell>
          <table:table-cell office:value-type="string" office:value="20 allée JF thorrand">
            <text:p>20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07.69.55.84">
            <text:p>06.07.69.55.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2-10-1960">
            <text:p>02-10-1960</text:p>
          </table:table-cell>
          <table:table-cell office:value-type="string" office:value="cmichele@neuf.fr">
            <text:p>cmichele@neuf.fr</text:p>
          </table:table-cell>
          <table:table-cell office:value-type="string" office:value="39">
            <text:p>39</text:p>
          </table:table-cell>
          <table:table-cell office:value-type="string" office:value="896">
            <text:p>89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0.55886753931">
            <text:p>230.55886753931</text:p>
          </table:table-cell>
          <table:table-cell office:value-type="float" office:value="0">
            <text:p>0</text:p>
          </table:table-cell>
          <table:table-cell office:value-type="float" office:value="230.55886753931">
            <text:p>230.55886753931</text:p>
          </table:table-cell>
          <table:table-cell office:value-type="float" office:value="2013">
            <text:p>2013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230.55886753931">
            <text:p>230.55886753931</text:p>
          </table:table-cell>
          <table:table-cell office:value-type="float" office:value="-0.0011324606900018">
            <text:p>-0.0011324606900018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7">
            <text:p>26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ROUVE">
            <text:p>TROUVE</text:p>
          </table:table-cell>
          <table:table-cell office:value-type="string" office:value="Marc Antoine">
            <text:p>Marc Antoine</text:p>
          </table:table-cell>
          <table:table-cell office:value-type="string" office:value="99 rue Antoine de saint Exupéry">
            <text:p>99 rue Antoine de saint Exupér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8.92">
            <text:p>04.76.50.88.92</text:p>
          </table:table-cell>
          <table:table-cell office:value-type="string" office:value="06.47.16.84.67">
            <text:p>06.47.16.84.67</text:p>
          </table:table-cell>
          <table:table-cell office:value-type="string" office:value="06.45.78.99.36">
            <text:p>06.45.78.99.36</text:p>
          </table:table-cell>
          <table:table-cell office:value-type="string" office:value="16-01-1999">
            <text:p>16-01-1999</text:p>
          </table:table-cell>
          <table:table-cell office:value-type="string" office:value="dominique.trouve@neuf.fr">
            <text:p>dominique.trouve@neuf.fr</text:p>
          </table:table-cell>
          <table:table-cell office:value-type="string" office:value="175">
            <text:p>175</text:p>
          </table:table-cell>
          <table:table-cell office:value-type="string" office:value="1021">
            <text:p>102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13477451903">
            <text:p>213.13477451903</text:p>
          </table:table-cell>
          <table:table-cell office:value-type="float" office:value="0">
            <text:p>0</text:p>
          </table:table-cell>
          <table:table-cell office:value-type="float" office:value="213.13477451903">
            <text:p>213.13477451903</text:p>
          </table:table-cell>
          <table:table-cell office:value-type="float" office:value="2013">
            <text:p>2013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9">
            <text:p>53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9">
            <text:p>53.29</text:p>
          </table:table-cell>
          <table:table-cell office:value-type="float" office:value="213.13477451903">
            <text:p>213.13477451903</text:p>
          </table:table-cell>
          <table:table-cell office:value-type="float" office:value="0.0047745190300077">
            <text:p>0.0047745190300077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">
            <text:p>4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VAISSIER">
            <text:p>VAISSIER</text:p>
          </table:table-cell>
          <table:table-cell office:value-type="string" office:value="Corinne">
            <text:p>Corinne</text:p>
          </table:table-cell>
          <table:table-cell office:value-type="string" office:value="11 chemin des ciments">
            <text:p>11 chemin des ciment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3.92.04.32">
            <text:p>06.63.92.04.32</text:p>
          </table:table-cell>
          <table:table-cell office:value-type="string" office:value="">
            <text:p/>
          </table:table-cell>
          <table:table-cell office:value-type="string" office:value="06.690.62.95.93">
            <text:p>06.690.62.95.93</text:p>
          </table:table-cell>
          <table:table-cell office:value-type="string" office:value="07-05-1976">
            <text:p>07-05-1976</text:p>
          </table:table-cell>
          <table:table-cell office:value-type="string" office:value="arnococo@yahoo.fr">
            <text:p>arnococo@yahoo.fr</text:p>
          </table:table-cell>
          <table:table-cell office:value-type="string" office:value="29">
            <text:p>29</text:p>
          </table:table-cell>
          <table:table-cell office:value-type="string" office:value="1266">
            <text:p>126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57904759653">
            <text:p>213.57904759653</text:p>
          </table:table-cell>
          <table:table-cell office:value-type="float" office:value="0">
            <text:p>0</text:p>
          </table:table-cell>
          <table:table-cell office:value-type="float" office:value="213.57904759653">
            <text:p>213.57904759653</text:p>
          </table:table-cell>
          <table:table-cell office:value-type="float" office:value="2013">
            <text:p>2013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1">
            <text:p>5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1">
            <text:p>53.41</text:p>
          </table:table-cell>
          <table:table-cell office:value-type="float" office:value="213.57904759653">
            <text:p>213.57904759653</text:p>
          </table:table-cell>
          <table:table-cell office:value-type="float" office:value="-0.00095240347002346">
            <text:p>-0.00095240347002346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3">
            <text:p>27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VANEL">
            <text:p>VANEL</text:p>
          </table:table-cell>
          <table:table-cell office:value-type="string" office:value="Valentin">
            <text:p>Valentin</text:p>
          </table:table-cell>
          <table:table-cell office:value-type="string" office:value="160 chemin des Boréas">
            <text:p>160 chemin des Boréa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06 12 33">
            <text:p>04 76 06 12 33</text:p>
          </table:table-cell>
          <table:table-cell office:value-type="string" office:value="06 19 11 06 14">
            <text:p>06 19 11 06 14</text:p>
          </table:table-cell>
          <table:table-cell office:value-type="string" office:value="06 01 79 90 52">
            <text:p>06 01 79 90 52</text:p>
          </table:table-cell>
          <table:table-cell office:value-type="string" office:value="02-10-2002">
            <text:p>02-10-2002</text:p>
          </table:table-cell>
          <table:table-cell office:value-type="string" office:value="famille.vanel@free.fr">
            <text:p>famille.vanel@free.fr</text:p>
          </table:table-cell>
          <table:table-cell office:value-type="string" office:value="94">
            <text:p>94</text:p>
          </table:table-cell>
          <table:table-cell office:value-type="string" office:value="1291">
            <text:p>129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5.34368868197">
            <text:p>195.34368868197</text:p>
          </table:table-cell>
          <table:table-cell office:value-type="float" office:value="0">
            <text:p>0</text:p>
          </table:table-cell>
          <table:table-cell office:value-type="float" office:value="195.34368868197">
            <text:p>195.34368868197</text:p>
          </table:table-cell>
          <table:table-cell office:value-type="float" office:value="2013">
            <text:p>2013</text:p>
          </table:table-cell>
          <table:table-cell office:value-type="float" office:value="48.84">
            <text:p>48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68">
            <text:p>47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68">
            <text:p>47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84">
            <text:p>48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84">
            <text:p>48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82">
            <text:p>48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82">
            <text:p>48.82</text:p>
          </table:table-cell>
          <table:table-cell office:value-type="float" office:value="195.34368868197">
            <text:p>195.34368868197</text:p>
          </table:table-cell>
          <table:table-cell office:value-type="float" office:value="0.0036886819700044">
            <text:p>0.0036886819700044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5">
            <text:p>23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VERNET">
            <text:p>VERNET</text:p>
          </table:table-cell>
          <table:table-cell office:value-type="string" office:value="Ariane">
            <text:p>Ariane</text:p>
          </table:table-cell>
          <table:table-cell office:value-type="string" office:value="167 rue Igor Stravinsky">
            <text:p>167 rue Igor Stravinsk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6.48">
            <text:p>04.76.50.66.48</text:p>
          </table:table-cell>
          <table:table-cell office:value-type="string" office:value="06.81.41.22.05">
            <text:p>06.81.41.22.05</text:p>
          </table:table-cell>
          <table:table-cell office:value-type="string" office:value="06.79.67.64.31">
            <text:p>06.79.67.64.31</text:p>
          </table:table-cell>
          <table:table-cell office:value-type="string" office:value="02-10-2003">
            <text:p>02-10-2003</text:p>
          </table:table-cell>
          <table:table-cell office:value-type="string" office:value="i.vernet38@orange.fr">
            <text:p>i.vernet38@orange.fr</text:p>
          </table:table-cell>
          <table:table-cell office:value-type="string" office:value="153">
            <text:p>153</text:p>
          </table:table-cell>
          <table:table-cell office:value-type="string" office:value="2563">
            <text:p>256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3.13998454108">
            <text:p>263.13998454108</text:p>
          </table:table-cell>
          <table:table-cell office:value-type="float" office:value="0">
            <text:p>0</text:p>
          </table:table-cell>
          <table:table-cell office:value-type="float" office:value="263.13998454108">
            <text:p>263.13998454108</text:p>
          </table:table-cell>
          <table:table-cell office:value-type="float" office:value="2013">
            <text:p>2013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">
            <text:p>65.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">
            <text:p>65.8</text:p>
          </table:table-cell>
          <table:table-cell office:value-type="float" office:value="263.13998454108">
            <text:p>263.13998454108</text:p>
          </table:table-cell>
          <table:table-cell office:value-type="float" office:value="-1.545891996102E-5">
            <text:p>-1.545891996102E-5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">
            <text:p>6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VILLETTE">
            <text:p>VILLETTE</text:p>
          </table:table-cell>
          <table:table-cell office:value-type="string" office:value="Lauriane">
            <text:p>Lauriane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16-03-1999">
            <text:p>16-03-1999</text:p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43315159254">
            <text:p>219.43315159254</text:p>
          </table:table-cell>
          <table:table-cell office:value-type="float" office:value="43.886630318508">
            <text:p>43.886630318508</text:p>
          </table:table-cell>
          <table:table-cell office:value-type="float" office:value="175.54652127403">
            <text:p>175.54652127403</text:p>
          </table:table-cell>
          <table:table-cell office:value-type="float" office:value="2013">
            <text:p>2013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6">
            <text:p>5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6">
            <text:p>5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.91">
            <text:p>32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.91">
            <text:p>32.91</text:p>
          </table:table-cell>
          <table:table-cell office:value-type="float" office:value="175.54652127403">
            <text:p>175.54652127403</text:p>
          </table:table-cell>
          <table:table-cell office:value-type="float" office:value="-0.003478725969984">
            <text:p>-0.00347872596998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">
            <text:p>6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VILLETTE">
            <text:p>VILLETTE</text:p>
          </table:table-cell>
          <table:table-cell office:value-type="string" office:value="Timothée">
            <text:p>Timothée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02-12-2001">
            <text:p>02-12-2001</text:p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43315159254">
            <text:p>219.43315159254</text:p>
          </table:table-cell>
          <table:table-cell office:value-type="float" office:value="43.886630318508">
            <text:p>43.886630318508</text:p>
          </table:table-cell>
          <table:table-cell office:value-type="float" office:value="175.54652127403">
            <text:p>175.54652127403</text:p>
          </table:table-cell>
          <table:table-cell office:value-type="float" office:value="2013">
            <text:p>2013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7.12">
            <text:p>37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2">
            <text:p>52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65">
            <text:p>3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65">
            <text:p>35.65</text:p>
          </table:table-cell>
          <table:table-cell office:value-type="float" office:value="175.54652127403">
            <text:p>175.54652127403</text:p>
          </table:table-cell>
          <table:table-cell office:value-type="float" office:value="-0.003478725969984">
            <text:p>-0.003478725969984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">
            <text:p>6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VILLETTE">
            <text:p>VILLETTE</text:p>
          </table:table-cell>
          <table:table-cell office:value-type="string" office:value="Marielle">
            <text:p>Marielle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29-11-1966">
            <text:p>29-11-1966</text:p>
          </table:table-cell>
          <table:table-cell office:value-type="string" office:value="gautiermarielle@aol.fr">
            <text:p>gautiermarielle@aol.fr</text:p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37646675179">
            <text:p>241.37646675179</text:p>
          </table:table-cell>
          <table:table-cell office:value-type="float" office:value="48.275293350358">
            <text:p>48.275293350358</text:p>
          </table:table-cell>
          <table:table-cell office:value-type="float" office:value="193.10117340143">
            <text:p>193.10117340143</text:p>
          </table:table-cell>
          <table:table-cell office:value-type="float" office:value="2013">
            <text:p>2013</text:p>
          </table:table-cell>
          <table:table-cell office:value-type="float" office:value="48.28">
            <text:p>48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31">
            <text:p>54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31">
            <text:p>54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8">
            <text:p>48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8">
            <text:p>48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8">
            <text:p>48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8">
            <text:p>48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23">
            <text:p>42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23">
            <text:p>42.23</text:p>
          </table:table-cell>
          <table:table-cell office:value-type="float" office:value="193.10117340143">
            <text:p>193.10117340143</text:p>
          </table:table-cell>
          <table:table-cell office:value-type="float" office:value="0.0011734014300089">
            <text:p>0.001173401430008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">
            <text:p>6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VILLETTE">
            <text:p>VILLETTE</text:p>
          </table:table-cell>
          <table:table-cell office:value-type="string" office:value="Bastien">
            <text:p>Bastien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23-10-1997">
            <text:p>23-10-1997</text:p>
          </table:table-cell>
          <table:table-cell office:value-type="string" office:value="remi.villette@yahoo.fr">
            <text:p>remi.villette@yahoo.fr</text:p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43315159254">
            <text:p>219.43315159254</text:p>
          </table:table-cell>
          <table:table-cell office:value-type="float" office:value="43.886630318507">
            <text:p>43.886630318507</text:p>
          </table:table-cell>
          <table:table-cell office:value-type="float" office:value="175.54652127403">
            <text:p>175.54652127403</text:p>
          </table:table-cell>
          <table:table-cell office:value-type="float" office:value="2013">
            <text:p>2013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8">
            <text:p>4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8">
            <text:p>43.88</text:p>
          </table:table-cell>
          <table:table-cell office:value-type="float" office:value="175.54652127403">
            <text:p>175.54652127403</text:p>
          </table:table-cell>
          <table:table-cell office:value-type="float" office:value="-0.0034787259700124">
            <text:p>-0.0034787259700124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Atelier musiques jamaïcaines C2">
            <text:p>Atelier musiques jamaïcaines C2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WALTER">
            <text:p>WALTER</text:p>
          </table:table-cell>
          <table:table-cell office:value-type="string" office:value="Michèle">
            <text:p>Michèle</text:p>
          </table:table-cell>
          <table:table-cell office:value-type="string" office:value="193 rue Chassolières">
            <text:p>193 ru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64 11">
            <text:p>04 76 50 64 1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-04-1970">
            <text:p>11-04-1970</text:p>
          </table:table-cell>
          <table:table-cell office:value-type="string" office:value="mitria@free.fr">
            <text:p>mitria@free.fr</text:p>
          </table:table-cell>
          <table:table-cell office:value-type="string" office:value="84">
            <text:p>84</text:p>
          </table:table-cell>
          <table:table-cell office:value-type="string" office:value="1608">
            <text:p>16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7.52173207102">
            <text:p>237.52173207102</text:p>
          </table:table-cell>
          <table:table-cell office:value-type="float" office:value="0">
            <text:p>0</text:p>
          </table:table-cell>
          <table:table-cell office:value-type="float" office:value="237.52173207102">
            <text:p>237.52173207102</text:p>
          </table:table-cell>
          <table:table-cell office:value-type="float" office:value="2013">
            <text:p>2013</text:p>
          </table:table-cell>
          <table:table-cell office:value-type="float" office:value="59.38">
            <text:p>59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7.52">
            <text:p>237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7.52">
            <text:p>237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7.52173207102">
            <text:p>237.52173207102</text:p>
          </table:table-cell>
          <table:table-cell office:value-type="float" office:value="0.0017320710200011">
            <text:p>0.0017320710200011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7">
            <text:p>29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ZIGNA RAOELINA">
            <text:p>ZIGNA RAOELINA</text:p>
          </table:table-cell>
          <table:table-cell office:value-type="string" office:value="Cécile">
            <text:p>Cécile</text:p>
          </table:table-cell>
          <table:table-cell office:value-type="string" office:value="7 lot. La Roche - 394 av henry chapays">
            <text:p>7 lot. La Roche - 394 av henry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 50 05 20 21">
            <text:p>09 50 05 20 21</text:p>
          </table:table-cell>
          <table:table-cell office:value-type="string" office:value="06 28 98 59 70">
            <text:p>06 28 98 59 70</text:p>
          </table:table-cell>
          <table:table-cell office:value-type="string" office:value="">
            <text:p/>
          </table:table-cell>
          <table:table-cell office:value-type="string" office:value="11-04-2007">
            <text:p>11-04-2007</text:p>
          </table:table-cell>
          <table:table-cell office:value-type="string" office:value="emmanuel.raoelina@free.fr">
            <text:p>emmanuel.raoelina@free.fr</text:p>
          </table:table-cell>
          <table:table-cell office:value-type="string" office:value="193">
            <text:p>193</text:p>
          </table:table-cell>
          <table:table-cell office:value-type="string" office:value="2621">
            <text:p>262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63.77000532474">
            <text:p>163.77000532474</text:p>
          </table:table-cell>
          <table:table-cell office:value-type="float" office:value="0">
            <text:p>0</text:p>
          </table:table-cell>
          <table:table-cell office:value-type="float" office:value="163.77000532474">
            <text:p>163.77000532474</text:p>
          </table:table-cell>
          <table:table-cell office:value-type="float" office:value="2013">
            <text:p>2013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5">
            <text:p>40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5">
            <text:p>40.95</text:p>
          </table:table-cell>
          <table:table-cell office:value-type="float" office:value="163.77000532474">
            <text:p>163.77000532474</text:p>
          </table:table-cell>
          <table:table-cell office:value-type="float" office:value="5.3247400160217E-6">
            <text:p>5.3247400160217E-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1" table:print="false">
        <table:table-row>
          <table:table-cell/>
        </table:table-row>
      </table:table>
      <table:table table:name="2" table:print="false"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8">18/02/2008</text:date>, <text:time>00:1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14-11-18T10:27:03</meta:creation-date>
    <dc:date>2014-11-18T10:27:03</dc:date>
    <dc:language>es-ES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